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Courier New', monospace"/>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line-height-at-least="0.2291in"/>
      <style:text-properties fo:color="#f8f8f2" style:font-name="Consolas1" fo:font-size="12pt" fo:font-weight="normal" fo:background-color="#0e1419"/>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fo:text-align="center" style:justify-single-word="false"/>
    </style:style>
    <style:style style:name="P4" style:family="paragraph" style:parent-style-name="Standard">
      <style:paragraph-properties fo:margin-top="0in" fo:margin-bottom="0in" fo:line-height="100%"/>
      <style:text-properties fo:font-weight="bold" style:font-name-asian="Times New Roman"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name-asian="Times New Roman" style:font-weight-asian="bold" style:font-weight-complex="bold"/>
    </style:style>
    <style:style style:name="P6" style:family="paragraph" style:parent-style-name="Standard">
      <style:paragraph-properties fo:margin-top="0in" fo:margin-bottom="0in" fo:line-height="100%"/>
      <style:text-properties fo:font-weight="bold" style:font-weight-asian="bold" style:font-weight-complex="bold"/>
    </style:style>
    <style:style style:name="P7" style:family="paragraph" style:parent-style-name="Standard">
      <style:paragraph-properties fo:margin-top="0in" fo:margin-bottom="0in" fo:line-height="100%"/>
      <style:text-properties fo:font-size="14pt" fo:font-weight="bold" style:font-name-asian="Times New Roman" style:font-size-asian="14pt" style:font-weight-asian="bold" style:font-size-complex="14pt" style:font-weight-complex="bold"/>
    </style:style>
    <style:style style:name="P8" style:family="paragraph" style:parent-style-name="Standard">
      <style:paragraph-properties fo:margin-top="0in" fo:margin-bottom="0in" fo:line-height="100%" fo:text-align="center" style:justify-single-word="false"/>
      <style:text-properties fo:font-size="14pt" fo:font-weight="bold" style:font-name-asian="Times New Roman" style:font-size-asian="14pt" style:font-weight-asian="bold" style:font-size-complex="14pt" style:font-weight-complex="bold"/>
    </style:style>
    <style:style style:name="P9" style:family="paragraph" style:parent-style-name="Standard">
      <style:paragraph-properties fo:margin-top="0in" fo:margin-bottom="0in" fo:line-height="100%"/>
      <style:text-properties style:font-name-asian="Times New Roman"/>
    </style:style>
    <style:style style:name="P10" style:family="paragraph" style:parent-style-name="Standard">
      <style:paragraph-properties fo:margin-top="0in" fo:margin-bottom="0in" style:line-height-at-least="0.198in"/>
      <style:text-properties fo:color="#f8f8f2" style:font-name="Consolas1" fo:font-size="10.5pt" fo:font-weight="normal" fo:background-color="#0e1419"/>
    </style:style>
    <style:style style:name="P11" style:family="paragraph" style:parent-style-name="Standard">
      <style:paragraph-properties fo:margin-top="0in" fo:margin-bottom="0in" fo:line-height="100%"/>
      <style:text-properties fo:color="#f8f8f2" style:font-name="Consolas1" fo:font-size="10.5pt" fo:font-weight="normal" fo:background-color="#0e1419" style:font-name-asian="Times New Roman"/>
    </style:style>
    <style:style style:name="P12" style:family="paragraph" style:parent-style-name="Standard">
      <style:paragraph-properties fo:margin-top="0in" fo:margin-bottom="0in" fo:line-height="100%"/>
      <style:text-properties fo:color="#f8f8f2" style:font-name="Consolas1" fo:font-size="10.5pt" fo:font-weight="normal" fo:background-color="#0e1419" style:font-name-asian="Times New Roman" style:font-weight-asian="bold" style:font-weight-complex="bold"/>
    </style:style>
    <style:style style:name="P13" style:family="paragraph" style:parent-style-name="Standard">
      <style:paragraph-properties fo:margin-top="0in" fo:margin-bottom="0in" fo:line-height="100%"/>
      <style:text-properties fo:color="#f8f8f2" style:font-name="Consolas1" fo:font-size="10.5pt" fo:font-weight="normal" fo:background-color="#0e1419" style:font-weight-asian="bold" style:font-weight-complex="bold"/>
    </style:style>
    <style:style style:name="P14" style:family="paragraph" style:parent-style-name="Standard">
      <style:paragraph-properties fo:margin-top="0in" fo:margin-bottom="0in" style:line-height-at-least="0.2291in"/>
      <style:text-properties fo:color="#f8f8f2" style:font-name="Consolas1" fo:font-size="12pt" fo:font-weight="normal" fo:background-color="#0e1419"/>
    </style:style>
    <style:style style:name="P15" style:family="paragraph" style:parent-style-name="Standard">
      <style:paragraph-properties fo:margin-top="0in" fo:margin-bottom="0in" fo:line-height="100%"/>
      <style:text-properties fo:color="#f8f8f2" style:font-name="Consolas1" fo:font-size="12pt" fo:font-weight="normal" fo:background-color="#0e1419"/>
    </style:style>
    <style:style style:name="P16" style:family="paragraph" style:parent-style-name="Standard">
      <style:paragraph-properties fo:margin-top="0in" fo:margin-bottom="0in" style:line-height-at-least="0.198in"/>
      <style:text-properties fo:color="#f8f8f2" fo:background-color="#0e1419"/>
    </style:style>
    <style:style style:name="P17" style:family="paragraph" style:parent-style-name="Standard">
      <style:paragraph-properties fo:margin-top="0in" fo:margin-bottom="0in" style:line-height-at-least="0.2291in"/>
      <style:text-properties fo:color="#f8f8f2" fo:background-color="#0e1419"/>
    </style:style>
    <style:style style:name="P18" style:family="paragraph" style:parent-style-name="Standard">
      <style:paragraph-properties fo:margin-top="0in" fo:margin-bottom="0in" style:line-height-at-least="0.198in"/>
    </style:style>
    <style:style style:name="P19" style:family="paragraph" style:parent-style-name="Standard">
      <style:paragraph-properties fo:margin-top="0in" fo:margin-bottom="0in" style:line-height-at-least="0.2291in"/>
      <style:text-properties fo:color="#6272a4" fo:background-color="#0e1419"/>
    </style:style>
    <style:style style:name="P20" style:family="paragraph" style:parent-style-name="Standard">
      <style:paragraph-properties fo:margin-top="0in" fo:margin-bottom="0in" style:line-height-at-least="0.2291in"/>
    </style:style>
    <style:style style:name="P21" style:family="paragraph" style:parent-style-name="Standard">
      <style:paragraph-properties fo:margin-top="0in" fo:margin-bottom="0in" style:line-height-at-least="0.2083in" fo:background-color="#0e1419">
        <style:background-image/>
      </style:paragraph-properties>
      <style:text-properties fo:color="#f8f8f2"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P22" style:family="paragraph" style:parent-style-name="Standard">
      <style:paragraph-properties fo:margin-top="0in" fo:margin-bottom="0in" style:line-height-at-least="0.198in" fo:background-color="#0e1419">
        <style:background-image/>
      </style:paragraph-properties>
      <style:text-properties fo:color="#f8f8f2"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P23" style:family="paragraph" style:parent-style-name="Standard">
      <style:paragraph-properties fo:margin-top="0in" fo:margin-bottom="0in" style:line-height-at-least="0.2083in" fo:background-color="#0e1419">
        <style:background-image/>
      </style:paragraph-properties>
    </style:style>
    <style:style style:name="P24" style:family="paragraph" style:parent-style-name="Standard">
      <style:paragraph-properties fo:margin-top="0in" fo:margin-bottom="0in" style:line-height-at-least="0.198in" fo:background-color="#0e1419">
        <style:background-image/>
      </style:paragraph-properties>
    </style:style>
    <style:style style:name="P25" style:family="paragraph" style:parent-style-name="Standard" style:master-page-name="Standard">
      <style:paragraph-properties fo:margin-top="0in" fo:margin-bottom="0in" fo:line-height="100%" fo:text-align="center" style:justify-single-word="false" style:page-number="auto"/>
    </style:style>
    <style:style style:name="P26" style:family="paragraph" style:parent-style-name="Standard">
      <style:paragraph-properties style:line-height-at-least="0.198in" fo:background-color="#0e1419">
        <style:background-image/>
      </style:paragraph-properties>
    </style:style>
    <style:style style:name="P27" style:family="paragraph" style:parent-style-name="Standard">
      <style:paragraph-properties fo:margin-top="0in" fo:margin-bottom="0.1665in" style:line-height-at-least="0.2083in" fo:background-color="#0e1419">
        <style:background-image/>
      </style:paragraph-properties>
      <style:text-properties fo:color="#f8f8f2"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P28" style:family="paragraph" style:parent-style-name="Standard">
      <style:paragraph-properties fo:margin-top="0in" fo:margin-bottom="0.1665in" style:line-height-at-least="0.198in" fo:background-color="#0e1419">
        <style:background-image/>
      </style:paragraph-properties>
      <style:text-properties fo:color="#f8f8f2"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P29" style:family="paragraph" style:parent-style-name="Standard">
      <style:paragraph-properties fo:margin-left="0.5in" fo:margin-right="0in" fo:margin-top="0in" fo:margin-bottom="0in" fo:line-height="100%" fo:text-indent="0in" style:auto-text-indent="false"/>
    </style:style>
    <style:style style:name="P30" style:family="paragraph" style:parent-style-name="Standard">
      <style:paragraph-properties fo:margin-left="0.5in" fo:margin-right="0in" fo:margin-top="0in" fo:margin-bottom="0in" fo:line-height="100%" fo:text-indent="0in" style:auto-text-indent="false"/>
      <style:text-properties fo:font-weight="bold" style:font-name-asian="Times New Roman" style:font-weight-asian="bold" style:font-weight-complex="bold"/>
    </style:style>
    <style:style style:name="P31" style:family="paragraph" style:parent-style-name="Standard">
      <style:paragraph-properties fo:margin-left="0in" fo:margin-right="0in" fo:margin-top="0in" fo:margin-bottom="0in" fo:line-height="100%" fo:text-indent="0.5in" style:auto-text-indent="false"/>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0.75in" fo:margin-right="0in" fo:margin-top="0in" fo:margin-bottom="0in" fo:line-height="100%" fo:text-indent="0in" style:auto-text-indent="false"/>
    </style:style>
    <style:style style:name="P34" style:family="paragraph" style:parent-style-name="List_20_Paragraph" style:list-style-name="WWNum1"/>
    <style:style style:name="P35" style:family="paragraph" style:parent-style-name="List_20_Paragraph" style:list-style-name="WWNum3">
      <style:paragraph-properties fo:margin-top="0in" fo:margin-bottom="0in" fo:line-height="100%"/>
    </style:style>
    <style:style style:name="P36" style:family="paragraph" style:parent-style-name="List_20_Paragraph" style:list-style-name="WWNum2">
      <style:paragraph-properties fo:margin-top="0in" fo:margin-bottom="0in" fo:line-height="100%"/>
    </style:style>
    <style:style style:name="P37" style:family="paragraph" style:parent-style-name="List_20_Paragraph">
      <style:paragraph-properties fo:margin-left="1in" fo:margin-right="0in" fo:margin-top="0in" fo:margin-bottom="0in" fo:line-height="100%" fo:text-indent="0in" style:auto-text-indent="false"/>
    </style:style>
    <style:style style:name="P38" style:family="paragraph" style:parent-style-name="List_20_Paragraph">
      <style:paragraph-properties fo:margin-left="1in" fo:margin-right="0in" fo:margin-top="0in" fo:margin-bottom="0in" fo:line-height="100%" fo:text-indent="0in" style:auto-text-indent="false"/>
      <style:text-properties fo:font-weight="bold" style:font-name-asian="Times New Roman" style:font-weight-asian="bold" style:font-weight-complex="bold"/>
    </style:style>
    <style:style style:name="T1" style:family="text">
      <style:text-properties style:font-name-asian="Times New Roman"/>
    </style:style>
    <style:style style:name="T2" style:family="text">
      <style:text-properties fo:font-weight="bold" style:font-name-asian="Times New Roman" style:font-weight-asian="bold" style:font-weight-complex="bold"/>
    </style:style>
    <style:style style:name="T3" style:family="text">
      <style:text-properties fo:font-weight="bold" fo:background-color="#ffff00" style:font-name-asian="Times New Roman" style:font-weight-asian="bold" style:font-weight-complex="bold"/>
    </style:style>
    <style:style style:name="T4" style:family="text">
      <style:text-properties fo:font-weight="bold" style:letter-kerning="true" style:font-name-asian="Times New Roman" style:font-weight-asian="bold" style:font-weight-complex="bold"/>
    </style:style>
    <style:style style:name="T5" style:family="text">
      <style:text-properties fo:color="#f8f8f2"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6" style:family="text">
      <style:text-properties fo:color="#f8f8f2"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7" style:family="text">
      <style:text-properties fo:color="#f8f8f2" style:font-name="Consolas1" fo:font-size="10.5pt" fo:font-weight="normal" fo:background-color="#0e1419" style:font-name-asian="Times New Roman"/>
    </style:style>
    <style:style style:name="T8" style:family="text">
      <style:text-properties fo:color="#ff79c6"/>
    </style:style>
    <style:style style:name="T9" style:family="text">
      <style:text-properties fo:color="#ff79c6"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10" style:family="text">
      <style:text-properties fo:color="#ff79c6"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11" style:family="text">
      <style:text-properties fo:color="#ff79c6" style:font-name="Consolas" fo:font-size="10.5pt" fo:font-weight="bold" style:letter-kerning="true" style:font-name-asian="Times New Roman" style:font-size-asian="10.5pt" style:language-asian="en" style:country-asian="IN" style:font-weight-asian="bold" style:font-name-complex="Times New Roman" style:font-size-complex="10.5pt" style:language-complex="mr" style:country-complex="IN" style:font-weight-complex="bold"/>
    </style:style>
    <style:style style:name="T12" style:family="text">
      <style:text-properties fo:color="#ff79c6" style:font-name="Consolas1" fo:font-size="10.5pt" fo:font-weight="normal"/>
    </style:style>
    <style:style style:name="T13" style:family="text">
      <style:text-properties fo:color="#ff79c6" style:font-name="Consolas1" fo:font-size="10.5pt" fo:font-weight="normal" fo:background-color="#0e1419" style:font-name-asian="Times New Roman"/>
    </style:style>
    <style:style style:name="T14" style:family="text">
      <style:text-properties fo:color="#ff79c6" style:font-name="Consolas1" fo:font-size="12pt" fo:font-weight="normal"/>
    </style:style>
    <style:style style:name="T15" style:family="text">
      <style:text-properties fo:color="#ff79c6" fo:font-weight="bold" style:font-name-asian="Times New Roman" style:font-weight-asian="bold" style:font-weight-complex="bold"/>
    </style:style>
    <style:style style:name="T16" style:family="text">
      <style:text-properties fo:color="#50fa7b"/>
    </style:style>
    <style:style style:name="T17" style:family="text">
      <style:text-properties fo:color="#50fa7b"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18" style:family="text">
      <style:text-properties fo:color="#50fa7b"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19" style:family="text">
      <style:text-properties fo:color="#50fa7b" style:font-name="Consolas1" fo:font-size="10.5pt" fo:font-weight="normal"/>
    </style:style>
    <style:style style:name="T20" style:family="text">
      <style:text-properties fo:color="#50fa7b" style:font-name="Consolas1" fo:font-size="10.5pt" fo:font-weight="normal" fo:background-color="#0e1419" style:font-name-asian="Times New Roman"/>
    </style:style>
    <style:style style:name="T21" style:family="text">
      <style:text-properties fo:color="#50fa7b" style:font-name="Consolas1" fo:font-size="12pt" fo:font-weight="normal"/>
    </style:style>
    <style:style style:name="T22" style:family="text">
      <style:text-properties fo:color="#50fa7b" fo:font-weight="bold" style:font-name-asian="Times New Roman" style:font-weight-asian="bold" style:font-weight-complex="bold"/>
    </style:style>
    <style:style style:name="T23" style:family="text">
      <style:text-properties fo:color="#f1fa8c"/>
    </style:style>
    <style:style style:name="T24" style:family="text">
      <style:text-properties fo:color="#f1fa8c"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25" style:family="text">
      <style:text-properties fo:color="#f1fa8c"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26" style:family="text">
      <style:text-properties fo:color="#f1fa8c" style:font-name="Consolas1" fo:font-size="10.5pt" fo:font-weight="normal"/>
    </style:style>
    <style:style style:name="T27" style:family="text">
      <style:text-properties fo:color="#f1fa8c" style:font-name="Consolas1" fo:font-size="12pt" fo:font-weight="normal"/>
    </style:style>
    <style:style style:name="T28" style:family="text">
      <style:text-properties fo:color="#bd93f9"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29" style:family="text">
      <style:text-properties fo:color="#bd93f9"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30" style:family="text">
      <style:text-properties fo:color="#bd93f9" style:font-name="Consolas1" fo:font-size="10.5pt" fo:font-weight="normal"/>
    </style:style>
    <style:style style:name="T31" style:family="text">
      <style:text-properties fo:color="#ffb86c"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32" style:family="text">
      <style:text-properties fo:color="#ffb86c"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33" style:family="text">
      <style:text-properties fo:color="#ffb86c" style:font-name="Consolas1" fo:font-size="10.5pt" fo:font-weight="normal"/>
    </style:style>
    <style:style style:name="T34" style:family="text">
      <style:text-properties fo:color="#8be9fd"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35" style:family="text">
      <style:text-properties fo:color="#8be9fd" style:font-name="Consolas" fo:font-size="10.5pt" style:letter-kerning="true" style:font-name-asian="Times New Roman" style:font-size-asian="10.5pt" style:language-asian="en" style:country-asian="IN" style:font-name-complex="Times New Roman" style:font-size-complex="10.5pt" style:language-complex="mr" style:country-complex="IN"/>
    </style:style>
    <style:style style:name="T36" style:family="text">
      <style:text-properties fo:color="#8be9fd" style:font-name="Consolas1" fo:font-size="10.5pt" fo:font-weight="normal"/>
    </style:style>
    <style:style style:name="T37" style:family="text">
      <style:text-properties fo:background-color="#ffff00" style:font-name-asian="Times New Roman"/>
    </style:style>
    <style:style style:name="T38" style:family="text">
      <style:text-properties fo:font-size="14pt" fo:font-weight="bold" style:font-name-asian="Times New Roman" style:font-size-asian="14pt" style:font-weight-asian="bold" style:font-size-complex="14pt" style:font-weight-complex="bold"/>
    </style:style>
    <style:style style:name="T39" style:family="text">
      <style:text-properties fo:color="#6272a4" style:font-name="Consolas" fo:font-size="11.5pt" style:letter-kerning="true" style:font-name-asian="Times New Roman" style:font-size-asian="11.5pt" style:language-asian="en" style:country-asian="IN" style:font-name-complex="Times New Roman" style:font-size-complex="11.5pt" style:language-complex="mr" style:country-complex="IN"/>
    </style:style>
    <style:style style:name="T40" style:family="text">
      <style:text-properties fo:color="#6272a4" style:font-name="Consolas1" fo:font-size="10.5pt" fo:font-weight="normal"/>
    </style:style>
    <style:style style:name="T41" style:family="text">
      <style:text-properties fo:color="#6272a4" style:font-name="Consolas1" fo:font-size="12pt" fo:font-weight="normal"/>
    </style:style>
    <style:style style:name="T42" style:family="text">
      <style:text-properties fo:color="#ff5555" style:font-name="Consolas" fo:font-size="10.5pt" fo:font-style="italic" style:text-underline-style="solid" style:text-underline-width="auto" style:text-underline-color="font-color" style:letter-kerning="true" style:font-name-asian="Times New Roman" style:font-size-asian="10.5pt" style:language-asian="en" style:country-asian="IN" style:font-style-asian="italic" style:font-name-complex="Times New Roman" style:font-size-complex="10.5pt" style:language-complex="mr" style:country-complex="IN" style:font-style-complex="italic"/>
    </style:style>
    <style:style style:name="T43" style:family="text">
      <style:text-properties style:font-name="Consolas1" fo:font-size="10.5pt" fo:font-weight="normal"/>
    </style:style>
    <style:style style:name="T44" style:family="text">
      <style:text-properties style:font-name="Consolas1" fo:font-size="12pt" fo:font-weight="normal"/>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12pt" fo:font-weight="bold" fo:background-color="#ffff00" style:font-name-asian="Times New Roman" style:font-size-asian="12pt" style:font-weight-asian="bold" style:font-size-complex="12pt" style:font-weight-complex="bold"/>
    </style:style>
    <style:style style:name="T47" style:family="text">
      <style:text-properties fo:font-size="12pt" fo:font-weight="bold" fo:background-color="#ffff00"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5">HTML 5 Assignments</text:span></text:p>
      <text:p text:style-name="P4"/>
      <text:p text:style-name="P2"><text:span text:style-name="T46">HTML5 Lists</text:span></text:p>
      <text:p text:style-name="P9"/>
      <text:p text:style-name="P2"><text:span text:style-name="T2">1: Basic Unordered List (`&lt;ul&gt;`)</text:span></text:p>
      <text:p text:style-name="P2"><text:span text:style-name="T2">Create a simple unordered list.</text:span></text:p>
      <text:p text:style-name="P4"/>
      <text:p text:style-name="P2"><text:span text:style-name="T2"><text:s/>Task: </text:span></text:p>
      <text:p text:style-name="P2"><text:span text:style-name="T2">1. Create an HTML file.</text:span></text:p>
      <text:p text:style-name="P2"><text:span text:style-name="T2">2. Inside the `&lt;body&gt;` tag, create an unordered list (`&lt;ul&gt;`).</text:span></text:p>
      <text:p text:style-name="P2"><text:span text:style-name="T2">3. Include at least 5 list items (`&lt;li&gt;`) within the `&lt;ul&gt;`.</text:span></text:p>
      <text:p text:style-name="P2"><text:span text:style-name="T2">4. Each list item should contain a different country’s name.</text:span></text:p>
      <text:p text:style-name="P2"><text:span text:style-name="T2">5. Save the file and open it in a web browser to verify the list displays correctly.</text:span></text:p>
      <text:p text:style-name="P9"/>
      <text:p text:style-name="P9"/>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Countries List&lt;/</text:span><text:span text:style-name="T12">title</text:span><text:span text:style-name="T43">&gt;</text:span></text:p>
      <text:p text:style-name="P10">&lt;/<text:span text:style-name="T8">head</text:span>&gt;</text:p>
      <text:p text:style-name="P10">&lt;<text:span text:style-name="T8">body</text:span>&gt;</text:p>
      <text:p text:style-name="P16">    <text:span text:style-name="T43">&lt;</text:span><text:span text:style-name="T12">ul</text:span><text:span text:style-name="T43"> </text:span><text:span text:style-name="T19">style</text:span><text:span text:style-name="T12">=</text:span><text:span text:style-name="T26">"</text:span><text:span text:style-name="T43">list-style-type: circle;"&gt;</text:span></text:p>
      <text:p text:style-name="P16">        <text:span text:style-name="T43">&lt;</text:span><text:span text:style-name="T12">h3</text:span><text:span text:style-name="T43">&gt;List of Countries&lt;/</text:span><text:span text:style-name="T12">h3</text:span><text:span text:style-name="T43">&gt;</text:span></text:p>
      <text:p text:style-name="P16">        <text:span text:style-name="T43">&lt;</text:span><text:span text:style-name="T12">li</text:span><text:span text:style-name="T43">&gt;India&lt;/</text:span><text:span text:style-name="T12">li</text:span><text:span text:style-name="T43">&gt;</text:span></text:p>
      <text:p text:style-name="P16">        <text:span text:style-name="T43">&lt;</text:span><text:span text:style-name="T12">li</text:span><text:span text:style-name="T43">&gt;Bangladesh&lt;/</text:span><text:span text:style-name="T12">li</text:span><text:span text:style-name="T43">&gt;</text:span></text:p>
      <text:p text:style-name="P16">        <text:span text:style-name="T43">&lt;</text:span><text:span text:style-name="T12">li</text:span><text:span text:style-name="T43">&gt;Pakistan&lt;/</text:span><text:span text:style-name="T12">li</text:span><text:span text:style-name="T43">&gt;</text:span></text:p>
      <text:p text:style-name="P16">        <text:span text:style-name="T43">&lt;</text:span><text:span text:style-name="T12">li</text:span><text:span text:style-name="T43">&gt;Sri Lanka&lt;/</text:span><text:span text:style-name="T12">li</text:span><text:span text:style-name="T43">&gt;</text:span></text:p>
      <text:p text:style-name="P16">        <text:span text:style-name="T43">&lt;</text:span><text:span text:style-name="T12">li</text:span><text:span text:style-name="T43">&gt;China&lt;/</text:span><text:span text:style-name="T12">li</text:span><text:span text:style-name="T43">&gt;</text:span></text:p>
      <text:p text:style-name="P16">    <text:span text:style-name="T43">&lt;/</text:span><text:span text:style-name="T12">ul</text:span><text:span text:style-name="T43">&gt;</text:span></text:p>
      <text:p text:style-name="P10">&lt;/<text:span text:style-name="T8">body</text:span>&gt;</text:p>
      <text:p text:style-name="P10">&lt;/<text:span text:style-name="T8">html</text:span>&gt;</text:p>
      <text:p text:style-name="P9"/>
      <text:p text:style-name="P9"/>
      <text:p text:style-name="P2"><text:span text:style-name="T2">2: Ordered List (`&lt;ol&gt;`)</text:span></text:p>
      <text:p text:style-name="P2"><text:span text:style-name="T2">Practice creating an ordered list.</text:span></text:p>
      <text:p text:style-name="P4"/>
      <text:p text:style-name="P2"><text:span text:style-name="T2"><text:s/>Task: </text:span></text:p>
      <text:p text:style-name="P2"><text:span text:style-name="T2">1. Modify the existing HTML file from Assignment 1.</text:span></text:p>
      <text:p text:style-name="P2"><text:span text:style-name="T2">2. Replace the `&lt;ul&gt;` with an ordered list (`&lt;ol&gt;`).</text:span></text:p>
      <text:p text:style-name="P2"><text:span text:style-name="T2">3. Add at least 7 list items (`&lt;li&gt;`) within the `&lt;ol&gt;`.</text:span></text:p>
      <text:p text:style-name="P2"><text:span text:style-name="T2">4. List the steps to create a simple HTML webpage in sequential order.</text:span></text:p>
      <text:p text:style-name="P2"><text:span text:style-name="T2">5. Ensure each list item is numbered automatically by the browser.</text:span></text:p>
      <text:p text:style-name="P2"><text:span text:style-name="T2">6. Save the file and check the ordered list in a web browser.</text:span></text:p>
      <text:p text:style-name="P9"/>
      <text:p text:style-name="P2"><text:span text:style-name="T1"><text:s text:c="2"/></text:span><text:span text:style-name="T7">&lt;!</text:span><text:span text:style-name="T13">DOCTYPE</text:span><text:span text:style-name="T7"> </text:span><text:span text:style-name="T20">html</text:span><text:span text:style-name="T7">&gt;</text:span></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text:soft-page-break/>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Ordered List&lt;/</text:span><text:span text:style-name="T12">title</text:span><text:span text:style-name="T43">&gt;</text:span></text:p>
      <text:p text:style-name="P10">&lt;/<text:span text:style-name="T8">head</text:span>&gt;</text:p>
      <text:p text:style-name="P10">&lt;<text:span text:style-name="T8">body</text:span>&gt;</text:p>
      <text:p text:style-name="P16">    <text:span text:style-name="T43">&lt;</text:span><text:span text:style-name="T12">h4</text:span><text:span text:style-name="T43">&gt;Ordered List of My Fav languages&lt;/</text:span><text:span text:style-name="T12">h4</text:span><text:span text:style-name="T43">&gt;</text:span></text:p>
      <text:p text:style-name="P16">    <text:span text:style-name="T43">&lt;</text:span><text:span text:style-name="T12">ol</text:span><text:span text:style-name="T43"> </text:span><text:span text:style-name="T19">type</text:span><text:span text:style-name="T12">=</text:span><text:span text:style-name="T26">"A"</text:span><text:span text:style-name="T43"> </text:span><text:span text:style-name="T19">start</text:span><text:span text:style-name="T12">=</text:span><text:span text:style-name="T26">"30"</text:span><text:span text:style-name="T43">&gt;</text:span></text:p>
      <text:p text:style-name="P16">        <text:span text:style-name="T43">&lt;</text:span><text:span text:style-name="T12">li</text:span><text:span text:style-name="T43">&gt;C&lt;/</text:span><text:span text:style-name="T12">li</text:span><text:span text:style-name="T43">&gt;</text:span></text:p>
      <text:p text:style-name="P16">        <text:span text:style-name="T43">&lt;</text:span><text:span text:style-name="T12">li</text:span><text:span text:style-name="T43">&gt;C++&lt;/</text:span><text:span text:style-name="T12">li</text:span><text:span text:style-name="T43">&gt;</text:span></text:p>
      <text:p text:style-name="P16">        <text:span text:style-name="T43">&lt;</text:span><text:span text:style-name="T12">li</text:span><text:span text:style-name="T43">&gt;Python&lt;/</text:span><text:span text:style-name="T12">li</text:span><text:span text:style-name="T43">&gt;</text:span></text:p>
      <text:p text:style-name="P16">        <text:span text:style-name="T43">&lt;</text:span><text:span text:style-name="T12">li</text:span><text:span text:style-name="T43">&gt;JavaScript&lt;/</text:span><text:span text:style-name="T12">li</text:span><text:span text:style-name="T43">&gt;</text:span></text:p>
      <text:p text:style-name="P16">        <text:span text:style-name="T43">&lt;</text:span><text:span text:style-name="T12">li</text:span><text:span text:style-name="T43">&gt;Bash&lt;/</text:span><text:span text:style-name="T12">li</text:span><text:span text:style-name="T43">&gt;</text:span></text:p>
      <text:p text:style-name="P16">        <text:span text:style-name="T43">&lt;</text:span><text:span text:style-name="T12">li</text:span><text:span text:style-name="T43">&gt;Assembly&lt;/</text:span><text:span text:style-name="T12">li</text:span><text:span text:style-name="T43">&gt;</text:span></text:p>
      <text:p text:style-name="P16">        <text:span text:style-name="T43">&lt;</text:span><text:span text:style-name="T12">li</text:span><text:span text:style-name="T43">&gt;Java&lt;/</text:span><text:span text:style-name="T12">li</text:span><text:span text:style-name="T43">&gt;</text:span></text:p>
      <text:p text:style-name="P16">    <text:span text:style-name="T43">&lt;/</text:span><text:span text:style-name="T12">ol</text:span><text:span text:style-name="T43">&gt;</text:span></text:p>
      <text:p text:style-name="P10">&lt;/<text:span text:style-name="T8">body</text:span>&gt;</text:p>
      <text:p text:style-name="P10">&lt;/<text:span text:style-name="T8">html</text:span>&gt;</text:p>
      <text:p text:style-name="P2"><text:span text:style-name="T1"/></text:p>
      <text:p text:style-name="P2"><text:span text:style-name="T1"/></text:p>
      <text:p text:style-name="P2"><text:span text:style-name="T2">3: Nested Lists</text:span></text:p>
      <text:p text:style-name="P2"><text:span text:style-name="T2"><text:s/>Explore nesting lists for hierarchical data.</text:span></text:p>
      <text:p text:style-name="P4"/>
      <text:p text:style-name="P2"><text:span text:style-name="T2"><text:s/>Task: </text:span></text:p>
      <text:p text:style-name="P2"><text:span text:style-name="T2">1. Extend the HTML file from Assignment 2.</text:span></text:p>
      <text:p text:style-name="P2"><text:span text:style-name="T2">2. Within one of the list items in the ordered list (`&lt;ol&gt;`), create a nested unordered list (`&lt;ul&gt;`).</text:span></text:p>
      <text:p text:style-name="P2"><text:span text:style-name="T2">3. Include at least 3 sub-items (`&lt;li&gt;`) under the parent list item.</text:span></text:p>
      <text:p text:style-name="P2"><text:span text:style-name="T2">4. Each sub-item should represent a feature or component of HTML5.</text:span></text:p>
      <text:p text:style-name="P2"><text:span text:style-name="T2">5. Save and view the nested list structure in the browser to ensure proper indentation and hierarchy.</text:span></text:p>
      <text:p text:style-name="P9"/>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8"/>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Ordered List&lt;/</text:span><text:span text:style-name="T12">title</text:span><text:span text:style-name="T43">&gt;</text:span></text:p>
      <text:p text:style-name="P10">&lt;/<text:span text:style-name="T8">head</text:span>&gt;</text:p>
      <text:p text:style-name="P18"/>
      <text:p text:style-name="P10">&lt;<text:span text:style-name="T8">body</text:span>&gt;</text:p>
      <text:p text:style-name="P16">    <text:span text:style-name="T43">&lt;</text:span><text:span text:style-name="T12">h4</text:span><text:span text:style-name="T43">&gt;Ordered List of My Fav languages&lt;/</text:span><text:span text:style-name="T12">h4</text:span><text:span text:style-name="T43">&gt;</text:span></text:p>
      <text:p text:style-name="P16">    <text:span text:style-name="T43">&lt;</text:span><text:span text:style-name="T12">ol</text:span><text:span text:style-name="T43"> </text:span><text:span text:style-name="T19">type</text:span><text:span text:style-name="T12">=</text:span><text:span text:style-name="T26">"1"</text:span><text:span text:style-name="T43">&gt;</text:span></text:p>
      <text:p text:style-name="P16">        <text:span text:style-name="T43">&lt;</text:span><text:span text:style-name="T12">li</text:span><text:span text:style-name="T43">&gt;C&lt;/</text:span><text:span text:style-name="T12">li</text:span><text:span text:style-name="T43">&gt;</text:span></text:p>
      <text:p text:style-name="P16">        <text:span text:style-name="T43">&lt;</text:span><text:span text:style-name="T12">li</text:span><text:span text:style-name="T43">&gt;HTML</text:span></text:p>
      <text:p text:style-name="P16">            <text:span text:style-name="T43">&lt;</text:span><text:span text:style-name="T12">ul</text:span><text:span text:style-name="T43">&gt;</text:span></text:p>
      <text:p text:style-name="P16">                <text:span text:style-name="T43">&lt;</text:span><text:span text:style-name="T12">li</text:span><text:span text:style-name="T43">&gt;Head Tag&lt;/</text:span><text:span text:style-name="T12">li</text:span><text:span text:style-name="T43">&gt;</text:span></text:p>
      <text:p text:style-name="P16">                <text:span text:style-name="T43">&lt;</text:span><text:span text:style-name="T12">li</text:span><text:span text:style-name="T43">&gt;Body Tag&lt;/</text:span><text:span text:style-name="T12">li</text:span><text:span text:style-name="T43">&gt;</text:span></text:p>
      <text:p text:style-name="P16">                <text:span text:style-name="T43">&lt;</text:span><text:span text:style-name="T12">li</text:span><text:span text:style-name="T43">&gt;Style Tag&lt;/</text:span><text:span text:style-name="T12">li</text:span><text:span text:style-name="T43">&gt;</text:span></text:p>
      <text:p text:style-name="P16">            <text:span text:style-name="T43">&lt;/</text:span><text:span text:style-name="T12">ul</text:span><text:span text:style-name="T43">&gt;</text:span></text:p>
      <text:p text:style-name="P16">        <text:span text:style-name="T43">&lt;/</text:span><text:span text:style-name="T12">li</text:span><text:span text:style-name="T43">&gt;</text:span></text:p>
      <text:p text:style-name="P16"><text:soft-page-break/>        <text:span text:style-name="T43">&lt;</text:span><text:span text:style-name="T12">li</text:span><text:span text:style-name="T43">&gt;Python&lt;/</text:span><text:span text:style-name="T12">li</text:span><text:span text:style-name="T43">&gt;</text:span></text:p>
      <text:p text:style-name="P16">        <text:span text:style-name="T43">&lt;</text:span><text:span text:style-name="T12">li</text:span><text:span text:style-name="T43">&gt;JavaScript&lt;/</text:span><text:span text:style-name="T12">li</text:span><text:span text:style-name="T43">&gt;</text:span></text:p>
      <text:p text:style-name="P16">        <text:span text:style-name="T43">&lt;</text:span><text:span text:style-name="T12">li</text:span><text:span text:style-name="T43">&gt;Bash&lt;/</text:span><text:span text:style-name="T12">li</text:span><text:span text:style-name="T43">&gt;</text:span></text:p>
      <text:p text:style-name="P16">        <text:span text:style-name="T43">&lt;</text:span><text:span text:style-name="T12">li</text:span><text:span text:style-name="T43">&gt;Assembly&lt;/</text:span><text:span text:style-name="T12">li</text:span><text:span text:style-name="T43">&gt;</text:span></text:p>
      <text:p text:style-name="P16">        <text:span text:style-name="T43">&lt;</text:span><text:span text:style-name="T12">li</text:span><text:span text:style-name="T43">&gt;Java&lt;/</text:span><text:span text:style-name="T12">li</text:span><text:span text:style-name="T43">&gt;</text:span></text:p>
      <text:p text:style-name="P16">    <text:span text:style-name="T43">&lt;/</text:span><text:span text:style-name="T12">ol</text:span><text:span text:style-name="T43">&gt;</text:span></text:p>
      <text:p text:style-name="P10">&lt;/<text:span text:style-name="T8">body</text:span>&gt;</text:p>
      <text:p text:style-name="P18"/>
      <text:p text:style-name="P10">&lt;/<text:span text:style-name="T8">html</text:span>&gt;</text:p>
      <text:p text:style-name="P9"/>
      <text:p text:style-name="P9"/>
      <text:p text:style-name="P2"><text:span text:style-name="T2">4: Styled Lists with CSS</text:span></text:p>
      <text:p text:style-name="P2"><text:span text:style-name="T2">Apply CSS to enhance list presentation.</text:span></text:p>
      <text:p text:style-name="P4"/>
      <text:p text:style-name="P2"><text:span text:style-name="T2"><text:s/>Task: </text:span></text:p>
      <text:p text:style-name="P2"><text:span text:style-name="T2">1. Enhance the HTML file from Assignment 3.</text:span></text:p>
      <text:p text:style-name="P2"><text:span text:style-name="T2">2. Add a `&lt;style&gt;` section within the `&lt;head&gt;` of your HTML file.</text:span></text:p>
      <text:p text:style-name="P2"><text:span text:style-name="T2">3. Apply CSS rules to style the `&lt;ul&gt;` and `&lt;ol&gt;` lists differently.</text:span></text:p>
      <text:p text:style-name="P2"><text:span text:style-name="T2">   - Change the bullet points for `&lt;ul&gt;` to a custom image or style.</text:span></text:p>
      <text:p text:style-name="P2"><text:span text:style-name="T2">   - Change the numbering style for `&lt;ol&gt;` to use uppercase Roman numerals.</text:span></text:p>
      <text:p text:style-name="P2"><text:span text:style-name="T2">4. Adjust padding, margins, or font styles to improve readability and aesthetics.</text:span></text:p>
      <text:p text:style-name="P2"><text:span text:style-name="T2">5. Save and preview the styled lists in a browser to see the CSS effects.</text:span></text:p>
      <text:p text:style-name="P2"><text:span text:style-name="T2"/></text:p>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8"/>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Ordered List&lt;/</text:span><text:span text:style-name="T12">title</text:span><text:span text:style-name="T43">&gt;</text:span></text:p>
      <text:p text:style-name="P16">    <text:span text:style-name="T43">&lt;</text:span><text:span text:style-name="T12">style</text:span><text:span text:style-name="T43">&gt;</text:span></text:p>
      <text:p text:style-name="P16">        <text:span text:style-name="T12">ul</text:span><text:span text:style-name="T43"> {</text:span></text:p>
      <text:p text:style-name="P16">            <text:span text:style-name="T43">list-style-type</text:span><text:span text:style-name="T12">:</text:span><text:span text:style-name="T43"> </text:span><text:span text:style-name="T26">"</text:span><text:span text:style-name="T12">\1F44D</text:span><text:span text:style-name="T26">"</text:span><text:span text:style-name="T43">;</text:span></text:p>
      <text:p text:style-name="P16">            <text:span text:style-name="T43">font-size</text:span><text:span text:style-name="T12">:</text:span><text:span text:style-name="T43"> </text:span><text:span text:style-name="T33">0.5</text:span><text:span text:style-name="T12">rem</text:span><text:span text:style-name="T43">;</text:span></text:p>
      <text:p text:style-name="P16">            <text:span text:style-name="T43">font-family</text:span><text:span text:style-name="T12">:</text:span><text:span text:style-name="T43"> </text:span><text:span text:style-name="T26">'Segoe UI'</text:span><text:span text:style-name="T43">, </text:span><text:span text:style-name="T30">Tahoma</text:span><text:span text:style-name="T43">, Geneva, </text:span><text:span text:style-name="T30">Verdana</text:span><text:span text:style-name="T43">, </text:span><text:span text:style-name="T30">sans-serif</text:span><text:span text:style-name="T43">;</text:span></text:p>
      <text:p text:style-name="P16">            <text:span text:style-name="T43">padding</text:span><text:span text:style-name="T12">:</text:span><text:span text:style-name="T43"> </text:span><text:span text:style-name="T33">5</text:span><text:span text:style-name="T12">px</text:span><text:span text:style-name="T43">;</text:span></text:p>
      <text:p text:style-name="P16">            <text:span text:style-name="T43">margin</text:span><text:span text:style-name="T12">:</text:span><text:span text:style-name="T43"> </text:span><text:span text:style-name="T33">2</text:span><text:span text:style-name="T12">px</text:span><text:span text:style-name="T43">;</text:span></text:p>
      <text:p text:style-name="P16">        <text:span text:style-name="T43">}</text:span></text:p>
      <text:p text:style-name="P18"/>
      <text:p text:style-name="P16">        <text:span text:style-name="T12">ol</text:span><text:span text:style-name="T43">{</text:span></text:p>
      <text:p text:style-name="P16">            <text:span text:style-name="T43">list-style-type</text:span><text:span text:style-name="T12">:</text:span><text:span text:style-name="T43"> </text:span><text:span text:style-name="T30">lower-roman</text:span><text:span text:style-name="T43">;</text:span></text:p>
      <text:p text:style-name="P16">            <text:span text:style-name="T43">list-style-position</text:span><text:span text:style-name="T12">:</text:span><text:span text:style-name="T43"> </text:span><text:span text:style-name="T36">inside</text:span><text:span text:style-name="T43">;</text:span></text:p>
      <text:p text:style-name="P16">            <text:span text:style-name="T43">font-size</text:span><text:span text:style-name="T12">:</text:span><text:span text:style-name="T43"> </text:span><text:span text:style-name="T33">1.5</text:span><text:span text:style-name="T12">rem</text:span><text:span text:style-name="T43">;</text:span></text:p>
      <text:p text:style-name="P16">            <text:span text:style-name="T43">font-family</text:span><text:span text:style-name="T12">:</text:span><text:span text:style-name="T43"> </text:span><text:span text:style-name="T30">Arial</text:span><text:span text:style-name="T43">, </text:span><text:span text:style-name="T30">Helvetica</text:span><text:span text:style-name="T43">, </text:span><text:span text:style-name="T30">sans-serif</text:span><text:span text:style-name="T43">;</text:span></text:p>
      <text:p text:style-name="P16">            <text:span text:style-name="T43">padding</text:span><text:span text:style-name="T12">:</text:span><text:span text:style-name="T43"> </text:span><text:span text:style-name="T33">10</text:span><text:span text:style-name="T12">px</text:span><text:span text:style-name="T43">;</text:span></text:p>
      <text:p text:style-name="P16">            <text:span text:style-name="T43">margin</text:span><text:span text:style-name="T12">:</text:span><text:span text:style-name="T43"> </text:span><text:span text:style-name="T33">2</text:span><text:span text:style-name="T12">px</text:span><text:span text:style-name="T43">;</text:span></text:p>
      <text:p text:style-name="P16">        <text:span text:style-name="T43">}</text:span></text:p>
      <text:p text:style-name="P16">    <text:span text:style-name="T43">&lt;/</text:span><text:span text:style-name="T12">style</text:span><text:span text:style-name="T43">&gt;</text:span></text:p>
      <text:p text:style-name="P10">&lt;/<text:span text:style-name="T8">head</text:span>&gt;</text:p>
      <text:p text:style-name="P18"><text:soft-page-break/></text:p>
      <text:p text:style-name="P10">&lt;<text:span text:style-name="T8">body</text:span>&gt;</text:p>
      <text:p text:style-name="P16">    <text:span text:style-name="T43">&lt;</text:span><text:span text:style-name="T12">h1</text:span><text:span text:style-name="T43">&gt;Ordered List of My Fav languages&lt;/</text:span><text:span text:style-name="T12">h4</text:span><text:span text:style-name="T43">&gt;</text:span></text:p>
      <text:p text:style-name="P16">    <text:span text:style-name="T43">&lt;</text:span><text:span text:style-name="T12">ol</text:span><text:span text:style-name="T43">&gt;</text:span></text:p>
      <text:p text:style-name="P16">        <text:span text:style-name="T43">&lt;</text:span><text:span text:style-name="T12">li</text:span><text:span text:style-name="T43">&gt;C&lt;/</text:span><text:span text:style-name="T12">li</text:span><text:span text:style-name="T43">&gt;</text:span></text:p>
      <text:p text:style-name="P16">        <text:span text:style-name="T43">&lt;</text:span><text:span text:style-name="T12">li</text:span><text:span text:style-name="T43">&gt;HTML</text:span></text:p>
      <text:p text:style-name="P16">            <text:span text:style-name="T43">&lt;</text:span><text:span text:style-name="T12">ul</text:span><text:span text:style-name="T43">&gt;</text:span></text:p>
      <text:p text:style-name="P16">                <text:span text:style-name="T43">&lt;</text:span><text:span text:style-name="T12">li</text:span><text:span text:style-name="T43">&gt;Head Tag&lt;/</text:span><text:span text:style-name="T12">li</text:span><text:span text:style-name="T43">&gt;</text:span></text:p>
      <text:p text:style-name="P16">                <text:span text:style-name="T43">&lt;</text:span><text:span text:style-name="T12">li</text:span><text:span text:style-name="T43">&gt;Body Tag&lt;/</text:span><text:span text:style-name="T12">li</text:span><text:span text:style-name="T43">&gt;</text:span></text:p>
      <text:p text:style-name="P16">                <text:span text:style-name="T43">&lt;</text:span><text:span text:style-name="T12">li</text:span><text:span text:style-name="T43">&gt;Style Tag&lt;/</text:span><text:span text:style-name="T12">li</text:span><text:span text:style-name="T43">&gt;</text:span></text:p>
      <text:p text:style-name="P16">            <text:span text:style-name="T43">&lt;/</text:span><text:span text:style-name="T12">ul</text:span><text:span text:style-name="T43">&gt;</text:span></text:p>
      <text:p text:style-name="P16">        <text:span text:style-name="T43">&lt;/</text:span><text:span text:style-name="T12">li</text:span><text:span text:style-name="T43">&gt;</text:span></text:p>
      <text:p text:style-name="P16">        <text:span text:style-name="T43">&lt;</text:span><text:span text:style-name="T12">li</text:span><text:span text:style-name="T43">&gt;Python&lt;/</text:span><text:span text:style-name="T12">li</text:span><text:span text:style-name="T43">&gt;</text:span></text:p>
      <text:p text:style-name="P16">        <text:span text:style-name="T43">&lt;</text:span><text:span text:style-name="T12">li</text:span><text:span text:style-name="T43">&gt;JavaScript&lt;/</text:span><text:span text:style-name="T12">li</text:span><text:span text:style-name="T43">&gt;</text:span></text:p>
      <text:p text:style-name="P16">        <text:span text:style-name="T43">&lt;</text:span><text:span text:style-name="T12">li</text:span><text:span text:style-name="T43">&gt;Bash&lt;/</text:span><text:span text:style-name="T12">li</text:span><text:span text:style-name="T43">&gt;</text:span></text:p>
      <text:p text:style-name="P16">        <text:span text:style-name="T43">&lt;</text:span><text:span text:style-name="T12">li</text:span><text:span text:style-name="T43">&gt;Assembly&lt;/</text:span><text:span text:style-name="T12">li</text:span><text:span text:style-name="T43">&gt;</text:span></text:p>
      <text:p text:style-name="P16">        <text:span text:style-name="T43">&lt;</text:span><text:span text:style-name="T12">li</text:span><text:span text:style-name="T43">&gt;Java&lt;/</text:span><text:span text:style-name="T12">li</text:span><text:span text:style-name="T43">&gt;</text:span></text:p>
      <text:p text:style-name="P16">    <text:span text:style-name="T43">&lt;/</text:span><text:span text:style-name="T12">ol</text:span><text:span text:style-name="T43">&gt;</text:span></text:p>
      <text:p text:style-name="P10">&lt;/<text:span text:style-name="T8">body</text:span>&gt;</text:p>
      <text:p text:style-name="P18"/>
      <text:p text:style-name="P10">&lt;/<text:span text:style-name="T8">html</text:span>&gt;</text:p>
      <text:p text:style-name="P9"/>
      <text:p text:style-name="P9"/>
      <text:p text:style-name="P2"><text:span text:style-name="T2">5: Practical Application</text:span></text:p>
      <text:p text:style-name="P2"><text:span text:style-name="T2">Use lists creatively in a real-world scenario.</text:span></text:p>
      <text:p text:style-name="P4"/>
      <text:p text:style-name="P2"><text:span text:style-name="T2"><text:s/>Task: </text:span></text:p>
      <text:p text:style-name="P2"><text:span text:style-name="T2">1. Create a new HTML file.</text:span></text:p>
      <text:p text:style-name="P2"><text:span text:style-name="T2">2. Design a webpage that includes both `&lt;ul&gt;` and `&lt;ol&gt;` lists.</text:span></text:p>
      <text:p text:style-name="P2"><text:span text:style-name="T2">3. Use lists to showcase a comparison of features between two products, services, or technologies.</text:span></text:p>
      <text:p text:style-name="P2"><text:span text:style-name="T2">4. Include at least 2 `&lt;ul&gt;` lists and 1 `&lt;ol&gt;` list on the page.</text:span></text:p>
      <text:p text:style-name="P2"><text:span text:style-name="T2">5. Provide descriptive `&lt;li&gt;` items with detailed content under each list.</text:span></text:p>
      <text:p text:style-name="P2"><text:span text:style-name="T2">6. Use appropriate CSS to style the lists for clarity and visual appeal.</text:span></text:p>
      <text:p text:style-name="P2"><text:span text:style-name="T2">7. Validate the HTML file for correctness and check the presentation in different web browsers.</text:span></text:p>
      <text:p text:style-name="P6"/>
      <text:p text:style-name="P13">&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Lists in Real-world Scenario&lt;/</text:span><text:span text:style-name="T12">title</text:span><text:span text:style-name="T43">&gt;</text:span></text:p>
      <text:p text:style-name="P16">    <text:span text:style-name="T43">&lt;</text:span><text:span text:style-name="T12">link</text:span><text:span text:style-name="T43"> </text:span><text:span text:style-name="T19">rel</text:span><text:span text:style-name="T12">=</text:span><text:span text:style-name="T26">"stylesheet"</text:span><text:span text:style-name="T43"> </text:span><text:span text:style-name="T19">href</text:span><text:span text:style-name="T12">=</text:span><text:span text:style-name="T26">"task5.css"</text:span><text:span text:style-name="T43">&gt;</text:span></text:p>
      <text:p text:style-name="P10">&lt;/<text:span text:style-name="T8">head</text:span>&gt;</text:p>
      <text:p text:style-name="P10">&lt;<text:span text:style-name="T8">body</text:span>&gt;</text:p>
      <text:p text:style-name="P16">    <text:span text:style-name="T43">&lt;</text:span><text:span text:style-name="T12">h2</text:span><text:span text:style-name="T43">&gt;Comparison of Windows and Linux OS ?&lt;/</text:span><text:span text:style-name="T12">h2</text:span><text:span text:style-name="T43">&gt;</text:span></text:p>
      <text:p text:style-name="P16">    <text:span text:style-name="T43">&lt;</text:span><text:span text:style-name="T12">div</text:span><text:span text:style-name="T43"> </text:span><text:span text:style-name="T19">class</text:span><text:span text:style-name="T12">=</text:span><text:span text:style-name="T26">"compare"</text:span><text:span text:style-name="T43">&gt;</text:span></text:p>
      <text:p text:style-name="P16">    <text:span text:style-name="T43">&lt;</text:span><text:span text:style-name="T12">div</text:span><text:span text:style-name="T43"> </text:span><text:span text:style-name="T19">class</text:span><text:span text:style-name="T12">=</text:span><text:span text:style-name="T26">"prodcol"</text:span><text:span text:style-name="T43">&gt;</text:span></text:p>
      <text:p text:style-name="P16">        <text:span text:style-name="T43">Product A</text:span></text:p>
      <text:p text:style-name="P16">        <text:span text:style-name="T43">&lt;</text:span><text:span text:style-name="T12">ul</text:span><text:span text:style-name="T43"> </text:span><text:span text:style-name="T19">class</text:span><text:span text:style-name="T12">=</text:span><text:span text:style-name="T26">"ulist"</text:span><text:span text:style-name="T43">&gt;</text:span></text:p>
      <text:p text:style-name="P16"><text:soft-page-break/>            </text:p>
      <text:p text:style-name="P16">            <text:span text:style-name="T43">&lt;</text:span><text:span text:style-name="T12">li</text:span><text:span text:style-name="T43">&gt;Feature 1&lt;/</text:span><text:span text:style-name="T12">li</text:span><text:span text:style-name="T43">&gt;</text:span></text:p>
      <text:p text:style-name="P16">            <text:span text:style-name="T43">&lt;</text:span><text:span text:style-name="T12">li</text:span><text:span text:style-name="T43">&gt;Feature 2&lt;/</text:span><text:span text:style-name="T12">li</text:span><text:span text:style-name="T43">&gt;</text:span></text:p>
      <text:p text:style-name="P16">            <text:span text:style-name="T43">&lt;</text:span><text:span text:style-name="T12">li</text:span><text:span text:style-name="T43">&gt;</text:span></text:p>
      <text:p text:style-name="P16">                <text:span text:style-name="T43">&lt;</text:span><text:span text:style-name="T12">ol</text:span><text:span text:style-name="T43">&gt;</text:span></text:p>
      <text:p text:style-name="P16">                    <text:span text:style-name="T43">&lt;</text:span><text:span text:style-name="T12">li</text:span><text:span text:style-name="T43">&gt;Subfeature i&lt;/</text:span><text:span text:style-name="T12">li</text:span><text:span text:style-name="T43">&gt;</text:span></text:p>
      <text:p text:style-name="P16">                    <text:span text:style-name="T43">&lt;</text:span><text:span text:style-name="T12">li</text:span><text:span text:style-name="T43">&gt;Subfeature ii&lt;/</text:span><text:span text:style-name="T12">li</text:span><text:span text:style-name="T43">&gt;</text:span></text:p>
      <text:p text:style-name="P16">                <text:span text:style-name="T43">&lt;/</text:span><text:span text:style-name="T12">ol</text:span><text:span text:style-name="T43">&gt;</text:span></text:p>
      <text:p text:style-name="P16">            <text:span text:style-name="T43">&lt;/</text:span><text:span text:style-name="T12">li</text:span><text:span text:style-name="T43">&gt;</text:span></text:p>
      <text:p text:style-name="P16">        <text:span text:style-name="T43">&lt;/</text:span><text:span text:style-name="T12">ul</text:span><text:span text:style-name="T43">&gt;</text:span></text:p>
      <text:p text:style-name="P16">    <text:span text:style-name="T43">&lt;/</text:span><text:span text:style-name="T12">div</text:span><text:span text:style-name="T43">&gt;</text:span></text:p>
      <text:p text:style-name="P16">    <text:span text:style-name="T43">&lt;</text:span><text:span text:style-name="T12">div</text:span><text:span text:style-name="T43"> </text:span><text:span text:style-name="T19">class</text:span><text:span text:style-name="T12">=</text:span><text:span text:style-name="T26">"prodcol"</text:span><text:span text:style-name="T43">&gt;</text:span></text:p>
      <text:p text:style-name="P16">        <text:span text:style-name="T43">Product B</text:span></text:p>
      <text:p text:style-name="P16">        <text:span text:style-name="T43">&lt;</text:span><text:span text:style-name="T12">ul</text:span><text:span text:style-name="T43"> </text:span><text:span text:style-name="T19">class</text:span><text:span text:style-name="T12">=</text:span><text:span text:style-name="T26">"ulist"</text:span><text:span text:style-name="T43">&gt;</text:span></text:p>
      <text:p text:style-name="P16">            <text:span text:style-name="T43">&lt;</text:span><text:span text:style-name="T12">li</text:span><text:span text:style-name="T43">&gt;Feature 1&lt;/</text:span><text:span text:style-name="T12">li</text:span><text:span text:style-name="T43">&gt;</text:span></text:p>
      <text:p text:style-name="P16">            <text:span text:style-name="T43">&lt;</text:span><text:span text:style-name="T12">li</text:span><text:span text:style-name="T43">&gt;Feature 2&lt;/</text:span><text:span text:style-name="T12">li</text:span><text:span text:style-name="T43">&gt;</text:span></text:p>
      <text:p text:style-name="P16">            <text:span text:style-name="T43">&lt;</text:span><text:span text:style-name="T12">li</text:span><text:span text:style-name="T43">&gt;</text:span></text:p>
      <text:p text:style-name="P16">                <text:span text:style-name="T43">&lt;</text:span><text:span text:style-name="T12">ol</text:span><text:span text:style-name="T43">&gt;</text:span></text:p>
      <text:p text:style-name="P16">                    <text:span text:style-name="T43">&lt;</text:span><text:span text:style-name="T12">li</text:span><text:span text:style-name="T43">&gt;Subfeature i&lt;/</text:span><text:span text:style-name="T12">li</text:span><text:span text:style-name="T43">&gt;</text:span></text:p>
      <text:p text:style-name="P16">                    <text:span text:style-name="T43">&lt;</text:span><text:span text:style-name="T12">li</text:span><text:span text:style-name="T43">&gt;Subfeature ii&lt;/</text:span><text:span text:style-name="T12">li</text:span><text:span text:style-name="T43">&gt;</text:span></text:p>
      <text:p text:style-name="P16">                    <text:span text:style-name="T43">&lt;</text:span><text:span text:style-name="T12">li</text:span><text:span text:style-name="T43">&gt;Subfeature iii&lt;/</text:span><text:span text:style-name="T12">li</text:span><text:span text:style-name="T43">&gt;</text:span></text:p>
      <text:p text:style-name="P16">                <text:span text:style-name="T43">&lt;/</text:span><text:span text:style-name="T12">ol</text:span><text:span text:style-name="T43">&gt;</text:span></text:p>
      <text:p text:style-name="P16">            <text:span text:style-name="T43">&lt;/</text:span><text:span text:style-name="T12">li</text:span><text:span text:style-name="T43">&gt;</text:span></text:p>
      <text:p text:style-name="P16">        <text:span text:style-name="T43">&lt;/</text:span><text:span text:style-name="T12">ul</text:span><text:span text:style-name="T43">&gt;</text:span></text:p>
      <text:p text:style-name="P16">    <text:span text:style-name="T43">&lt;/</text:span><text:span text:style-name="T12">div</text:span><text:span text:style-name="T43">&gt;</text:span></text:p>
      <text:p text:style-name="P10">&lt;/<text:span text:style-name="T8">div</text:span>&gt;</text:p>
      <text:p text:style-name="P10">&lt;/<text:span text:style-name="T8">body</text:span>&gt;</text:p>
      <text:p text:style-name="P10">&lt;/<text:span text:style-name="T8">html</text:span>&gt;</text:p>
      <text:p text:style-name="P6"/>
      <text:p text:style-name="P6"/>
      <text:p text:style-name="P6"/>
      <text:p text:style-name="P6">task5.css</text:p>
      <text:p text:style-name="P6"/>
      <text:p text:style-name="P13"><text:span text:style-name="T16">.prodcol</text:span> {</text:p>
      <text:p text:style-name="P16">    <text:span text:style-name="T43">width</text:span><text:span text:style-name="T12">:</text:span><text:span text:style-name="T43"> </text:span><text:span text:style-name="T33">45</text:span><text:span text:style-name="T12">%</text:span></text:p>
      <text:p text:style-name="P10">}</text:p>
      <text:p text:style-name="P18"/>
      <text:p text:style-name="P10"><text:span text:style-name="T16">.compare</text:span> {</text:p>
      <text:p text:style-name="P16">    <text:span text:style-name="T43">display</text:span><text:span text:style-name="T12">:</text:span><text:span text:style-name="T43"> </text:span><text:span text:style-name="T36">flex</text:span><text:span text:style-name="T43">;</text:span></text:p>
      <text:p text:style-name="P16">    <text:span text:style-name="T43">justify-content</text:span><text:span text:style-name="T12">:</text:span><text:span text:style-name="T43"> </text:span><text:span text:style-name="T36">space-between</text:span><text:span text:style-name="T43">;</text:span></text:p>
      <text:p text:style-name="P10">}</text:p>
      <text:p text:style-name="P18"/>
      <text:p text:style-name="P10"><text:span text:style-name="T16">.ulist</text:span> {</text:p>
      <text:p text:style-name="P16">    <text:span text:style-name="T43">list-style-type</text:span><text:span text:style-name="T12">:</text:span><text:span text:style-name="T43"> </text:span><text:span text:style-name="T36">circle</text:span><text:span text:style-name="T43">;</text:span></text:p>
      <text:p text:style-name="P16">    <text:span text:style-name="T43">list-style-position</text:span><text:span text:style-name="T12">:</text:span><text:span text:style-name="T43"> </text:span><text:span text:style-name="T36">inside</text:span><text:span text:style-name="T43">;</text:span></text:p>
      <text:p text:style-name="P16">    <text:span text:style-name="T43">padding</text:span><text:span text:style-name="T12">:</text:span><text:span text:style-name="T43"> </text:span><text:span text:style-name="T33">0</text:span><text:span text:style-name="T43">;</text:span></text:p>
      <text:p text:style-name="P16">    <text:span text:style-name="T43">border</text:span><text:span text:style-name="T12">:</text:span><text:span text:style-name="T43"> </text:span><text:span text:style-name="T33">1</text:span><text:span text:style-name="T12">px</text:span><text:span text:style-name="T43"> </text:span><text:span text:style-name="T36">solid</text:span><text:span text:style-name="T43"> </text:span><text:span text:style-name="T33">#ddd</text:span><text:span text:style-name="T43">;</text:span></text:p>
      <text:p text:style-name="P16">    <text:span text:style-name="T43">padding</text:span><text:span text:style-name="T12">:</text:span><text:span text:style-name="T43"> </text:span><text:span text:style-name="T33">10</text:span><text:span text:style-name="T12">px</text:span><text:span text:style-name="T43">;</text:span></text:p>
      <text:p text:style-name="P16">    <text:span text:style-name="T43">background-color</text:span><text:span text:style-name="T12">:</text:span><text:span text:style-name="T43"> </text:span><text:span text:style-name="T33">#f9f9f9</text:span><text:span text:style-name="T43">;</text:span></text:p>
      <text:p text:style-name="P18"><text:soft-page-break/></text:p>
      <text:p text:style-name="P10">}</text:p>
      <text:p text:style-name="P18"/>
      <text:p text:style-name="P10"><text:span text:style-name="T16">.ulist</text:span><text:span text:style-name="T8"> li</text:span> {</text:p>
      <text:p text:style-name="P16">    <text:span text:style-name="T43">margin-bottom</text:span><text:span text:style-name="T12">:</text:span><text:span text:style-name="T43"> </text:span><text:span text:style-name="T33">10</text:span><text:span text:style-name="T12">px</text:span><text:span text:style-name="T43">;</text:span></text:p>
      <text:p text:style-name="P10">}</text:p>
      <text:p text:style-name="P18"/>
      <text:p text:style-name="P10"><text:span text:style-name="T16">.ulist</text:span><text:span text:style-name="T8"> ol</text:span> {</text:p>
      <text:p text:style-name="P16">    <text:span text:style-name="T43">list-style-type</text:span><text:span text:style-name="T12">:</text:span><text:span text:style-name="T43"> </text:span><text:span text:style-name="T36">decimal</text:span><text:span text:style-name="T43">;</text:span></text:p>
      <text:p text:style-name="P16">    <text:span text:style-name="T43">margin</text:span><text:span text:style-name="T12">:</text:span><text:span text:style-name="T43"> </text:span><text:span text:style-name="T33">10</text:span><text:span text:style-name="T12">px</text:span><text:span text:style-name="T43"> </text:span><text:span text:style-name="T33">10</text:span><text:span text:style-name="T43"> </text:span><text:span text:style-name="T33">10</text:span><text:span text:style-name="T12">px</text:span><text:span text:style-name="T43"> </text:span><text:span text:style-name="T33">20</text:span><text:span text:style-name="T12">px</text:span><text:span text:style-name="T43">;</text:span></text:p>
      <text:p text:style-name="P10">}</text:p>
      <text:p text:style-name="P18"/>
      <text:p text:style-name="P10"><text:span text:style-name="T8">body</text:span> {</text:p>
      <text:p text:style-name="P16">    <text:span text:style-name="T43">font-family</text:span><text:span text:style-name="T12">:</text:span><text:span text:style-name="T43"> </text:span><text:span text:style-name="T30">Arial</text:span><text:span text:style-name="T43">, </text:span><text:span text:style-name="T30">Helvetica</text:span><text:span text:style-name="T43">, </text:span><text:span text:style-name="T30">sans-serif</text:span><text:span text:style-name="T43">;</text:span></text:p>
      <text:p text:style-name="P16">    <text:span text:style-name="T43">margin</text:span><text:span text:style-name="T12">:</text:span><text:span text:style-name="T43"> </text:span><text:span text:style-name="T33">20</text:span><text:span text:style-name="T12">px</text:span><text:span text:style-name="T43">;</text:span></text:p>
      <text:p text:style-name="P10">}</text:p>
      <text:p text:style-name="P6"/>
      <text:p text:style-name="P6"/>
      <text:p text:style-name="P2"><text:span text:style-name="T47">HTML5 Image</text:span></text:p>
      <text:p text:style-name="P6"/>
      <text:p text:style-name="P2"><text:span text:style-name="T2">1: Basic Image Embedding</text:span></text:p>
      <text:p text:style-name="P2"><text:span text:style-name="T2">Embedding images using the `&lt;img&gt;` tag.</text:span></text:p>
      <text:p text:style-name="P4"/>
      <text:p text:style-name="P2"><text:span text:style-name="T2"><text:s/>Task: </text:span></text:p>
      <text:p text:style-name="P2"><text:span text:style-name="T2">1. Create an HTML file.</text:span></text:p>
      <text:p text:style-name="P2"><text:span text:style-name="T2">2. Download at least three different images (e.g., JPEG or PNG format) to your computer.</text:span></text:p>
      <text:p text:style-name="P2"><text:span text:style-name="T2">3. Embed each image using the `&lt;img&gt;` tag within the `&lt;body&gt;` section of the HTML file.</text:span></text:p>
      <text:p text:style-name="P2"><text:span text:style-name="T2">4. Use the `src` attribute to specify the path to each image file.</text:span></text:p>
      <text:p text:style-name="P2"><text:span text:style-name="T2">5. Provide alternative text using the `alt` attribute for each image.</text:span></text:p>
      <text:p text:style-name="P2"><text:span text:style-name="T2">6. Save the file and open it in a web browser to ensure images are displayed correctly.</text:span></text:p>
      <text:p text:style-name="P2"><text:span text:style-name="T2"/></text:p>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3 Images&lt;/</text:span><text:span text:style-name="T12">title</text:span><text:span text:style-name="T43">&gt;</text:span></text:p>
      <text:p text:style-name="P10">&lt;/<text:span text:style-name="T8">head</text:span>&gt;</text:p>
      <text:p text:style-name="P10">&lt;<text:span text:style-name="T8">body</text:span>&gt;</text:p>
      <text:p text:style-name="P16">    <text:span text:style-name="T43">&lt;</text:span><text:span text:style-name="T12">h3</text:span><text:span text:style-name="T43">&gt;Harry Potter&lt;/</text:span><text:span text:style-name="T12">h3</text:span><text:span text:style-name="T43">&gt;</text:span></text:p>
      <text:p text:style-name="P16">    <text:span text:style-name="T43">&lt;</text:span><text:span text:style-name="T12">img</text:span><text:span text:style-name="T43"> </text:span><text:span text:style-name="T19">src</text:span><text:span text:style-name="T12">=</text:span><text:span text:style-name="T26">"./hp1.jfif"</text:span><text:span text:style-name="T43"> </text:span><text:span text:style-name="T19">alt</text:span><text:span text:style-name="T12">=</text:span><text:span text:style-name="T26">"Golden Trio"</text:span><text:span text:style-name="T43">&gt;&lt;/</text:span><text:span text:style-name="T12">img</text:span><text:span text:style-name="T43">&gt;</text:span></text:p>
      <text:p text:style-name="P16">    <text:span text:style-name="T43">&lt;</text:span><text:span text:style-name="T12">img</text:span><text:span text:style-name="T43"> </text:span><text:span text:style-name="T19">src</text:span><text:span text:style-name="T12">=</text:span><text:span text:style-name="T26">"./hp2.jfif"</text:span><text:span text:style-name="T43"> </text:span><text:span text:style-name="T19">alt</text:span><text:span text:style-name="T12">=</text:span><text:span text:style-name="T26">"Harry and Hedwig"</text:span><text:span text:style-name="T43">&gt;&lt;/</text:span><text:span text:style-name="T12">img</text:span><text:span text:style-name="T43">&gt;</text:span></text:p>
      <text:p text:style-name="P16">    <text:span text:style-name="T43">&lt;</text:span><text:span text:style-name="T12">img</text:span><text:span text:style-name="T43"> </text:span><text:span text:style-name="T19">src</text:span><text:span text:style-name="T12">=</text:span><text:span text:style-name="T26">"./hp3.jfif"</text:span><text:span text:style-name="T43"> </text:span><text:span text:style-name="T19">alt</text:span><text:span text:style-name="T12">=</text:span><text:span text:style-name="T26">"Specs with Reparo written"</text:span><text:span text:style-name="T43">&gt;&lt;/</text:span><text:span text:style-name="T12">img</text:span><text:span text:style-name="T43">&gt;</text:span></text:p>
      <text:p text:style-name="P10">&lt;/<text:span text:style-name="T8">body</text:span>&gt;</text:p>
      <text:p text:style-name="P10">&lt;/<text:span text:style-name="T8">html</text:span>&gt;</text:p>
      <text:p text:style-name="P9"/>
      <text:p text:style-name="P9"/>
      <text:p text:style-name="P2"><text:span text:style-name="T1"><text:s/></text:span><text:span text:style-name="T2">2: Image Attributes and Styling</text:span></text:p>
      <text:p text:style-name="P2"><text:span text:style-name="T2"><text:s/>Explore attributes and CSS styling for images.</text:span></text:p>
      <text:p text:style-name="P4"/>
      <text:p text:style-name="P2"><text:soft-page-break/><text:span text:style-name="T2"><text:s/>Task: </text:span></text:p>
      <text:p text:style-name="P2"><text:span text:style-name="T2">1. Extend the HTML file from Assignment 1.</text:span></text:p>
      <text:p text:style-name="P2"><text:span text:style-name="T2">2. Add attributes to the `&lt;img&gt;` tags to control image size (`width` and `height`), alignment (`align`), and borders (`border`).</text:span></text:p>
      <text:p text:style-name="P2"><text:span text:style-name="T2">3. Experiment with different values for these attributes to understand their impact on image display.</text:span></text:p>
      <text:p text:style-name="P2"><text:span text:style-name="T2">4. Create a `&lt;style&gt;` section within the `&lt;head&gt;` of your HTML file.</text:span></text:p>
      <text:p text:style-name="P2"><text:span text:style-name="T2">5. Apply CSS rules to style the images further, such as adding margins, borders, or changing the background color around images.</text:span></text:p>
      <text:p text:style-name="P2"><text:span text:style-name="T2">6. Save and view the styled images in a browser to observe the effects of your CSS styling.</text:span></text:p>
      <text:p text:style-name="P9"/>
      <text:p text:style-name="P9"/>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3 Images with CSS&lt;/</text:span><text:span text:style-name="T12">title</text:span><text:span text:style-name="T43">&gt;</text:span></text:p>
      <text:p text:style-name="P16">    <text:span text:style-name="T43">&lt;</text:span><text:span text:style-name="T12">style</text:span><text:span text:style-name="T43">&gt;</text:span></text:p>
      <text:p text:style-name="P16">        <text:span text:style-name="T12">img</text:span><text:span text:style-name="T43">{</text:span></text:p>
      <text:p text:style-name="P16">            <text:span text:style-name="T43">margin</text:span><text:span text:style-name="T12">:</text:span><text:span text:style-name="T43"> </text:span><text:span text:style-name="T33">15</text:span><text:span text:style-name="T12">px</text:span><text:span text:style-name="T43">;</text:span></text:p>
      <text:p text:style-name="P16">            <text:span text:style-name="T43">padding</text:span><text:span text:style-name="T12">:</text:span><text:span text:style-name="T43"> </text:span><text:span text:style-name="T33">10</text:span><text:span text:style-name="T12">px</text:span><text:span text:style-name="T43">;</text:span></text:p>
      <text:p text:style-name="P16">            <text:span text:style-name="T43">background-color</text:span><text:span text:style-name="T12">:</text:span><text:span text:style-name="T30">darkmagenta</text:span><text:span text:style-name="T43">;</text:span></text:p>
      <text:p text:style-name="P16">        <text:span text:style-name="T43">}</text:span></text:p>
      <text:p text:style-name="P18"/>
      <text:p text:style-name="P16">        <text:span text:style-name="T12">h2</text:span><text:span text:style-name="T43"> {</text:span></text:p>
      <text:p text:style-name="P16">            <text:span text:style-name="T43">margin</text:span><text:span text:style-name="T12">:</text:span><text:span text:style-name="T43"> </text:span><text:span text:style-name="T33">15</text:span><text:span text:style-name="T12">px</text:span><text:span text:style-name="T43">;</text:span></text:p>
      <text:p text:style-name="P16">        <text:span text:style-name="T43">}</text:span></text:p>
      <text:p text:style-name="P16">    <text:span text:style-name="T43">&lt;/</text:span><text:span text:style-name="T12">style</text:span><text:span text:style-name="T43">&gt;</text:span></text:p>
      <text:p text:style-name="P10">&lt;/<text:span text:style-name="T8">head</text:span>&gt;</text:p>
      <text:p text:style-name="P10">&lt;<text:span text:style-name="T8">body</text:span>&gt;</text:p>
      <text:p text:style-name="P16">    <text:span text:style-name="T43">&lt;</text:span><text:span text:style-name="T12">h2</text:span><text:span text:style-name="T43">&gt;Harry Potter&lt;/</text:span><text:span text:style-name="T12">h2</text:span><text:span text:style-name="T43">&gt;</text:span></text:p>
      <text:p text:style-name="P16">    <text:span text:style-name="T43">&lt;</text:span><text:span text:style-name="T12">img</text:span><text:span text:style-name="T43"> </text:span><text:span text:style-name="T19">src</text:span><text:span text:style-name="T12">=</text:span><text:span text:style-name="T26">"./hp1.jfif"</text:span><text:span text:style-name="T43"> </text:span><text:span text:style-name="T19">alt</text:span><text:span text:style-name="T12">=</text:span><text:span text:style-name="T26">"Golden Trio"</text:span><text:span text:style-name="T43"> </text:span><text:span text:style-name="T19">style</text:span><text:span text:style-name="T12">=</text:span><text:span text:style-name="T26">"</text:span><text:span text:style-name="T43">border-radius: 12px; border: 1px solid black; align-self: auto; height: 200px; width: 200px;"&gt;&lt;/</text:span><text:span text:style-name="T12">img</text:span><text:span text:style-name="T43">&gt;</text:span></text:p>
      <text:p text:style-name="P16">    <text:span text:style-name="T43">&lt;</text:span><text:span text:style-name="T12">img</text:span><text:span text:style-name="T43"> </text:span><text:span text:style-name="T19">src</text:span><text:span text:style-name="T12">=</text:span><text:span text:style-name="T26">"./hp2.jfif"</text:span><text:span text:style-name="T43"> </text:span><text:span text:style-name="T19">alt</text:span><text:span text:style-name="T12">=</text:span><text:span text:style-name="T26">"Harry and Hedwig"</text:span><text:span text:style-name="T43"> </text:span><text:span text:style-name="T19">style</text:span><text:span text:style-name="T12">=</text:span><text:span text:style-name="T26">"</text:span><text:span text:style-name="T43">align-self: auto; border-radius: 12px;border: 1px solid black; height: 200px; width: 200px;"&gt;&lt;/</text:span><text:span text:style-name="T12">img</text:span><text:span text:style-name="T43">&gt;</text:span></text:p>
      <text:p text:style-name="P16">    <text:span text:style-name="T43">&lt;</text:span><text:span text:style-name="T12">img</text:span><text:span text:style-name="T43"> </text:span><text:span text:style-name="T19">src</text:span><text:span text:style-name="T12">=</text:span><text:span text:style-name="T26">"./hp3.jfif"</text:span><text:span text:style-name="T43"> </text:span><text:span text:style-name="T19">alt</text:span><text:span text:style-name="T12">=</text:span><text:span text:style-name="T26">"Specs with Reparo written"</text:span><text:span text:style-name="T43"> </text:span><text:span text:style-name="T19">style</text:span><text:span text:style-name="T12">=</text:span><text:span text:style-name="T26">"</text:span><text:span text:style-name="T43">align-self: auto; border-radius: 12px; border: 1px solid black; height: 200px; width: 300px;"&gt;&lt;/</text:span><text:span text:style-name="T12">img</text:span><text:span text:style-name="T43">&gt;</text:span></text:p>
      <text:p text:style-name="P10">&lt;/<text:span text:style-name="T8">body</text:span>&gt;</text:p>
      <text:p text:style-name="P10">&lt;/<text:span text:style-name="T8">html</text:span>&gt;</text:p>
      <text:p text:style-name="P9"/>
      <text:p text:style-name="P9"/>
      <text:p text:style-name="P2"><text:span text:style-name="T2">3: Responsive Images</text:span></text:p>
      <text:p text:style-name="P2"><text:span text:style-name="T2">Implement responsive images using HTML5 attributes and CSS.</text:span></text:p>
      <text:p text:style-name="P4"/>
      <text:p text:style-name="P2"><text:span text:style-name="T2"><text:s/>Task: </text:span></text:p>
      <text:p text:style-name="P2"><text:span text:style-name="T2">1. Create a new HTML file.</text:span></text:p>
      <text:p text:style-name="P2"><text:span text:style-name="T2">2. Include a large image using the `&lt;img&gt;` tag.</text:span></text:p>
      <text:p text:style-name="P2"><text:soft-page-break/><text:span text:style-name="T2">3. Implement responsive image techniques by using the `srcset` and `sizes` attributes.</text:span></text:p>
      <text:p text:style-name="P2"><text:span text:style-name="T2">   - Provide multiple image sources (`srcset`) for different screen resolutions.</text:span></text:p>
      <text:p text:style-name="P2"><text:span text:style-name="T2">   - Use the `sizes` attribute to specify different image sizes based on viewport width (`(max-width: 600px) 400px, 800px`).</text:span></text:p>
      <text:p text:style-name="P2"><text:span text:style-name="T2">4. Add CSS to ensure images scale appropriately on different devices (`max-width: 100%; height: auto;`).</text:span></text:p>
      <text:p text:style-name="P2"><text:span text:style-name="T2">5. Test the responsiveness of the images by resizing the browser window and viewing the webpage on different devices.</text:span></text:p>
      <text:p text:style-name="P4"/>
      <text:p text:style-name="P21"/>
      <text:p text:style-name="P21"/>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Responsive Images&lt;/</text:span><text:span text:style-name="T9">title</text:span><text:span text:style-name="T5">&gt;</text:span></text:p>
      <text:p text:style-name="P23"><text:span text:style-name="T5">    &lt;</text:span><text:span text:style-name="T9">link</text:span><text:span text:style-name="T5"> </text:span><text:span text:style-name="T17">rel</text:span><text:span text:style-name="T9">=</text:span><text:span text:style-name="T24">"stylesheet"</text:span><text:span text:style-name="T5"> </text:span><text:span text:style-name="T17">href</text:span><text:span text:style-name="T9">=</text:span><text:span text:style-name="T24">"styles.css"</text:span><text:span text:style-name="T5">&gt;</text:span></text:p>
      <text:p text:style-name="P23"><text:span text:style-name="T5">&lt;/</text:span><text:span text:style-name="T9">head</text:span><text:span text:style-name="T5">&gt;</text:span></text:p>
      <text:p text:style-name="P23"><text:span text:style-name="T5">&lt;</text:span><text:span text:style-name="T9">body</text:span><text:span text:style-name="T5">&gt;</text:span></text:p>
      <text:p text:style-name="P23"><text:span text:style-name="T5">    &lt;</text:span><text:span text:style-name="T9">h1</text:span><text:span text:style-name="T5">&gt;Responsive Image Example&lt;/</text:span><text:span text:style-name="T9">h1</text:span><text:span text:style-name="T5">&gt;</text:span></text:p>
      <text:p text:style-name="P23"><text:span text:style-name="T5">    &lt;</text:span><text:span text:style-name="T9">img</text:span><text:span text:style-name="T5"> </text:span></text:p>
      <text:p text:style-name="P23"><text:span text:style-name="T5">        </text:span><text:span text:style-name="T17">src</text:span><text:span text:style-name="T9">=</text:span><text:span text:style-name="T24">"./bruce.jpeg"</text:span><text:span text:style-name="T5"> </text:span></text:p>
      <text:p text:style-name="P23"><text:span text:style-name="T5">        </text:span><text:span text:style-name="T17">srcset</text:span><text:span text:style-name="T9">=</text:span><text:span text:style-name="T24">"./bruce.jpeg 600w, </text:span></text:p>
      <text:p text:style-name="P23"><text:span text:style-name="T24">                ./bruce.jpeg 1200w, </text:span></text:p>
      <text:p text:style-name="P23"><text:span text:style-name="T24">                ./bruce.jpeg 1800w"</text:span></text:p>
      <text:p text:style-name="P23"><text:span text:style-name="T5">        </text:span><text:span text:style-name="T17">sizes</text:span><text:span text:style-name="T9">=</text:span><text:span text:style-name="T24">"(max-width: 600px) 400px, 800px"</text:span></text:p>
      <text:p text:style-name="P23"><text:span text:style-name="T5">        </text:span><text:span text:style-name="T17">alt</text:span><text:span text:style-name="T9">=</text:span><text:span text:style-name="T24">"Responsive Image"</text:span></text:p>
      <text:p text:style-name="P23"><text:span text:style-name="T5">    &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
      <text:p text:style-name="P4"/>
      <text:p text:style-name="P21"/>
      <text:p text:style-name="P23"><text:span text:style-name="T9">body</text:span><text:span text:style-name="T5"> {</text:span></text:p>
      <text:p text:style-name="P23"><text:span text:style-name="T5">    font-family</text:span><text:span text:style-name="T9">:</text:span><text:span text:style-name="T5"> </text:span><text:span text:style-name="T28">Arial</text:span><text:span text:style-name="T5">, </text:span><text:span text:style-name="T28">sans-serif</text:span><text:span text:style-name="T5">;</text:span></text:p>
      <text:p text:style-name="P23"><text:span text:style-name="T5">    margin</text:span><text:span text:style-name="T9">:</text:span><text:span text:style-name="T5"> </text:span><text:span text:style-name="T31">0</text:span><text:span text:style-name="T5">;</text:span></text:p>
      <text:p text:style-name="P23"><text:span text:style-name="T5">    padding</text:span><text:span text:style-name="T9">:</text:span><text:span text:style-name="T5"> </text:span><text:span text:style-name="T31">20</text:span><text:span text:style-name="T9">px</text:span><text:span text:style-name="T5">;</text:span></text:p>
      <text:p text:style-name="P23"><text:span text:style-name="T5">    text-align</text:span><text:span text:style-name="T9">:</text:span><text:span text:style-name="T5"> </text:span><text:span text:style-name="T34">center</text:span><text:span text:style-name="T5">;</text:span></text:p>
      <text:p text:style-name="P23"><text:span text:style-name="T5">    background-color</text:span><text:span text:style-name="T9">:</text:span><text:span text:style-name="T5"> </text:span><text:span text:style-name="T31">#f0f0f0</text:span><text:span text:style-name="T5">;</text:span></text:p>
      <text:p text:style-name="P23"><text:span text:style-name="T5">}</text:span></text:p>
      <text:p text:style-name="P27"/>
      <text:p text:style-name="P23"><text:span text:style-name="T9">img</text:span><text:span text:style-name="T5"> {</text:span></text:p>
      <text:p text:style-name="P23"><text:span text:style-name="T5">    max-width</text:span><text:span text:style-name="T9">:</text:span><text:span text:style-name="T5"> </text:span><text:span text:style-name="T31">100</text:span><text:span text:style-name="T9">%</text:span><text:span text:style-name="T5">;</text:span></text:p>
      <text:p text:style-name="P23"><text:span text:style-name="T5">    height</text:span><text:span text:style-name="T9">:</text:span><text:span text:style-name="T5"> </text:span><text:span text:style-name="T34">auto</text:span><text:span text:style-name="T5">;</text:span></text:p>
      <text:p text:style-name="P23"><text:soft-page-break/><text:span text:style-name="T5">    border</text:span><text:span text:style-name="T9">:</text:span><text:span text:style-name="T5"> </text:span><text:span text:style-name="T31">2</text:span><text:span text:style-name="T9">px</text:span><text:span text:style-name="T5"> </text:span><text:span text:style-name="T34">solid</text:span><text:span text:style-name="T5"> </text:span><text:span text:style-name="T31">#ccc</text:span><text:span text:style-name="T5">;</text:span></text:p>
      <text:p text:style-name="P23"><text:span text:style-name="T5">    border-radius</text:span><text:span text:style-name="T9">:</text:span><text:span text:style-name="T5"> </text:span><text:span text:style-name="T31">8</text:span><text:span text:style-name="T9">px</text:span><text:span text:style-name="T5">;</text:span></text:p>
      <text:p text:style-name="P23"><text:span text:style-name="T5">    box-shadow</text:span><text:span text:style-name="T9">:</text:span><text:span text:style-name="T5"> </text:span><text:span text:style-name="T31">0</text:span><text:span text:style-name="T5"> </text:span><text:span text:style-name="T31">4</text:span><text:span text:style-name="T9">px</text:span><text:span text:style-name="T5"> </text:span><text:span text:style-name="T31">8</text:span><text:span text:style-name="T9">px</text:span><text:span text:style-name="T5"> rgba(</text:span><text:span text:style-name="T31">0</text:span><text:span text:style-name="T5">, </text:span><text:span text:style-name="T31">0</text:span><text:span text:style-name="T5">, </text:span><text:span text:style-name="T31">0</text:span><text:span text:style-name="T5">, </text:span><text:span text:style-name="T31">0.1</text:span><text:span text:style-name="T5">);</text:span></text:p>
      <text:p text:style-name="P23"><text:span text:style-name="T5">}</text:span></text:p>
      <text:p text:style-name="P4"/>
      <text:p text:style-name="P4"/>
      <text:p text:style-name="P4"/>
      <text:p text:style-name="P2"><text:span text:style-name="T2">4: Image Gallery</text:span></text:p>
      <text:p text:style-name="P2"><text:span text:style-name="T2">Create an image gallery using HTML5 and CSS.</text:span></text:p>
      <text:p text:style-name="P4"/>
      <text:p text:style-name="P2"><text:span text:style-name="T2"><text:s/>Task: </text:span></text:p>
      <text:p text:style-name="P2"><text:span text:style-name="T2">1. Modify the HTML file from Assignment 3.</text:span></text:p>
      <text:p text:style-name="P2"><text:span text:style-name="T2">2. Create a grid layout using `&lt;div&gt;` containers to display multiple images.</text:span></text:p>
      <text:p text:style-name="P2"><text:span text:style-name="T2">3. Embed at least 6 images within the grid using `&lt;img&gt;` tags.</text:span></text:p>
      <text:p text:style-name="P2"><text:span text:style-name="T2">4. Apply CSS to style the grid layout, such as defining column widths, spacing between images, and borders around each image container.</text:span></text:p>
      <text:p text:style-name="P2"><text:span text:style-name="T2">5. Implement hover effects using CSS (e.g., changing opacity or adding a border) to enhance user interaction with images.</text:span></text:p>
      <text:p text:style-name="P2"><text:span text:style-name="T2">6. Ensure each image has appropriate alternative text (`alt` attribute) for accessibility purposes.</text:span></text:p>
      <text:p text:style-name="P2"><text:span text:style-name="T2">7. Validate the HTML and CSS code for correctness and consistency.</text:span></text:p>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Image Gallery&lt;/</text:span><text:span text:style-name="T9">title</text:span><text:span text:style-name="T5">&gt;</text:span></text:p>
      <text:p text:style-name="P23"><text:span text:style-name="T5">    &lt;</text:span><text:span text:style-name="T9">link</text:span><text:span text:style-name="T5"> </text:span><text:span text:style-name="T17">rel</text:span><text:span text:style-name="T9">=</text:span><text:span text:style-name="T24">"stylesheet"</text:span><text:span text:style-name="T5"> </text:span><text:span text:style-name="T17">href</text:span><text:span text:style-name="T9">=</text:span><text:span text:style-name="T24">"styles.css"</text:span><text:span text:style-name="T5">&gt;</text:span></text:p>
      <text:p text:style-name="P23"><text:span text:style-name="T5">&lt;/</text:span><text:span text:style-name="T9">head</text:span><text:span text:style-name="T5">&gt;</text:span></text:p>
      <text:p text:style-name="P23"><text:span text:style-name="T5">&lt;</text:span><text:span text:style-name="T9">body</text:span><text:span text:style-name="T5">&gt;</text:span></text:p>
      <text:p text:style-name="P23"><text:span text:style-name="T5">    &lt;</text:span><text:span text:style-name="T9">h1</text:span><text:span text:style-name="T5">&gt;Image Gallery&lt;/</text:span><text:span text:style-name="T9">h1</text:span><text:span text:style-name="T5">&gt;</text:span></text:p>
      <text:p text:style-name="P23"><text:span text:style-name="T5">    &lt;</text:span><text:span text:style-name="T9">div</text:span><text:span text:style-name="T5"> </text:span><text:span text:style-name="T17">class</text:span><text:span text:style-name="T9">=</text:span><text:span text:style-name="T24">"gallery"</text:span><text:span text:style-name="T5">&gt;</text:span></text:p>
      <text:p text:style-name="P23"><text:span text:style-name="T5">        &lt;</text:span><text:span text:style-name="T9">div</text:span><text:span text:style-name="T5"> </text:span><text:span text:style-name="T17">class</text:span><text:span text:style-name="T9">=</text:span><text:span text:style-name="T24">"gallery-item"</text:span><text:span text:style-name="T5">&gt;</text:span></text:p>
      <text:p text:style-name="P23"><text:span text:style-name="T5">            &lt;</text:span><text:span text:style-name="T9">img</text:span><text:span text:style-name="T5"> </text:span><text:span text:style-name="T17">src</text:span><text:span text:style-name="T9">=</text:span><text:span text:style-name="T24">"./bruce.jpeg"</text:span><text:span text:style-name="T5"> </text:span><text:span text:style-name="T17">alt</text:span><text:span text:style-name="T9">=</text:span><text:span text:style-name="T24">"Image 1"</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 </text:span><text:span text:style-name="T17">class</text:span><text:span text:style-name="T9">=</text:span><text:span text:style-name="T24">"gallery-item"</text:span><text:span text:style-name="T5">&gt;</text:span></text:p>
      <text:p text:style-name="P23"><text:span text:style-name="T5">            &lt;</text:span><text:span text:style-name="T9">img</text:span><text:span text:style-name="T5"> </text:span><text:span text:style-name="T17">src</text:span><text:span text:style-name="T9">=</text:span><text:span text:style-name="T24">"./bruce.jpeg"</text:span><text:span text:style-name="T5"> </text:span><text:span text:style-name="T17">alt</text:span><text:span text:style-name="T9">=</text:span><text:span text:style-name="T24">"Image 2"</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 </text:span><text:span text:style-name="T17">class</text:span><text:span text:style-name="T9">=</text:span><text:span text:style-name="T24">"gallery-item"</text:span><text:span text:style-name="T5">&gt;</text:span></text:p>
      <text:p text:style-name="P23"><text:span text:style-name="T5">            &lt;</text:span><text:span text:style-name="T9">img</text:span><text:span text:style-name="T5"> </text:span><text:span text:style-name="T17">src</text:span><text:span text:style-name="T9">=</text:span><text:span text:style-name="T24">"./bruce.jpeg"</text:span><text:span text:style-name="T5"> </text:span><text:span text:style-name="T17">alt</text:span><text:span text:style-name="T9">=</text:span><text:span text:style-name="T24">"Image 3"</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 </text:span><text:span text:style-name="T17">class</text:span><text:span text:style-name="T9">=</text:span><text:span text:style-name="T24">"gallery-item"</text:span><text:span text:style-name="T5">&gt;</text:span></text:p>
      <text:p text:style-name="P23"><text:span text:style-name="T5">            &lt;</text:span><text:span text:style-name="T9">img</text:span><text:span text:style-name="T5"> </text:span><text:span text:style-name="T17">src</text:span><text:span text:style-name="T9">=</text:span><text:span text:style-name="T24">"./bruce.jpeg"</text:span><text:span text:style-name="T5"> </text:span><text:span text:style-name="T17">alt</text:span><text:span text:style-name="T9">=</text:span><text:span text:style-name="T24">"Image 4"</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 </text:span><text:span text:style-name="T17">class</text:span><text:span text:style-name="T9">=</text:span><text:span text:style-name="T24">"gallery-item"</text:span><text:span text:style-name="T5">&gt;</text:span></text:p>
      <text:p text:style-name="P23"><text:span text:style-name="T5">            &lt;</text:span><text:span text:style-name="T9">img</text:span><text:span text:style-name="T5"> </text:span><text:span text:style-name="T17">src</text:span><text:span text:style-name="T9">=</text:span><text:span text:style-name="T24">"./bruce.jpeg"</text:span><text:span text:style-name="T5"> </text:span><text:span text:style-name="T17">alt</text:span><text:span text:style-name="T9">=</text:span><text:span text:style-name="T24">"Image 5"</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 </text:span><text:span text:style-name="T17">class</text:span><text:span text:style-name="T9">=</text:span><text:span text:style-name="T24">"gallery-item"</text:span><text:span text:style-name="T5">&gt;</text:span></text:p>
      <text:p text:style-name="P23"><text:soft-page-break/><text:span text:style-name="T5">            &lt;</text:span><text:span text:style-name="T9">img</text:span><text:span text:style-name="T5"> </text:span><text:span text:style-name="T17">src</text:span><text:span text:style-name="T9">=</text:span><text:span text:style-name="T24">"./bruce.jpeg"</text:span><text:span text:style-name="T5"> </text:span><text:span text:style-name="T17">alt</text:span><text:span text:style-name="T9">=</text:span><text:span text:style-name="T24">"Image 6"</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
      <text:p text:style-name="P8"/>
      <text:p text:style-name="P21"/>
      <text:p text:style-name="P23"><text:span text:style-name="T9">body</text:span><text:span text:style-name="T5"> {</text:span></text:p>
      <text:p text:style-name="P23"><text:span text:style-name="T5">    font-family</text:span><text:span text:style-name="T9">:</text:span><text:span text:style-name="T5"> </text:span><text:span text:style-name="T28">Arial</text:span><text:span text:style-name="T5">, </text:span><text:span text:style-name="T28">sans-serif</text:span><text:span text:style-name="T5">;</text:span></text:p>
      <text:p text:style-name="P23"><text:span text:style-name="T5">    background-color</text:span><text:span text:style-name="T9">:</text:span><text:span text:style-name="T5"> </text:span><text:span text:style-name="T31">#f0f0f0</text:span><text:span text:style-name="T5">;</text:span></text:p>
      <text:p text:style-name="P23"><text:span text:style-name="T5">    margin</text:span><text:span text:style-name="T9">:</text:span><text:span text:style-name="T5"> </text:span><text:span text:style-name="T31">0</text:span><text:span text:style-name="T5">;</text:span></text:p>
      <text:p text:style-name="P23"><text:span text:style-name="T5">    padding</text:span><text:span text:style-name="T9">:</text:span><text:span text:style-name="T5"> </text:span><text:span text:style-name="T31">0</text:span><text:span text:style-name="T5">;</text:span></text:p>
      <text:p text:style-name="P23"><text:span text:style-name="T5">    text-align</text:span><text:span text:style-name="T9">:</text:span><text:span text:style-name="T5"> </text:span><text:span text:style-name="T34">center</text:span><text:span text:style-name="T5">;</text:span></text:p>
      <text:p text:style-name="P23"><text:span text:style-name="T5">}</text:span></text:p>
      <text:p text:style-name="P27"/>
      <text:p text:style-name="P23"><text:span text:style-name="T17">.gallery</text:span><text:span text:style-name="T5"> {</text:span></text:p>
      <text:p text:style-name="P23"><text:span text:style-name="T5">    display</text:span><text:span text:style-name="T9">:</text:span><text:span text:style-name="T5"> </text:span><text:span text:style-name="T34">grid</text:span><text:span text:style-name="T5">;</text:span></text:p>
      <text:p text:style-name="P23"><text:span text:style-name="T5">    grid-template-columns</text:span><text:span text:style-name="T9">:</text:span><text:span text:style-name="T5"> repeat(</text:span><text:span text:style-name="T34">auto-fill</text:span><text:span text:style-name="T5">, minmax(</text:span><text:span text:style-name="T31">150</text:span><text:span text:style-name="T9">px</text:span><text:span text:style-name="T5">, </text:span><text:span text:style-name="T31">1</text:span><text:span text:style-name="T9">fr</text:span><text:span text:style-name="T5">));</text:span></text:p>
      <text:p text:style-name="P23"><text:span text:style-name="T5">    gap</text:span><text:span text:style-name="T9">:</text:span><text:span text:style-name="T5"> </text:span><text:span text:style-name="T31">10</text:span><text:span text:style-name="T9">px</text:span><text:span text:style-name="T5">;</text:span></text:p>
      <text:p text:style-name="P23"><text:span text:style-name="T5">    padding</text:span><text:span text:style-name="T9">:</text:span><text:span text:style-name="T5"> </text:span><text:span text:style-name="T31">10</text:span><text:span text:style-name="T9">px</text:span><text:span text:style-name="T5">;</text:span></text:p>
      <text:p text:style-name="P23"><text:span text:style-name="T5">}</text:span></text:p>
      <text:p text:style-name="P27"/>
      <text:p text:style-name="P23"><text:span text:style-name="T17">.gallery-item</text:span><text:span text:style-name="T5"> {</text:span></text:p>
      <text:p text:style-name="P23"><text:span text:style-name="T5">    border</text:span><text:span text:style-name="T9">:</text:span><text:span text:style-name="T5"> </text:span><text:span text:style-name="T31">2</text:span><text:span text:style-name="T9">px</text:span><text:span text:style-name="T5"> </text:span><text:span text:style-name="T34">solid</text:span><text:span text:style-name="T5"> </text:span><text:span text:style-name="T31">#ccc</text:span><text:span text:style-name="T5">;</text:span></text:p>
      <text:p text:style-name="P23"><text:span text:style-name="T5">    border-radius</text:span><text:span text:style-name="T9">:</text:span><text:span text:style-name="T5"> </text:span><text:span text:style-name="T31">8</text:span><text:span text:style-name="T9">px</text:span><text:span text:style-name="T5">;</text:span></text:p>
      <text:p text:style-name="P23"><text:span text:style-name="T5">    overflow</text:span><text:span text:style-name="T9">:</text:span><text:span text:style-name="T5"> </text:span><text:span text:style-name="T34">hidden</text:span><text:span text:style-name="T5">;</text:span></text:p>
      <text:p text:style-name="P23"><text:span text:style-name="T5">    background-color</text:span><text:span text:style-name="T9">:</text:span><text:span text:style-name="T5"> </text:span><text:span text:style-name="T28">white</text:span><text:span text:style-name="T5">;</text:span></text:p>
      <text:p text:style-name="P23"><text:span text:style-name="T5">    box-shadow</text:span><text:span text:style-name="T9">:</text:span><text:span text:style-name="T5"> </text:span><text:span text:style-name="T31">0</text:span><text:span text:style-name="T5"> </text:span><text:span text:style-name="T31">4</text:span><text:span text:style-name="T9">px</text:span><text:span text:style-name="T5"> </text:span><text:span text:style-name="T31">8</text:span><text:span text:style-name="T9">px</text:span><text:span text:style-name="T5"> rgba(</text:span><text:span text:style-name="T31">0</text:span><text:span text:style-name="T5">, </text:span><text:span text:style-name="T31">0</text:span><text:span text:style-name="T5">, </text:span><text:span text:style-name="T31">0</text:span><text:span text:style-name="T5">, </text:span><text:span text:style-name="T31">0.1</text:span><text:span text:style-name="T5">);</text:span></text:p>
      <text:p text:style-name="P23"><text:span text:style-name="T5">}</text:span></text:p>
      <text:p text:style-name="P23"><text:span text:style-name="T17">.gallery-item</text:span><text:span text:style-name="T9"> img</text:span><text:span text:style-name="T5"> {</text:span></text:p>
      <text:p text:style-name="P23"><text:span text:style-name="T5">    width</text:span><text:span text:style-name="T9">:</text:span><text:span text:style-name="T5"> </text:span><text:span text:style-name="T31">100</text:span><text:span text:style-name="T9">%</text:span><text:span text:style-name="T5">;</text:span></text:p>
      <text:p text:style-name="P23"><text:span text:style-name="T5">    height</text:span><text:span text:style-name="T9">:</text:span><text:span text:style-name="T5"> </text:span><text:span text:style-name="T34">auto</text:span><text:span text:style-name="T5">;</text:span></text:p>
      <text:p text:style-name="P23"><text:span text:style-name="T5">    display</text:span><text:span text:style-name="T9">:</text:span><text:span text:style-name="T5"> </text:span><text:span text:style-name="T34">block</text:span><text:span text:style-name="T5">;</text:span></text:p>
      <text:p text:style-name="P23"><text:span text:style-name="T5">    transition</text:span><text:span text:style-name="T9">:</text:span><text:span text:style-name="T5"> transform </text:span><text:span text:style-name="T31">0.3</text:span><text:span text:style-name="T9">s</text:span><text:span text:style-name="T5">, box-shadow </text:span><text:span text:style-name="T31">0.3</text:span><text:span text:style-name="T9">s</text:span><text:span text:style-name="T5">;</text:span></text:p>
      <text:p text:style-name="P23"><text:span text:style-name="T5">}</text:span></text:p>
      <text:p text:style-name="P27"/>
      <text:p text:style-name="P23"><text:span text:style-name="T17">.gallery-item</text:span><text:span text:style-name="T9">:</text:span><text:span text:style-name="T17">hover</text:span><text:span text:style-name="T9"> img</text:span><text:span text:style-name="T5"> {</text:span></text:p>
      <text:p text:style-name="P23"><text:span text:style-name="T5">    transform</text:span><text:span text:style-name="T9">:</text:span><text:span text:style-name="T5"> scale(</text:span><text:span text:style-name="T31">1.05</text:span><text:span text:style-name="T5">);</text:span></text:p>
      <text:p text:style-name="P23"><text:span text:style-name="T5">    box-shadow</text:span><text:span text:style-name="T9">:</text:span><text:span text:style-name="T5"> </text:span><text:span text:style-name="T31">0</text:span><text:span text:style-name="T5"> </text:span><text:span text:style-name="T31">6</text:span><text:span text:style-name="T9">px</text:span><text:span text:style-name="T5"> </text:span><text:span text:style-name="T31">12</text:span><text:span text:style-name="T9">px</text:span><text:span text:style-name="T5"> rgba(</text:span><text:span text:style-name="T31">0</text:span><text:span text:style-name="T5">, </text:span><text:span text:style-name="T31">0</text:span><text:span text:style-name="T5">, </text:span><text:span text:style-name="T31">0</text:span><text:span text:style-name="T5">, </text:span><text:span text:style-name="T31">0.2</text:span><text:span text:style-name="T5">);</text:span></text:p>
      <text:p text:style-name="P23"><text:span text:style-name="T5">}</text:span></text:p>
      <text:p text:style-name="P8"><text:span text:style-name="T2"/></text:p>
      <text:p text:style-name="P2"><text:span text:style-name="T2"/></text:p>
      <text:p text:style-name="P9"/>
      <text:p text:style-name="P9"><text:soft-page-break/></text:p>
      <text:p text:style-name="P2"><text:span text:style-name="T46">HTML5 Table</text:span></text:p>
      <text:p text:style-name="P9"/>
      <text:p text:style-name="P2"><text:span text:style-name="T2">1: Basic Table Structure</text:span></text:p>
      <text:p text:style-name="P2"><text:span text:style-name="T2"><text:s/>Create a simple table structure using HTML5.</text:span></text:p>
      <text:p text:style-name="P4"/>
      <text:p text:style-name="P2"><text:span text:style-name="T2"><text:s/>Task: </text:span></text:p>
      <text:p text:style-name="P2"><text:span text:style-name="T2">1. Create an HTML file.</text:span></text:p>
      <text:p text:style-name="P2"><text:span text:style-name="T2">2. Inside the `&lt;body&gt;` tag, create a `&lt;table&gt;` element.</text:span></text:p>
      <text:p text:style-name="P2"><text:span text:style-name="T2">3. Define a table header (`&lt;thead&gt;`) with at least 3 columns using `&lt;th&gt;` elements.</text:span></text:p>
      <text:p text:style-name="P2"><text:span text:style-name="T2">4. Populate the table body (`&lt;tbody&gt;`) with 5 rows (`&lt;tr&gt;`) and fill each row with data using `&lt;td&gt;` elements.</text:span></text:p>
      <text:p text:style-name="P2"><text:span text:style-name="T2">5. Include relevant data such as student names, ages, and grades.</text:span></text:p>
      <text:p text:style-name="P2"><text:span text:style-name="T2">6. Save the file and open it in a web browser to ensure the table displays correctly.</text:span></text:p>
      <text:p text:style-name="P2"><text:span text:style-name="T2"/></text:p>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Document&lt;/</text:span><text:span text:style-name="T12">title</text:span><text:span text:style-name="T43">&gt;</text:span></text:p>
      <text:p text:style-name="P16">    <text:span text:style-name="T43">&lt;</text:span><text:span text:style-name="T12">style</text:span><text:span text:style-name="T43">&gt;</text:span></text:p>
      <text:p text:style-name="P16">        <text:span text:style-name="T12">table</text:span><text:span text:style-name="T43">{</text:span></text:p>
      <text:p text:style-name="P16">            <text:span text:style-name="T43">width</text:span><text:span text:style-name="T12">:</text:span><text:span text:style-name="T43"> </text:span><text:span text:style-name="T33">100</text:span><text:span text:style-name="T12">%</text:span><text:span text:style-name="T43">;</text:span></text:p>
      <text:p text:style-name="P16">            <text:span text:style-name="T43">border-collapse</text:span><text:span text:style-name="T12">:</text:span><text:span text:style-name="T43"> </text:span><text:span text:style-name="T36">collapse</text:span><text:span text:style-name="T43">;</text:span></text:p>
      <text:p text:style-name="P16">            <text:span text:style-name="T43">margin-bottom</text:span><text:span text:style-name="T12">:</text:span><text:span text:style-name="T43"> </text:span><text:span text:style-name="T33">20</text:span><text:span text:style-name="T12">px</text:span><text:span text:style-name="T43">;</text:span></text:p>
      <text:p text:style-name="P16">        <text:span text:style-name="T43">}</text:span></text:p>
      <text:p text:style-name="P16">        <text:span text:style-name="T12">th</text:span><text:span text:style-name="T43">,</text:span><text:span text:style-name="T12">td</text:span><text:span text:style-name="T43">{</text:span></text:p>
      <text:p text:style-name="P16">            <text:span text:style-name="T43">border</text:span><text:span text:style-name="T12">:</text:span><text:span text:style-name="T43"> </text:span><text:span text:style-name="T33">2</text:span><text:span text:style-name="T12">px</text:span><text:span text:style-name="T43"> </text:span><text:span text:style-name="T36">solid</text:span><text:span text:style-name="T43"> </text:span><text:span text:style-name="T30">gray</text:span><text:span text:style-name="T43">;</text:span></text:p>
      <text:p text:style-name="P16">            <text:span text:style-name="T43">padding</text:span><text:span text:style-name="T12">:</text:span><text:span text:style-name="T33">10</text:span><text:span text:style-name="T12">px</text:span><text:span text:style-name="T43">;</text:span></text:p>
      <text:p text:style-name="P16">            <text:span text:style-name="T43">text-align</text:span><text:span text:style-name="T12">:</text:span><text:span text:style-name="T43"> </text:span><text:span text:style-name="T36">left</text:span><text:span text:style-name="T43">;</text:span></text:p>
      <text:p text:style-name="P16">        <text:span text:style-name="T43">}</text:span></text:p>
      <text:p text:style-name="P16">        <text:span text:style-name="T12">th</text:span><text:span text:style-name="T43">{</text:span></text:p>
      <text:p text:style-name="P16">            <text:span text:style-name="T43">background-color</text:span><text:span text:style-name="T12">:</text:span><text:span text:style-name="T43"> </text:span><text:span text:style-name="T30">palegreen</text:span><text:span text:style-name="T43">;</text:span></text:p>
      <text:p text:style-name="P16">        <text:span text:style-name="T43">}</text:span></text:p>
      <text:p text:style-name="P16">    <text:span text:style-name="T43">&lt;/</text:span><text:span text:style-name="T12">style</text:span><text:span text:style-name="T43">&gt;</text:span></text:p>
      <text:p text:style-name="P10">&lt;/<text:span text:style-name="T8">head</text:span>&gt;</text:p>
      <text:p text:style-name="P10">&lt;<text:span text:style-name="T8">body</text:span>&gt;</text:p>
      <text:p text:style-name="P16">    <text:span text:style-name="T43">&lt;</text:span><text:span text:style-name="T12">h1</text:span><text:span text:style-name="T43">&gt;Players Table&lt;/</text:span><text:span text:style-name="T12">h1</text:span><text:span text:style-name="T43">&gt;</text:span></text:p>
      <text:p text:style-name="P16">    <text:span text:style-name="T43">&lt;</text:span><text:span text:style-name="T12">table</text:span><text:span text:style-name="T43">&gt;</text:span></text:p>
      <text:p text:style-name="P16">        <text:span text:style-name="T43">&lt;</text:span><text:span text:style-name="T12">thead</text:span><text:span text:style-name="T43">&gt;</text:span></text:p>
      <text:p text:style-name="P16">            <text:span text:style-name="T43">&lt;</text:span><text:span text:style-name="T12">tr</text:span><text:span text:style-name="T43">&gt;</text:span></text:p>
      <text:p text:style-name="P16">                <text:span text:style-name="T43">&lt;</text:span><text:span text:style-name="T12">th</text:span><text:span text:style-name="T43">&gt;Name&lt;/</text:span><text:span text:style-name="T12">th</text:span><text:span text:style-name="T43">&gt;</text:span></text:p>
      <text:p text:style-name="P16">                <text:span text:style-name="T43">&lt;</text:span><text:span text:style-name="T12">th</text:span><text:span text:style-name="T43">&gt;Age&lt;/</text:span><text:span text:style-name="T12">th</text:span><text:span text:style-name="T43">&gt;</text:span></text:p>
      <text:p text:style-name="P16">                <text:span text:style-name="T43">&lt;</text:span><text:span text:style-name="T12">th</text:span><text:span text:style-name="T43">&gt;Country&lt;/</text:span><text:span text:style-name="T12">th</text:span><text:span text:style-name="T43">&gt;</text:span></text:p>
      <text:p text:style-name="P16">            <text:span text:style-name="T43">&lt;/</text:span><text:span text:style-name="T12">tr</text:span><text:span text:style-name="T43">&gt;</text:span></text:p>
      <text:p text:style-name="P16">        <text:span text:style-name="T43">&lt;/</text:span><text:span text:style-name="T12">thead</text:span><text:span text:style-name="T43">&gt;</text:span></text:p>
      <text:p text:style-name="P16">        <text:span text:style-name="T43">&lt;</text:span><text:span text:style-name="T12">tbody</text:span><text:span text:style-name="T43">&gt;</text:span></text:p>
      <text:p text:style-name="P16">            <text:span text:style-name="T43">&lt;</text:span><text:span text:style-name="T12">tr</text:span><text:span text:style-name="T43">&gt;</text:span></text:p>
      <text:p text:style-name="P16"><text:soft-page-break/>                <text:span text:style-name="T43">&lt;</text:span><text:span text:style-name="T12">td</text:span><text:span text:style-name="T43">&gt;Sachin&lt;/</text:span><text:span text:style-name="T12">td</text:span><text:span text:style-name="T43">&gt;</text:span></text:p>
      <text:p text:style-name="P16">                <text:span text:style-name="T43">&lt;</text:span><text:span text:style-name="T12">td</text:span><text:span text:style-name="T43">&gt;49&lt;/</text:span><text:span text:style-name="T12">td</text:span><text:span text:style-name="T43">&gt;</text:span></text:p>
      <text:p text:style-name="P16">                <text:span text:style-name="T43">&lt;</text:span><text:span text:style-name="T12">td</text:span><text:span text:style-name="T43">&gt;India&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Rahul&lt;/</text:span><text:span text:style-name="T12">td</text:span><text:span text:style-name="T43">&gt;</text:span></text:p>
      <text:p text:style-name="P16">                <text:span text:style-name="T43">&lt;</text:span><text:span text:style-name="T12">td</text:span><text:span text:style-name="T43">&gt;49&lt;/</text:span><text:span text:style-name="T12">td</text:span><text:span text:style-name="T43">&gt;</text:span></text:p>
      <text:p text:style-name="P16">                <text:span text:style-name="T43">&lt;</text:span><text:span text:style-name="T12">td</text:span><text:span text:style-name="T43">&gt;India&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Sourav&lt;/</text:span><text:span text:style-name="T12">td</text:span><text:span text:style-name="T43">&gt;</text:span></text:p>
      <text:p text:style-name="P16">                <text:span text:style-name="T43">&lt;</text:span><text:span text:style-name="T12">td</text:span><text:span text:style-name="T43">&gt;49&lt;/</text:span><text:span text:style-name="T12">td</text:span><text:span text:style-name="T43">&gt;</text:span></text:p>
      <text:p text:style-name="P16">                <text:span text:style-name="T43">&lt;</text:span><text:span text:style-name="T12">td</text:span><text:span text:style-name="T43">&gt;India&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body</text:span><text:span text:style-name="T43">&gt;</text:span></text:p>
      <text:p text:style-name="P16">        <text:span text:style-name="T43">&lt;</text:span><text:span text:style-name="T12">tfoot</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 </text:span><text:span text:style-name="T19">colspan</text:span><text:span text:style-name="T12">=</text:span><text:span text:style-name="T26">"3"</text:span><text:span text:style-name="T43">&gt;Total: 3 persons&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foot</text:span><text:span text:style-name="T43">&gt;</text:span></text:p>
      <text:p text:style-name="P16">    <text:span text:style-name="T43">&lt;/</text:span><text:span text:style-name="T12">table</text:span><text:span text:style-name="T43">&gt;</text:span></text:p>
      <text:p text:style-name="P16">    <text:span text:style-name="T43">&lt;</text:span><text:span text:style-name="T12">h1</text:span><text:span text:style-name="T43">&gt;Products Table&lt;/</text:span><text:span text:style-name="T12">h1</text:span><text:span text:style-name="T43">&gt;</text:span></text:p>
      <text:p text:style-name="P16">    <text:span text:style-name="T43">&lt;</text:span><text:span text:style-name="T12">table</text:span><text:span text:style-name="T43">&gt;</text:span></text:p>
      <text:p text:style-name="P16">        <text:span text:style-name="T43">&lt;</text:span><text:span text:style-name="T12">thead</text:span><text:span text:style-name="T43">&gt;</text:span></text:p>
      <text:p text:style-name="P16">          <text:span text:style-name="T43">&lt;</text:span><text:span text:style-name="T12">tr</text:span><text:span text:style-name="T43">&gt;</text:span></text:p>
      <text:p text:style-name="P16">            <text:span text:style-name="T43">&lt;</text:span><text:span text:style-name="T12">th</text:span><text:span text:style-name="T43">&gt;Product&lt;/</text:span><text:span text:style-name="T12">th</text:span><text:span text:style-name="T43">&gt;</text:span></text:p>
      <text:p text:style-name="P16">            <text:span text:style-name="T43">&lt;</text:span><text:span text:style-name="T12">th</text:span><text:span text:style-name="T43">&gt;Price&lt;/</text:span><text:span text:style-name="T12">th</text:span><text:span text:style-name="T43">&gt;</text:span></text:p>
      <text:p text:style-name="P16">            <text:span text:style-name="T43">&lt;</text:span><text:span text:style-name="T12">th</text:span><text:span text:style-name="T43">&gt;Quantity&lt;/</text:span><text:span text:style-name="T12">th</text:span><text:span text:style-name="T43">&gt;</text:span></text:p>
      <text:p text:style-name="P16">            <text:span text:style-name="T43">&lt;</text:span><text:span text:style-name="T12">th</text:span><text:span text:style-name="T43">&gt;Total&lt;/</text:span><text:span text:style-name="T12">th</text:span><text:span text:style-name="T43">&gt;</text:span></text:p>
      <text:p text:style-name="P16">          <text:span text:style-name="T43">&lt;/</text:span><text:span text:style-name="T12">tr</text:span><text:span text:style-name="T43">&gt;</text:span></text:p>
      <text:p text:style-name="P16">        <text:span text:style-name="T43">&lt;/</text:span><text:span text:style-name="T12">thead</text:span><text:span text:style-name="T43">&gt;</text:span></text:p>
      <text:p text:style-name="P16">        <text:span text:style-name="T43">&lt;</text:span><text:span text:style-name="T12">tbody</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Apples&lt;/</text:span><text:span text:style-name="T12">td</text:span><text:span text:style-name="T43">&gt;</text:span></text:p>
      <text:p text:style-name="P16">            <text:span text:style-name="T43">&lt;</text:span><text:span text:style-name="T12">td</text:span><text:span text:style-name="T43">&gt;$2.00&lt;/</text:span><text:span text:style-name="T12">td</text:span><text:span text:style-name="T43">&gt;</text:span></text:p>
      <text:p text:style-name="P16">            <text:span text:style-name="T43">&lt;</text:span><text:span text:style-name="T12">td</text:span><text:span text:style-name="T43">&gt;5&lt;/</text:span><text:span text:style-name="T12">td</text:span><text:span text:style-name="T43">&gt;</text:span></text:p>
      <text:p text:style-name="P16">            <text:span text:style-name="T43">&lt;</text:span><text:span text:style-name="T12">td</text:span><text:span text:style-name="T43">&gt;$10.00&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Bananas&lt;/</text:span><text:span text:style-name="T12">td</text:span><text:span text:style-name="T43">&gt;</text:span></text:p>
      <text:p text:style-name="P16">            <text:span text:style-name="T43">&lt;</text:span><text:span text:style-name="T12">td</text:span><text:span text:style-name="T43">&gt;$1.00&lt;/</text:span><text:span text:style-name="T12">td</text:span><text:span text:style-name="T43">&gt;</text:span></text:p>
      <text:p text:style-name="P16">            <text:span text:style-name="T43">&lt;</text:span><text:span text:style-name="T12">td</text:span><text:span text:style-name="T43">&gt;10&lt;/</text:span><text:span text:style-name="T12">td</text:span><text:span text:style-name="T43">&gt;</text:span></text:p>
      <text:p text:style-name="P16">            <text:span text:style-name="T43">&lt;</text:span><text:span text:style-name="T12">td</text:span><text:span text:style-name="T43">&gt;$10.00&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Oranges&lt;/</text:span><text:span text:style-name="T12">td</text:span><text:span text:style-name="T43">&gt;</text:span></text:p>
      <text:p text:style-name="P16">            <text:span text:style-name="T43">&lt;</text:span><text:span text:style-name="T12">td</text:span><text:span text:style-name="T43">&gt;$1.50&lt;/</text:span><text:span text:style-name="T12">td</text:span><text:span text:style-name="T43">&gt;</text:span></text:p>
      <text:p text:style-name="P16">            <text:span text:style-name="T43">&lt;</text:span><text:span text:style-name="T12">td</text:span><text:span text:style-name="T43">&gt;8&lt;/</text:span><text:span text:style-name="T12">td</text:span><text:span text:style-name="T43">&gt;</text:span></text:p>
      <text:p text:style-name="P16"><text:soft-page-break/>            <text:span text:style-name="T43">&lt;</text:span><text:span text:style-name="T12">td</text:span><text:span text:style-name="T43">&gt;$12.00&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body</text:span><text:span text:style-name="T43">&gt;</text:span></text:p>
      <text:p text:style-name="P16">        <text:span text:style-name="T43">&lt;</text:span><text:span text:style-name="T12">tfoot</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 </text:span><text:span text:style-name="T19">colspan</text:span><text:span text:style-name="T12">=</text:span><text:span text:style-name="T26">"3"</text:span><text:span text:style-name="T43">&gt;Total&lt;/</text:span><text:span text:style-name="T12">td</text:span><text:span text:style-name="T43">&gt;</text:span></text:p>
      <text:p text:style-name="P16">            <text:span text:style-name="T43">&lt;</text:span><text:span text:style-name="T12">td</text:span><text:span text:style-name="T43">&gt;$32.00&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foot</text:span><text:span text:style-name="T43">&gt;</text:span></text:p>
      <text:p text:style-name="P16">      <text:span text:style-name="T43">&lt;/</text:span><text:span text:style-name="T12">table</text:span><text:span text:style-name="T43">&gt;</text:span></text:p>
      <text:p text:style-name="P10">&lt;/<text:span text:style-name="T8">body</text:span>&gt;</text:p>
      <text:p text:style-name="P10">&lt;/<text:span text:style-name="T8">html</text:span>&gt;</text:p>
      <text:p text:style-name="P9"/>
      <text:p text:style-name="P9"/>
      <text:p text:style-name="P2"><text:span text:style-name="T2">2: Styling Tables with CSS</text:span></text:p>
      <text:p text:style-name="P2"><text:span text:style-name="T2">Apply CSS to enhance the appearance of tables.</text:span></text:p>
      <text:p text:style-name="P4"/>
      <text:p text:style-name="P2"><text:span text:style-name="T2"><text:s/>Task: </text:span></text:p>
      <text:p text:style-name="P2"><text:span text:style-name="T2">1. Extend the HTML file from Assignment 1.</text:span></text:p>
      <text:p text:style-name="P2"><text:span text:style-name="T2">2. Create a `&lt;style&gt;` section within the `&lt;head&gt;` of your HTML file.</text:span></text:p>
      <text:p text:style-name="P2"><text:span text:style-name="T2">3. Use CSS to style the table (`&lt;table&gt;`), table headers (`&lt;th&gt;`), and table data (`&lt;td&gt;`).</text:span></text:p>
      <text:p text:style-name="P2"><text:span text:style-name="T2">   - Set table width, cell padding, and cell borders.</text:span></text:p>
      <text:p text:style-name="P2"><text:span text:style-name="T2">   - Apply background colors, font styles, and alignment to headers and data cells.</text:span></text:p>
      <text:p text:style-name="P2"><text:span text:style-name="T2">4. Add alternating row colors (`nth-child` selector) to improve readability.</text:span></text:p>
      <text:p text:style-name="P2"><text:span text:style-name="T2">5. Save and view the styled table in a browser to observe the effects of your CSS styling.</text:span></text:p>
      <text:p text:style-name="P9"/>
      <text:p text:style-name="P11">&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6">  <text:span text:style-name="T43">&lt;</text:span><text:span text:style-name="T12">head</text:span><text:span text:style-name="T43">&gt;</text:span></text:p>
      <text:p text:style-name="P16">    <text:span text:style-name="T43">&lt;</text:span><text:span text:style-name="T12">meta</text:span><text:span text:style-name="T43"> </text:span><text:span text:style-name="T19">charset</text:span><text:span text:style-name="T12">=</text:span><text:span text:style-name="T26">"UTF-8"</text:span><text:span text:style-name="T43"> /&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 /&gt;</text:span></text:p>
      <text:p text:style-name="P16">    <text:span text:style-name="T43">&lt;</text:span><text:span text:style-name="T12">title</text:span><text:span text:style-name="T43">&gt;Table Assignment 2&lt;/</text:span><text:span text:style-name="T12">title</text:span><text:span text:style-name="T43">&gt;</text:span></text:p>
      <text:p text:style-name="P16">    <text:span text:style-name="T43">&lt;</text:span><text:span text:style-name="T12">style</text:span><text:span text:style-name="T43">&gt;</text:span></text:p>
      <text:p text:style-name="P16">        <text:span text:style-name="T12">table</text:span><text:span text:style-name="T43">{</text:span></text:p>
      <text:p text:style-name="P16">            <text:span text:style-name="T40">/* margin-bottom: 10px; */</text:span></text:p>
      <text:p text:style-name="P16">            <text:span text:style-name="T43">width</text:span><text:span text:style-name="T12">:</text:span><text:span text:style-name="T43"> </text:span><text:span text:style-name="T33">70</text:span><text:span text:style-name="T12">%</text:span><text:span text:style-name="T43">;</text:span></text:p>
      <text:p text:style-name="P16">            <text:span text:style-name="T43">border-collapse</text:span><text:span text:style-name="T12">:</text:span><text:span text:style-name="T43"> </text:span><text:span text:style-name="T36">collapse</text:span><text:span text:style-name="T43">;</text:span></text:p>
      <text:p text:style-name="P16">            <text:span text:style-name="T43">font-family</text:span><text:span text:style-name="T12">:</text:span><text:span text:style-name="T43"> </text:span><text:span text:style-name="T26">'Franklin Gothic Medium'</text:span><text:span text:style-name="T43">, </text:span><text:span text:style-name="T26">'Arial Narrow'</text:span><text:span text:style-name="T43">, </text:span><text:span text:style-name="T30">Arial</text:span><text:span text:style-name="T43">, </text:span><text:span text:style-name="T30">sans-serif</text:span><text:span text:style-name="T43">;</text:span></text:p>
      <text:p text:style-name="P16">        <text:span text:style-name="T43">}</text:span></text:p>
      <text:p text:style-name="P16">        <text:span text:style-name="T12">th</text:span><text:span text:style-name="T43"> {</text:span></text:p>
      <text:p text:style-name="P16">            <text:span text:style-name="T43">background-color</text:span><text:span text:style-name="T12">:</text:span><text:span text:style-name="T43"> rgb(</text:span><text:span text:style-name="T33">18</text:span><text:span text:style-name="T43">, </text:span><text:span text:style-name="T33">102</text:span><text:span text:style-name="T43">, </text:span><text:span text:style-name="T33">102</text:span><text:span text:style-name="T43">);</text:span></text:p>
      <text:p text:style-name="P16">            <text:span text:style-name="T43">color</text:span><text:span text:style-name="T12">:</text:span><text:span text:style-name="T43"> </text:span><text:span text:style-name="T30">white</text:span><text:span text:style-name="T43">;</text:span></text:p>
      <text:p text:style-name="P16">        <text:span text:style-name="T43">}</text:span></text:p>
      <text:p text:style-name="P16">        <text:span text:style-name="T12">th</text:span><text:span text:style-name="T43">,</text:span><text:span text:style-name="T12"> td</text:span><text:span text:style-name="T43"> {</text:span></text:p>
      <text:p text:style-name="P16">            <text:span text:style-name="T43">padding</text:span><text:span text:style-name="T12">:</text:span><text:span text:style-name="T43"> </text:span><text:span text:style-name="T33">10</text:span><text:span text:style-name="T12">px</text:span><text:span text:style-name="T43">;</text:span></text:p>
      <text:p text:style-name="P16">            <text:span text:style-name="T43">text-align</text:span><text:span text:style-name="T12">:</text:span><text:span text:style-name="T43"> </text:span><text:span text:style-name="T36">left</text:span><text:span text:style-name="T43">;</text:span></text:p>
      <text:p text:style-name="P16">            <text:span text:style-name="T43">border</text:span><text:span text:style-name="T12">:</text:span><text:span text:style-name="T43"> </text:span><text:span text:style-name="T33">2</text:span><text:span text:style-name="T12">px</text:span><text:span text:style-name="T43"> </text:span><text:span text:style-name="T36">solid</text:span><text:span text:style-name="T43"> </text:span><text:span text:style-name="T30">gray</text:span><text:span text:style-name="T43">;</text:span></text:p>
      <text:p text:style-name="P16">        <text:span text:style-name="T43">}</text:span></text:p>
      <text:p text:style-name="P16"><text:soft-page-break/>        <text:span text:style-name="T12">tr:</text:span><text:span text:style-name="T19">nth-child</text:span><text:span text:style-name="T12">(</text:span><text:span text:style-name="T30">odd</text:span><text:span text:style-name="T12">)</text:span><text:span text:style-name="T43">{</text:span></text:p>
      <text:p text:style-name="P16">            <text:span text:style-name="T43">background-color</text:span><text:span text:style-name="T12">:</text:span><text:span text:style-name="T43"> rgb(</text:span><text:span text:style-name="T33">228</text:span><text:span text:style-name="T43">, </text:span><text:span text:style-name="T33">250</text:span><text:span text:style-name="T43">, </text:span><text:span text:style-name="T33">250</text:span><text:span text:style-name="T43">);</text:span></text:p>
      <text:p text:style-name="P16">        <text:span text:style-name="T43">}</text:span></text:p>
      <text:p text:style-name="P16">    <text:span text:style-name="T43">&lt;/</text:span><text:span text:style-name="T12">style</text:span><text:span text:style-name="T43">&gt;</text:span></text:p>
      <text:p text:style-name="P16">  <text:span text:style-name="T43">&lt;/</text:span><text:span text:style-name="T12">head</text:span><text:span text:style-name="T43">&gt;</text:span></text:p>
      <text:p text:style-name="P16">  <text:span text:style-name="T43">&lt;</text:span><text:span text:style-name="T12">body</text:span><text:span text:style-name="T43">&gt;</text:span></text:p>
      <text:p text:style-name="P16">    <text:span text:style-name="T43">&lt;</text:span><text:span text:style-name="T12">table</text:span><text:span text:style-name="T43">&gt;</text:span></text:p>
      <text:p text:style-name="P16">      <text:span text:style-name="T43">&lt;</text:span><text:span text:style-name="T12">thead</text:span><text:span text:style-name="T43">&gt;</text:span></text:p>
      <text:p text:style-name="P16">        <text:span text:style-name="T43">&lt;</text:span><text:span text:style-name="T12">tr</text:span><text:span text:style-name="T43">&gt;</text:span></text:p>
      <text:p text:style-name="P16">          <text:span text:style-name="T43">&lt;</text:span><text:span text:style-name="T12">th</text:span><text:span text:style-name="T43">&gt;Product&lt;/</text:span><text:span text:style-name="T12">th</text:span><text:span text:style-name="T43">&gt;</text:span></text:p>
      <text:p text:style-name="P16">          <text:span text:style-name="T43">&lt;</text:span><text:span text:style-name="T12">th</text:span><text:span text:style-name="T43">&gt;Discount %&lt;/</text:span><text:span text:style-name="T12">th</text:span><text:span text:style-name="T43">&gt;</text:span></text:p>
      <text:p text:style-name="P16">          <text:span text:style-name="T43">&lt;</text:span><text:span text:style-name="T12">th</text:span><text:span text:style-name="T43">&gt;Price&lt;/</text:span><text:span text:style-name="T12">th</text:span><text:span text:style-name="T43">&gt;</text:span></text:p>
      <text:p text:style-name="P16">        <text:span text:style-name="T43">&lt;/</text:span><text:span text:style-name="T12">tr</text:span><text:span text:style-name="T43">&gt;</text:span></text:p>
      <text:p text:style-name="P16">      <text:span text:style-name="T43">&lt;/</text:span><text:span text:style-name="T12">thead</text:span><text:span text:style-name="T43">&gt;</text:span></text:p>
      <text:p text:style-name="P16">      <text:span text:style-name="T43">&lt;</text:span><text:span text:style-name="T12">tbody</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Chair&lt;/</text:span><text:span text:style-name="T12">td</text:span><text:span text:style-name="T43">&gt;</text:span></text:p>
      <text:p text:style-name="P16">          <text:span text:style-name="T43">&lt;</text:span><text:span text:style-name="T12">td</text:span><text:span text:style-name="T43">&gt;3&lt;/</text:span><text:span text:style-name="T12">td</text:span><text:span text:style-name="T43">&gt;</text:span></text:p>
      <text:p text:style-name="P16">          <text:span text:style-name="T43">&lt;</text:span><text:span text:style-name="T12">td</text:span><text:span text:style-name="T43">&gt;200&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Table&lt;/</text:span><text:span text:style-name="T12">td</text:span><text:span text:style-name="T43">&gt;</text:span></text:p>
      <text:p text:style-name="P16">          <text:span text:style-name="T43">&lt;</text:span><text:span text:style-name="T12">td</text:span><text:span text:style-name="T43">&gt;7&lt;/</text:span><text:span text:style-name="T12">td</text:span><text:span text:style-name="T43">&gt;</text:span></text:p>
      <text:p text:style-name="P16">          <text:span text:style-name="T43">&lt;</text:span><text:span text:style-name="T12">td</text:span><text:span text:style-name="T43">&gt;500&lt;/</text:span><text:span text:style-name="T12">td</text:span><text:span text:style-name="T43">&gt;</text:span></text:p>
      <text:p text:style-name="P16">        <text:span text:style-name="T43">&lt;/</text:span><text:span text:style-name="T12">tr</text:span><text:span text:style-name="T43">&gt;</text:span></text:p>
      <text:p text:style-name="P18"/>
      <text:p text:style-name="P16">        <text:span text:style-name="T43">&lt;</text:span><text:span text:style-name="T12">tr</text:span><text:span text:style-name="T43">&gt;</text:span></text:p>
      <text:p text:style-name="P16">          <text:span text:style-name="T43">&lt;</text:span><text:span text:style-name="T12">td</text:span><text:span text:style-name="T43">&gt;Sofa&lt;/</text:span><text:span text:style-name="T12">td</text:span><text:span text:style-name="T43">&gt;</text:span></text:p>
      <text:p text:style-name="P16">          <text:span text:style-name="T43">&lt;</text:span><text:span text:style-name="T12">td</text:span><text:span text:style-name="T43">&gt;5&lt;/</text:span><text:span text:style-name="T12">td</text:span><text:span text:style-name="T43">&gt;</text:span></text:p>
      <text:p text:style-name="P16">          <text:span text:style-name="T43">&lt;</text:span><text:span text:style-name="T12">td</text:span><text:span text:style-name="T43">&gt;800&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body</text:span><text:span text:style-name="T43">&gt;</text:span></text:p>
      <text:p text:style-name="P16">    <text:span text:style-name="T43">&lt;/</text:span><text:span text:style-name="T12">table</text:span><text:span text:style-name="T43">&gt;</text:span></text:p>
      <text:p text:style-name="P16">  <text:span text:style-name="T43">&lt;/</text:span><text:span text:style-name="T12">body</text:span><text:span text:style-name="T43">&gt;</text:span></text:p>
      <text:p text:style-name="P10">&lt;/<text:span text:style-name="T8">html</text:span>&gt;</text:p>
      <text:p text:style-name="P10"/>
      <text:p text:style-name="P9"/>
      <text:p text:style-name="P9"/>
      <text:p text:style-name="P2"><text:span text:style-name="T2">3: Complex Table Structure</text:span></text:p>
      <text:p text:style-name="P2"><text:span text:style-name="T2">Explore nested tables and table captions.</text:span></text:p>
      <text:p text:style-name="P4"/>
      <text:p text:style-name="P2"><text:span text:style-name="T2"><text:s/>Task: </text:span></text:p>
      <text:p text:style-name="P2"><text:span text:style-name="T2">1. Create a new HTML file.</text:span></text:p>
      <text:p text:style-name="P2"><text:span text:style-name="T2">2. Create a `&lt;table&gt;` element with a caption (`&lt;caption&gt;`) describing the content of the table.</text:span></text:p>
      <text:p text:style-name="P2"><text:span text:style-name="T2">3. Use `&lt;thead&gt;`, `&lt;tbody&gt;`, and `&lt;tfoot&gt;` sections to organize data logically.</text:span></text:p>
      <text:p text:style-name="P2"><text:span text:style-name="T2">4. Include at least one nested table (`&lt;table&gt;` within a `&lt;td&gt;`) to display additional details for a specific row.</text:span></text:p>
      <text:p text:style-name="P2"><text:span text:style-name="T2">5. Populate the tables with relevant data, such as product details, sales figures, or sports statistics.</text:span></text:p>
      <text:p text:style-name="P2"><text:span text:style-name="T2">6. Apply appropriate CSS to style nested tables, captions, and data for clarity and aesthetics.</text:span></text:p>
      <text:p text:style-name="P2"><text:soft-page-break/><text:span text:style-name="T2">7. Validate the HTML and CSS code to ensure proper structure and formatting.</text:span></text:p>
      <text:p text:style-name="P9"/>
      <text:p text:style-name="P12">&lt;!<text:span text:style-name="T8">DOCTYPE</text:span> <text:span text:style-name="T16">html</text:span>&gt;</text:p>
      <text:p text:style-name="P10">&lt;<text:span text:style-name="T8">html</text:span> <text:span text:style-name="T16">lang</text:span><text:span text:style-name="T8">=</text:span><text:span text:style-name="T23">"en"</text:span>&gt;</text:p>
      <text:p text:style-name="P10">&lt;<text:span text:style-name="T8">head</text:span>&gt;</text:p>
      <text:p text:style-name="P16">    <text:span text:style-name="T43">&lt;</text:span><text:span text:style-name="T12">meta</text:span><text:span text:style-name="T43"> </text:span><text:span text:style-name="T19">charset</text:span><text:span text:style-name="T12">=</text:span><text:span text:style-name="T26">"UTF-8"</text:span><text:span text:style-name="T43">&gt;</text:span></text:p>
      <text:p text:style-name="P16">    <text:span text:style-name="T43">&lt;</text:span><text:span text:style-name="T12">meta</text:span><text:span text:style-name="T43"> </text:span><text:span text:style-name="T19">name</text:span><text:span text:style-name="T12">=</text:span><text:span text:style-name="T26">"viewport"</text:span><text:span text:style-name="T43"> </text:span><text:span text:style-name="T19">content</text:span><text:span text:style-name="T12">=</text:span><text:span text:style-name="T26">"width=device-width, initial-scale=1.0"</text:span><text:span text:style-name="T43">&gt;</text:span></text:p>
      <text:p text:style-name="P16">    <text:span text:style-name="T43">&lt;</text:span><text:span text:style-name="T12">title</text:span><text:span text:style-name="T43">&gt;Nested Tables&lt;/</text:span><text:span text:style-name="T12">title</text:span><text:span text:style-name="T43">&gt;</text:span></text:p>
      <text:p text:style-name="P16">    <text:span text:style-name="T43">&lt;</text:span><text:span text:style-name="T12">style</text:span><text:span text:style-name="T43">&gt;</text:span></text:p>
      <text:p text:style-name="P16">         <text:span text:style-name="T12">table</text:span><text:span text:style-name="T43">{</text:span></text:p>
      <text:p text:style-name="P16">            <text:span text:style-name="T40">/* margin-bottom: 10px; */</text:span></text:p>
      <text:p text:style-name="P16">            <text:span text:style-name="T43">width</text:span><text:span text:style-name="T12">:</text:span><text:span text:style-name="T43"> </text:span><text:span text:style-name="T33">70</text:span><text:span text:style-name="T12">%</text:span><text:span text:style-name="T43">;</text:span></text:p>
      <text:p text:style-name="P16">            <text:span text:style-name="T43">border-collapse</text:span><text:span text:style-name="T12">:</text:span><text:span text:style-name="T43"> </text:span><text:span text:style-name="T36">collapse</text:span><text:span text:style-name="T43">;</text:span></text:p>
      <text:p text:style-name="P16">            <text:span text:style-name="T43">font-family</text:span><text:span text:style-name="T12">:</text:span><text:span text:style-name="T43"> </text:span><text:span text:style-name="T26">'Franklin Gothic Medium'</text:span><text:span text:style-name="T43">, </text:span><text:span text:style-name="T26">'Arial Narrow'</text:span><text:span text:style-name="T43">, </text:span><text:span text:style-name="T30">Arial</text:span><text:span text:style-name="T43">, </text:span><text:span text:style-name="T30">sans-serif</text:span><text:span text:style-name="T43">;</text:span></text:p>
      <text:p text:style-name="P16">        <text:span text:style-name="T43">}</text:span></text:p>
      <text:p text:style-name="P16">        <text:span text:style-name="T12">th</text:span><text:span text:style-name="T43"> {</text:span></text:p>
      <text:p text:style-name="P16">            <text:span text:style-name="T43">background-color</text:span><text:span text:style-name="T12">:</text:span><text:span text:style-name="T43"> rgb(</text:span><text:span text:style-name="T33">18</text:span><text:span text:style-name="T43">, </text:span><text:span text:style-name="T33">102</text:span><text:span text:style-name="T43">, </text:span><text:span text:style-name="T33">102</text:span><text:span text:style-name="T43">);</text:span></text:p>
      <text:p text:style-name="P16">            <text:span text:style-name="T43">color</text:span><text:span text:style-name="T12">:</text:span><text:span text:style-name="T43"> </text:span><text:span text:style-name="T30">white</text:span><text:span text:style-name="T43">;</text:span></text:p>
      <text:p text:style-name="P16">        <text:span text:style-name="T43">}</text:span></text:p>
      <text:p text:style-name="P16">        <text:span text:style-name="T12">th</text:span><text:span text:style-name="T43">,</text:span><text:span text:style-name="T12"> td</text:span><text:span text:style-name="T43"> {</text:span></text:p>
      <text:p text:style-name="P16">            <text:span text:style-name="T43">padding</text:span><text:span text:style-name="T12">:</text:span><text:span text:style-name="T43"> </text:span><text:span text:style-name="T33">10</text:span><text:span text:style-name="T12">px</text:span><text:span text:style-name="T43">;</text:span></text:p>
      <text:p text:style-name="P16">            <text:span text:style-name="T43">text-align</text:span><text:span text:style-name="T12">:</text:span><text:span text:style-name="T43"> </text:span><text:span text:style-name="T36">center</text:span><text:span text:style-name="T43">;</text:span></text:p>
      <text:p text:style-name="P16">            <text:span text:style-name="T43">border</text:span><text:span text:style-name="T12">:</text:span><text:span text:style-name="T43"> </text:span><text:span text:style-name="T33">2</text:span><text:span text:style-name="T12">px</text:span><text:span text:style-name="T43"> </text:span><text:span text:style-name="T36">solid</text:span><text:span text:style-name="T43"> </text:span><text:span text:style-name="T30">gray</text:span><text:span text:style-name="T43">;</text:span></text:p>
      <text:p text:style-name="P16">        <text:span text:style-name="T43">}</text:span></text:p>
      <text:p text:style-name="P18"/>
      <text:p text:style-name="P16">    <text:span text:style-name="T43">&lt;/</text:span><text:span text:style-name="T12">style</text:span><text:span text:style-name="T43">&gt;</text:span></text:p>
      <text:p text:style-name="P10">&lt;/<text:span text:style-name="T8">head</text:span>&gt;</text:p>
      <text:p text:style-name="P10">&lt;<text:span text:style-name="T8">body</text:span>&gt;</text:p>
      <text:p text:style-name="P16">    </text:p>
      <text:p text:style-name="P10">&lt;<text:span text:style-name="T8">table</text:span>&gt;</text:p>
      <text:p text:style-name="P10">&lt;<text:span text:style-name="T8">caption</text:span>&gt;Product Sales Data&lt;/<text:span text:style-name="T8">caption</text:span>&gt;</text:p>
      <text:p text:style-name="P10">&lt;<text:span text:style-name="T8">thead</text:span>&gt;</text:p>
      <text:p text:style-name="P16">    <text:span text:style-name="T43">&lt;</text:span><text:span text:style-name="T12">tr</text:span><text:span text:style-name="T43">&gt;</text:span></text:p>
      <text:p text:style-name="P16">        <text:span text:style-name="T43">&lt;</text:span><text:span text:style-name="T12">th</text:span><text:span text:style-name="T43">&gt;Product&lt;/</text:span><text:span text:style-name="T12">th</text:span><text:span text:style-name="T43">&gt;</text:span></text:p>
      <text:p text:style-name="P16">        <text:span text:style-name="T43">&lt;</text:span><text:span text:style-name="T12">th</text:span><text:span text:style-name="T43">&gt;Sales&lt;/</text:span><text:span text:style-name="T12">th</text:span><text:span text:style-name="T43">&gt;</text:span></text:p>
      <text:p text:style-name="P16">        <text:span text:style-name="T43">&lt;</text:span><text:span text:style-name="T12">th</text:span><text:span text:style-name="T43">&gt;Details&lt;/</text:span><text:span text:style-name="T12">th</text:span><text:span text:style-name="T43">&gt;</text:span></text:p>
      <text:p text:style-name="P16">    <text:span text:style-name="T43">&lt;/</text:span><text:span text:style-name="T12">tr</text:span><text:span text:style-name="T43">&gt;</text:span></text:p>
      <text:p text:style-name="P10">&lt;/<text:span text:style-name="T8">thead</text:span>&gt;</text:p>
      <text:p text:style-name="P10">&lt;<text:span text:style-name="T8">tbody</text:span>&gt;</text:p>
      <text:p text:style-name="P16">    <text:span text:style-name="T43">&lt;</text:span><text:span text:style-name="T12">tr</text:span><text:span text:style-name="T43">&gt;</text:span></text:p>
      <text:p text:style-name="P16">        <text:span text:style-name="T43">&lt;</text:span><text:span text:style-name="T12">td</text:span><text:span text:style-name="T43">&gt;Product 1&lt;/</text:span><text:span text:style-name="T12">td</text:span><text:span text:style-name="T43">&gt;</text:span></text:p>
      <text:p text:style-name="P16">        <text:span text:style-name="T43">&lt;</text:span><text:span text:style-name="T12">td</text:span><text:span text:style-name="T43">&gt;4k&lt;/</text:span><text:span text:style-name="T12">td</text:span><text:span text:style-name="T43">&gt;</text:span></text:p>
      <text:p text:style-name="P16">        <text:span text:style-name="T43">&lt;</text:span><text:span text:style-name="T12">td</text:span><text:span text:style-name="T43">&gt;</text:span></text:p>
      <text:p text:style-name="P16">            <text:span text:style-name="T43">&lt;</text:span><text:span text:style-name="T12">table</text:span><text:span text:style-name="T43">&gt;</text:span></text:p>
      <text:p text:style-name="P16">                <text:span text:style-name="T43">&lt;</text:span><text:span text:style-name="T12">caption</text:span><text:span text:style-name="T43">&gt;Sales Breakdown&lt;/</text:span><text:span text:style-name="T12">caption</text:span><text:span text:style-name="T43">&gt;</text:span></text:p>
      <text:p text:style-name="P16">                <text:span text:style-name="T43">&lt;</text:span><text:span text:style-name="T12">thead</text:span><text:span text:style-name="T43">&gt;</text:span></text:p>
      <text:p text:style-name="P16">                    <text:span text:style-name="T43">&lt;</text:span><text:span text:style-name="T12">th</text:span><text:span text:style-name="T43">&gt;Region&lt;/</text:span><text:span text:style-name="T12">th</text:span><text:span text:style-name="T43">&gt;</text:span></text:p>
      <text:p text:style-name="P16">                    <text:span text:style-name="T43">&lt;</text:span><text:span text:style-name="T12">th</text:span><text:span text:style-name="T43">&gt;Sales&lt;/</text:span><text:span text:style-name="T12">th</text:span><text:span text:style-name="T43">&gt;</text:span></text:p>
      <text:p text:style-name="P16"><text:soft-page-break/>                <text:span text:style-name="T43">&lt;/</text:span><text:span text:style-name="T12">thead</text:span><text:span text:style-name="T43">&gt;</text:span></text:p>
      <text:p text:style-name="P16">                <text:span text:style-name="T43">&lt;</text:span><text:span text:style-name="T12">tbody</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 North &lt;/</text:span><text:span text:style-name="T12">td</text:span><text:span text:style-name="T43">&gt;</text:span></text:p>
      <text:p text:style-name="P16">                        <text:span text:style-name="T43">&lt;</text:span><text:span text:style-name="T12">td</text:span><text:span text:style-name="T43">&gt;2k&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South&lt;/</text:span><text:span text:style-name="T12">td</text:span><text:span text:style-name="T43">&gt;</text:span></text:p>
      <text:p text:style-name="P16">                        <text:span text:style-name="T43">&lt;</text:span><text:span text:style-name="T12">td</text:span><text:span text:style-name="T43">&gt;2k&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body</text:span><text:span text:style-name="T43">&gt;</text:span></text:p>
      <text:p text:style-name="P16">            <text:span text:style-name="T43">&lt;/</text:span><text:span text:style-name="T12">table</text:span><text:span text:style-name="T43">&gt;</text:span></text:p>
      <text:p text:style-name="P16">        <text:span text:style-name="T43">&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Product 2&lt;/</text:span><text:span text:style-name="T12">td</text:span><text:span text:style-name="T43">&gt;</text:span></text:p>
      <text:p text:style-name="P16">        <text:span text:style-name="T43">&lt;</text:span><text:span text:style-name="T12">td</text:span><text:span text:style-name="T43">&gt;6k&lt;/</text:span><text:span text:style-name="T12">td</text:span><text:span text:style-name="T43">&gt;</text:span></text:p>
      <text:p text:style-name="P16">        <text:span text:style-name="T43">&lt;</text:span><text:span text:style-name="T12">td</text:span><text:span text:style-name="T43">&gt;</text:span></text:p>
      <text:p text:style-name="P16">            <text:span text:style-name="T43">&lt;</text:span><text:span text:style-name="T12">table</text:span><text:span text:style-name="T43">&gt;</text:span></text:p>
      <text:p text:style-name="P16">                <text:span text:style-name="T43">&lt;</text:span><text:span text:style-name="T12">caption</text:span><text:span text:style-name="T43">&gt;Sales Breakdown&lt;/</text:span><text:span text:style-name="T12">caption</text:span><text:span text:style-name="T43">&gt;</text:span></text:p>
      <text:p text:style-name="P16">                <text:span text:style-name="T43">&lt;</text:span><text:span text:style-name="T12">thead</text:span><text:span text:style-name="T43">&gt;</text:span></text:p>
      <text:p text:style-name="P16">                    <text:span text:style-name="T43">&lt;</text:span><text:span text:style-name="T12">th</text:span><text:span text:style-name="T43">&gt;Region&lt;/</text:span><text:span text:style-name="T12">th</text:span><text:span text:style-name="T43">&gt;</text:span></text:p>
      <text:p text:style-name="P16">                    <text:span text:style-name="T43">&lt;</text:span><text:span text:style-name="T12">th</text:span><text:span text:style-name="T43">&gt;Sales&lt;/</text:span><text:span text:style-name="T12">th</text:span><text:span text:style-name="T43">&gt;</text:span></text:p>
      <text:p text:style-name="P16">                <text:span text:style-name="T43">&lt;/</text:span><text:span text:style-name="T12">thead</text:span><text:span text:style-name="T43">&gt;</text:span></text:p>
      <text:p text:style-name="P16">                <text:span text:style-name="T43">&lt;</text:span><text:span text:style-name="T12">tbody</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 North &lt;/</text:span><text:span text:style-name="T12">td</text:span><text:span text:style-name="T43">&gt;</text:span></text:p>
      <text:p text:style-name="P16">                        <text:span text:style-name="T43">&lt;</text:span><text:span text:style-name="T12">td</text:span><text:span text:style-name="T43">&gt;4k&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r</text:span><text:span text:style-name="T43">&gt;</text:span></text:p>
      <text:p text:style-name="P16">                        <text:span text:style-name="T43">&lt;</text:span><text:span text:style-name="T12">td</text:span><text:span text:style-name="T43">&gt;South&lt;/</text:span><text:span text:style-name="T12">td</text:span><text:span text:style-name="T43">&gt;</text:span></text:p>
      <text:p text:style-name="P16">                        <text:span text:style-name="T43">&lt;</text:span><text:span text:style-name="T12">td</text:span><text:span text:style-name="T43">&gt;2k&lt;/</text:span><text:span text:style-name="T12">td</text:span><text:span text:style-name="T43">&gt;</text:span></text:p>
      <text:p text:style-name="P16">                    <text:span text:style-name="T43">&lt;/</text:span><text:span text:style-name="T12">tr</text:span><text:span text:style-name="T43">&gt;</text:span></text:p>
      <text:p text:style-name="P16">                <text:span text:style-name="T43">&lt;/</text:span><text:span text:style-name="T12">tbody</text:span><text:span text:style-name="T43">&gt;</text:span></text:p>
      <text:p text:style-name="P16">            <text:span text:style-name="T43">&lt;/</text:span><text:span text:style-name="T12">table</text:span><text:span text:style-name="T43">&gt;</text:span></text:p>
      <text:p text:style-name="P16">        <text:span text:style-name="T43">&lt;/</text:span><text:span text:style-name="T12">td</text:span><text:span text:style-name="T43">&gt;</text:span></text:p>
      <text:p text:style-name="P16">    <text:span text:style-name="T43">&lt;/</text:span><text:span text:style-name="T12">tr</text:span><text:span text:style-name="T43">&gt;</text:span></text:p>
      <text:p text:style-name="P10">&lt;/<text:span text:style-name="T8">tbody</text:span>&gt;</text:p>
      <text:p text:style-name="P10">&lt;/<text:span text:style-name="T8">table</text:span>&gt;</text:p>
      <text:p text:style-name="P18"/>
      <text:p text:style-name="P10">&lt;/<text:span text:style-name="T8">body</text:span>&gt;</text:p>
      <text:p text:style-name="P10">&lt;/<text:span text:style-name="T8">html</text:span>&gt;</text:p>
      <text:p text:style-name="P4"/>
      <text:p text:style-name="P4"/>
      <text:p text:style-name="P4"/>
      <text:p text:style-name="P2"><text:span text:style-name="T3">HTML5 Select Assignments</text:span></text:p>
      <text:p text:style-name="P4"/>
      <text:p text:style-name="P2"><text:span text:style-name="T2">1: Basic Dropdown Menu</text:span></text:p>
      <text:p text:style-name="P2"><text:span text:style-name="T2">Create a simple dropdown menu with a list of fruits.</text:span></text:p>
      <text:p text:style-name="P4"><text:soft-page-break/></text:p>
      <text:p text:style-name="P2"><text:span text:style-name="T2">2: Pre-selected Option</text:span></text:p>
      <text:p text:style-name="P2"><text:span text:style-name="T2">Create a dropdown menu where "Banana" is pre-selected by default.</text:span></text:p>
      <text:p text:style-name="P2"><text:span text:style-name="T2"><text:s/>Hint: - Selected attribute</text:span></text:p>
      <text:p text:style-name="P4"/>
      <text:p text:style-name="P2"><text:span text:style-name="T2">3: Grouped Options</text:span></text:p>
      <text:p text:style-name="P2"><text:span text:style-name="T2">Create a dropdown menu with grouped options. Group the options into "Citrus Fruits" and "Berries".</text:span></text:p>
      <text:p text:style-name="P2"><text:span text:style-name="T2">Hint: - optgroup</text:span></text:p>
      <text:p text:style-name="P4"/>
      <text:p text:style-name="P2"><text:span text:style-name="T2">4: Disabled Options</text:span></text:p>
      <text:p text:style-name="P2"><text:span text:style-name="T2">Create a dropdown menu with some options disabled.</text:span></text:p>
      <text:p text:style-name="P2"><text:span text:style-name="T2">Hint: - disabled</text:span></text:p>
      <text:p text:style-name="P4"/>
      <text:p text:style-name="P2"><text:span text:style-name="T2">5: Multiple Selection</text:span></text:p>
      <text:p text:style-name="P2"><text:span text:style-name="T2">Create a dropdown menu that allows multiple selections.</text:span></text:p>
      <text:p text:style-name="P2"><text:span text:style-name="T2">Hint: - multiple</text:span></text:p>
      <text:p text:style-name="P4"><text:span text:style-name="T2"/></text:p>
      <text:p text:style-name="P2"><text:span text:style-name="T2"/></text:p>
      <text:p text:style-name="P15"><text:span text:style-name="T2">&lt;!</text:span><text:span text:style-name="T15">DOCTYPE</text:span><text:span text:style-name="T2"> </text:span><text:span text:style-name="T22">html</text:span><text:span text:style-name="T2">&gt;</text:span></text:p>
      <text:p text:style-name="P14">&lt;<text:span text:style-name="T8">html</text:span> <text:span text:style-name="T16">lang</text:span><text:span text:style-name="T8">=</text:span><text:span text:style-name="T23">"en"</text:span>&gt;</text:p>
      <text:p text:style-name="P14">&lt;<text:span text:style-name="T8">head</text:span>&gt;</text:p>
      <text:p text:style-name="P17">    <text:span text:style-name="T44">&lt;</text:span><text:span text:style-name="T14">meta</text:span><text:span text:style-name="T44"> </text:span><text:span text:style-name="T21">charset</text:span><text:span text:style-name="T14">=</text:span><text:span text:style-name="T27">"UTF-8"</text:span><text:span text:style-name="T44">&gt;</text:span></text:p>
      <text:p text:style-name="P17">    <text:span text:style-name="T44">&lt;</text:span><text:span text:style-name="T14">meta</text:span><text:span text:style-name="T44"> </text:span><text:span text:style-name="T21">name</text:span><text:span text:style-name="T14">=</text:span><text:span text:style-name="T27">"viewport"</text:span><text:span text:style-name="T44"> </text:span><text:span text:style-name="T21">content</text:span><text:span text:style-name="T14">=</text:span><text:span text:style-name="T27">"width=device-width, initial-scale=1.0"</text:span><text:span text:style-name="T44">&gt;</text:span></text:p>
      <text:p text:style-name="P17">    <text:span text:style-name="T44">&lt;</text:span><text:span text:style-name="T14">title</text:span><text:span text:style-name="T44">&gt;Select Assignments&lt;/</text:span><text:span text:style-name="T14">title</text:span><text:span text:style-name="T44">&gt;</text:span></text:p>
      <text:p text:style-name="P14">&lt;/<text:span text:style-name="T8">head</text:span>&gt;</text:p>
      <text:p text:style-name="P14">&lt;<text:span text:style-name="T8">body</text:span>&gt;</text:p>
      <text:p text:style-name="P17">    <text:span text:style-name="T44">&lt;</text:span><text:span text:style-name="T14">form</text:span><text:span text:style-name="T44">&gt;</text:span></text:p>
      <text:p text:style-name="P17">        <text:span text:style-name="T44">&lt;</text:span><text:span text:style-name="T14">label</text:span><text:span text:style-name="T44"> </text:span><text:span text:style-name="T21">for</text:span><text:span text:style-name="T14">=</text:span><text:span text:style-name="T27">"countriesList"</text:span><text:span text:style-name="T44">&gt; Country:</text:span></text:p>
      <text:p text:style-name="P17">        <text:span text:style-name="T44">&lt;/</text:span><text:span text:style-name="T14">label</text:span><text:span text:style-name="T44">&gt;</text:span></text:p>
      <text:p text:style-name="P17">        <text:span text:style-name="T41">&lt;!-- &lt;input type="text" name="countriesList" list="countries"&gt;</text:span></text:p>
      <text:p text:style-name="P19">        <text:span text:style-name="T44">&lt;datalist id="countries"&gt;</text:span></text:p>
      <text:p text:style-name="P19">            <text:span text:style-name="T44">&lt;option&gt;India&lt;/option&gt;</text:span></text:p>
      <text:p text:style-name="P19">            <text:span text:style-name="T44">&lt;option&gt;Sri Lanka&lt;/option&gt;</text:span></text:p>
      <text:p text:style-name="P19">            <text:span text:style-name="T44">&lt;option&gt;China&lt;/option&gt;</text:span></text:p>
      <text:p text:style-name="P19">        <text:span text:style-name="T44">&lt;/datalist&gt; --&gt;</text:span></text:p>
      <text:p text:style-name="P20"/>
      <text:p text:style-name="P17">        <text:span text:style-name="T44">&lt;</text:span><text:span text:style-name="T14">select</text:span><text:span text:style-name="T44"> </text:span><text:span text:style-name="T21">name</text:span><text:span text:style-name="T14">=</text:span><text:span text:style-name="T27">"countriesList"</text:span><text:span text:style-name="T44"> </text:span><text:span text:style-name="T21">multiple</text:span><text:span text:style-name="T44">&gt;</text:span></text:p>
      <text:p text:style-name="P17">            <text:span text:style-name="T44">&lt;</text:span><text:span text:style-name="T14">optgroup</text:span><text:span text:style-name="T44"> </text:span><text:span text:style-name="T21">label</text:span><text:span text:style-name="T14">=</text:span><text:span text:style-name="T27">"Citrus"</text:span><text:span text:style-name="T44">&gt;</text:span></text:p>
      <text:p text:style-name="P17">                <text:span text:style-name="T44">&lt;</text:span><text:span text:style-name="T14">option</text:span><text:span text:style-name="T44"> </text:span><text:span text:style-name="T21">value</text:span><text:span text:style-name="T14">=</text:span><text:span text:style-name="T27">"lime"</text:span><text:span text:style-name="T44">&gt;Lime&lt;/</text:span><text:span text:style-name="T14">option</text:span><text:span text:style-name="T44">&gt;</text:span></text:p>
      <text:p text:style-name="P17">            <text:span text:style-name="T44">&lt;/</text:span><text:span text:style-name="T14">optgroup</text:span><text:span text:style-name="T44">&gt;</text:span></text:p>
      <text:p text:style-name="P17">            <text:span text:style-name="T44">&lt;</text:span><text:span text:style-name="T14">optgroup</text:span><text:span text:style-name="T44"> </text:span><text:span text:style-name="T21">label</text:span><text:span text:style-name="T14">=</text:span><text:span text:style-name="T27">"Berries"</text:span><text:span text:style-name="T44">&gt;</text:span></text:p>
      <text:p text:style-name="P17">                <text:span text:style-name="T44">&lt;</text:span><text:span text:style-name="T14">option</text:span><text:span text:style-name="T44"> </text:span><text:span text:style-name="T21">value</text:span><text:span text:style-name="T14">=</text:span><text:span text:style-name="T27">"blueberry"</text:span><text:span text:style-name="T44">&gt;Blueberry&lt;/</text:span><text:span text:style-name="T14">option</text:span><text:span text:style-name="T44">&gt;</text:span></text:p>
      <text:p text:style-name="P17">            <text:span text:style-name="T44">&lt;/</text:span><text:span text:style-name="T14">optgroup</text:span><text:span text:style-name="T44">&gt;</text:span></text:p>
      <text:p text:style-name="P17"><text:soft-page-break/>            <text:span text:style-name="T44">&lt;</text:span><text:span text:style-name="T14">option</text:span><text:span text:style-name="T44"> </text:span><text:span text:style-name="T21">value</text:span><text:span text:style-name="T14">=</text:span><text:span text:style-name="T27">"apple"</text:span><text:span text:style-name="T44">&gt;Apple&lt;/</text:span><text:span text:style-name="T14">option</text:span><text:span text:style-name="T44">&gt;</text:span></text:p>
      <text:p text:style-name="P17">            <text:span text:style-name="T44">&lt;</text:span><text:span text:style-name="T14">option</text:span><text:span text:style-name="T44"> </text:span><text:span text:style-name="T21">value</text:span><text:span text:style-name="T14">=</text:span><text:span text:style-name="T27">"grapes"</text:span><text:span text:style-name="T44"> </text:span><text:span text:style-name="T21">disabled</text:span><text:span text:style-name="T44">&gt;Grapes&lt;/</text:span><text:span text:style-name="T14">option</text:span><text:span text:style-name="T44">&gt;</text:span></text:p>
      <text:p text:style-name="P17">            <text:span text:style-name="T44">&lt;</text:span><text:span text:style-name="T14">option</text:span><text:span text:style-name="T44"> </text:span><text:span text:style-name="T21">value</text:span><text:span text:style-name="T14">=</text:span><text:span text:style-name="T27">"banana"</text:span><text:span text:style-name="T44"> </text:span><text:span text:style-name="T21">selected</text:span><text:span text:style-name="T44">&gt;Banana&lt;/</text:span><text:span text:style-name="T14">option</text:span><text:span text:style-name="T44">&gt;</text:span></text:p>
      <text:p text:style-name="P17">        <text:span text:style-name="T44">&lt;/</text:span><text:span text:style-name="T14">select</text:span><text:span text:style-name="T44">&gt;</text:span></text:p>
      <text:p text:style-name="P1"><text:line-break/></text:p>
      <text:p text:style-name="P17">        <text:span text:style-name="T41">&lt;!-- The &lt;datalist&gt; element's id attribute must be equal to the &lt;input&gt; element's list attribute (this binds them together). --&gt;</text:span></text:p>
      <text:p text:style-name="P17">        <text:span text:style-name="T44">&lt;</text:span><text:span text:style-name="T14">br</text:span><text:span text:style-name="T44">&gt;</text:span></text:p>
      <text:p text:style-name="P17">    <text:span text:style-name="T44">&lt;/</text:span><text:span text:style-name="T14">form</text:span><text:span text:style-name="T44">&gt;</text:span></text:p>
      <text:p text:style-name="P14">&lt;/<text:span text:style-name="T8">body</text:span>&gt;</text:p>
      <text:p text:style-name="P14">&lt;/<text:span text:style-name="T8">html</text:span>&gt;</text:p>
      <text:p text:style-name="P2"><text:span text:style-name="T2"/></text:p>
      <text:p text:style-name="P7"><text:span text:style-name="T2"/></text:p>
      <text:p text:style-name="P4"/>
      <text:p text:style-name="P2"><text:span text:style-name="T3">HTML5 data list Assignments</text:span></text:p>
      <text:p text:style-name="P4"/>
      <text:p text:style-name="P2"><text:span text:style-name="T2">Do all select assignments with data list and use data as cities of India instead of fruits. Group them based on states.</text:span></text:p>
      <text:p text:style-name="P8"/>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Dropdown with Datalist&lt;/</text:span><text:span text:style-name="T9">title</text:span><text:span text:style-name="T5">&gt;</text:span></text:p>
      <text:p text:style-name="P23"><text:span text:style-name="T5">    &lt;</text:span><text:span text:style-name="T9">style</text:span><text:span text:style-name="T5">&gt;</text:span></text:p>
      <text:p text:style-name="P23"><text:span text:style-name="T5">        </text:span></text:p>
      <text:p text:style-name="P23"><text:span text:style-name="T5">        </text:span><text:span text:style-name="T17">.dropdown</text:span><text:span text:style-name="T5"> { margin</text:span><text:span text:style-name="T9">:</text:span><text:span text:style-name="T5"> </text:span><text:span text:style-name="T31">10</text:span><text:span text:style-name="T9">px</text:span><text:span text:style-name="T5">; }</text:span></text:p>
      <text:p text:style-name="P23"><text:span text:style-name="T5">        </text:span><text:span text:style-name="T17">.dropdown</text:span><text:span text:style-name="T9"> select</text:span><text:span text:style-name="T5"> { width</text:span><text:span text:style-name="T9">:</text:span><text:span text:style-name="T5"> </text:span><text:span text:style-name="T31">100</text:span><text:span text:style-name="T9">%</text:span><text:span text:style-name="T5">; padding</text:span><text:span text:style-name="T9">:</text:span><text:span text:style-name="T5"> </text:span><text:span text:style-name="T31">5</text:span><text:span text:style-name="T9">px</text:span><text:span text:style-name="T5">; }</text:span></text:p>
      <text:p text:style-name="P21"/>
      <text:p text:style-name="P23"><text:span text:style-name="T5">        </text:span></text:p>
      <text:p text:style-name="P23"><text:span text:style-name="T5">        </text:span><text:span text:style-name="T17">.selected</text:span><text:span text:style-name="T5"> { background-color</text:span><text:span text:style-name="T9">:</text:span><text:span text:style-name="T5"> </text:span><text:span text:style-name="T31">#f0f0f0</text:span><text:span text:style-name="T5">; }</text:span></text:p>
      <text:p text:style-name="P21"/>
      <text:p text:style-name="P23"><text:span text:style-name="T5">       </text:span></text:p>
      <text:p text:style-name="P23"><text:span text:style-name="T5">        </text:span><text:span text:style-name="T17">.grouped</text:span><text:span text:style-name="T5"> { font-weight</text:span><text:span text:style-name="T9">:</text:span><text:span text:style-name="T5"> </text:span><text:span text:style-name="T34">bold</text:span><text:span text:style-name="T5">; }</text:span></text:p>
      <text:p text:style-name="P21"/>
      <text:p text:style-name="P23"><text:span text:style-name="T5">        </text:span></text:p>
      <text:p text:style-name="P23"><text:span text:style-name="T5">        </text:span><text:span text:style-name="T17">.disabled</text:span><text:span text:style-name="T5"> { color</text:span><text:span text:style-name="T9">:</text:span><text:span text:style-name="T5"> </text:span><text:span text:style-name="T31">#888</text:span><text:span text:style-name="T5">; }</text:span></text:p>
      <text:p text:style-name="P21"/>
      <text:p text:style-name="P23"><text:span text:style-name="T5">        </text:span></text:p>
      <text:p text:style-name="P23"><text:span text:style-name="T5">        </text:span><text:span text:style-name="T17">.multi-select</text:span><text:span text:style-name="T5"> { width</text:span><text:span text:style-name="T9">:</text:span><text:span text:style-name="T5"> </text:span><text:span text:style-name="T31">100</text:span><text:span text:style-name="T9">%</text:span><text:span text:style-name="T5">; padding</text:span><text:span text:style-name="T9">:</text:span><text:span text:style-name="T5"> </text:span><text:span text:style-name="T31">5</text:span><text:span text:style-name="T9">px</text:span><text:span text:style-name="T5">; }</text:span></text:p>
      <text:p text:style-name="P23"><text:span text:style-name="T5">    &lt;/</text:span><text:span text:style-name="T9">style</text:span><text:span text:style-name="T5">&gt;</text:span></text:p>
      <text:p text:style-name="P23"><text:span text:style-name="T5">&lt;/</text:span><text:span text:style-name="T9">head</text:span><text:span text:style-name="T5">&gt;</text:span></text:p>
      <text:p text:style-name="P23"><text:soft-page-break/><text:span text:style-name="T5">&lt;</text:span><text:span text:style-name="T9">body</text:span><text:span text:style-name="T5">&gt;</text:span></text:p>
      <text:p text:style-name="P23"><text:span text:style-name="T5">    &lt;</text:span><text:span text:style-name="T9">div</text:span><text:span text:style-name="T5"> </text:span><text:span text:style-name="T17">class</text:span><text:span text:style-name="T9">=</text:span><text:span text:style-name="T24">"dropdown"</text:span><text:span text:style-name="T5">&gt;</text:span></text:p>
      <text:p text:style-name="P23"><text:span text:style-name="T5">        </text:span></text:p>
      <text:p text:style-name="P23"><text:span text:style-name="T5">        &lt;</text:span><text:span text:style-name="T9">label</text:span><text:span text:style-name="T5"> </text:span><text:span text:style-name="T17">for</text:span><text:span text:style-name="T9">=</text:span><text:span text:style-name="T24">"fruits"</text:span><text:span text:style-name="T5">&gt;Choose a fruit:&lt;/</text:span><text:span text:style-name="T9">label</text:span><text:span text:style-name="T5">&gt;</text:span></text:p>
      <text:p text:style-name="P23"><text:span text:style-name="T5">        &lt;</text:span><text:span text:style-name="T9">datalist</text:span><text:span text:style-name="T5"> </text:span><text:span text:style-name="T17">id</text:span><text:span text:style-name="T9">=</text:span><text:span text:style-name="T24">"fruits"</text:span><text:span text:style-name="T5">&gt;</text:span></text:p>
      <text:p text:style-name="P23"><text:span text:style-name="T5">            &lt;</text:span><text:span text:style-name="T9">option</text:span><text:span text:style-name="T5"> </text:span><text:span text:style-name="T17">value</text:span><text:span text:style-name="T9">=</text:span><text:span text:style-name="T24">"Apple"</text:span><text:span text:style-name="T5">&gt;</text:span></text:p>
      <text:p text:style-name="P23"><text:span text:style-name="T5">            &lt;</text:span><text:span text:style-name="T9">option</text:span><text:span text:style-name="T5"> </text:span><text:span text:style-name="T17">value</text:span><text:span text:style-name="T9">=</text:span><text:span text:style-name="T24">"Banana"</text:span><text:span text:style-name="T5"> </text:span><text:span text:style-name="T17">class</text:span><text:span text:style-name="T9">=</text:span><text:span text:style-name="T24">"selected"</text:span><text:span text:style-name="T5">&gt;</text:span></text:p>
      <text:p text:style-name="P23"><text:span text:style-name="T5">            &lt;</text:span><text:span text:style-name="T9">option</text:span><text:span text:style-name="T5"> </text:span><text:span text:style-name="T17">value</text:span><text:span text:style-name="T9">=</text:span><text:span text:style-name="T24">"Cherry"</text:span><text:span text:style-name="T5">&gt;</text:span></text:p>
      <text:p text:style-name="P23"><text:span text:style-name="T5">            &lt;</text:span><text:span text:style-name="T9">option</text:span><text:span text:style-name="T5"> </text:span><text:span text:style-name="T17">value</text:span><text:span text:style-name="T9">=</text:span><text:span text:style-name="T24">"Date"</text:span><text:span text:style-name="T5">&gt;</text:span></text:p>
      <text:p text:style-name="P23"><text:span text:style-name="T5">            &lt;</text:span><text:span text:style-name="T9">option</text:span><text:span text:style-name="T5"> </text:span><text:span text:style-name="T17">value</text:span><text:span text:style-name="T9">=</text:span><text:span text:style-name="T24">"Fig"</text:span><text:span text:style-name="T5">&gt;</text:span></text:p>
      <text:p text:style-name="P23"><text:span text:style-name="T5">            &lt;</text:span><text:span text:style-name="T9">option</text:span><text:span text:style-name="T5"> </text:span><text:span text:style-name="T17">value</text:span><text:span text:style-name="T9">=</text:span><text:span text:style-name="T24">"Grape"</text:span><text:span text:style-name="T5">&gt;</text:span></text:p>
      <text:p text:style-name="P23"><text:span text:style-name="T5">        &lt;/</text:span><text:span text:style-name="T9">datalist</text:span><text:span text:style-name="T5">&gt;</text:span></text:p>
      <text:p text:style-name="P23"><text:span text:style-name="T5">        &lt;</text:span><text:span text:style-name="T9">input</text:span><text:span text:style-name="T5"> </text:span><text:span text:style-name="T17">list</text:span><text:span text:style-name="T9">=</text:span><text:span text:style-name="T24">"fruits"</text:span><text:span text:style-name="T5"> </text:span><text:span text:style-name="T17">id</text:span><text:span text:style-name="T9">=</text:span><text:span text:style-name="T24">"fruit-input"</text:span><text:span text:style-name="T5"> </text:span><text:span text:style-name="T17">name</text:span><text:span text:style-name="T9">=</text:span><text:span text:style-name="T24">"fruit"</text:span><text:span text:style-name="T5">&gt;</text:span></text:p>
      <text:p text:style-name="P27"/>
      <text:p text:style-name="P23"><text:span text:style-name="T5">        &lt;</text:span><text:span text:style-name="T9">label</text:span><text:span text:style-name="T5"> </text:span><text:span text:style-name="T17">for</text:span><text:span text:style-name="T9">=</text:span><text:span text:style-name="T24">"grouped-fruits"</text:span><text:span text:style-name="T5">&gt;Choose a fruit:&lt;/</text:span><text:span text:style-name="T9">label</text:span><text:span text:style-name="T5">&gt;</text:span></text:p>
      <text:p text:style-name="P23"><text:span text:style-name="T5">        &lt;</text:span><text:span text:style-name="T9">datalist</text:span><text:span text:style-name="T5"> </text:span><text:span text:style-name="T17">id</text:span><text:span text:style-name="T9">=</text:span><text:span text:style-name="T24">"grouped-fruits"</text:span><text:span text:style-name="T5">&gt;</text:span></text:p>
      <text:p text:style-name="P23"><text:span text:style-name="T5">            &lt;</text:span><text:span text:style-name="T9">option</text:span><text:span text:style-name="T5"> </text:span><text:span text:style-name="T17">value</text:span><text:span text:style-name="T9">=</text:span><text:span text:style-name="T24">"Citrus Fruits"</text:span><text:span text:style-name="T5">&gt;</text:span></text:p>
      <text:p text:style-name="P23"><text:span text:style-name="T5">            &lt;</text:span><text:span text:style-name="T9">option</text:span><text:span text:style-name="T5"> </text:span><text:span text:style-name="T17">value</text:span><text:span text:style-name="T9">=</text:span><text:span text:style-name="T24">"Orange"</text:span><text:span text:style-name="T5"> </text:span><text:span text:style-name="T17">class</text:span><text:span text:style-name="T9">=</text:span><text:span text:style-name="T24">"grouped"</text:span><text:span text:style-name="T5">&gt;</text:span></text:p>
      <text:p text:style-name="P23"><text:span text:style-name="T5">            &lt;</text:span><text:span text:style-name="T9">option</text:span><text:span text:style-name="T5"> </text:span><text:span text:style-name="T17">value</text:span><text:span text:style-name="T9">=</text:span><text:span text:style-name="T24">"Lemon"</text:span><text:span text:style-name="T5"> </text:span><text:span text:style-name="T17">class</text:span><text:span text:style-name="T9">=</text:span><text:span text:style-name="T24">"grouped"</text:span><text:span text:style-name="T5">&gt;</text:span></text:p>
      <text:p text:style-name="P23"><text:span text:style-name="T5">            &lt;</text:span><text:span text:style-name="T9">option</text:span><text:span text:style-name="T5"> </text:span><text:span text:style-name="T17">value</text:span><text:span text:style-name="T9">=</text:span><text:span text:style-name="T24">"Berries"</text:span><text:span text:style-name="T5">&gt;</text:span></text:p>
      <text:p text:style-name="P23"><text:span text:style-name="T5">            &lt;</text:span><text:span text:style-name="T9">option</text:span><text:span text:style-name="T5"> </text:span><text:span text:style-name="T17">value</text:span><text:span text:style-name="T9">=</text:span><text:span text:style-name="T24">"Strawberry"</text:span><text:span text:style-name="T5"> </text:span><text:span text:style-name="T17">class</text:span><text:span text:style-name="T9">=</text:span><text:span text:style-name="T24">"grouped"</text:span><text:span text:style-name="T5">&gt;</text:span></text:p>
      <text:p text:style-name="P23"><text:span text:style-name="T5">            &lt;</text:span><text:span text:style-name="T9">option</text:span><text:span text:style-name="T5"> </text:span><text:span text:style-name="T17">value</text:span><text:span text:style-name="T9">=</text:span><text:span text:style-name="T24">"Blueberry"</text:span><text:span text:style-name="T5"> </text:span><text:span text:style-name="T17">class</text:span><text:span text:style-name="T9">=</text:span><text:span text:style-name="T24">"grouped"</text:span><text:span text:style-name="T5">&gt;</text:span></text:p>
      <text:p text:style-name="P23"><text:span text:style-name="T5">        &lt;/</text:span><text:span text:style-name="T9">datalist</text:span><text:span text:style-name="T5">&gt;</text:span></text:p>
      <text:p text:style-name="P23"><text:span text:style-name="T5">        &lt;</text:span><text:span text:style-name="T9">input</text:span><text:span text:style-name="T5"> </text:span><text:span text:style-name="T17">list</text:span><text:span text:style-name="T9">=</text:span><text:span text:style-name="T24">"grouped-fruits"</text:span><text:span text:style-name="T5"> </text:span><text:span text:style-name="T17">id</text:span><text:span text:style-name="T9">=</text:span><text:span text:style-name="T24">"grouped-fruit-input"</text:span><text:span text:style-name="T5"> </text:span><text:span text:style-name="T17">name</text:span><text:span text:style-name="T9">=</text:span><text:span text:style-name="T24">"grouped-fruit"</text:span><text:span text:style-name="T5">&gt;</text:span></text:p>
      <text:p text:style-name="P27"/>
      <text:p text:style-name="P23"><text:span text:style-name="T5">        &lt;</text:span><text:span text:style-name="T9">label</text:span><text:span text:style-name="T5"> </text:span><text:span text:style-name="T17">for</text:span><text:span text:style-name="T9">=</text:span><text:span text:style-name="T24">"disabled-fruits"</text:span><text:span text:style-name="T5">&gt;Choose a fruit:&lt;/</text:span><text:span text:style-name="T9">label</text:span><text:span text:style-name="T5">&gt;</text:span></text:p>
      <text:p text:style-name="P23"><text:span text:style-name="T5">        &lt;</text:span><text:span text:style-name="T9">datalist</text:span><text:span text:style-name="T5"> </text:span><text:span text:style-name="T17">id</text:span><text:span text:style-name="T9">=</text:span><text:span text:style-name="T24">"disabled-fruits"</text:span><text:span text:style-name="T5">&gt;</text:span></text:p>
      <text:p text:style-name="P23"><text:span text:style-name="T5">            &lt;</text:span><text:span text:style-name="T9">option</text:span><text:span text:style-name="T5"> </text:span><text:span text:style-name="T17">value</text:span><text:span text:style-name="T9">=</text:span><text:span text:style-name="T24">"Apple"</text:span><text:span text:style-name="T5">&gt;</text:span></text:p>
      <text:p text:style-name="P23"><text:span text:style-name="T5">            &lt;</text:span><text:span text:style-name="T9">option</text:span><text:span text:style-name="T5"> </text:span><text:span text:style-name="T17">value</text:span><text:span text:style-name="T9">=</text:span><text:span text:style-name="T24">"Banana"</text:span><text:span text:style-name="T5"> </text:span><text:span text:style-name="T17">class</text:span><text:span text:style-name="T9">=</text:span><text:span text:style-name="T24">"disabled"</text:span><text:span text:style-name="T5">&gt;</text:span></text:p>
      <text:p text:style-name="P23"><text:span text:style-name="T5">            &lt;</text:span><text:span text:style-name="T9">option</text:span><text:span text:style-name="T5"> </text:span><text:span text:style-name="T17">value</text:span><text:span text:style-name="T9">=</text:span><text:span text:style-name="T24">"Cherry"</text:span><text:span text:style-name="T5">&gt;</text:span></text:p>
      <text:p text:style-name="P23"><text:span text:style-name="T5">            &lt;</text:span><text:span text:style-name="T9">option</text:span><text:span text:style-name="T5"> </text:span><text:span text:style-name="T17">value</text:span><text:span text:style-name="T9">=</text:span><text:span text:style-name="T24">"Date"</text:span><text:span text:style-name="T5"> </text:span><text:span text:style-name="T17">class</text:span><text:span text:style-name="T9">=</text:span><text:span text:style-name="T24">"disabled"</text:span><text:span text:style-name="T5">&gt;</text:span></text:p>
      <text:p text:style-name="P23"><text:span text:style-name="T5">            &lt;</text:span><text:span text:style-name="T9">option</text:span><text:span text:style-name="T5"> </text:span><text:span text:style-name="T17">value</text:span><text:span text:style-name="T9">=</text:span><text:span text:style-name="T24">"Fig"</text:span><text:span text:style-name="T5">&gt;</text:span></text:p>
      <text:p text:style-name="P23"><text:span text:style-name="T5">        &lt;/</text:span><text:span text:style-name="T9">datalist</text:span><text:span text:style-name="T5">&gt;</text:span></text:p>
      <text:p text:style-name="P23"><text:span text:style-name="T5">        &lt;</text:span><text:span text:style-name="T9">input</text:span><text:span text:style-name="T5"> </text:span><text:span text:style-name="T17">list</text:span><text:span text:style-name="T9">=</text:span><text:span text:style-name="T24">"disabled-fruits"</text:span><text:span text:style-name="T5"> </text:span><text:span text:style-name="T17">id</text:span><text:span text:style-name="T9">=</text:span><text:span text:style-name="T24">"disabled-fruit-input"</text:span><text:span text:style-name="T5"> </text:span><text:span text:style-name="T17">name</text:span><text:span text:style-name="T9">=</text:span><text:span text:style-name="T24">"disabled-fruit"</text:span><text:span text:style-name="T5">&gt;</text:span></text:p>
      <text:p text:style-name="P27"/>
      <text:p text:style-name="P23"><text:span text:style-name="T5">        &lt;</text:span><text:span text:style-name="T9">label</text:span><text:span text:style-name="T5"> </text:span><text:span text:style-name="T17">for</text:span><text:span text:style-name="T9">=</text:span><text:span text:style-name="T24">"multi-fruits"</text:span><text:span text:style-name="T5">&gt;Choose fruits:&lt;/</text:span><text:span text:style-name="T9">label</text:span><text:span text:style-name="T5">&gt;</text:span></text:p>
      <text:p text:style-name="P23"><text:span text:style-name="T5">        &lt;</text:span><text:span text:style-name="T9">datalist</text:span><text:span text:style-name="T5"> </text:span><text:span text:style-name="T17">id</text:span><text:span text:style-name="T9">=</text:span><text:span text:style-name="T24">"multi-fruits"</text:span><text:span text:style-name="T5">&gt;</text:span></text:p>
      <text:p text:style-name="P23"><text:span text:style-name="T5">            &lt;</text:span><text:span text:style-name="T9">option</text:span><text:span text:style-name="T5"> </text:span><text:span text:style-name="T17">value</text:span><text:span text:style-name="T9">=</text:span><text:span text:style-name="T24">"Apple"</text:span><text:span text:style-name="T5">&gt;</text:span></text:p>
      <text:p text:style-name="P23"><text:span text:style-name="T5">            &lt;</text:span><text:span text:style-name="T9">option</text:span><text:span text:style-name="T5"> </text:span><text:span text:style-name="T17">value</text:span><text:span text:style-name="T9">=</text:span><text:span text:style-name="T24">"Banana"</text:span><text:span text:style-name="T5">&gt;</text:span></text:p>
      <text:p text:style-name="P23"><text:span text:style-name="T5">            &lt;</text:span><text:span text:style-name="T9">option</text:span><text:span text:style-name="T5"> </text:span><text:span text:style-name="T17">value</text:span><text:span text:style-name="T9">=</text:span><text:span text:style-name="T24">"Cherry"</text:span><text:span text:style-name="T5">&gt;</text:span></text:p>
      <text:p text:style-name="P23"><text:span text:style-name="T5">            &lt;</text:span><text:span text:style-name="T9">option</text:span><text:span text:style-name="T5"> </text:span><text:span text:style-name="T17">value</text:span><text:span text:style-name="T9">=</text:span><text:span text:style-name="T24">"Date"</text:span><text:span text:style-name="T5">&gt;</text:span></text:p>
      <text:p text:style-name="P23"><text:span text:style-name="T5">            &lt;</text:span><text:span text:style-name="T9">option</text:span><text:span text:style-name="T5"> </text:span><text:span text:style-name="T17">value</text:span><text:span text:style-name="T9">=</text:span><text:span text:style-name="T24">"Fig"</text:span><text:span text:style-name="T5">&gt;</text:span></text:p>
      <text:p text:style-name="P23"><text:soft-page-break/><text:span text:style-name="T5">        &lt;/</text:span><text:span text:style-name="T9">datalist</text:span><text:span text:style-name="T5">&gt;</text:span></text:p>
      <text:p text:style-name="P23"><text:span text:style-name="T5">        &lt;</text:span><text:span text:style-name="T9">input</text:span><text:span text:style-name="T5"> </text:span><text:span text:style-name="T17">list</text:span><text:span text:style-name="T9">=</text:span><text:span text:style-name="T24">"multi-fruits"</text:span><text:span text:style-name="T5"> </text:span><text:span text:style-name="T17">id</text:span><text:span text:style-name="T9">=</text:span><text:span text:style-name="T24">"multi-fruit-input"</text:span><text:span text:style-name="T5"> </text:span><text:span text:style-name="T17">name</text:span><text:span text:style-name="T9">=</text:span><text:span text:style-name="T24">"multi-fruit"</text:span><text:span text:style-name="T5"> </text:span><text:span text:style-name="T17">multiple</text:span><text:span text:style-name="T5">&gt;</text:span></text:p>
      <text:p text:style-name="P23"><text:span text:style-name="T5">    &lt;/</text:span><text:span text:style-name="T9">div</text:span><text:span text:style-name="T5">&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
      <text:p text:style-name="P8"/>
      <text:p text:style-name="P8"/>
      <text:p text:style-name="P2"><text:span text:style-name="T3">HTML5 Custom attributes / data attributes</text:span></text:p>
      <text:p text:style-name="P4"/>
      <text:p text:style-name="P2"><text:span text:style-name="T2">1: Create a Table with Custom Data Attributes</text:span></text:p>
      <text:p text:style-name="P2"><text:span text:style-name="T2">Create a table where each row has custom data attributes for `id`, `name`, and `age`.</text:span></text:p>
      <text:p text:style-name="P9"/>
      <text:p text:style-name="P2"><text:span text:style-name="T2">2: Create a Contact List with Custom Data Attributes</text:span></text:p>
      <text:p text:style-name="P2"><text:span text:style-name="T2">Create a contact list where each contact has custom data attributes for `id`, `phone`, and `email`.</text:span></text:p>
      <text:p text:style-name="P8"/>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Table with Custom Data Attributes&lt;/</text:span><text:span text:style-name="T9">title</text:span><text:span text:style-name="T5">&gt;</text:span></text:p>
      <text:p text:style-name="P23"><text:span text:style-name="T5">    &lt;</text:span><text:span text:style-name="T9">style</text:span><text:span text:style-name="T5">&gt;</text:span></text:p>
      <text:p text:style-name="P23"><text:span text:style-name="T5">        </text:span><text:span text:style-name="T9">table</text:span><text:span text:style-name="T5"> { width</text:span><text:span text:style-name="T9">:</text:span><text:span text:style-name="T5"> </text:span><text:span text:style-name="T31">100</text:span><text:span text:style-name="T9">%</text:span><text:span text:style-name="T5">; border-collapse</text:span><text:span text:style-name="T9">:</text:span><text:span text:style-name="T5"> </text:span><text:span text:style-name="T34">collapse</text:span><text:span text:style-name="T5">; }</text:span></text:p>
      <text:p text:style-name="P23"><text:span text:style-name="T5">        </text:span><text:span text:style-name="T9">th</text:span><text:span text:style-name="T5">,</text:span><text:span text:style-name="T9"> td</text:span><text:span text:style-name="T5"> { border</text:span><text:span text:style-name="T9">:</text:span><text:span text:style-name="T5"> </text:span><text:span text:style-name="T31">1</text:span><text:span text:style-name="T9">px</text:span><text:span text:style-name="T5"> </text:span><text:span text:style-name="T34">solid</text:span><text:span text:style-name="T5"> </text:span><text:span text:style-name="T31">#ddd</text:span><text:span text:style-name="T5">; padding</text:span><text:span text:style-name="T9">:</text:span><text:span text:style-name="T5"> </text:span><text:span text:style-name="T31">8</text:span><text:span text:style-name="T9">px</text:span><text:span text:style-name="T5">; }</text:span></text:p>
      <text:p text:style-name="P23"><text:span text:style-name="T5">        </text:span><text:span text:style-name="T9">th</text:span><text:span text:style-name="T5"> { background-color</text:span><text:span text:style-name="T9">:</text:span><text:span text:style-name="T5"> </text:span><text:span text:style-name="T31">#f4f4f4</text:span><text:span text:style-name="T5">; }</text:span></text:p>
      <text:p text:style-name="P23"><text:span text:style-name="T5">    &lt;/</text:span><text:span text:style-name="T9">style</text:span><text:span text:style-name="T5">&gt;</text:span></text:p>
      <text:p text:style-name="P23"><text:span text:style-name="T5">&lt;/</text:span><text:span text:style-name="T9">head</text:span><text:span text:style-name="T5">&gt;</text:span></text:p>
      <text:p text:style-name="P23"><text:span text:style-name="T5">&lt;</text:span><text:span text:style-name="T9">body</text:span><text:span text:style-name="T5">&gt;</text:span></text:p>
      <text:p text:style-name="P23"><text:span text:style-name="T5">    &lt;</text:span><text:span text:style-name="T9">h2</text:span><text:span text:style-name="T5">&gt;Table with Custom Data Attributes&lt;/</text:span><text:span text:style-name="T9">h2</text:span><text:span text:style-name="T5">&gt;</text:span></text:p>
      <text:p text:style-name="P23"><text:span text:style-name="T5">    &lt;</text:span><text:span text:style-name="T9">table</text:span><text:span text:style-name="T5">&gt;</text:span></text:p>
      <text:p text:style-name="P23"><text:span text:style-name="T5">        &lt;</text:span><text:span text:style-name="T9">thead</text:span><text:span text:style-name="T5">&gt;</text:span></text:p>
      <text:p text:style-name="P23"><text:span text:style-name="T5">            &lt;</text:span><text:span text:style-name="T9">tr</text:span><text:span text:style-name="T5">&gt;</text:span></text:p>
      <text:p text:style-name="P23"><text:span text:style-name="T5">                &lt;</text:span><text:span text:style-name="T9">th</text:span><text:span text:style-name="T5">&gt;ID&lt;/</text:span><text:span text:style-name="T9">th</text:span><text:span text:style-name="T5">&gt;</text:span></text:p>
      <text:p text:style-name="P23"><text:span text:style-name="T5">                &lt;</text:span><text:span text:style-name="T9">th</text:span><text:span text:style-name="T5">&gt;Name&lt;/</text:span><text:span text:style-name="T9">th</text:span><text:span text:style-name="T5">&gt;</text:span></text:p>
      <text:p text:style-name="P23"><text:span text:style-name="T5">                &lt;</text:span><text:span text:style-name="T9">th</text:span><text:span text:style-name="T5">&gt;Age&lt;/</text:span><text:span text:style-name="T9">th</text:span><text:span text:style-name="T5">&gt;</text:span></text:p>
      <text:p text:style-name="P23"><text:span text:style-name="T5">            &lt;/</text:span><text:span text:style-name="T9">tr</text:span><text:span text:style-name="T5">&gt;</text:span></text:p>
      <text:p text:style-name="P23"><text:span text:style-name="T5">        &lt;/</text:span><text:span text:style-name="T9">thead</text:span><text:span text:style-name="T5">&gt;</text:span></text:p>
      <text:p text:style-name="P23"><text:span text:style-name="T5">        &lt;</text:span><text:span text:style-name="T9">tbody</text:span><text:span text:style-name="T5">&gt;</text:span></text:p>
      <text:p text:style-name="P23"><text:span text:style-name="T5">            &lt;</text:span><text:span text:style-name="T9">tr</text:span><text:span text:style-name="T5"> </text:span><text:span text:style-name="T17">data-id</text:span><text:span text:style-name="T9">=</text:span><text:span text:style-name="T24">"1"</text:span><text:span text:style-name="T5"> </text:span><text:span text:style-name="T17">data-name</text:span><text:span text:style-name="T9">=</text:span><text:span text:style-name="T24">"Lina"</text:span><text:span text:style-name="T5"> </text:span><text:span text:style-name="T17">data-age</text:span><text:span text:style-name="T9">=</text:span><text:span text:style-name="T24">"30"</text:span><text:span text:style-name="T5">&gt;</text:span></text:p>
      <text:p text:style-name="P23"><text:span text:style-name="T5">                &lt;</text:span><text:span text:style-name="T9">td</text:span><text:span text:style-name="T5">&gt;1&lt;/</text:span><text:span text:style-name="T9">td</text:span><text:span text:style-name="T5">&gt;</text:span></text:p>
      <text:p text:style-name="P23"><text:span text:style-name="T5">                &lt;</text:span><text:span text:style-name="T9">td</text:span><text:span text:style-name="T5">&gt;Lina&lt;/</text:span><text:span text:style-name="T9">td</text:span><text:span text:style-name="T5">&gt;</text:span></text:p>
      <text:p text:style-name="P23"><text:span text:style-name="T5">                &lt;</text:span><text:span text:style-name="T9">td</text:span><text:span text:style-name="T5">&gt;30&lt;/</text:span><text:span text:style-name="T9">td</text:span><text:span text:style-name="T5">&gt;</text:span></text:p>
      <text:p text:style-name="P23"><text:span text:style-name="T5">            &lt;/</text:span><text:span text:style-name="T9">tr</text:span><text:span text:style-name="T5">&gt;</text:span></text:p>
      <text:p text:style-name="P23"><text:soft-page-break/><text:span text:style-name="T5">            &lt;</text:span><text:span text:style-name="T9">tr</text:span><text:span text:style-name="T5"> </text:span><text:span text:style-name="T17">data-id</text:span><text:span text:style-name="T9">=</text:span><text:span text:style-name="T24">"2"</text:span><text:span text:style-name="T5"> </text:span><text:span text:style-name="T17">data-name</text:span><text:span text:style-name="T9">=</text:span><text:span text:style-name="T24">"Alka"</text:span><text:span text:style-name="T5"> </text:span><text:span text:style-name="T17">data-age</text:span><text:span text:style-name="T9">=</text:span><text:span text:style-name="T24">"25"</text:span><text:span text:style-name="T5">&gt;</text:span></text:p>
      <text:p text:style-name="P23"><text:span text:style-name="T5">                &lt;</text:span><text:span text:style-name="T9">td</text:span><text:span text:style-name="T5">&gt;2&lt;/</text:span><text:span text:style-name="T9">td</text:span><text:span text:style-name="T5">&gt;</text:span></text:p>
      <text:p text:style-name="P23"><text:span text:style-name="T5">                &lt;</text:span><text:span text:style-name="T9">td</text:span><text:span text:style-name="T5">&gt;Alka&lt;/</text:span><text:span text:style-name="T9">td</text:span><text:span text:style-name="T5">&gt;</text:span></text:p>
      <text:p text:style-name="P23"><text:span text:style-name="T5">                &lt;</text:span><text:span text:style-name="T9">td</text:span><text:span text:style-name="T5">&gt;25&lt;/</text:span><text:span text:style-name="T9">td</text:span><text:span text:style-name="T5">&gt;</text:span></text:p>
      <text:p text:style-name="P23"><text:span text:style-name="T5">            &lt;/</text:span><text:span text:style-name="T9">tr</text:span><text:span text:style-name="T5">&gt;</text:span></text:p>
      <text:p text:style-name="P23"><text:span text:style-name="T5">            &lt;</text:span><text:span text:style-name="T9">tr</text:span><text:span text:style-name="T5"> </text:span><text:span text:style-name="T17">data-id</text:span><text:span text:style-name="T9">=</text:span><text:span text:style-name="T24">"3"</text:span><text:span text:style-name="T5"> </text:span><text:span text:style-name="T17">data-name</text:span><text:span text:style-name="T9">=</text:span><text:span text:style-name="T24">"Mike"</text:span><text:span text:style-name="T5"> </text:span><text:span text:style-name="T17">data-age</text:span><text:span text:style-name="T9">=</text:span><text:span text:style-name="T24">"40"</text:span><text:span text:style-name="T5">&gt;</text:span></text:p>
      <text:p text:style-name="P23"><text:span text:style-name="T5">                &lt;</text:span><text:span text:style-name="T9">td</text:span><text:span text:style-name="T5">&gt;3&lt;/</text:span><text:span text:style-name="T9">td</text:span><text:span text:style-name="T5">&gt;</text:span></text:p>
      <text:p text:style-name="P23"><text:span text:style-name="T5">                &lt;</text:span><text:span text:style-name="T9">td</text:span><text:span text:style-name="T5">&gt;Mike&lt;/</text:span><text:span text:style-name="T9">td</text:span><text:span text:style-name="T5">&gt;</text:span></text:p>
      <text:p text:style-name="P23"><text:span text:style-name="T5">                &lt;</text:span><text:span text:style-name="T9">td</text:span><text:span text:style-name="T5">&gt;40&lt;/</text:span><text:span text:style-name="T9">td</text:span><text:span text:style-name="T5">&gt;</text:span></text:p>
      <text:p text:style-name="P23"><text:span text:style-name="T5">            &lt;/</text:span><text:span text:style-name="T9">tr</text:span><text:span text:style-name="T5">&gt;</text:span></text:p>
      <text:p text:style-name="P23"><text:span text:style-name="T5">        &lt;/</text:span><text:span text:style-name="T9">tbody</text:span><text:span text:style-name="T5">&gt;</text:span></text:p>
      <text:p text:style-name="P23"><text:span text:style-name="T5">    &lt;/</text:span><text:span text:style-name="T9">table</text:span><text:span text:style-name="T5">&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
      <text:p text:style-name="P8"/>
      <text:p text:style-name="P8"/>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  &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 /&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 /&gt;</text:span></text:p>
      <text:p text:style-name="P23"><text:span text:style-name="T5">    &lt;</text:span><text:span text:style-name="T9">title</text:span><text:span text:style-name="T5">&gt;Contact List with Custom Data Attributes&lt;/</text:span><text:span text:style-name="T9">title</text:span><text:span text:style-name="T5">&gt;</text:span></text:p>
      <text:p text:style-name="P23"><text:span text:style-name="T5">    &lt;</text:span><text:span text:style-name="T9">style</text:span><text:span text:style-name="T5">&gt;</text:span></text:p>
      <text:p text:style-name="P23"><text:span text:style-name="T5">      </text:span><text:span text:style-name="T9">ul</text:span><text:span text:style-name="T5"> {</text:span></text:p>
      <text:p text:style-name="P23"><text:span text:style-name="T5">        list-style-type</text:span><text:span text:style-name="T9">:</text:span><text:span text:style-name="T5"> </text:span><text:span text:style-name="T34">none</text:span><text:span text:style-name="T5">;</text:span></text:p>
      <text:p text:style-name="P23"><text:span text:style-name="T5">        padding</text:span><text:span text:style-name="T9">:</text:span><text:span text:style-name="T5"> </text:span><text:span text:style-name="T31">0</text:span><text:span text:style-name="T5">;</text:span></text:p>
      <text:p text:style-name="P23"><text:span text:style-name="T5">      }</text:span></text:p>
      <text:p text:style-name="P23"><text:span text:style-name="T5">      </text:span><text:span text:style-name="T9">li</text:span><text:span text:style-name="T5"> {</text:span></text:p>
      <text:p text:style-name="P23"><text:span text:style-name="T5">        padding</text:span><text:span text:style-name="T9">:</text:span><text:span text:style-name="T5"> </text:span><text:span text:style-name="T31">8</text:span><text:span text:style-name="T9">px</text:span><text:span text:style-name="T5">;</text:span></text:p>
      <text:p text:style-name="P23"><text:span text:style-name="T5">        border-bottom</text:span><text:span text:style-name="T9">:</text:span><text:span text:style-name="T5"> </text:span><text:span text:style-name="T31">1</text:span><text:span text:style-name="T9">px</text:span><text:span text:style-name="T5"> </text:span><text:span text:style-name="T34">solid</text:span><text:span text:style-name="T5"> </text:span><text:span text:style-name="T31">#ddd</text:span><text:span text:style-name="T5">;</text:span></text:p>
      <text:p text:style-name="P23"><text:span text:style-name="T5">      }</text:span></text:p>
      <text:p text:style-name="P23"><text:span text:style-name="T5">      </text:span><text:span text:style-name="T9">li:</text:span><text:span text:style-name="T17">last-child</text:span><text:span text:style-name="T5"> {</text:span></text:p>
      <text:p text:style-name="P23"><text:span text:style-name="T5">        border-bottom</text:span><text:span text:style-name="T9">:</text:span><text:span text:style-name="T5"> </text:span><text:span text:style-name="T34">none</text:span><text:span text:style-name="T5">;</text:span></text:p>
      <text:p text:style-name="P23"><text:span text:style-name="T5">      }</text:span></text:p>
      <text:p text:style-name="P23"><text:span text:style-name="T5">    &lt;/</text:span><text:span text:style-name="T9">style</text:span><text:span text:style-name="T5">&gt;</text:span></text:p>
      <text:p text:style-name="P23"><text:span text:style-name="T5">  &lt;/</text:span><text:span text:style-name="T9">head</text:span><text:span text:style-name="T5">&gt;</text:span></text:p>
      <text:p text:style-name="P23"><text:span text:style-name="T5">  &lt;</text:span><text:span text:style-name="T9">body</text:span><text:span text:style-name="T5">&gt;</text:span></text:p>
      <text:p text:style-name="P23"><text:span text:style-name="T5">    &lt;</text:span><text:span text:style-name="T9">h2</text:span><text:span text:style-name="T5">&gt;Contact List with Custom Data Attributes&lt;/</text:span><text:span text:style-name="T9">h2</text:span><text:span text:style-name="T5">&gt;</text:span></text:p>
      <text:p text:style-name="P23"><text:span text:style-name="T5">    &lt;</text:span><text:span text:style-name="T9">ul</text:span><text:span text:style-name="T5">&gt;</text:span></text:p>
      <text:p text:style-name="P23"><text:span text:style-name="T5">      &lt;</text:span><text:span text:style-name="T9">li</text:span><text:span text:style-name="T5"> </text:span><text:span text:style-name="T17">data-id</text:span><text:span text:style-name="T9">=</text:span><text:span text:style-name="T24">"1"</text:span><text:span text:style-name="T5"> </text:span><text:span text:style-name="T17">data-phone</text:span><text:span text:style-name="T9">=</text:span><text:span text:style-name="T24">"1234567890"</text:span><text:span text:style-name="T5"> </text:span><text:span text:style-name="T17">data-email</text:span><text:span text:style-name="T9">=</text:span><text:span text:style-name="T24">"kristy@example.com"</text:span><text:span text:style-name="T5">&gt;</text:span></text:p>
      <text:p text:style-name="P23"><text:span text:style-name="T5">        Kristy - 123-456-7890</text:span></text:p>
      <text:p text:style-name="P23"><text:span text:style-name="T5">      &lt;/</text:span><text:span text:style-name="T9">li</text:span><text:span text:style-name="T5">&gt;</text:span></text:p>
      <text:p text:style-name="P23"><text:soft-page-break/><text:span text:style-name="T5">      &lt;</text:span><text:span text:style-name="T9">li</text:span><text:span text:style-name="T5"> </text:span><text:span text:style-name="T17">data-id</text:span><text:span text:style-name="T9">=</text:span><text:span text:style-name="T24">"2"</text:span><text:span text:style-name="T5"> </text:span><text:span text:style-name="T17">data-phone</text:span><text:span text:style-name="T9">=</text:span><text:span text:style-name="T24">"9876543210"</text:span><text:span text:style-name="T5"> </text:span><text:span text:style-name="T17">data-email</text:span><text:span text:style-name="T9">=</text:span><text:span text:style-name="T24">"rita@example.com"</text:span><text:span text:style-name="T5">&gt;</text:span></text:p>
      <text:p text:style-name="P23"><text:span text:style-name="T5">        Rita - 987-654-3210</text:span></text:p>
      <text:p text:style-name="P23"><text:span text:style-name="T5">      &lt;/</text:span><text:span text:style-name="T9">li</text:span><text:span text:style-name="T5">&gt;</text:span></text:p>
      <text:p text:style-name="P23"><text:span text:style-name="T5">      &lt;</text:span><text:span text:style-name="T9">li</text:span><text:span text:style-name="T5"> </text:span><text:span text:style-name="T17">data-id</text:span><text:span text:style-name="T9">=</text:span><text:span text:style-name="T24">"3"</text:span><text:span text:style-name="T5"> </text:span><text:span text:style-name="T17">data-phone</text:span><text:span text:style-name="T9">=</text:span><text:span text:style-name="T24">"5555555555"</text:span><text:span text:style-name="T5"> </text:span><text:span text:style-name="T17">data-email</text:span><text:span text:style-name="T9">=</text:span><text:span text:style-name="T24">"mike@example.com"</text:span><text:span text:style-name="T5">&gt;</text:span></text:p>
      <text:p text:style-name="P23"><text:span text:style-name="T5">        Mike - 555-555-5555</text:span></text:p>
      <text:p text:style-name="P23"><text:span text:style-name="T5">      &lt;/</text:span><text:span text:style-name="T9">li</text:span><text:span text:style-name="T5">&gt;</text:span></text:p>
      <text:p text:style-name="P23"><text:span text:style-name="T5">    &lt;/</text:span><text:span text:style-name="T9">ul</text:span><text:span text:style-name="T5">&gt;</text:span></text:p>
      <text:p text:style-name="P23"><text:span text:style-name="T5">  &lt;/</text:span><text:span text:style-name="T9">body</text:span><text:span text:style-name="T5">&gt;</text:span></text:p>
      <text:p text:style-name="P23"><text:span text:style-name="T5">&lt;/</text:span><text:span text:style-name="T9">html</text:span><text:span text:style-name="T5">&gt;</text:span></text:p>
      <text:p text:style-name="P21"/>
      <text:p text:style-name="P2"><text:span text:style-name="T3">HTML5 Input Types Assignments</text:span></text:p>
      <text:p text:style-name="P9"/>
      <text:p text:style-name="P2"><text:span text:style-name="T2"><text:s/>1: Create a Registration Form</text:span></text:p>
      <text:p text:style-name="P4"/>
      <text:p text:style-name="P2"><text:span text:style-name="T2">Create a registration form using different HTML5 input types. The form should include:</text:span></text:p>
      <text:p text:style-name="P4"/>
      <text:p text:style-name="P2"><text:span text:style-name="T2">1. <text:s/>Full Name : `text`</text:span></text:p>
      <text:p text:style-name="P2"><text:span text:style-name="T2">2. <text:s/>Email : `email`</text:span></text:p>
      <text:p text:style-name="P2"><text:span text:style-name="T2">3. <text:s/>Password : `password`</text:span></text:p>
      <text:p text:style-name="P2"><text:span text:style-name="T2">4. <text:s/>Phone Number : `tel`</text:span></text:p>
      <text:p text:style-name="P2"><text:span text:style-name="T2">5. <text:s/>Date of Birth : `date`</text:span></text:p>
      <text:p text:style-name="P2"><text:span text:style-name="T2">6. <text:s/>Gender : `radio`</text:span></text:p>
      <text:p text:style-name="P2"><text:span text:style-name="T2">7. <text:s/>Hobbies : `checkbox`</text:span></text:p>
      <text:p text:style-name="P2"><text:span text:style-name="T2">8. <text:s/>Profile Picture : `file`</text:span></text:p>
      <text:p text:style-name="P2"><text:span text:style-name="T2">9. <text:s/>Website : `url`</text:span></text:p>
      <text:p text:style-name="P2"><text:span text:style-name="T2">10. <text:s/>Age : `number`</text:span></text:p>
      <text:p text:style-name="P2"><text:span text:style-name="T2">11. <text:s/>Submit Button : `submit`</text:span></text:p>
      <text:p text:style-name="P9"/>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Registration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Registration Form&lt;/</text:span><text:span text:style-name="T9">h2</text:span><text:span text:style-name="T5">&gt;</text:span></text:p>
      <text:p text:style-name="P23"><text:span text:style-name="T5">    &lt;</text:span><text:span text:style-name="T9">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fullname"</text:span><text:span text:style-name="T5">&gt;Full 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fullname"</text:span><text:span text:style-name="T5"> </text:span><text:span text:style-name="T17">name</text:span><text:span text:style-name="T9">=</text:span><text:span text:style-name="T24">"fullname"</text:span><text:span text:style-name="T5"> </text:span><text:span text:style-name="T17">required</text:span><text:span text:style-name="T5">&gt;</text:span></text:p>
      <text:p text:style-name="P23"><text:span text:style-name="T5">        &lt;/</text:span><text:span text:style-name="T9">div</text:span><text:span text:style-name="T5">&gt;</text:span></text:p>
      <text:p text:style-name="P21"><text:soft-page-break/></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assword"</text:span><text:span text:style-name="T5">&gt;Password:&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password"</text:span><text:span text:style-name="T5"> </text:span><text:span text:style-name="T17">id</text:span><text:span text:style-name="T9">=</text:span><text:span text:style-name="T24">"password"</text:span><text:span text:style-name="T5"> </text:span><text:span text:style-name="T17">name</text:span><text:span text:style-name="T9">=</text:span><text:span text:style-name="T24">"password"</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hone"</text:span><text:span text:style-name="T5">&gt;Phone Number:&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l"</text:span><text:span text:style-name="T5"> </text:span><text:span text:style-name="T17">id</text:span><text:span text:style-name="T9">=</text:span><text:span text:style-name="T24">"phone"</text:span><text:span text:style-name="T5"> </text:span><text:span text:style-name="T17">name</text:span><text:span text:style-name="T9">=</text:span><text:span text:style-name="T24">"phone"</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dob"</text:span><text:span text:style-name="T5">&gt;Date of Birth:&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date"</text:span><text:span text:style-name="T5"> </text:span><text:span text:style-name="T17">id</text:span><text:span text:style-name="T9">=</text:span><text:span text:style-name="T24">"dob"</text:span><text:span text:style-name="T5"> </text:span><text:span text:style-name="T17">name</text:span><text:span text:style-name="T9">=</text:span><text:span text:style-name="T24">"dob"</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gt;Gender:&lt;/</text:span><text:span text:style-name="T9">label</text:span><text:span text:style-name="T5">&gt;</text:span></text:p>
      <text:p text:style-name="P23"><text:span text:style-name="T5">            &lt;</text:span><text:span text:style-name="T9">label</text:span><text:span text:style-name="T5">&gt;&lt;</text:span><text:span text:style-name="T9">input</text:span><text:span text:style-name="T5"> </text:span><text:span text:style-name="T17">type</text:span><text:span text:style-name="T9">=</text:span><text:span text:style-name="T24">"radio"</text:span><text:span text:style-name="T5"> </text:span><text:span text:style-name="T17">name</text:span><text:span text:style-name="T9">=</text:span><text:span text:style-name="T24">"gender"</text:span><text:span text:style-name="T5"> </text:span><text:span text:style-name="T17">value</text:span><text:span text:style-name="T9">=</text:span><text:span text:style-name="T24">"male"</text:span><text:span text:style-name="T5">&gt; Male&lt;/</text:span><text:span text:style-name="T9">label</text:span><text:span text:style-name="T5">&gt;</text:span></text:p>
      <text:p text:style-name="P23"><text:span text:style-name="T5">            &lt;</text:span><text:span text:style-name="T9">label</text:span><text:span text:style-name="T5">&gt;&lt;</text:span><text:span text:style-name="T9">input</text:span><text:span text:style-name="T5"> </text:span><text:span text:style-name="T17">type</text:span><text:span text:style-name="T9">=</text:span><text:span text:style-name="T24">"radio"</text:span><text:span text:style-name="T5"> </text:span><text:span text:style-name="T17">name</text:span><text:span text:style-name="T9">=</text:span><text:span text:style-name="T24">"gender"</text:span><text:span text:style-name="T5"> </text:span><text:span text:style-name="T17">value</text:span><text:span text:style-name="T9">=</text:span><text:span text:style-name="T24">"female"</text:span><text:span text:style-name="T5">&gt; Female&lt;/</text:span><text:span text:style-name="T9">label</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gt;Hobbies:&lt;/</text:span><text:span text:style-name="T9">label</text:span><text:span text:style-name="T5">&gt;</text:span></text:p>
      <text:p text:style-name="P23"><text:span text:style-name="T5">            &lt;</text:span><text:span text:style-name="T9">label</text:span><text:span text:style-name="T5">&gt;&lt;</text:span><text:span text:style-name="T9">input</text:span><text:span text:style-name="T5"> </text:span><text:span text:style-name="T17">type</text:span><text:span text:style-name="T9">=</text:span><text:span text:style-name="T24">"checkbox"</text:span><text:span text:style-name="T5"> </text:span><text:span text:style-name="T17">name</text:span><text:span text:style-name="T9">=</text:span><text:span text:style-name="T24">"hobbies"</text:span><text:span text:style-name="T5"> </text:span><text:span text:style-name="T17">value</text:span><text:span text:style-name="T9">=</text:span><text:span text:style-name="T24">"reading"</text:span><text:span text:style-name="T5">&gt; Reading&lt;/</text:span><text:span text:style-name="T9">label</text:span><text:span text:style-name="T5">&gt;</text:span></text:p>
      <text:p text:style-name="P23"><text:span text:style-name="T5">            &lt;</text:span><text:span text:style-name="T9">label</text:span><text:span text:style-name="T5">&gt;&lt;</text:span><text:span text:style-name="T9">input</text:span><text:span text:style-name="T5"> </text:span><text:span text:style-name="T17">type</text:span><text:span text:style-name="T9">=</text:span><text:span text:style-name="T24">"checkbox"</text:span><text:span text:style-name="T5"> </text:span><text:span text:style-name="T17">name</text:span><text:span text:style-name="T9">=</text:span><text:span text:style-name="T24">"hobbies"</text:span><text:span text:style-name="T5"> </text:span><text:span text:style-name="T17">value</text:span><text:span text:style-name="T9">=</text:span><text:span text:style-name="T24">"travelling"</text:span><text:span text:style-name="T5">&gt; Travelling&lt;/</text:span><text:span text:style-name="T9">label</text:span><text:span text:style-name="T5">&gt;</text:span></text:p>
      <text:p text:style-name="P23"><text:span text:style-name="T5">            &lt;</text:span><text:span text:style-name="T9">label</text:span><text:span text:style-name="T5">&gt;&lt;</text:span><text:span text:style-name="T9">input</text:span><text:span text:style-name="T5"> </text:span><text:span text:style-name="T17">type</text:span><text:span text:style-name="T9">=</text:span><text:span text:style-name="T24">"checkbox"</text:span><text:span text:style-name="T5"> </text:span><text:span text:style-name="T17">name</text:span><text:span text:style-name="T9">=</text:span><text:span text:style-name="T24">"hobbies"</text:span><text:span text:style-name="T5"> </text:span><text:span text:style-name="T17">value</text:span><text:span text:style-name="T9">=</text:span><text:span text:style-name="T24">"sports"</text:span><text:span text:style-name="T5">&gt; Sports&lt;/</text:span><text:span text:style-name="T9">label</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rofile-pic"</text:span><text:span text:style-name="T5">&gt;Profile Pictur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file"</text:span><text:span text:style-name="T5"> </text:span><text:span text:style-name="T17">id</text:span><text:span text:style-name="T9">=</text:span><text:span text:style-name="T24">"profile-pic"</text:span><text:span text:style-name="T5"> </text:span><text:span text:style-name="T17">name</text:span><text:span text:style-name="T9">=</text:span><text:span text:style-name="T24">"profile-pic"</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oft-page-break/><text:span text:style-name="T5">            &lt;</text:span><text:span text:style-name="T9">label</text:span><text:span text:style-name="T5"> </text:span><text:span text:style-name="T17">for</text:span><text:span text:style-name="T9">=</text:span><text:span text:style-name="T24">"website"</text:span><text:span text:style-name="T5">&gt;Websit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url"</text:span><text:span text:style-name="T5"> </text:span><text:span text:style-name="T17">id</text:span><text:span text:style-name="T9">=</text:span><text:span text:style-name="T24">"website"</text:span><text:span text:style-name="T5"> </text:span><text:span text:style-name="T17">name</text:span><text:span text:style-name="T9">=</text:span><text:span text:style-name="T24">"website"</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age"</text:span><text:span text:style-name="T5">&gt;Ag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number"</text:span><text:span text:style-name="T5"> </text:span><text:span text:style-name="T17">id</text:span><text:span text:style-name="T9">=</text:span><text:span text:style-name="T24">"age"</text:span><text:span text:style-name="T5"> </text:span><text:span text:style-name="T17">name</text:span><text:span text:style-name="T9">=</text:span><text:span text:style-name="T24">"age"</text:span><text:span text:style-name="T5"> </text:span><text:span text:style-name="T17">min</text:span><text:span text:style-name="T9">=</text:span><text:span text:style-name="T24">"0"</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Submit&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9"/>
      <text:p text:style-name="P9"/>
      <text:p text:style-name="P2"><text:span text:style-name="T2">2: Create a Feedback Form</text:span></text:p>
      <text:p text:style-name="P4"/>
      <text:p text:style-name="P2"><text:span text:style-name="T2">Create a feedback form using different HTML5 input types. The form should include:</text:span></text:p>
      <text:p text:style-name="P4"/>
      <text:p text:style-name="P2"><text:span text:style-name="T2">1. <text:s/>Name : `text`</text:span></text:p>
      <text:p text:style-name="P2"><text:span text:style-name="T2">2. <text:s/>Email : `email`</text:span></text:p>
      <text:p text:style-name="P2"><text:span text:style-name="T2">3. <text:s/>Feedback : `textarea`</text:span></text:p>
      <text:p text:style-name="P2"><text:span text:style-name="T2">4. <text:s/>Rating : `range`</text:span></text:p>
      <text:p text:style-name="P2"><text:span text:style-name="T2">5. <text:s/>Favorite Color : `color`</text:span></text:p>
      <text:p text:style-name="P2"><text:span text:style-name="T2">6. <text:s/>Feedback Date : `datetime-local`</text:span></text:p>
      <text:p text:style-name="P2"><text:span text:style-name="T2">7. <text:s/>Submit Button : `submit`</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Feedback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Feedback Form&lt;/</text:span><text:span text:style-name="T9">h2</text:span><text:span text:style-name="T5">&gt;</text:span></text:p>
      <text:p text:style-name="P23"><text:span text:style-name="T5">    &lt;</text:span><text:span text:style-name="T9">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name"</text:span><text:span text:style-name="T5">&gt;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name"</text:span><text:span text:style-name="T5"> </text:span><text:span text:style-name="T17">name</text:span><text:span text:style-name="T9">=</text:span><text:span text:style-name="T24">"name"</text:span><text:span text:style-name="T5"> </text:span><text:span text:style-name="T17">required</text:span><text:span text:style-name="T5">&gt;</text:span></text:p>
      <text:p text:style-name="P23"><text:soft-page-break/><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feedback"</text:span><text:span text:style-name="T5">&gt;Feedback:&lt;/</text:span><text:span text:style-name="T9">label</text:span><text:span text:style-name="T5">&gt;</text:span></text:p>
      <text:p text:style-name="P23"><text:span text:style-name="T5">            &lt;</text:span><text:span text:style-name="T9">textarea</text:span><text:span text:style-name="T5"> </text:span><text:span text:style-name="T17">id</text:span><text:span text:style-name="T9">=</text:span><text:span text:style-name="T24">"feedback"</text:span><text:span text:style-name="T5"> </text:span><text:span text:style-name="T17">name</text:span><text:span text:style-name="T9">=</text:span><text:span text:style-name="T24">"feedback"</text:span><text:span text:style-name="T5"> </text:span><text:span text:style-name="T17">rows</text:span><text:span text:style-name="T9">=</text:span><text:span text:style-name="T24">"4"</text:span><text:span text:style-name="T5"> </text:span><text:span text:style-name="T17">required</text:span><text:span text:style-name="T5">&gt;&lt;/</text:span><text:span text:style-name="T9">textarea</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rating"</text:span><text:span text:style-name="T5">&gt;Rating:&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range"</text:span><text:span text:style-name="T5"> </text:span><text:span text:style-name="T17">id</text:span><text:span text:style-name="T9">=</text:span><text:span text:style-name="T24">"rating"</text:span><text:span text:style-name="T5"> </text:span><text:span text:style-name="T17">name</text:span><text:span text:style-name="T9">=</text:span><text:span text:style-name="T24">"rating"</text:span><text:span text:style-name="T5"> </text:span><text:span text:style-name="T17">min</text:span><text:span text:style-name="T9">=</text:span><text:span text:style-name="T24">"0"</text:span><text:span text:style-name="T5"> </text:span><text:span text:style-name="T17">max</text:span><text:span text:style-name="T9">=</text:span><text:span text:style-name="T24">"10"</text:span><text:span text:style-name="T5"> </text:span><text:span text:style-name="T17">step</text:span><text:span text:style-name="T9">=</text:span><text:span text:style-name="T24">"1"</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color"</text:span><text:span text:style-name="T5">&gt;Favorite Color:&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color"</text:span><text:span text:style-name="T5"> </text:span><text:span text:style-name="T17">id</text:span><text:span text:style-name="T9">=</text:span><text:span text:style-name="T24">"color"</text:span><text:span text:style-name="T5"> </text:span><text:span text:style-name="T17">name</text:span><text:span text:style-name="T9">=</text:span><text:span text:style-name="T24">"color"</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feedback-date"</text:span><text:span text:style-name="T5">&gt;Feedback Dat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datetime-local"</text:span><text:span text:style-name="T5"> </text:span><text:span text:style-name="T17">id</text:span><text:span text:style-name="T9">=</text:span><text:span text:style-name="T24">"feedback-date"</text:span><text:span text:style-name="T5"> </text:span><text:span text:style-name="T17">name</text:span><text:span text:style-name="T9">=</text:span><text:span text:style-name="T24">"feedback-date"</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Submit&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2"><text:span text:style-name="T2">3: Create a Survey Form</text:span></text:p>
      <text:p text:style-name="P4"/>
      <text:p text:style-name="P2"><text:span text:style-name="T2">Create a survey form using different HTML5 input types. The form should include:</text:span></text:p>
      <text:p text:style-name="P4"/>
      <text:p text:style-name="P2"><text:span text:style-name="T2">1. <text:s/>Name : `text`</text:span></text:p>
      <text:p text:style-name="P2"><text:span text:style-name="T2">2. <text:s/>Email : `email`</text:span></text:p>
      <text:p text:style-name="P2"><text:span text:style-name="T2">3. <text:s/>Age : `number`</text:span></text:p>
      <text:p text:style-name="P2"><text:span text:style-name="T2">4. <text:s/>Date of Visit : `date`</text:span></text:p>
      <text:p text:style-name="P2"><text:span text:style-name="T2">5. <text:s/>Time of Visit : `time`</text:span></text:p>
      <text:p text:style-name="P2"><text:soft-page-break/><text:span text:style-name="T2">6. <text:s/>Satisfaction Level : `range`</text:span></text:p>
      <text:p text:style-name="P2"><text:span text:style-name="T2">7. <text:s/>Comments : `textarea`</text:span></text:p>
      <text:p text:style-name="P2"><text:span text:style-name="T2">8. <text:s/>Submit Button : `submit`</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Survey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Survey Form&lt;/</text:span><text:span text:style-name="T9">h2</text:span><text:span text:style-name="T5">&gt;</text:span></text:p>
      <text:p text:style-name="P23"><text:span text:style-name="T5">    &lt;</text:span><text:span text:style-name="T9">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name"</text:span><text:span text:style-name="T5">&gt;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name"</text:span><text:span text:style-name="T5"> </text:span><text:span text:style-name="T17">name</text:span><text:span text:style-name="T9">=</text:span><text:span text:style-name="T24">"name"</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age"</text:span><text:span text:style-name="T5">&gt;Ag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number"</text:span><text:span text:style-name="T5"> </text:span><text:span text:style-name="T17">id</text:span><text:span text:style-name="T9">=</text:span><text:span text:style-name="T24">"age"</text:span><text:span text:style-name="T5"> </text:span><text:span text:style-name="T17">name</text:span><text:span text:style-name="T9">=</text:span><text:span text:style-name="T24">"age"</text:span><text:span text:style-name="T5"> </text:span><text:span text:style-name="T17">min</text:span><text:span text:style-name="T9">=</text:span><text:span text:style-name="T24">"0"</text:span><text:span text:style-name="T5"> </text:span><text:span text:style-name="T17">max</text:span><text:span text:style-name="T9">=</text:span><text:span text:style-name="T24">"120"</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date-of-visit"</text:span><text:span text:style-name="T5">&gt;Date of Visit:&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date"</text:span><text:span text:style-name="T5"> </text:span><text:span text:style-name="T17">id</text:span><text:span text:style-name="T9">=</text:span><text:span text:style-name="T24">"date-of-visit"</text:span><text:span text:style-name="T5"> </text:span><text:span text:style-name="T17">name</text:span><text:span text:style-name="T9">=</text:span><text:span text:style-name="T24">"date-of-visit"</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time-of-visit"</text:span><text:span text:style-name="T5">&gt;Time of Visit:&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ime"</text:span><text:span text:style-name="T5"> </text:span><text:span text:style-name="T17">id</text:span><text:span text:style-name="T9">=</text:span><text:span text:style-name="T24">"time-of-visit"</text:span><text:span text:style-name="T5"> </text:span><text:span text:style-name="T17">name</text:span><text:span text:style-name="T9">=</text:span><text:span text:style-name="T24">"time-of-visit"</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satisfaction"</text:span><text:span text:style-name="T5">&gt;Satisfaction Level:&lt;/</text:span><text:span text:style-name="T9">label</text:span><text:span text:style-name="T5">&gt;</text:span></text:p>
      <text:p text:style-name="P23"><text:soft-page-break/><text:span text:style-name="T5">            &lt;</text:span><text:span text:style-name="T9">input</text:span><text:span text:style-name="T5"> </text:span><text:span text:style-name="T17">type</text:span><text:span text:style-name="T9">=</text:span><text:span text:style-name="T24">"range"</text:span><text:span text:style-name="T5"> </text:span><text:span text:style-name="T17">id</text:span><text:span text:style-name="T9">=</text:span><text:span text:style-name="T24">"satisfaction"</text:span><text:span text:style-name="T5"> </text:span><text:span text:style-name="T17">name</text:span><text:span text:style-name="T9">=</text:span><text:span text:style-name="T24">"satisfaction"</text:span><text:span text:style-name="T5"> </text:span><text:span text:style-name="T17">min</text:span><text:span text:style-name="T9">=</text:span><text:span text:style-name="T24">"1"</text:span><text:span text:style-name="T5"> </text:span><text:span text:style-name="T17">max</text:span><text:span text:style-name="T9">=</text:span><text:span text:style-name="T24">"10"</text:span><text:span text:style-name="T5"> </text:span><text:span text:style-name="T17">step</text:span><text:span text:style-name="T9">=</text:span><text:span text:style-name="T24">"1"</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comments"</text:span><text:span text:style-name="T5">&gt;Comments:&lt;/</text:span><text:span text:style-name="T9">label</text:span><text:span text:style-name="T5">&gt;</text:span></text:p>
      <text:p text:style-name="P23"><text:span text:style-name="T5">            &lt;</text:span><text:span text:style-name="T9">textarea</text:span><text:span text:style-name="T5"> </text:span><text:span text:style-name="T17">id</text:span><text:span text:style-name="T9">=</text:span><text:span text:style-name="T24">"comments"</text:span><text:span text:style-name="T5"> </text:span><text:span text:style-name="T17">name</text:span><text:span text:style-name="T9">=</text:span><text:span text:style-name="T24">"comments"</text:span><text:span text:style-name="T5"> </text:span><text:span text:style-name="T17">rows</text:span><text:span text:style-name="T9">=</text:span><text:span text:style-name="T24">"4"</text:span><text:span text:style-name="T5">&gt;&lt;/</text:span><text:span text:style-name="T9">textarea</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Submit&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4"/>
      <text:p text:style-name="P2"><text:span text:style-name="T3">Form Validations</text:span></text:p>
      <text:p text:style-name="P4"/>
      <text:p text:style-name="P2"><text:span text:style-name="T2">1: Create a User Registration Form with Validation</text:span></text:p>
      <text:p text:style-name="P4"/>
      <text:p text:style-name="P2"><text:span text:style-name="T2">Create a registration form that includes the following fields with appropriate HTML5 validation:</text:span></text:p>
      <text:p text:style-name="P4"/>
      <text:p text:style-name="P2"><text:span text:style-name="T2">1. <text:s/>Full Name : Required, text</text:span></text:p>
      <text:p text:style-name="P2"><text:span text:style-name="T2">2. <text:s/>Email : Required, email</text:span></text:p>
      <text:p text:style-name="P2"><text:span text:style-name="T2">3. <text:s/>Password : Required, password, at least 8 characters</text:span></text:p>
      <text:p text:style-name="P2"><text:span text:style-name="T2">4. <text:s/>Confirm Password : Required, password, must match the Password field</text:span></text:p>
      <text:p text:style-name="P2"><text:span text:style-name="T2">5. <text:s/>Phone Number : Required, pattern for phone number</text:span></text:p>
      <text:p text:style-name="P2"><text:span text:style-name="T2">6. <text:s/>Date of Birth : Required, date</text:span></text:p>
      <text:p text:style-name="P2"><text:span text:style-name="T2">7. <text:s/>Website : Optional, URL</text:span></text:p>
      <text:p text:style-name="P2"><text:span text:style-name="T2">8. <text:s/>Age : Required, number, min 18, max 100</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User Registration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User Registration Form&lt;/</text:span><text:span text:style-name="T9">h2</text:span><text:span text:style-name="T5">&gt;</text:span></text:p>
      <text:p text:style-name="P23"><text:span text:style-name="T5">    &lt;</text:span><text:span text:style-name="T9">form</text:span><text:span text:style-name="T5"> </text:span><text:span text:style-name="T17">id</text:span><text:span text:style-name="T9">=</text:span><text:span text:style-name="T24">"registration-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oft-page-break/><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full-name"</text:span><text:span text:style-name="T5">&gt;Full 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full-name"</text:span><text:span text:style-name="T5"> </text:span><text:span text:style-name="T17">name</text:span><text:span text:style-name="T9">=</text:span><text:span text:style-name="T24">"full-name"</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assword"</text:span><text:span text:style-name="T5">&gt;Password:&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password"</text:span><text:span text:style-name="T5"> </text:span><text:span text:style-name="T17">id</text:span><text:span text:style-name="T9">=</text:span><text:span text:style-name="T24">"password"</text:span><text:span text:style-name="T5"> </text:span><text:span text:style-name="T17">name</text:span><text:span text:style-name="T9">=</text:span><text:span text:style-name="T24">"password"</text:span><text:span text:style-name="T5"> </text:span><text:span text:style-name="T17">required</text:span><text:span text:style-name="T5"> </text:span><text:span text:style-name="T17">minlength</text:span><text:span text:style-name="T9">=</text:span><text:span text:style-name="T24">"8"</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confirm-password"</text:span><text:span text:style-name="T5">&gt;Confirm Password:&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password"</text:span><text:span text:style-name="T5"> </text:span><text:span text:style-name="T17">id</text:span><text:span text:style-name="T9">=</text:span><text:span text:style-name="T24">"confirm-password"</text:span><text:span text:style-name="T5"> </text:span><text:span text:style-name="T17">name</text:span><text:span text:style-name="T9">=</text:span><text:span text:style-name="T24">"confirm-password"</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hone"</text:span><text:span text:style-name="T5">&gt;Phone Number:&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l"</text:span><text:span text:style-name="T5"> </text:span><text:span text:style-name="T17">id</text:span><text:span text:style-name="T9">=</text:span><text:span text:style-name="T24">"phone"</text:span><text:span text:style-name="T5"> </text:span><text:span text:style-name="T17">name</text:span><text:span text:style-name="T9">=</text:span><text:span text:style-name="T24">"phone"</text:span><text:span text:style-name="T5"> </text:span><text:span text:style-name="T17">required</text:span><text:span text:style-name="T5"> </text:span><text:span text:style-name="T17">pattern</text:span><text:span text:style-name="T9">=</text:span><text:span text:style-name="T24">"[0-9]{10}"</text:span><text:span text:style-name="T5"> </text:span><text:span text:style-name="T17">placeholder</text:span><text:span text:style-name="T9">=</text:span><text:span text:style-name="T24">"1234567890"</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dob"</text:span><text:span text:style-name="T5">&gt;Date of Birth:&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date"</text:span><text:span text:style-name="T5"> </text:span><text:span text:style-name="T17">id</text:span><text:span text:style-name="T9">=</text:span><text:span text:style-name="T24">"dob"</text:span><text:span text:style-name="T5"> </text:span><text:span text:style-name="T17">name</text:span><text:span text:style-name="T9">=</text:span><text:span text:style-name="T24">"dob"</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website"</text:span><text:span text:style-name="T5">&gt;Website (Optiona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url"</text:span><text:span text:style-name="T5"> </text:span><text:span text:style-name="T17">id</text:span><text:span text:style-name="T9">=</text:span><text:span text:style-name="T24">"website"</text:span><text:span text:style-name="T5"> </text:span><text:span text:style-name="T17">name</text:span><text:span text:style-name="T9">=</text:span><text:span text:style-name="T24">"website"</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age"</text:span><text:span text:style-name="T5">&gt;Ag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number"</text:span><text:span text:style-name="T5"> </text:span><text:span text:style-name="T17">id</text:span><text:span text:style-name="T9">=</text:span><text:span text:style-name="T24">"age"</text:span><text:span text:style-name="T5"> </text:span><text:span text:style-name="T17">name</text:span><text:span text:style-name="T9">=</text:span><text:span text:style-name="T24">"age"</text:span><text:span text:style-name="T5"> </text:span><text:span text:style-name="T17">required</text:span><text:span text:style-name="T5"> </text:span><text:span text:style-name="T17">min</text:span><text:span text:style-name="T9">=</text:span><text:span text:style-name="T24">"18"</text:span><text:span text:style-name="T5"> </text:span><text:span text:style-name="T17">max</text:span><text:span text:style-name="T9">=</text:span><text:span text:style-name="T24">"100"</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Register&lt;/</text:span><text:span text:style-name="T9">button</text:span><text:span text:style-name="T5">&gt;</text:span></text:p>
      <text:p text:style-name="P23"><text:soft-page-break/><text:span text:style-name="T5">    &lt;/</text:span><text:span text:style-name="T9">form</text:span><text:span text:style-name="T5">&gt;</text:span></text:p>
      <text:p text:style-name="P21"/>
      <text:p text:style-name="P23"><text:span text:style-name="T5">    &lt;</text:span><text:span text:style-name="T9">script</text:span><text:span text:style-name="T5">&gt;</text:span></text:p>
      <text:p text:style-name="P23"><text:span text:style-name="T5">      </text:span></text:p>
      <text:p text:style-name="P23"><text:span text:style-name="T5">        document</text:span><text:span text:style-name="T9">.</text:span><text:span text:style-name="T34">getElementById</text:span><text:span text:style-name="T5">(</text:span><text:span text:style-name="T24">'registration-form'</text:span><text:span text:style-name="T5">)</text:span><text:span text:style-name="T9">.</text:span><text:span text:style-name="T34">addEventListener</text:span><text:span text:style-name="T5">(</text:span><text:span text:style-name="T24">'submit'</text:span><text:span text:style-name="T5">, </text:span><text:span text:style-name="T9">function</text:span><text:span text:style-name="T5">(</text:span><text:span text:style-name="T31">event</text:span><text:span text:style-name="T5">) {</text:span></text:p>
      <text:p text:style-name="P23"><text:span text:style-name="T5">            </text:span><text:span text:style-name="T9">const</text:span><text:span text:style-name="T5"> </text:span><text:span text:style-name="T34">password</text:span><text:span text:style-name="T5"> </text:span><text:span text:style-name="T9">=</text:span><text:span text:style-name="T5"> document</text:span><text:span text:style-name="T9">.</text:span><text:span text:style-name="T34">getElementById</text:span><text:span text:style-name="T5">(</text:span><text:span text:style-name="T24">'password'</text:span><text:span text:style-name="T5">)</text:span><text:span text:style-name="T9">.</text:span><text:span text:style-name="T5">value;</text:span></text:p>
      <text:p text:style-name="P23"><text:span text:style-name="T5">            </text:span><text:span text:style-name="T9">const</text:span><text:span text:style-name="T5"> </text:span><text:span text:style-name="T34">confirmPassword</text:span><text:span text:style-name="T5"> </text:span><text:span text:style-name="T9">=</text:span><text:span text:style-name="T5"> document</text:span><text:span text:style-name="T9">.</text:span><text:span text:style-name="T34">getElementById</text:span><text:span text:style-name="T5">(</text:span><text:span text:style-name="T24">'confirm-password'</text:span><text:span text:style-name="T5">)</text:span><text:span text:style-name="T9">.</text:span><text:span text:style-name="T5">value;</text:span></text:p>
      <text:p text:style-name="P21"/>
      <text:p text:style-name="P23"><text:span text:style-name="T5">            </text:span><text:span text:style-name="T9">if</text:span><text:span text:style-name="T5"> (password </text:span><text:span text:style-name="T9">!==</text:span><text:span text:style-name="T5"> confirmPassword) {</text:span></text:p>
      <text:p text:style-name="P23"><text:span text:style-name="T5">                </text:span><text:span text:style-name="T34">alert</text:span><text:span text:style-name="T5">(</text:span><text:span text:style-name="T24">'Passwords do not match.'</text:span><text:span text:style-name="T5">);</text:span></text:p>
      <text:p text:style-name="P23"><text:span text:style-name="T5">                event</text:span><text:span text:style-name="T9">.</text:span><text:span text:style-name="T34">preventDefault</text:span><text:span text:style-name="T5">(); </text:span></text:p>
      <text:p text:style-name="P23"><text:span text:style-name="T5">            }</text:span></text:p>
      <text:p text:style-name="P23"><text:span text:style-name="T5">        });</text:span></text:p>
      <text:p text:style-name="P23"><text:span text:style-name="T5">    &lt;/</text:span><text:span text:style-name="T9">script</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4"/>
      <text:p text:style-name="P2"><text:span text:style-name="T2">2: Create a Feedback Form with Validation</text:span></text:p>
      <text:p text:style-name="P4"/>
      <text:p text:style-name="P2"><text:span text:style-name="T2">Create a feedback form that includes the following fields with appropriate HTML5 validation:</text:span></text:p>
      <text:p text:style-name="P4"/>
      <text:p text:style-name="P2"><text:span text:style-name="T2">1. <text:s/>Name : Required, text</text:span></text:p>
      <text:p text:style-name="P2"><text:span text:style-name="T2">2. <text:s/>Email : Required, email</text:span></text:p>
      <text:p text:style-name="P2"><text:span text:style-name="T2">3. <text:s/>Feedback : Required, textarea, minimum 10 characters</text:span></text:p>
      <text:p text:style-name="P2"><text:span text:style-name="T2">4. <text:s/>Rating : Required, range, min 1, max 5</text:span></text:p>
      <text:p text:style-name="P2"><text:span text:style-name="T2">5. <text:s/>Favorite Color : Required, color</text:span></text:p>
      <text:p text:style-name="P2"><text:span text:style-name="T2">6. <text:s/>Submit Button : Submit</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Feedback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Feedback Form&lt;/</text:span><text:span text:style-name="T9">h2</text:span><text:span text:style-name="T5">&gt;</text:span></text:p>
      <text:p text:style-name="P23"><text:soft-page-break/><text:span text:style-name="T5">    &lt;</text:span><text:span text:style-name="T9">form</text:span><text:span text:style-name="T5"> </text:span><text:span text:style-name="T17">id</text:span><text:span text:style-name="T9">=</text:span><text:span text:style-name="T24">"feedback-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name"</text:span><text:span text:style-name="T5">&gt;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name"</text:span><text:span text:style-name="T5"> </text:span><text:span text:style-name="T17">name</text:span><text:span text:style-name="T9">=</text:span><text:span text:style-name="T24">"name"</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feedback"</text:span><text:span text:style-name="T5">&gt;Feedback:&lt;/</text:span><text:span text:style-name="T9">label</text:span><text:span text:style-name="T5">&gt;</text:span></text:p>
      <text:p text:style-name="P23"><text:span text:style-name="T5">            &lt;</text:span><text:span text:style-name="T9">textarea</text:span><text:span text:style-name="T5"> </text:span><text:span text:style-name="T17">id</text:span><text:span text:style-name="T9">=</text:span><text:span text:style-name="T24">"feedback"</text:span><text:span text:style-name="T5"> </text:span><text:span text:style-name="T17">name</text:span><text:span text:style-name="T9">=</text:span><text:span text:style-name="T24">"feedback"</text:span><text:span text:style-name="T5"> </text:span><text:span text:style-name="T17">required</text:span><text:span text:style-name="T5"> </text:span><text:span text:style-name="T17">minlength</text:span><text:span text:style-name="T9">=</text:span><text:span text:style-name="T24">"10"</text:span><text:span text:style-name="T5">&gt;&lt;/</text:span><text:span text:style-name="T9">textarea</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rating"</text:span><text:span text:style-name="T5">&gt;Rating:&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range"</text:span><text:span text:style-name="T5"> </text:span><text:span text:style-name="T17">id</text:span><text:span text:style-name="T9">=</text:span><text:span text:style-name="T24">"rating"</text:span><text:span text:style-name="T5"> </text:span><text:span text:style-name="T17">name</text:span><text:span text:style-name="T9">=</text:span><text:span text:style-name="T24">"rating"</text:span><text:span text:style-name="T5"> </text:span><text:span text:style-name="T17">required</text:span><text:span text:style-name="T5"> </text:span><text:span text:style-name="T17">min</text:span><text:span text:style-name="T9">=</text:span><text:span text:style-name="T24">"1"</text:span><text:span text:style-name="T5"> </text:span><text:span text:style-name="T17">max</text:span><text:span text:style-name="T9">=</text:span><text:span text:style-name="T24">"5"</text:span><text:span text:style-name="T5"> </text:span><text:span text:style-name="T17">value</text:span><text:span text:style-name="T9">=</text:span><text:span text:style-name="T24">"3"</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color"</text:span><text:span text:style-name="T5">&gt;Favorite Color:&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color"</text:span><text:span text:style-name="T5"> </text:span><text:span text:style-name="T17">id</text:span><text:span text:style-name="T9">=</text:span><text:span text:style-name="T24">"color"</text:span><text:span text:style-name="T5"> </text:span><text:span text:style-name="T17">name</text:span><text:span text:style-name="T9">=</text:span><text:span text:style-name="T24">"color"</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Submit&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4"/>
      <text:p text:style-name="P2"><text:span text:style-name="T2">3: Create a Survey Form with Validation</text:span></text:p>
      <text:p text:style-name="P4"/>
      <text:p text:style-name="P2"><text:span text:style-name="T2">Create a survey form that includes the following fields with appropriate HTML5 validation:</text:span></text:p>
      <text:p text:style-name="P4"/>
      <text:p text:style-name="P2"><text:span text:style-name="T2">1. <text:s/>Name : Required, text</text:span></text:p>
      <text:p text:style-name="P2"><text:span text:style-name="T2">2. <text:s/>Email : Required, email</text:span></text:p>
      <text:p text:style-name="P2"><text:span text:style-name="T2">3. <text:s/>Age : Required, number, min 18, max 100</text:span></text:p>
      <text:p text:style-name="P2"><text:span text:style-name="T2">4. <text:s/>Date of Visit : Required, date</text:span></text:p>
      <text:p text:style-name="P2"><text:span text:style-name="T2">5. <text:s/>Time of Visit : Required, time</text:span></text:p>
      <text:p text:style-name="P2"><text:span text:style-name="T2">6. <text:s/>Satisfaction Level : Required, range, min 1, max 10</text:span></text:p>
      <text:p text:style-name="P2"><text:soft-page-break/><text:span text:style-name="T2">7. <text:s/>Comments : Optional, textarea</text:span></text:p>
      <text:p text:style-name="P2"><text:span text:style-name="T2">8. <text:s/>Submit Button : Submit</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Survey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Survey Form&lt;/</text:span><text:span text:style-name="T9">h2</text:span><text:span text:style-name="T5">&gt;</text:span></text:p>
      <text:p text:style-name="P23"><text:span text:style-name="T5">    &lt;</text:span><text:span text:style-name="T9">form</text:span><text:span text:style-name="T5"> </text:span><text:span text:style-name="T17">id</text:span><text:span text:style-name="T9">=</text:span><text:span text:style-name="T24">"survey-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name"</text:span><text:span text:style-name="T5">&gt;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name"</text:span><text:span text:style-name="T5"> </text:span><text:span text:style-name="T17">name</text:span><text:span text:style-name="T9">=</text:span><text:span text:style-name="T24">"name"</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age"</text:span><text:span text:style-name="T5">&gt;Ag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number"</text:span><text:span text:style-name="T5"> </text:span><text:span text:style-name="T17">id</text:span><text:span text:style-name="T9">=</text:span><text:span text:style-name="T24">"age"</text:span><text:span text:style-name="T5"> </text:span><text:span text:style-name="T17">name</text:span><text:span text:style-name="T9">=</text:span><text:span text:style-name="T24">"age"</text:span><text:span text:style-name="T5"> </text:span><text:span text:style-name="T17">required</text:span><text:span text:style-name="T5"> </text:span><text:span text:style-name="T17">min</text:span><text:span text:style-name="T9">=</text:span><text:span text:style-name="T24">"18"</text:span><text:span text:style-name="T5"> </text:span><text:span text:style-name="T17">max</text:span><text:span text:style-name="T9">=</text:span><text:span text:style-name="T24">"100"</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date"</text:span><text:span text:style-name="T5">&gt;Date of Visit:&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date"</text:span><text:span text:style-name="T5"> </text:span><text:span text:style-name="T17">id</text:span><text:span text:style-name="T9">=</text:span><text:span text:style-name="T24">"date"</text:span><text:span text:style-name="T5"> </text:span><text:span text:style-name="T17">name</text:span><text:span text:style-name="T9">=</text:span><text:span text:style-name="T24">"date"</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time"</text:span><text:span text:style-name="T5">&gt;Time of Visit:&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ime"</text:span><text:span text:style-name="T5"> </text:span><text:span text:style-name="T17">id</text:span><text:span text:style-name="T9">=</text:span><text:span text:style-name="T24">"time"</text:span><text:span text:style-name="T5"> </text:span><text:span text:style-name="T17">name</text:span><text:span text:style-name="T9">=</text:span><text:span text:style-name="T24">"time"</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satisfaction"</text:span><text:span text:style-name="T5">&gt;Satisfaction Level:&lt;/</text:span><text:span text:style-name="T9">label</text:span><text:span text:style-name="T5">&gt;</text:span></text:p>
      <text:p text:style-name="P23"><text:soft-page-break/><text:span text:style-name="T5">            &lt;</text:span><text:span text:style-name="T9">input</text:span><text:span text:style-name="T5"> </text:span><text:span text:style-name="T17">type</text:span><text:span text:style-name="T9">=</text:span><text:span text:style-name="T24">"range"</text:span><text:span text:style-name="T5"> </text:span><text:span text:style-name="T17">id</text:span><text:span text:style-name="T9">=</text:span><text:span text:style-name="T24">"satisfaction"</text:span><text:span text:style-name="T5"> </text:span><text:span text:style-name="T17">name</text:span><text:span text:style-name="T9">=</text:span><text:span text:style-name="T24">"satisfaction"</text:span><text:span text:style-name="T5"> </text:span><text:span text:style-name="T17">required</text:span><text:span text:style-name="T5"> </text:span><text:span text:style-name="T17">min</text:span><text:span text:style-name="T9">=</text:span><text:span text:style-name="T24">"1"</text:span><text:span text:style-name="T5"> </text:span><text:span text:style-name="T17">max</text:span><text:span text:style-name="T9">=</text:span><text:span text:style-name="T24">"10"</text:span><text:span text:style-name="T5"> </text:span><text:span text:style-name="T17">value</text:span><text:span text:style-name="T9">=</text:span><text:span text:style-name="T24">"5"</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comments"</text:span><text:span text:style-name="T5">&gt;Comments:&lt;/</text:span><text:span text:style-name="T9">label</text:span><text:span text:style-name="T5">&gt;</text:span></text:p>
      <text:p text:style-name="P23"><text:span text:style-name="T5">            &lt;</text:span><text:span text:style-name="T9">textarea</text:span><text:span text:style-name="T5"> </text:span><text:span text:style-name="T17">id</text:span><text:span text:style-name="T9">=</text:span><text:span text:style-name="T24">"comments"</text:span><text:span text:style-name="T5"> </text:span><text:span text:style-name="T17">name</text:span><text:span text:style-name="T9">=</text:span><text:span text:style-name="T24">"comments"</text:span><text:span text:style-name="T5">&gt;&lt;/</text:span><text:span text:style-name="T9">textarea</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Submit&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4"/>
      <text:p text:style-name="P4"/>
      <text:p text:style-name="P2"><text:span text:style-name="T3">HTML5 Form Attributes Assignments</text:span></text:p>
      <text:p text:style-name="P4"/>
      <text:p text:style-name="P4"/>
      <text:p text:style-name="P2"><text:span text:style-name="T2">1: Create a Login Form with `autocomplete` and `novalidate`</text:span></text:p>
      <text:p text:style-name="P4"/>
      <text:p text:style-name="P2"><text:span text:style-name="T2">Create a login form that includes the following attributes:</text:span></text:p>
      <text:p text:style-name="P4"/>
      <text:p text:style-name="P29"><text:span text:style-name="T2">1. <text:s/>autocomplete : Set to "on" or "off" for username and password fields.</text:span></text:p>
      <text:p text:style-name="P29"><text:span text:style-name="T2">2. <text:s/>novalidate : Use this attribute to disable HTML5 validation.</text:span></text:p>
      <text:p text:style-name="P4"/>
      <text:p text:style-name="P2"><text:span text:style-name="T2">Form -novalidate</text:span></text:p>
      <text:p text:style-name="P2"><text:span text:style-name="T2">Input type for username and password – autocomplete</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Login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Login Form&lt;/</text:span><text:span text:style-name="T9">h2</text:span><text:span text:style-name="T5">&gt;</text:span></text:p>
      <text:p text:style-name="P23"><text:span text:style-name="T5">    &lt;</text:span><text:span text:style-name="T9">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 </text:span><text:span text:style-name="T17">novalidate</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username"</text:span><text:span text:style-name="T5">&gt;Username:&lt;/</text:span><text:span text:style-name="T9">label</text:span><text:span text:style-name="T5">&gt;</text:span></text:p>
      <text:p text:style-name="P23"><text:soft-page-break/><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username"</text:span><text:span text:style-name="T5"> </text:span><text:span text:style-name="T17">name</text:span><text:span text:style-name="T9">=</text:span><text:span text:style-name="T24">"username"</text:span><text:span text:style-name="T5"> </text:span><text:span text:style-name="T17">autocomplete</text:span><text:span text:style-name="T9">=</text:span><text:span text:style-name="T24">"on"</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assword"</text:span><text:span text:style-name="T5">&gt;Password:&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password"</text:span><text:span text:style-name="T5"> </text:span><text:span text:style-name="T17">id</text:span><text:span text:style-name="T9">=</text:span><text:span text:style-name="T24">"password"</text:span><text:span text:style-name="T5"> </text:span><text:span text:style-name="T17">name</text:span><text:span text:style-name="T9">=</text:span><text:span text:style-name="T24">"password"</text:span><text:span text:style-name="T5"> </text:span><text:span text:style-name="T17">autocomplete</text:span><text:span text:style-name="T9">=</text:span><text:span text:style-name="T24">"on"</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Login&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4"/>
      <text:p text:style-name="P2"><text:span text:style-name="T2">2: Create a Registration Form with `required` and `pattern`</text:span></text:p>
      <text:p text:style-name="P4"/>
      <text:p text:style-name="P2"><text:span text:style-name="T2">Create a registration form that includes the following attributes:</text:span></text:p>
      <text:p text:style-name="P4"/>
      <text:p text:style-name="P29"><text:span text:style-name="T2">1. <text:s/>required : Make fields mandatory.</text:span></text:p>
      <text:p text:style-name="P29"><text:span text:style-name="T2">2. <text:s/>pattern : Use a regular expression to validate input.</text:span></text:p>
      <text:p text:style-name="P4"/>
      <text:p text:style-name="P2"><text:span text:style-name="T2">Input type – name, email, password – required</text:span></text:p>
      <text:p text:style-name="P2"><text:span text:style-name="T2">Input type – phone number – required and pattern</text:span></text:p>
      <text:p text:style-name="P4"/>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Registration Form&lt;/</text:span><text:span text:style-name="T9">tit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Registration Form&lt;/</text:span><text:span text:style-name="T9">h2</text:span><text:span text:style-name="T5">&gt;</text:span></text:p>
      <text:p text:style-name="P23"><text:span text:style-name="T5">    &lt;</text:span><text:span text:style-name="T9">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name"</text:span><text:span text:style-name="T5">&gt;Full Na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name"</text:span><text:span text:style-name="T5"> </text:span><text:span text:style-name="T17">name</text:span><text:span text:style-name="T9">=</text:span><text:span text:style-name="T24">"name"</text:span><text:span text:style-name="T5"> </text:span><text:span text:style-name="T17">required</text:span><text:span text:style-name="T5">&gt;</text:span></text:p>
      <text:p text:style-name="P23"><text:span text:style-name="T5">        &lt;/</text:span><text:span text:style-name="T9">div</text:span><text:span text:style-name="T5">&gt;</text:span></text:p>
      <text:p text:style-name="P21"><text:soft-page-break/></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assword"</text:span><text:span text:style-name="T5">&gt;Password:&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password"</text:span><text:span text:style-name="T5"> </text:span><text:span text:style-name="T17">id</text:span><text:span text:style-name="T9">=</text:span><text:span text:style-name="T24">"password"</text:span><text:span text:style-name="T5"> </text:span><text:span text:style-name="T17">name</text:span><text:span text:style-name="T9">=</text:span><text:span text:style-name="T24">"password"</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phone"</text:span><text:span text:style-name="T5">&gt;Phone Number:&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l"</text:span><text:span text:style-name="T5"> </text:span><text:span text:style-name="T17">id</text:span><text:span text:style-name="T9">=</text:span><text:span text:style-name="T24">"phone"</text:span><text:span text:style-name="T5"> </text:span><text:span text:style-name="T17">name</text:span><text:span text:style-name="T9">=</text:span><text:span text:style-name="T24">"phone"</text:span><text:span text:style-name="T5"> </text:span><text:span text:style-name="T17">required</text:span><text:span text:style-name="T5"> </text:span><text:span text:style-name="T17">pattern</text:span><text:span text:style-name="T9">=</text:span><text:span text:style-name="T24">"[0-9]{10}"</text:span><text:span text:style-name="T5"> </text:span></text:p>
      <text:p text:style-name="P23"><text:span text:style-name="T5">                   </text:span><text:span text:style-name="T17">placeholder</text:span><text:span text:style-name="T9">=</text:span><text:span text:style-name="T24">"1234567890"</text:span><text:span text:style-name="T5">&gt;</text:span></text:p>
      <text:p text:style-name="P23"><text:span text:style-name="T5">            &lt;</text:span><text:span text:style-name="T9">small</text:span><text:span text:style-name="T5">&gt;Enter a 10-digit phone number.&lt;/</text:span><text:span text:style-name="T9">small</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Register&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4"/>
      <text:p text:style-name="P4"/>
      <text:p text:style-name="P2"><text:span text:style-name="T2">3: Create a Feedback Form with `maxlength`, `minlength`, `readonly`, and `disabled`</text:span></text:p>
      <text:p text:style-name="P4"/>
      <text:p text:style-name="P2"><text:span text:style-name="T2">Create a feedback form that includes the following attributes:</text:span></text:p>
      <text:p text:style-name="P4"/>
      <text:p text:style-name="P29"><text:span text:style-name="T2">1. <text:s/>maxlength : Set a maximum length for the textarea.</text:span></text:p>
      <text:p text:style-name="P29"><text:span text:style-name="T2">2. <text:s/>minlength : Set a minimum length for the textarea.</text:span></text:p>
      <text:p text:style-name="P29"><text:span text:style-name="T2">3. <text:s/>readonly : Make a field read-only.</text:span></text:p>
      <text:p text:style-name="P29"><text:span text:style-name="T2">4. <text:s/>disabled : Disable a field.</text:span></text:p>
      <text:p text:style-name="P4"/>
      <text:p text:style-name="P2"><text:span text:style-name="T2">Input type – id, email, feedback, submit time – required.</text:span></text:p>
      <text:p text:style-name="P2"><text:span text:style-name="T2"><text:tab/><text:tab/>Feedback – minlength, maxlength</text:span></text:p>
      <text:p text:style-name="P2"><text:span text:style-name="T2"><text:tab/><text:tab/>Email – readonly (initially provide some email)</text:span></text:p>
      <text:p text:style-name="P2"><text:span text:style-name="T2"><text:tab/><text:tab/>Submit time – text – hard coded to 12:00 pm – disabled.</text:span></text:p>
      <text:p text:style-name="P4"/>
      <text:p text:style-name="P2"><text:span text:style-name="T2">Do validations with javascript checkValidity function and show appropriate error messages.</text:span></text:p>
      <text:p text:style-name="P8"/>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1"/>
      <text:p text:style-name="P23"><text:soft-page-break/><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Feedback Form&lt;/</text:span><text:span text:style-name="T9">title</text:span><text:span text:style-name="T5">&gt;</text:span></text:p>
      <text:p text:style-name="P23"><text:span text:style-name="T5">    &lt;</text:span><text:span text:style-name="T9">style</text:span><text:span text:style-name="T5">&gt;</text:span></text:p>
      <text:p text:style-name="P23"><text:span text:style-name="T5">        </text:span><text:span text:style-name="T17">.error</text:span><text:span text:style-name="T5"> {</text:span></text:p>
      <text:p text:style-name="P23"><text:span text:style-name="T5">            color</text:span><text:span text:style-name="T9">:</text:span><text:span text:style-name="T5"> </text:span><text:span text:style-name="T28">red</text:span><text:span text:style-name="T5">;</text:span></text:p>
      <text:p text:style-name="P23"><text:span text:style-name="T5">            margin-top</text:span><text:span text:style-name="T9">:</text:span><text:span text:style-name="T5"> </text:span><text:span text:style-name="T31">5</text:span><text:span text:style-name="T9">px</text:span><text:span text:style-name="T5">;</text:span></text:p>
      <text:p text:style-name="P23"><text:span text:style-name="T5">        }</text:span></text:p>
      <text:p text:style-name="P23"><text:span text:style-name="T5">    &lt;/</text:span><text:span text:style-name="T9">style</text:span><text:span text:style-name="T5">&gt;</text:span></text:p>
      <text:p text:style-name="P23"><text:span text:style-name="T5">&lt;/</text:span><text:span text:style-name="T9">head</text:span><text:span text:style-name="T5">&gt;</text:span></text:p>
      <text:p text:style-name="P21"/>
      <text:p text:style-name="P23"><text:span text:style-name="T5">&lt;</text:span><text:span text:style-name="T9">body</text:span><text:span text:style-name="T5">&gt;</text:span></text:p>
      <text:p text:style-name="P21"/>
      <text:p text:style-name="P23"><text:span text:style-name="T5">    &lt;</text:span><text:span text:style-name="T9">h2</text:span><text:span text:style-name="T5">&gt;Feedback Form&lt;/</text:span><text:span text:style-name="T9">h2</text:span><text:span text:style-name="T5">&gt;</text:span></text:p>
      <text:p text:style-name="P23"><text:span text:style-name="T5">    &lt;</text:span><text:span text:style-name="T9">form</text:span><text:span text:style-name="T5"> </text:span><text:span text:style-name="T17">id</text:span><text:span text:style-name="T9">=</text:span><text:span text:style-name="T24">"feedbackForm"</text:span><text:span text:style-name="T5"> </text:span><text:span text:style-name="T17">action</text:span><text:span text:style-name="T9">=</text:span><text:span text:style-name="T24">"#"</text:span><text:span text:style-name="T5"> </text:span><text:span text:style-name="T17">method</text:span><text:span text:style-name="T9">=</text:span><text:span text:style-name="T24">"post"</text:span><text:span text:style-name="T5">&gt;</text:span></text:p>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id"</text:span><text:span text:style-name="T5">&gt;ID:&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id"</text:span><text:span text:style-name="T5"> </text:span><text:span text:style-name="T17">name</text:span><text:span text:style-name="T9">=</text:span><text:span text:style-name="T24">"id"</text:span><text:span text:style-name="T5"> </text:span><text:span text:style-name="T17">requir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email"</text:span><text:span text:style-name="T5">&gt;Email:&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email"</text:span><text:span text:style-name="T5"> </text:span><text:span text:style-name="T17">id</text:span><text:span text:style-name="T9">=</text:span><text:span text:style-name="T24">"email"</text:span><text:span text:style-name="T5"> </text:span><text:span text:style-name="T17">name</text:span><text:span text:style-name="T9">=</text:span><text:span text:style-name="T24">"email"</text:span><text:span text:style-name="T5"> </text:span><text:span text:style-name="T17">value</text:span><text:span text:style-name="T9">=</text:span><text:span text:style-name="T24">"example@example.com"</text:span><text:span text:style-name="T5"> </text:span><text:span text:style-name="T17">readonly</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feedback"</text:span><text:span text:style-name="T5">&gt;Feedback:&lt;/</text:span><text:span text:style-name="T9">label</text:span><text:span text:style-name="T5">&gt;</text:span></text:p>
      <text:p text:style-name="P23"><text:span text:style-name="T5">            &lt;</text:span><text:span text:style-name="T9">textarea</text:span><text:span text:style-name="T5"> </text:span><text:span text:style-name="T17">id</text:span><text:span text:style-name="T9">=</text:span><text:span text:style-name="T24">"feedback"</text:span><text:span text:style-name="T5"> </text:span><text:span text:style-name="T17">name</text:span><text:span text:style-name="T9">=</text:span><text:span text:style-name="T24">"feedback"</text:span><text:span text:style-name="T5"> </text:span><text:span text:style-name="T17">required</text:span><text:span text:style-name="T5"> </text:span><text:span text:style-name="T17">minlength</text:span><text:span text:style-name="T9">=</text:span><text:span text:style-name="T24">"10"</text:span><text:span text:style-name="T5"> </text:span><text:span text:style-name="T17">maxlength</text:span><text:span text:style-name="T9">=</text:span><text:span text:style-name="T24">"500"</text:span><text:span text:style-name="T5">&gt;&lt;/</text:span><text:span text:style-name="T9">textarea</text:span><text:span text:style-name="T5">&gt;</text:span></text:p>
      <text:p text:style-name="P23"><text:span text:style-name="T5">            &lt;</text:span><text:span text:style-name="T9">small</text:span><text:span text:style-name="T5"> </text:span><text:span text:style-name="T17">class</text:span><text:span text:style-name="T9">=</text:span><text:span text:style-name="T24">"error"</text:span><text:span text:style-name="T5"> </text:span><text:span text:style-name="T17">id</text:span><text:span text:style-name="T9">=</text:span><text:span text:style-name="T24">"feedbackError"</text:span><text:span text:style-name="T5">&gt;&lt;/</text:span><text:span text:style-name="T9">small</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div</text:span><text:span text:style-name="T5">&gt;</text:span></text:p>
      <text:p text:style-name="P23"><text:span text:style-name="T5">            &lt;</text:span><text:span text:style-name="T9">label</text:span><text:span text:style-name="T5"> </text:span><text:span text:style-name="T17">for</text:span><text:span text:style-name="T9">=</text:span><text:span text:style-name="T24">"submitTime"</text:span><text:span text:style-name="T5">&gt;Submit Time:&lt;/</text:span><text:span text:style-name="T9">labe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id</text:span><text:span text:style-name="T9">=</text:span><text:span text:style-name="T24">"submitTime"</text:span><text:span text:style-name="T5"> </text:span><text:span text:style-name="T17">name</text:span><text:span text:style-name="T9">=</text:span><text:span text:style-name="T24">"submitTime"</text:span><text:span text:style-name="T5"> </text:span><text:span text:style-name="T17">value</text:span><text:span text:style-name="T9">=</text:span><text:span text:style-name="T24">"12:00 pm"</text:span><text:span text:style-name="T5"> </text:span><text:span text:style-name="T17">disabled</text:span><text:span text:style-name="T5">&gt;</text:span></text:p>
      <text:p text:style-name="P23"><text:span text:style-name="T5">        &lt;/</text:span><text:span text:style-name="T9">div</text:span><text:span text:style-name="T5">&gt;</text:span></text:p>
      <text:p text:style-name="P21"/>
      <text:p text:style-name="P23"><text:span text:style-name="T5">        &lt;</text:span><text:span text:style-name="T9">button</text:span><text:span text:style-name="T5"> </text:span><text:span text:style-name="T17">type</text:span><text:span text:style-name="T9">=</text:span><text:span text:style-name="T24">"submit"</text:span><text:span text:style-name="T5">&gt;Submit&lt;/</text:span><text:span text:style-name="T9">button</text:span><text:span text:style-name="T5">&gt;</text:span></text:p>
      <text:p text:style-name="P23"><text:span text:style-name="T5">    &lt;/</text:span><text:span text:style-name="T9">form</text:span><text:span text:style-name="T5">&gt;</text:span></text:p>
      <text:p text:style-name="P21"/>
      <text:p text:style-name="P23"><text:span text:style-name="T5">    &lt;</text:span><text:span text:style-name="T9">script</text:span><text:span text:style-name="T5">&gt;</text:span></text:p>
      <text:p text:style-name="P23"><text:soft-page-break/><text:span text:style-name="T5">        document</text:span><text:span text:style-name="T9">.</text:span><text:span text:style-name="T34">getElementById</text:span><text:span text:style-name="T5">(</text:span><text:span text:style-name="T24">'feedbackForm'</text:span><text:span text:style-name="T5">)</text:span><text:span text:style-name="T9">.</text:span><text:span text:style-name="T34">addEventListener</text:span><text:span text:style-name="T5">(</text:span><text:span text:style-name="T24">'submit'</text:span><text:span text:style-name="T5">, </text:span><text:span text:style-name="T9">function</text:span><text:span text:style-name="T5"> (</text:span><text:span text:style-name="T31">event</text:span><text:span text:style-name="T5">) {</text:span></text:p>
      <text:p text:style-name="P23"><text:span text:style-name="T5">            </text:span><text:span text:style-name="T9">var</text:span><text:span text:style-name="T5"> form </text:span><text:span text:style-name="T9">=</text:span><text:span text:style-name="T5"> event</text:span><text:span text:style-name="T9">.</text:span><text:span text:style-name="T5">target;</text:span></text:p>
      <text:p text:style-name="P23"><text:span text:style-name="T5">            </text:span><text:span text:style-name="T9">var</text:span><text:span text:style-name="T5"> feedbackField </text:span><text:span text:style-name="T9">=</text:span><text:span text:style-name="T5"> form</text:span><text:span text:style-name="T9">.</text:span><text:span text:style-name="T5">feedback;</text:span></text:p>
      <text:p text:style-name="P23"><text:span text:style-name="T5">            </text:span><text:span text:style-name="T9">var</text:span><text:span text:style-name="T5"> feedbackError </text:span><text:span text:style-name="T9">=</text:span><text:span text:style-name="T5"> document</text:span><text:span text:style-name="T9">.</text:span><text:span text:style-name="T34">getElementById</text:span><text:span text:style-name="T5">(</text:span><text:span text:style-name="T24">'feedbackError'</text:span><text:span text:style-name="T5">);</text:span></text:p>
      <text:p text:style-name="P21"/>
      <text:p text:style-name="P23"><text:span text:style-name="T5">            </text:span></text:p>
      <text:p text:style-name="P23"><text:span text:style-name="T5">            feedbackError</text:span><text:span text:style-name="T9">.</text:span><text:span text:style-name="T5">textContent </text:span><text:span text:style-name="T9">=</text:span><text:span text:style-name="T5"> </text:span><text:span text:style-name="T24">''</text:span><text:span text:style-name="T5">;</text:span></text:p>
      <text:p text:style-name="P27"/>
      <text:p text:style-name="P23"><text:span text:style-name="T5">            </text:span><text:span text:style-name="T9">if</text:span><text:span text:style-name="T5"> (</text:span><text:span text:style-name="T9">!</text:span><text:span text:style-name="T5">form</text:span><text:span text:style-name="T9">.</text:span><text:span text:style-name="T34">checkValidity</text:span><text:span text:style-name="T5">()) {</text:span></text:p>
      <text:p text:style-name="P23"><text:span text:style-name="T5">                event</text:span><text:span text:style-name="T9">.</text:span><text:span text:style-name="T34">preventDefault</text:span><text:span text:style-name="T5">(); </text:span></text:p>
      <text:p text:style-name="P21"/>
      <text:p text:style-name="P23"><text:span text:style-name="T5">                </text:span><text:span text:style-name="T9">if</text:span><text:span text:style-name="T5"> (feedbackField</text:span><text:span text:style-name="T9">.</text:span><text:span text:style-name="T5">value</text:span><text:span text:style-name="T9">.</text:span><text:span text:style-name="T28">length</text:span><text:span text:style-name="T5"> </text:span><text:span text:style-name="T9">&lt;</text:span><text:span text:style-name="T5"> feedbackField</text:span><text:span text:style-name="T9">.</text:span><text:span text:style-name="T5">minLength) {</text:span></text:p>
      <text:p text:style-name="P23"><text:span text:style-name="T5">                    feedbackError</text:span><text:span text:style-name="T9">.</text:span><text:span text:style-name="T5">textContent </text:span><text:span text:style-name="T9">=</text:span><text:span text:style-name="T5"> </text:span><text:span text:style-name="T24">`Feedback must be at least </text:span><text:span text:style-name="T9">${</text:span><text:span text:style-name="T5">feedbackField</text:span><text:span text:style-name="T9">.</text:span><text:span text:style-name="T5">minLength</text:span><text:span text:style-name="T9">}</text:span><text:span text:style-name="T24"> characters long.`</text:span><text:span text:style-name="T5">;</text:span></text:p>
      <text:p text:style-name="P23"><text:span text:style-name="T5">                } </text:span><text:span text:style-name="T9">else</text:span><text:span text:style-name="T5"> </text:span><text:span text:style-name="T9">if</text:span><text:span text:style-name="T5"> (feedbackField</text:span><text:span text:style-name="T9">.</text:span><text:span text:style-name="T5">value</text:span><text:span text:style-name="T9">.</text:span><text:span text:style-name="T28">length</text:span><text:span text:style-name="T5"> </text:span><text:span text:style-name="T9">&gt;</text:span><text:span text:style-name="T5"> feedbackField</text:span><text:span text:style-name="T9">.</text:span><text:span text:style-name="T5">maxLength) {</text:span></text:p>
      <text:p text:style-name="P23"><text:span text:style-name="T5">                    feedbackError</text:span><text:span text:style-name="T9">.</text:span><text:span text:style-name="T5">textContent </text:span><text:span text:style-name="T9">=</text:span><text:span text:style-name="T5"> </text:span><text:span text:style-name="T24">`Feedback must be no more than </text:span><text:span text:style-name="T9">${</text:span><text:span text:style-name="T5">feedbackField</text:span><text:span text:style-name="T9">.</text:span><text:span text:style-name="T5">maxLength</text:span><text:span text:style-name="T9">}</text:span><text:span text:style-name="T24"> characters long.`</text:span><text:span text:style-name="T5">;</text:span></text:p>
      <text:p text:style-name="P23"><text:span text:style-name="T5">                }</text:span></text:p>
      <text:p text:style-name="P23"><text:span text:style-name="T5">            }</text:span></text:p>
      <text:p text:style-name="P23"><text:span text:style-name="T5">        });</text:span></text:p>
      <text:p text:style-name="P23"><text:span text:style-name="T5">    &lt;/</text:span><text:span text:style-name="T9">script</text:span><text:span text:style-name="T5">&gt;</text:span></text:p>
      <text:p text:style-name="P21"/>
      <text:p text:style-name="P23"><text:span text:style-name="T5">&lt;/</text:span><text:span text:style-name="T9">body</text:span><text:span text:style-name="T5">&gt;</text:span></text:p>
      <text:p text:style-name="P21"/>
      <text:p text:style-name="P23"><text:span text:style-name="T5">&lt;/</text:span><text:span text:style-name="T9">html</text:span><text:span text:style-name="T5">&gt;</text:span></text:p>
      <text:p text:style-name="P21"/>
      <text:p text:style-name="P8"/>
      <text:p text:style-name="P8"/>
      <text:p text:style-name="P3"><text:span text:style-name="T38">CSS3 Assignments</text:span></text:p>
      <text:p text:style-name="P5"/>
      <text:p text:style-name="P5"/>
      <text:p text:style-name="P3"><text:span text:style-name="T2">CSS3 Selectors</text:span></text:p>
      <text:p text:style-name="P4"/>
      <text:list xml:id="list7193976052925264163" text:style-name="WWNum3">
        <text:list-item>
          <text:p text:style-name="P35"><text:span text:style-name="T2">Apply style based on id selector for 3 paragraphs. Also apply different style if id attribute will have a value as “para2”.</text:span></text:p>
        </text:list-item>
        <text:list-item>
          <text:p text:style-name="P35"><text:span text:style-name="T2">Apply selectors for all &lt;div&gt; elements and all &lt;p&gt; elements.</text:span></text:p>
        </text:list-item>
        <text:list-item>
          <text:p text:style-name="P35"><text:span text:style-name="T2">Apply selectors for the first &lt;p&gt; element that is placed immediately after &lt;div&gt; elements.</text:span></text:p>
        </text:list-item>
        <text:list-item>
          <text:p text:style-name="P35"><text:span text:style-name="T2">Apply selectors for every &lt;ul&gt; element that is preceded by a &lt;p&gt; element.</text:span></text:p>
        </text:list-item>
        <text:list-item>
          <text:p text:style-name="P35"><text:span text:style-name="T2">Apply selectors for input element which has focus.</text:span></text:p>
        </text:list-item>
      </text:list>
      <text:p text:style-name="P5"/>
      <text:p text:style-name="P23"><text:span text:style-name="T5">&lt;!</text:span><text:span text:style-name="T9">DOCTYPE</text:span><text:span text:style-name="T5"> </text:span><text:span text:style-name="T17">html</text:span><text:span text:style-name="T5">&gt;</text:span></text:p>
      <text:p text:style-name="P23"><text:soft-page-break/><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CSS3 Selectors Assignment&lt;/</text:span><text:span text:style-name="T9">title</text:span><text:span text:style-name="T5">&gt;</text:span></text:p>
      <text:p text:style-name="P23"><text:span text:style-name="T5">    &lt;</text:span><text:span text:style-name="T9">link</text:span><text:span text:style-name="T5"> </text:span><text:span text:style-name="T17">rel</text:span><text:span text:style-name="T9">=</text:span><text:span text:style-name="T24">"stylesheet"</text:span><text:span text:style-name="T5"> </text:span><text:span text:style-name="T17">href</text:span><text:span text:style-name="T9">=</text:span><text:span text:style-name="T24">"styles.css"</text:span><text:span text:style-name="T5">&gt;</text:span></text:p>
      <text:p text:style-name="P23"><text:span text:style-name="T5">&lt;/</text:span><text:span text:style-name="T9">head</text:span><text:span text:style-name="T5">&gt;</text:span></text:p>
      <text:p text:style-name="P23"><text:span text:style-name="T5">&lt;</text:span><text:span text:style-name="T9">body</text:span><text:span text:style-name="T5">&gt;</text:span></text:p>
      <text:p text:style-name="P23"><text:span text:style-name="T5">    &lt;</text:span><text:span text:style-name="T9">div</text:span><text:span text:style-name="T5">&gt;Div Element 1&lt;/</text:span><text:span text:style-name="T9">div</text:span><text:span text:style-name="T5">&gt;</text:span></text:p>
      <text:p text:style-name="P23"><text:span text:style-name="T5">    &lt;</text:span><text:span text:style-name="T9">p</text:span><text:span text:style-name="T5"> </text:span><text:span text:style-name="T17">id</text:span><text:span text:style-name="T9">=</text:span><text:span text:style-name="T24">"para1"</text:span><text:span text:style-name="T5">&gt;Paragraph 1&lt;/</text:span><text:span text:style-name="T9">p</text:span><text:span text:style-name="T5">&gt;</text:span></text:p>
      <text:p text:style-name="P23"><text:span text:style-name="T5">    &lt;</text:span><text:span text:style-name="T9">div</text:span><text:span text:style-name="T5">&gt;Div Element 2&lt;/</text:span><text:span text:style-name="T9">div</text:span><text:span text:style-name="T5">&gt;</text:span></text:p>
      <text:p text:style-name="P23"><text:span text:style-name="T5">    &lt;</text:span><text:span text:style-name="T9">p</text:span><text:span text:style-name="T5"> </text:span><text:span text:style-name="T17">id</text:span><text:span text:style-name="T9">=</text:span><text:span text:style-name="T24">"para2"</text:span><text:span text:style-name="T5">&gt;Paragraph 2&lt;/</text:span><text:span text:style-name="T9">p</text:span><text:span text:style-name="T5">&gt;</text:span></text:p>
      <text:p text:style-name="P23"><text:span text:style-name="T5">    &lt;</text:span><text:span text:style-name="T9">div</text:span><text:span text:style-name="T5">&gt;Div Element 3&lt;/</text:span><text:span text:style-name="T9">div</text:span><text:span text:style-name="T5">&gt;</text:span></text:p>
      <text:p text:style-name="P23"><text:span text:style-name="T5">    &lt;</text:span><text:span text:style-name="T9">p</text:span><text:span text:style-name="T5"> </text:span><text:span text:style-name="T17">id</text:span><text:span text:style-name="T9">=</text:span><text:span text:style-name="T24">"para3"</text:span><text:span text:style-name="T5">&gt;Paragraph 3&lt;/</text:span><text:span text:style-name="T9">p</text:span><text:span text:style-name="T5">&gt;</text:span></text:p>
      <text:p text:style-name="P23"><text:span text:style-name="T5">    &lt;</text:span><text:span text:style-name="T9">ul</text:span><text:span text:style-name="T5">&gt;</text:span></text:p>
      <text:p text:style-name="P23"><text:span text:style-name="T5">        &lt;</text:span><text:span text:style-name="T9">li</text:span><text:span text:style-name="T5">&gt;List Item 1&lt;/</text:span><text:span text:style-name="T9">li</text:span><text:span text:style-name="T5">&gt;</text:span></text:p>
      <text:p text:style-name="P23"><text:span text:style-name="T5">        &lt;</text:span><text:span text:style-name="T9">li</text:span><text:span text:style-name="T5">&gt;List Item 2&lt;/</text:span><text:span text:style-name="T9">li</text:span><text:span text:style-name="T5">&gt;</text:span></text:p>
      <text:p text:style-name="P23"><text:span text:style-name="T5">    &lt;/</text:span><text:span text:style-name="T9">ul</text:span><text:span text:style-name="T5">&gt;</text:span></text:p>
      <text:p text:style-name="P23"><text:span text:style-name="T5">    &lt;</text:span><text:span text:style-name="T9">p</text:span><text:span text:style-name="T5">&gt;Paragraph 4 before UL&lt;/</text:span><text:span text:style-name="T9">p</text:span><text:span text:style-name="T5">&gt;</text:span></text:p>
      <text:p text:style-name="P23"><text:span text:style-name="T5">    &lt;</text:span><text:span text:style-name="T9">ul</text:span><text:span text:style-name="T5">&gt;</text:span></text:p>
      <text:p text:style-name="P23"><text:span text:style-name="T5">        &lt;</text:span><text:span text:style-name="T9">li</text:span><text:span text:style-name="T5">&gt;List Item 3&lt;/</text:span><text:span text:style-name="T9">li</text:span><text:span text:style-name="T5">&gt;</text:span></text:p>
      <text:p text:style-name="P23"><text:span text:style-name="T5">        &lt;</text:span><text:span text:style-name="T9">li</text:span><text:span text:style-name="T5">&gt;List Item 4&lt;/</text:span><text:span text:style-name="T9">li</text:span><text:span text:style-name="T5">&gt;</text:span></text:p>
      <text:p text:style-name="P23"><text:span text:style-name="T5">    &lt;/</text:span><text:span text:style-name="T9">ul</text:span><text:span text:style-name="T5">&gt;</text:span></text:p>
      <text:p text:style-name="P23"><text:span text:style-name="T5">    &lt;</text:span><text:span text:style-name="T9">input</text:span><text:span text:style-name="T5"> </text:span><text:span text:style-name="T17">type</text:span><text:span text:style-name="T9">=</text:span><text:span text:style-name="T24">"text"</text:span><text:span text:style-name="T5"> </text:span><text:span text:style-name="T17">placeholder</text:span><text:span text:style-name="T9">=</text:span><text:span text:style-name="T24">"Focus on me"</text:span><text:span text:style-name="T5">&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
      <text:p text:style-name="P5"/>
      <text:p text:style-name="P23"><text:span text:style-name="T39">/* 1. */</text:span></text:p>
      <text:p text:style-name="P23"><text:span text:style-name="T17">#para1</text:span><text:span text:style-name="T5"> {</text:span></text:p>
      <text:p text:style-name="P23"><text:span text:style-name="T5">    color</text:span><text:span text:style-name="T9">:</text:span><text:span text:style-name="T5"> </text:span><text:span text:style-name="T28">blue</text:span><text:span text:style-name="T5">;</text:span></text:p>
      <text:p text:style-name="P23"><text:span text:style-name="T5">}</text:span></text:p>
      <text:p text:style-name="P21"/>
      <text:p text:style-name="P23"><text:span text:style-name="T17">#para2</text:span><text:span text:style-name="T5"> {</text:span></text:p>
      <text:p text:style-name="P23"><text:span text:style-name="T5">    color</text:span><text:span text:style-name="T9">:</text:span><text:span text:style-name="T5"> </text:span><text:span text:style-name="T28">green</text:span><text:span text:style-name="T5">;</text:span></text:p>
      <text:p text:style-name="P23"><text:span text:style-name="T5">    font-weight</text:span><text:span text:style-name="T9">:</text:span><text:span text:style-name="T5"> </text:span><text:span text:style-name="T34">bold</text:span><text:span text:style-name="T5">;</text:span></text:p>
      <text:p text:style-name="P23"><text:span text:style-name="T5">}</text:span></text:p>
      <text:p text:style-name="P21"/>
      <text:p text:style-name="P23"><text:span text:style-name="T17">#para3</text:span><text:span text:style-name="T5"> {</text:span></text:p>
      <text:p text:style-name="P23"><text:span text:style-name="T5">    color</text:span><text:span text:style-name="T9">:</text:span><text:span text:style-name="T5"> </text:span><text:span text:style-name="T28">red</text:span><text:span text:style-name="T5">;</text:span></text:p>
      <text:p text:style-name="P23"><text:span text:style-name="T5">}</text:span></text:p>
      <text:p text:style-name="P21"/>
      <text:p text:style-name="P23"><text:span text:style-name="T39">/* 2*/</text:span></text:p>
      <text:p text:style-name="P23"><text:span text:style-name="T9">div</text:span><text:span text:style-name="T5"> {</text:span></text:p>
      <text:p text:style-name="P23"><text:span text:style-name="T5">    border</text:span><text:span text:style-name="T9">:</text:span><text:span text:style-name="T5"> </text:span><text:span text:style-name="T31">1</text:span><text:span text:style-name="T9">px</text:span><text:span text:style-name="T5"> </text:span><text:span text:style-name="T34">solid</text:span><text:span text:style-name="T5"> </text:span><text:span text:style-name="T28">black</text:span><text:span text:style-name="T5">;</text:span></text:p>
      <text:p text:style-name="P23"><text:soft-page-break/><text:span text:style-name="T5">    padding</text:span><text:span text:style-name="T9">:</text:span><text:span text:style-name="T5"> </text:span><text:span text:style-name="T31">10</text:span><text:span text:style-name="T9">px</text:span><text:span text:style-name="T5">;</text:span></text:p>
      <text:p text:style-name="P23"><text:span text:style-name="T5">    margin</text:span><text:span text:style-name="T9">:</text:span><text:span text:style-name="T5"> </text:span><text:span text:style-name="T31">10</text:span><text:span text:style-name="T9">px</text:span><text:span text:style-name="T5"> </text:span><text:span text:style-name="T31">0</text:span><text:span text:style-name="T5">;</text:span></text:p>
      <text:p text:style-name="P23"><text:span text:style-name="T5">}</text:span></text:p>
      <text:p text:style-name="P21"/>
      <text:p text:style-name="P23"><text:span text:style-name="T9">p</text:span><text:span text:style-name="T5"> {</text:span></text:p>
      <text:p text:style-name="P23"><text:span text:style-name="T5">    margin</text:span><text:span text:style-name="T9">:</text:span><text:span text:style-name="T5"> </text:span><text:span text:style-name="T31">10</text:span><text:span text:style-name="T9">px</text:span><text:span text:style-name="T5"> </text:span><text:span text:style-name="T31">0</text:span><text:span text:style-name="T5">;</text:span></text:p>
      <text:p text:style-name="P23"><text:span text:style-name="T5">    padding</text:span><text:span text:style-name="T9">:</text:span><text:span text:style-name="T5"> </text:span><text:span text:style-name="T31">5</text:span><text:span text:style-name="T9">px</text:span><text:span text:style-name="T5">;</text:span></text:p>
      <text:p text:style-name="P23"><text:span text:style-name="T5">}</text:span></text:p>
      <text:p text:style-name="P21"/>
      <text:p text:style-name="P23"><text:span text:style-name="T39">/* 3*/</text:span></text:p>
      <text:p text:style-name="P23"><text:span text:style-name="T9">div + p</text:span><text:span text:style-name="T5"> {</text:span></text:p>
      <text:p text:style-name="P23"><text:span text:style-name="T5">    background-color</text:span><text:span text:style-name="T9">:</text:span><text:span text:style-name="T5"> </text:span><text:span text:style-name="T28">lightgray</text:span><text:span text:style-name="T5">;</text:span></text:p>
      <text:p text:style-name="P23"><text:span text:style-name="T5">}</text:span></text:p>
      <text:p text:style-name="P21"/>
      <text:p text:style-name="P23"><text:span text:style-name="T39">/* 4 */</text:span></text:p>
      <text:p text:style-name="P23"><text:span text:style-name="T9">p + ul</text:span><text:span text:style-name="T5"> {</text:span></text:p>
      <text:p text:style-name="P23"><text:span text:style-name="T5">    border</text:span><text:span text:style-name="T9">:</text:span><text:span text:style-name="T5"> </text:span><text:span text:style-name="T31">1</text:span><text:span text:style-name="T9">px</text:span><text:span text:style-name="T5"> </text:span><text:span text:style-name="T34">solid</text:span><text:span text:style-name="T5"> </text:span><text:span text:style-name="T28">blue</text:span><text:span text:style-name="T5">;</text:span></text:p>
      <text:p text:style-name="P23"><text:span text:style-name="T5">    padding</text:span><text:span text:style-name="T9">:</text:span><text:span text:style-name="T5"> </text:span><text:span text:style-name="T31">5</text:span><text:span text:style-name="T9">px</text:span><text:span text:style-name="T5">;</text:span></text:p>
      <text:p text:style-name="P23"><text:span text:style-name="T5">}</text:span></text:p>
      <text:p text:style-name="P21"/>
      <text:p text:style-name="P23"><text:span text:style-name="T39">/* 5*/</text:span></text:p>
      <text:p text:style-name="P23"><text:span text:style-name="T9">input:</text:span><text:span text:style-name="T17">focus</text:span><text:span text:style-name="T5"> {</text:span></text:p>
      <text:p text:style-name="P23"><text:span text:style-name="T5">    border</text:span><text:span text:style-name="T9">:</text:span><text:span text:style-name="T5"> </text:span><text:span text:style-name="T31">2</text:span><text:span text:style-name="T9">px</text:span><text:span text:style-name="T5"> </text:span><text:span text:style-name="T34">solid</text:span><text:span text:style-name="T5"> </text:span><text:span text:style-name="T28">orange</text:span><text:span text:style-name="T5">;</text:span></text:p>
      <text:p text:style-name="P23"><text:span text:style-name="T5">}</text:span></text:p>
      <text:p text:style-name="P21"/>
      <text:p text:style-name="P5"/>
      <text:p text:style-name="P5"/>
      <text:p text:style-name="P3"><text:span text:style-name="T2">CSS Positions</text:span></text:p>
      <text:p text:style-name="P4"/>
      <text:p text:style-name="P2"><text:span text:style-name="T2">1: Fixed Header</text:span></text:p>
      <text:p text:style-name="P31"><text:span text:style-name="T2">Create a webpage with a fixed header that stays at the top when scrolling.</text:span></text:p>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Fixed Header&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0">body</text:span><text:span text:style-name="T6"> {</text:span></text:p>
      <text:p text:style-name="P24"><text:span text:style-name="T6">            margin</text:span><text:span text:style-name="T10">:</text:span><text:span text:style-name="T6"> </text:span><text:span text:style-name="T32">0</text:span><text:span text:style-name="T6">;</text:span></text:p>
      <text:p text:style-name="P24"><text:span text:style-name="T6">            font-family</text:span><text:span text:style-name="T10">:</text:span><text:span text:style-name="T6"> </text:span><text:span text:style-name="T29">Arial</text:span><text:span text:style-name="T6">, </text:span><text:span text:style-name="T29">sans-serif</text:span><text:span text:style-name="T6">;</text:span></text:p>
      <text:p text:style-name="P24"><text:span text:style-name="T6">        }</text:span></text:p>
      <text:p text:style-name="P22"/>
      <text:p text:style-name="P24"><text:span text:style-name="T6">        </text:span><text:span text:style-name="T18">.header</text:span><text:span text:style-name="T6"> {</text:span></text:p>
      <text:p text:style-name="P24"><text:span text:style-name="T6">            position</text:span><text:span text:style-name="T10">:</text:span><text:span text:style-name="T6"> </text:span><text:span text:style-name="T35">fixed</text:span><text:span text:style-name="T6">;</text:span></text:p>
      <text:p text:style-name="P24"><text:span text:style-name="T6">            top</text:span><text:span text:style-name="T10">:</text:span><text:span text:style-name="T6"> </text:span><text:span text:style-name="T32">0</text:span><text:span text:style-name="T6">;</text:span></text:p>
      <text:p text:style-name="P24"><text:span text:style-name="T6">            width</text:span><text:span text:style-name="T10">:</text:span><text:span text:style-name="T6"> </text:span><text:span text:style-name="T32">100</text:span><text:span text:style-name="T10">%</text:span><text:span text:style-name="T6">;</text:span></text:p>
      <text:p text:style-name="P24"><text:soft-page-break/><text:span text:style-name="T6">            background-color</text:span><text:span text:style-name="T10">:</text:span><text:span text:style-name="T6"> </text:span><text:span text:style-name="T32">#333</text:span><text:span text:style-name="T6">;</text:span></text:p>
      <text:p text:style-name="P24"><text:span text:style-name="T6">            color</text:span><text:span text:style-name="T10">:</text:span><text:span text:style-name="T6"> </text:span><text:span text:style-name="T29">white</text:span><text:span text:style-name="T6">;</text:span></text:p>
      <text:p text:style-name="P24"><text:span text:style-name="T6">            padding</text:span><text:span text:style-name="T10">:</text:span><text:span text:style-name="T6"> </text:span><text:span text:style-name="T32">10</text:span><text:span text:style-name="T10">px</text:span><text:span text:style-name="T6"> </text:span><text:span text:style-name="T32">0</text:span><text:span text:style-name="T6">;</text:span></text:p>
      <text:p text:style-name="P24"><text:span text:style-name="T6">            text-align</text:span><text:span text:style-name="T10">:</text:span><text:span text:style-name="T6"> </text:span><text:span text:style-name="T35">center</text:span><text:span text:style-name="T6">;</text:span></text:p>
      <text:p text:style-name="P24"><text:span text:style-name="T6">        }</text:span></text:p>
      <text:p text:style-name="P22"/>
      <text:p text:style-name="P24"><text:span text:style-name="T6">        </text:span><text:span text:style-name="T18">.content</text:span><text:span text:style-name="T6"> {</text:span></text:p>
      <text:p text:style-name="P24"><text:span text:style-name="T6">            margin-top</text:span><text:span text:style-name="T10">:</text:span><text:span text:style-name="T6"> </text:span><text:span text:style-name="T32">50</text:span><text:span text:style-name="T10">px</text:span><text:span text:style-name="T6">;</text:span></text:p>
      <text:p text:style-name="P24"><text:span text:style-name="T6">            padding</text:span><text:span text:style-name="T10">:</text:span><text:span text:style-name="T6"> </text:span><text:span text:style-name="T32">20</text:span><text:span text:style-name="T10">px</text:span><text:span text:style-name="T6">;</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header"</text:span><text:span text:style-name="T6">&gt;Fixed Header&lt;/</text:span><text:span text:style-name="T10">div</text:span><text:span text:style-name="T6">&gt;</text:span></text:p>
      <text:p text:style-name="P24"><text:span text:style-name="T6">    &lt;</text:span><text:span text:style-name="T10">div</text:span><text:span text:style-name="T6"> </text:span><text:span text:style-name="T18">class</text:span><text:span text:style-name="T10">=</text:span><text:span text:style-name="T25">"content"</text:span><text:span text:style-name="T6">&gt;</text:span></text:p>
      <text:p text:style-name="P24"><text:span text:style-name="T6">        &lt;</text:span><text:span text:style-name="T10">p</text:span><text:span text:style-name="T6">&gt;Scroll down to see the fixed header in action.&lt;/</text:span><text:span text:style-name="T10">p</text:span><text:span text:style-name="T6">&gt;</text:span></text:p>
      <text:p text:style-name="P24"><text:span text:style-name="T6">        &lt;</text:span><text:span text:style-name="T10">p</text:span><text:span text:style-name="T6">&gt;Lorem ipsum dolor sit amet, consectetur adipiscing elit. Proin bibendum neque at elit ultrices, sit amet scelerisque ligula vulputate. Sed sit amet sem nec magna venenatis feugiat. Pellentesque habitant morbi tristique senectus et netus et malesuada fames ac turpis egestas. Vestibulum fermentum consectetur orci, sit amet venenatis orci sagittis non. Cras dapibus auctor risus, eu fermentum magna dictum at.&lt;/</text:span><text:span text:style-name="T10">p</text:span><text:span text:style-name="T6">&gt;</text:span></text:p>
      <text:p text:style-name="P24"><text:span text:style-name="T6">        &lt;</text:span><text:span text:style-name="T10">p</text:span><text:span text:style-name="T6">&gt;Content continues...&lt;/</text:span><text:span text:style-name="T10">p</text:span><text:span text:style-name="T6">&gt;</text:span></text:p>
      <text:p text:style-name="P24"><text:span text:style-name="T6">    &lt;/</text:span><text:span text:style-name="T10">div</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9"/>
      <text:p text:style-name="P9"/>
      <text:p text:style-name="P2"><text:span text:style-name="T2">2: Sticky Sidebar</text:span></text:p>
      <text:p text:style-name="P2"><text:span text:style-name="T2">Create a layout with a sidebar on the left that becomes sticky as you scroll past it.</text:span></text:p>
      <text:p text:style-name="P2"><text:span text:style-name="T2">The sidebar should show the following list.</text:span></text:p>
      <text:p text:style-name="P2"><text:span text:style-name="T2"><text:tab/>Home</text:span></text:p>
      <text:p text:style-name="P2"><text:span text:style-name="T2"><text:tab/>About Us</text:span></text:p>
      <text:p text:style-name="P2"><text:span text:style-name="T2"><text:tab/>Contact Us</text:span></text:p>
      <text:p text:style-name="P2"><text:span text:style-name="T2"><text:tab/>Services</text:span></text:p>
      <text:p text:style-name="P9"/>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Sticky Sidebar&lt;/</text:span><text:span text:style-name="T9">title</text:span><text:span text:style-name="T5">&gt;</text:span></text:p>
      <text:p text:style-name="P23"><text:span text:style-name="T5">    &lt;</text:span><text:span text:style-name="T9">style</text:span><text:span text:style-name="T5">&gt;</text:span></text:p>
      <text:p text:style-name="P23"><text:span text:style-name="T5">        </text:span><text:span text:style-name="T9">body</text:span><text:span text:style-name="T5"> {</text:span></text:p>
      <text:p text:style-name="P23"><text:span text:style-name="T5">            margin</text:span><text:span text:style-name="T9">:</text:span><text:span text:style-name="T5"> </text:span><text:span text:style-name="T31">0</text:span><text:span text:style-name="T5">;</text:span></text:p>
      <text:p text:style-name="P23"><text:span text:style-name="T5">            font-family</text:span><text:span text:style-name="T9">:</text:span><text:span text:style-name="T5"> </text:span><text:span text:style-name="T28">Arial</text:span><text:span text:style-name="T5">, </text:span><text:span text:style-name="T28">sans-serif</text:span><text:span text:style-name="T5">;</text:span></text:p>
      <text:p text:style-name="P23"><text:soft-page-break/><text:span text:style-name="T5">        }</text:span></text:p>
      <text:p text:style-name="P21"/>
      <text:p text:style-name="P23"><text:span text:style-name="T5">        </text:span><text:span text:style-name="T17">.container</text:span><text:span text:style-name="T5"> {</text:span></text:p>
      <text:p text:style-name="P23"><text:span text:style-name="T5">            display</text:span><text:span text:style-name="T9">:</text:span><text:span text:style-name="T5"> </text:span><text:span text:style-name="T34">flex</text:span><text:span text:style-name="T5">;</text:span></text:p>
      <text:p text:style-name="P23"><text:span text:style-name="T5">        }</text:span></text:p>
      <text:p text:style-name="P21"/>
      <text:p text:style-name="P23"><text:span text:style-name="T5">        </text:span><text:span text:style-name="T17">.sidebar</text:span><text:span text:style-name="T5"> {</text:span></text:p>
      <text:p text:style-name="P23"><text:span text:style-name="T5">            width</text:span><text:span text:style-name="T9">:</text:span><text:span text:style-name="T5"> </text:span><text:span text:style-name="T31">200</text:span><text:span text:style-name="T9">px</text:span><text:span text:style-name="T5">;</text:span></text:p>
      <text:p text:style-name="P23"><text:span text:style-name="T5">            height</text:span><text:span text:style-name="T9">:</text:span><text:span text:style-name="T5"> </text:span><text:span text:style-name="T31">100</text:span><text:span text:style-name="T9">vh</text:span><text:span text:style-name="T5">;</text:span></text:p>
      <text:p text:style-name="P23"><text:span text:style-name="T5">            background-color</text:span><text:span text:style-name="T9">:</text:span><text:span text:style-name="T5"> </text:span><text:span text:style-name="T31">#f4f4f4</text:span><text:span text:style-name="T5">;</text:span></text:p>
      <text:p text:style-name="P23"><text:span text:style-name="T5">            padding</text:span><text:span text:style-name="T9">:</text:span><text:span text:style-name="T5"> </text:span><text:span text:style-name="T31">20</text:span><text:span text:style-name="T9">px</text:span><text:span text:style-name="T5">;</text:span></text:p>
      <text:p text:style-name="P23"><text:span text:style-name="T5">            position</text:span><text:span text:style-name="T9">:</text:span><text:span text:style-name="T5"> </text:span><text:span text:style-name="T28">-webkit-sticky</text:span><text:span text:style-name="T5">; </text:span></text:p>
      <text:p text:style-name="P23"><text:span text:style-name="T5">            position</text:span><text:span text:style-name="T9">:</text:span><text:span text:style-name="T5"> </text:span><text:span text:style-name="T34">sticky</text:span><text:span text:style-name="T5">;</text:span></text:p>
      <text:p text:style-name="P23"><text:span text:style-name="T5">            top</text:span><text:span text:style-name="T9">:</text:span><text:span text:style-name="T5"> </text:span><text:span text:style-name="T31">0</text:span><text:span text:style-name="T5">;</text:span></text:p>
      <text:p text:style-name="P23"><text:span text:style-name="T5">        }</text:span></text:p>
      <text:p text:style-name="P21"/>
      <text:p text:style-name="P23"><text:span text:style-name="T5">        </text:span><text:span text:style-name="T17">.content</text:span><text:span text:style-name="T5"> {</text:span></text:p>
      <text:p text:style-name="P23"><text:span text:style-name="T5">            flex</text:span><text:span text:style-name="T9">:</text:span><text:span text:style-name="T5"> </text:span><text:span text:style-name="T31">1</text:span><text:span text:style-name="T5">;</text:span></text:p>
      <text:p text:style-name="P23"><text:span text:style-name="T5">            padding</text:span><text:span text:style-name="T9">:</text:span><text:span text:style-name="T5"> </text:span><text:span text:style-name="T31">20</text:span><text:span text:style-name="T9">px</text:span><text:span text:style-name="T5">;</text:span></text:p>
      <text:p text:style-name="P23"><text:span text:style-name="T5">        }</text:span></text:p>
      <text:p text:style-name="P23"><text:span text:style-name="T5">    &lt;/</text:span><text:span text:style-name="T9">style</text:span><text:span text:style-name="T5">&gt;</text:span></text:p>
      <text:p text:style-name="P23"><text:span text:style-name="T5">&lt;/</text:span><text:span text:style-name="T9">head</text:span><text:span text:style-name="T5">&gt;</text:span></text:p>
      <text:p text:style-name="P23"><text:span text:style-name="T5">&lt;</text:span><text:span text:style-name="T9">body</text:span><text:span text:style-name="T5">&gt;</text:span></text:p>
      <text:p text:style-name="P23"><text:span text:style-name="T5">    &lt;</text:span><text:span text:style-name="T9">div</text:span><text:span text:style-name="T5"> </text:span><text:span text:style-name="T17">class</text:span><text:span text:style-name="T9">=</text:span><text:span text:style-name="T24">"container"</text:span><text:span text:style-name="T5">&gt;</text:span></text:p>
      <text:p text:style-name="P23"><text:span text:style-name="T5">        &lt;</text:span><text:span text:style-name="T9">div</text:span><text:span text:style-name="T5"> </text:span><text:span text:style-name="T17">class</text:span><text:span text:style-name="T9">=</text:span><text:span text:style-name="T24">"sidebar"</text:span><text:span text:style-name="T5">&gt;</text:span></text:p>
      <text:p text:style-name="P23"><text:span text:style-name="T5">            &lt;</text:span><text:span text:style-name="T9">ul</text:span><text:span text:style-name="T5">&gt;</text:span></text:p>
      <text:p text:style-name="P23"><text:span text:style-name="T5">                &lt;</text:span><text:span text:style-name="T9">li</text:span><text:span text:style-name="T5">&gt;Home&lt;/</text:span><text:span text:style-name="T9">li</text:span><text:span text:style-name="T5">&gt;</text:span></text:p>
      <text:p text:style-name="P23"><text:span text:style-name="T5">                &lt;</text:span><text:span text:style-name="T9">li</text:span><text:span text:style-name="T5">&gt;About Us&lt;/</text:span><text:span text:style-name="T9">li</text:span><text:span text:style-name="T5">&gt;</text:span></text:p>
      <text:p text:style-name="P23"><text:span text:style-name="T5">                &lt;</text:span><text:span text:style-name="T9">li</text:span><text:span text:style-name="T5">&gt;Contact Us&lt;/</text:span><text:span text:style-name="T9">li</text:span><text:span text:style-name="T5">&gt;</text:span></text:p>
      <text:p text:style-name="P23"><text:span text:style-name="T5">                &lt;</text:span><text:span text:style-name="T9">li</text:span><text:span text:style-name="T5">&gt;Services&lt;/</text:span><text:span text:style-name="T9">li</text:span><text:span text:style-name="T5">&gt;</text:span></text:p>
      <text:p text:style-name="P23"><text:span text:style-name="T5">            &lt;/</text:span><text:span text:style-name="T9">ul</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 </text:span><text:span text:style-name="T17">class</text:span><text:span text:style-name="T9">=</text:span><text:span text:style-name="T24">"content"</text:span><text:span text:style-name="T5">&gt;</text:span></text:p>
      <text:p text:style-name="P23"><text:span text:style-name="T5">            &lt;</text:span><text:span text:style-name="T9">p</text:span><text:span text:style-name="T5">&gt;Scroll down to see the sticky sidebar in action.&lt;/</text:span><text:span text:style-name="T9">p</text:span><text:span text:style-name="T5">&gt;</text:span></text:p>
      <text:p text:style-name="P23"><text:span text:style-name="T5">            &lt;</text:span><text:span text:style-name="T9">p</text:span><text:span text:style-name="T5">&gt;Lorem ipsum dolor sit amet, consectetur adipiscing elit. Proin bibendum neque at elit ultrices, sit amet scelerisque ligula vulputate. Sed sit amet sem nec magna venenatis feugiat. Pellentesque habitant morbi tristique senectus et netus et malesuada fames ac turpis egestas. Vestibulum fermentum consectetur orci, sit amet venenatis orci sagittis non. Cras dapibus auctor risus, eu fermentum magna dictum at.&lt;/</text:span><text:span text:style-name="T9">p</text:span><text:span text:style-name="T5">&gt;</text:span></text:p>
      <text:p text:style-name="P23"><text:span text:style-name="T5">            &lt;</text:span><text:span text:style-name="T9">p</text:span><text:span text:style-name="T5">&gt;Content continues...&lt;/</text:span><text:span text:style-name="T9">p</text:span><text:span text:style-name="T5">&gt;</text:span></text:p>
      <text:p text:style-name="P23"><text:span text:style-name="T5">        &lt;/</text:span><text:span text:style-name="T9">div</text:span><text:span text:style-name="T5">&gt;</text:span></text:p>
      <text:p text:style-name="P23"><text:span text:style-name="T5">    &lt;/</text:span><text:span text:style-name="T9">div</text:span><text:span text:style-name="T5">&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text:soft-page-break/></text:p>
      <text:p text:style-name="P9"/>
      <text:p text:style-name="P9"/>
      <text:p text:style-name="P2"><text:span text:style-name="T2">3: Absolute Centering</text:span></text:p>
      <text:p text:style-name="P2"><text:span text:style-name="T2">Create a box that is absolutely centered within its container.</text:span></text:p>
      <text:p text:style-name="P2"><text:span text:style-name="T2">e.g., the following box is at the center of the page.</text:span></text:p>
      <text:p text:style-name="P5"/>
      <text:p text:style-name="P23"><text:span text:style-name="T5">&lt;!</text:span><text:span text:style-name="T9">DOCTYPE</text:span><text:span text:style-name="T5"> </text:span><text:span text:style-name="T17">html</text:span><text:span text:style-name="T5">&gt;</text:span></text:p>
      <text:p text:style-name="P23"><text:span text:style-name="T5">&lt;</text:span><text:span text:style-name="T9">html</text:span><text:span text:style-name="T5"> </text:span><text:span text:style-name="T17">lang</text:span><text:span text:style-name="T9">=</text:span><text:span text:style-name="T24">"en"</text:span><text:span text:style-name="T5">&gt;</text:span></text:p>
      <text:p text:style-name="P23"><text:span text:style-name="T5">&lt;</text:span><text:span text:style-name="T9">head</text:span><text:span text:style-name="T5">&gt;</text:span></text:p>
      <text:p text:style-name="P23"><text:span text:style-name="T5">    &lt;</text:span><text:span text:style-name="T9">meta</text:span><text:span text:style-name="T5"> </text:span><text:span text:style-name="T17">charset</text:span><text:span text:style-name="T9">=</text:span><text:span text:style-name="T24">"UTF-8"</text:span><text:span text:style-name="T5">&gt;</text:span></text:p>
      <text:p text:style-name="P23"><text:span text:style-name="T5">    &lt;</text:span><text:span text:style-name="T9">meta</text:span><text:span text:style-name="T5"> </text:span><text:span text:style-name="T17">name</text:span><text:span text:style-name="T9">=</text:span><text:span text:style-name="T24">"viewport"</text:span><text:span text:style-name="T5"> </text:span><text:span text:style-name="T17">content</text:span><text:span text:style-name="T9">=</text:span><text:span text:style-name="T24">"width=device-width, initial-scale=1.0"</text:span><text:span text:style-name="T5">&gt;</text:span></text:p>
      <text:p text:style-name="P23"><text:span text:style-name="T5">    &lt;</text:span><text:span text:style-name="T9">title</text:span><text:span text:style-name="T5">&gt;Absolute Centering&lt;/</text:span><text:span text:style-name="T9">title</text:span><text:span text:style-name="T5">&gt;</text:span></text:p>
      <text:p text:style-name="P23"><text:span text:style-name="T5">    &lt;</text:span><text:span text:style-name="T9">style</text:span><text:span text:style-name="T5">&gt;</text:span></text:p>
      <text:p text:style-name="P23"><text:span text:style-name="T5">        </text:span><text:span text:style-name="T9">body</text:span><text:span text:style-name="T5">,</text:span><text:span text:style-name="T9"> html</text:span><text:span text:style-name="T5"> {</text:span></text:p>
      <text:p text:style-name="P23"><text:span text:style-name="T5">            height</text:span><text:span text:style-name="T9">:</text:span><text:span text:style-name="T5"> </text:span><text:span text:style-name="T31">100</text:span><text:span text:style-name="T9">%</text:span><text:span text:style-name="T5">;</text:span></text:p>
      <text:p text:style-name="P23"><text:span text:style-name="T5">            margin</text:span><text:span text:style-name="T9">:</text:span><text:span text:style-name="T5"> </text:span><text:span text:style-name="T31">0</text:span><text:span text:style-name="T5">;</text:span></text:p>
      <text:p text:style-name="P23"><text:span text:style-name="T5">            display</text:span><text:span text:style-name="T9">:</text:span><text:span text:style-name="T5"> </text:span><text:span text:style-name="T34">flex</text:span><text:span text:style-name="T5">;</text:span></text:p>
      <text:p text:style-name="P23"><text:span text:style-name="T5">            justify-content</text:span><text:span text:style-name="T9">:</text:span><text:span text:style-name="T5"> </text:span><text:span text:style-name="T34">center</text:span><text:span text:style-name="T5">;</text:span></text:p>
      <text:p text:style-name="P23"><text:span text:style-name="T5">            align-items</text:span><text:span text:style-name="T9">:</text:span><text:span text:style-name="T5"> </text:span><text:span text:style-name="T34">center</text:span><text:span text:style-name="T5">;</text:span></text:p>
      <text:p text:style-name="P23"><text:span text:style-name="T5">            font-family</text:span><text:span text:style-name="T9">:</text:span><text:span text:style-name="T5"> </text:span><text:span text:style-name="T28">Arial</text:span><text:span text:style-name="T5">, </text:span><text:span text:style-name="T28">sans-serif</text:span><text:span text:style-name="T5">;</text:span></text:p>
      <text:p text:style-name="P23"><text:span text:style-name="T5">        }</text:span></text:p>
      <text:p text:style-name="P21"/>
      <text:p text:style-name="P23"><text:span text:style-name="T5">        </text:span><text:span text:style-name="T17">.center-box</text:span><text:span text:style-name="T5"> {</text:span></text:p>
      <text:p text:style-name="P23"><text:span text:style-name="T5">            width</text:span><text:span text:style-name="T9">:</text:span><text:span text:style-name="T5"> </text:span><text:span text:style-name="T31">200</text:span><text:span text:style-name="T9">px</text:span><text:span text:style-name="T5">;</text:span></text:p>
      <text:p text:style-name="P23"><text:span text:style-name="T5">            height</text:span><text:span text:style-name="T9">:</text:span><text:span text:style-name="T5"> </text:span><text:span text:style-name="T31">200</text:span><text:span text:style-name="T9">px</text:span><text:span text:style-name="T5">;</text:span></text:p>
      <text:p text:style-name="P23"><text:span text:style-name="T5">            background-color</text:span><text:span text:style-name="T9">:</text:span><text:span text:style-name="T5"> </text:span><text:span text:style-name="T28">lightcoral</text:span><text:span text:style-name="T5">;</text:span></text:p>
      <text:p text:style-name="P23"><text:span text:style-name="T5">            display</text:span><text:span text:style-name="T9">:</text:span><text:span text:style-name="T5"> </text:span><text:span text:style-name="T34">flex</text:span><text:span text:style-name="T5">;</text:span></text:p>
      <text:p text:style-name="P23"><text:span text:style-name="T5">            justify-content</text:span><text:span text:style-name="T9">:</text:span><text:span text:style-name="T5"> </text:span><text:span text:style-name="T34">center</text:span><text:span text:style-name="T5">;</text:span></text:p>
      <text:p text:style-name="P23"><text:span text:style-name="T5">            align-items</text:span><text:span text:style-name="T9">:</text:span><text:span text:style-name="T5"> </text:span><text:span text:style-name="T34">center</text:span><text:span text:style-name="T5">;</text:span></text:p>
      <text:p text:style-name="P23"><text:span text:style-name="T5">            text-align</text:span><text:span text:style-name="T9">:</text:span><text:span text:style-name="T5"> </text:span><text:span text:style-name="T34">center</text:span><text:span text:style-name="T5">;</text:span></text:p>
      <text:p text:style-name="P23"><text:span text:style-name="T5">        }</text:span></text:p>
      <text:p text:style-name="P23"><text:span text:style-name="T5">    &lt;/</text:span><text:span text:style-name="T9">style</text:span><text:span text:style-name="T5">&gt;</text:span></text:p>
      <text:p text:style-name="P23"><text:span text:style-name="T5">&lt;/</text:span><text:span text:style-name="T9">head</text:span><text:span text:style-name="T5">&gt;</text:span></text:p>
      <text:p text:style-name="P23"><text:span text:style-name="T5">&lt;</text:span><text:span text:style-name="T9">body</text:span><text:span text:style-name="T5">&gt;</text:span></text:p>
      <text:p text:style-name="P23"><text:span text:style-name="T5">    &lt;</text:span><text:span text:style-name="T9">div</text:span><text:span text:style-name="T5"> </text:span><text:span text:style-name="T17">class</text:span><text:span text:style-name="T9">=</text:span><text:span text:style-name="T24">"center-box"</text:span><text:span text:style-name="T5">&gt;Centered Box&lt;/</text:span><text:span text:style-name="T9">div</text:span><text:span text:style-name="T5">&gt;</text:span></text:p>
      <text:p text:style-name="P23"><text:span text:style-name="T5">&lt;/</text:span><text:span text:style-name="T9">body</text:span><text:span text:style-name="T5">&gt;</text:span></text:p>
      <text:p text:style-name="P23"><text:span text:style-name="T5">&lt;/</text:span><text:span text:style-name="T9">html</text:span><text:span text:style-name="T5">&gt;</text:span></text:p>
      <text:p text:style-name="P21"/>
      <text:p text:style-name="P5"/>
      <text:p text:style-name="P5"/>
      <text:p text:style-name="P3"><text:span text:style-name="T2">CSS Transitions</text:span></text:p>
      <text:p text:style-name="P4"/>
      <text:p text:style-name="P2"><text:span text:style-name="T2">1: Button Hover Effect</text:span></text:p>
      <text:p text:style-name="P2"><text:span text:style-name="T2">Create a button that changes its background color, text color, and adds a box-shadow when hovered over.</text:span></text:p>
      <text:p text:style-name="P4"><text:soft-page-break/></text:p>
      <text:p text:style-name="P4"/>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Button Hover Effect&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hover-button</text:span><text:span text:style-name="T6"> {</text:span></text:p>
      <text:p text:style-name="P24"><text:span text:style-name="T6">            padding</text:span><text:span text:style-name="T10">:</text:span><text:span text:style-name="T6"> </text:span><text:span text:style-name="T32">10</text:span><text:span text:style-name="T10">px</text:span><text:span text:style-name="T6"> </text:span><text:span text:style-name="T32">20</text:span><text:span text:style-name="T10">px</text:span><text:span text:style-name="T6">;</text:span></text:p>
      <text:p text:style-name="P24"><text:span text:style-name="T6">            background-color</text:span><text:span text:style-name="T10">:</text:span><text:span text:style-name="T6"> </text:span><text:span text:style-name="T29">lightblue</text:span><text:span text:style-name="T6">;</text:span></text:p>
      <text:p text:style-name="P24"><text:span text:style-name="T6">            color</text:span><text:span text:style-name="T10">:</text:span><text:span text:style-name="T6"> </text:span><text:span text:style-name="T29">black</text:span><text:span text:style-name="T6">;</text:span></text:p>
      <text:p text:style-name="P24"><text:span text:style-name="T6">            border</text:span><text:span text:style-name="T10">:</text:span><text:span text:style-name="T6"> </text:span><text:span text:style-name="T35">none</text:span><text:span text:style-name="T6">;</text:span></text:p>
      <text:p text:style-name="P24"><text:span text:style-name="T6">            cursor</text:span><text:span text:style-name="T10">:</text:span><text:span text:style-name="T6"> </text:span><text:span text:style-name="T35">pointer</text:span><text:span text:style-name="T6">;</text:span></text:p>
      <text:p text:style-name="P24"><text:span text:style-name="T6">            transition</text:span><text:span text:style-name="T10">:</text:span><text:span text:style-name="T6"> background-color </text:span><text:span text:style-name="T32">0.3</text:span><text:span text:style-name="T10">s</text:span><text:span text:style-name="T6">, </text:span><text:span text:style-name="T35">color</text:span><text:span text:style-name="T6"> </text:span><text:span text:style-name="T32">0.3</text:span><text:span text:style-name="T10">s</text:span><text:span text:style-name="T6">, box-shadow </text:span><text:span text:style-name="T32">0.3</text:span><text:span text:style-name="T10">s</text:span><text:span text:style-name="T6">;</text:span></text:p>
      <text:p text:style-name="P24"><text:span text:style-name="T6">        }</text:span></text:p>
      <text:p text:style-name="P22"/>
      <text:p text:style-name="P24"><text:span text:style-name="T6">        </text:span><text:span text:style-name="T18">.hover-button</text:span><text:span text:style-name="T10">:</text:span><text:span text:style-name="T18">hover</text:span><text:span text:style-name="T6"> {</text:span></text:p>
      <text:p text:style-name="P24"><text:span text:style-name="T6">            background-color</text:span><text:span text:style-name="T10">:</text:span><text:span text:style-name="T6"> </text:span><text:span text:style-name="T29">blue</text:span><text:span text:style-name="T6">;</text:span></text:p>
      <text:p text:style-name="P24"><text:span text:style-name="T6">            color</text:span><text:span text:style-name="T10">:</text:span><text:span text:style-name="T6"> </text:span><text:span text:style-name="T29">white</text:span><text:span text:style-name="T6">;</text:span></text:p>
      <text:p text:style-name="P24"><text:span text:style-name="T6">            box-shadow</text:span><text:span text:style-name="T10">:</text:span><text:span text:style-name="T6"> </text:span><text:span text:style-name="T32">0</text:span><text:span text:style-name="T6"> </text:span><text:span text:style-name="T32">4</text:span><text:span text:style-name="T10">px</text:span><text:span text:style-name="T6"> </text:span><text:span text:style-name="T32">8</text:span><text:span text:style-name="T10">px</text:span><text:span text:style-name="T6"> rgba(</text:span><text:span text:style-name="T32">0</text:span><text:span text:style-name="T6">, </text:span><text:span text:style-name="T32">0</text:span><text:span text:style-name="T6">, </text:span><text:span text:style-name="T32">0</text:span><text:span text:style-name="T6">, </text:span><text:span text:style-name="T32">0.2</text:span><text:span text:style-name="T6">);</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button</text:span><text:span text:style-name="T6"> </text:span><text:span text:style-name="T18">class</text:span><text:span text:style-name="T10">=</text:span><text:span text:style-name="T25">"hover-button"</text:span><text:span text:style-name="T6">&gt;Hover Me&lt;/</text:span><text:span text:style-name="T10">button</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4"/>
      <text:p text:style-name="P4"/>
      <text:p text:style-name="P2"><text:span text:style-name="T2">2: Image Zoom Effect</text:span></text:p>
      <text:p text:style-name="P2"><text:span text:style-name="T2">Create an image that scales up slightly when hovered over.</text:span></text:p>
      <text:p text:style-name="P4"/>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Image Zoom Effect&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zoom-image</text:span><text:span text:style-name="T6"> {</text:span></text:p>
      <text:p text:style-name="P24"><text:span text:style-name="T6">            width</text:span><text:span text:style-name="T10">:</text:span><text:span text:style-name="T6"> </text:span><text:span text:style-name="T32">200</text:span><text:span text:style-name="T10">px</text:span><text:span text:style-name="T6">;</text:span></text:p>
      <text:p text:style-name="P24"><text:span text:style-name="T6">            height</text:span><text:span text:style-name="T10">:</text:span><text:span text:style-name="T6"> </text:span><text:span text:style-name="T35">auto</text:span><text:span text:style-name="T6">;</text:span></text:p>
      <text:p text:style-name="P24"><text:span text:style-name="T6">            transition</text:span><text:span text:style-name="T10">:</text:span><text:span text:style-name="T6"> transform </text:span><text:span text:style-name="T32">0.3</text:span><text:span text:style-name="T10">s</text:span><text:span text:style-name="T6">;</text:span></text:p>
      <text:p text:style-name="P24"><text:span text:style-name="T6">        }</text:span></text:p>
      <text:p text:style-name="P22"/>
      <text:p text:style-name="P24"><text:span text:style-name="T6">        </text:span><text:span text:style-name="T18">.zoom-image</text:span><text:span text:style-name="T10">:</text:span><text:span text:style-name="T18">hover</text:span><text:span text:style-name="T6"> {</text:span></text:p>
      <text:p text:style-name="P24"><text:soft-page-break/><text:span text:style-name="T6">            transform</text:span><text:span text:style-name="T10">:</text:span><text:span text:style-name="T6"> scale(</text:span><text:span text:style-name="T32">1.1</text:span><text:span text:style-name="T6">);</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img</text:span><text:span text:style-name="T6"> </text:span><text:span text:style-name="T18">class</text:span><text:span text:style-name="T10">=</text:span><text:span text:style-name="T25">"zoom-image"</text:span><text:span text:style-name="T6"> </text:span><text:span text:style-name="T18">src</text:span><text:span text:style-name="T10">=</text:span><text:span text:style-name="T25">"./bruce.jpeg"</text:span><text:span text:style-name="T6"> </text:span><text:span text:style-name="T18">alt</text:span><text:span text:style-name="T10">=</text:span><text:span text:style-name="T25">"Image"</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4"/>
      <text:p text:style-name="P4"/>
      <text:p text:style-name="P2"><text:span text:style-name="T2">3: Text Fade In</text:span></text:p>
      <text:p text:style-name="P2"><text:span text:style-name="T2">Create a paragraph that fades in when hovered over.</text:span></text:p>
      <text:p text:style-name="P4"/>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Text Fade In&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fade-text</text:span><text:span text:style-name="T6"> {</text:span></text:p>
      <text:p text:style-name="P24"><text:span text:style-name="T6">            opacity</text:span><text:span text:style-name="T10">:</text:span><text:span text:style-name="T6"> </text:span><text:span text:style-name="T32">0</text:span><text:span text:style-name="T6">;</text:span></text:p>
      <text:p text:style-name="P24"><text:span text:style-name="T6">            transition</text:span><text:span text:style-name="T10">:</text:span><text:span text:style-name="T6"> opacity </text:span><text:span text:style-name="T32">0.5</text:span><text:span text:style-name="T10">s</text:span><text:span text:style-name="T6">;</text:span></text:p>
      <text:p text:style-name="P24"><text:span text:style-name="T6">        }</text:span></text:p>
      <text:p text:style-name="P22"/>
      <text:p text:style-name="P24"><text:span text:style-name="T6">        </text:span><text:span text:style-name="T18">.fade-text</text:span><text:span text:style-name="T10">:</text:span><text:span text:style-name="T18">hover</text:span><text:span text:style-name="T6"> {</text:span></text:p>
      <text:p text:style-name="P24"><text:span text:style-name="T6">            opacity</text:span><text:span text:style-name="T10">:</text:span><text:span text:style-name="T6"> </text:span><text:span text:style-name="T32">1</text:span><text:span text:style-name="T6">;</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p</text:span><text:span text:style-name="T6"> </text:span><text:span text:style-name="T18">class</text:span><text:span text:style-name="T10">=</text:span><text:span text:style-name="T25">"fade-text"</text:span><text:span text:style-name="T6">&gt;Hover over this text to fade it in.&lt;/</text:span><text:span text:style-name="T10">p</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4"/>
      <text:p text:style-name="P4"/>
      <text:p text:style-name="P2"><text:span text:style-name="T2">4: Slide-In Menu</text:span></text:p>
      <text:p text:style-name="P2"><text:span text:style-name="T2">Create a menu that slides in from the left when hovered over.</text:span></text:p>
      <text:p text:style-name="P4"/>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Slide-In Menu&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menu</text:span><text:span text:style-name="T6"> {</text:span></text:p>
      <text:p text:style-name="P24"><text:soft-page-break/><text:span text:style-name="T6">            width</text:span><text:span text:style-name="T10">:</text:span><text:span text:style-name="T6"> </text:span><text:span text:style-name="T32">200</text:span><text:span text:style-name="T10">px</text:span><text:span text:style-name="T6">;</text:span></text:p>
      <text:p text:style-name="P24"><text:span text:style-name="T6">            height</text:span><text:span text:style-name="T10">:</text:span><text:span text:style-name="T6"> </text:span><text:span text:style-name="T32">100</text:span><text:span text:style-name="T10">vh</text:span><text:span text:style-name="T6">;</text:span></text:p>
      <text:p text:style-name="P24"><text:span text:style-name="T6">            background-color</text:span><text:span text:style-name="T10">:</text:span><text:span text:style-name="T6"> </text:span><text:span text:style-name="T29">lightgray</text:span><text:span text:style-name="T6">;</text:span></text:p>
      <text:p text:style-name="P24"><text:span text:style-name="T6">            position</text:span><text:span text:style-name="T10">:</text:span><text:span text:style-name="T6"> </text:span><text:span text:style-name="T35">fixed</text:span><text:span text:style-name="T6">;</text:span></text:p>
      <text:p text:style-name="P24"><text:span text:style-name="T6">            left</text:span><text:span text:style-name="T10">:</text:span><text:span text:style-name="T6"> </text:span><text:span text:style-name="T32">-200</text:span><text:span text:style-name="T10">px</text:span><text:span text:style-name="T6">;</text:span></text:p>
      <text:p text:style-name="P24"><text:span text:style-name="T6">            transition</text:span><text:span text:style-name="T10">:</text:span><text:span text:style-name="T6"> </text:span><text:span text:style-name="T35">left</text:span><text:span text:style-name="T6"> </text:span><text:span text:style-name="T32">0.3</text:span><text:span text:style-name="T10">s</text:span><text:span text:style-name="T6">;</text:span></text:p>
      <text:p text:style-name="P24"><text:span text:style-name="T6">        }</text:span></text:p>
      <text:p text:style-name="P22"/>
      <text:p text:style-name="P24"><text:span text:style-name="T6">        </text:span><text:span text:style-name="T18">.menu</text:span><text:span text:style-name="T10">:</text:span><text:span text:style-name="T18">hover</text:span><text:span text:style-name="T6"> {</text:span></text:p>
      <text:p text:style-name="P24"><text:span text:style-name="T6">            left</text:span><text:span text:style-name="T10">:</text:span><text:span text:style-name="T6"> </text:span><text:span text:style-name="T32">0</text:span><text:span text:style-name="T6">;</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menu"</text:span><text:span text:style-name="T6">&gt;Slide-In Menu&lt;/</text:span><text:span text:style-name="T10">div</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4"/>
      <text:p text:style-name="P5"/>
      <text:p text:style-name="P5"/>
      <text:p text:style-name="P3"><text:span text:style-name="T2">Animations</text:span></text:p>
      <text:p text:style-name="P4"/>
      <text:p text:style-name="P2"><text:span text:style-name="T2">1: Simple Fade-In Animation</text:span></text:p>
      <text:p text:style-name="P2"><text:span text:style-name="T2">Create a fade-in effect for a text element.</text:span></text:p>
      <text:p text:style-name="P29"><text:span text:style-name="T2">1. Create an HTML file with a `div` element containing some text.</text:span></text:p>
      <text:p text:style-name="P29"><text:span text:style-name="T2">2. Style the `div` with a specific width, height, and initial opacity.</text:span></text:p>
      <text:p text:style-name="P29"><text:span text:style-name="T2">3. Use CSS3 animations to create a fade-in effect that changes the opacity from 0 to 1 over 3 seconds.</text:span></text:p>
      <text:p text:style-name="P30"/>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Simple Fade-In Animation&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fade-in</text:span><text:span text:style-name="T6"> {</text:span></text:p>
      <text:p text:style-name="P24"><text:span text:style-name="T6">            width</text:span><text:span text:style-name="T10">:</text:span><text:span text:style-name="T6"> </text:span><text:span text:style-name="T32">200</text:span><text:span text:style-name="T10">px</text:span><text:span text:style-name="T6">;</text:span></text:p>
      <text:p text:style-name="P24"><text:span text:style-name="T6">            height</text:span><text:span text:style-name="T10">:</text:span><text:span text:style-name="T6"> </text:span><text:span text:style-name="T32">50</text:span><text:span text:style-name="T10">px</text:span><text:span text:style-name="T6">;</text:span></text:p>
      <text:p text:style-name="P24"><text:span text:style-name="T6">            background-color</text:span><text:span text:style-name="T10">:</text:span><text:span text:style-name="T6"> </text:span><text:span text:style-name="T29">lightblue</text:span><text:span text:style-name="T6">;</text:span></text:p>
      <text:p text:style-name="P24"><text:span text:style-name="T6">            opacity</text:span><text:span text:style-name="T10">:</text:span><text:span text:style-name="T6"> </text:span><text:span text:style-name="T32">0</text:span><text:span text:style-name="T6">;</text:span></text:p>
      <text:p text:style-name="P24"><text:span text:style-name="T6">            animation</text:span><text:span text:style-name="T10">:</text:span><text:span text:style-name="T6"> fadeIn </text:span><text:span text:style-name="T32">3</text:span><text:span text:style-name="T10">s</text:span><text:span text:style-name="T6"> </text:span><text:span text:style-name="T35">forwards</text:span><text:span text:style-name="T6">;</text:span></text:p>
      <text:p text:style-name="P24"><text:span text:style-name="T6">        }</text:span></text:p>
      <text:p text:style-name="P22"/>
      <text:p text:style-name="P24"><text:span text:style-name="T6">        </text:span><text:span text:style-name="T10">@keyframes</text:span><text:span text:style-name="T6"> </text:span><text:span text:style-name="T32">fadeIn</text:span><text:span text:style-name="T6"> {</text:span></text:p>
      <text:p text:style-name="P24"><text:span text:style-name="T6">            to {</text:span></text:p>
      <text:p text:style-name="P24"><text:span text:style-name="T6">                opacity</text:span><text:span text:style-name="T10">:</text:span><text:span text:style-name="T6"> </text:span><text:span text:style-name="T32">1</text:span><text:span text:style-name="T6">;</text:span></text:p>
      <text:p text:style-name="P24"><text:span text:style-name="T6">            }</text:span></text:p>
      <text:p text:style-name="P24"><text:soft-page-break/><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fade-in"</text:span><text:span text:style-name="T6">&gt;Hello, World!&lt;/</text:span><text:span text:style-name="T10">div</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30"/>
      <text:p text:style-name="P30"/>
      <text:p text:style-name="P30"/>
      <text:p text:style-name="P2"><text:span text:style-name="T2">2: Pulse Animation</text:span></text:p>
      <text:p text:style-name="P2"><text:span text:style-name="T2">Create a pulsing effect for a button.</text:span></text:p>
      <text:p text:style-name="P29"><text:span text:style-name="T2">1. Create an HTML file with a `button` element.</text:span></text:p>
      <text:p text:style-name="P29"><text:span text:style-name="T2">2. Style the `button` with specific dimensions, background color, and border-radius.</text:span></text:p>
      <text:p text:style-name="P29"><text:span text:style-name="T2">3. Use CSS3 animations to create a pulsing effect that changes the scale of the button.</text:span></text:p>
      <text:p text:style-name="P30"/>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Pulse Animation&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pulse-button</text:span><text:span text:style-name="T6"> {</text:span></text:p>
      <text:p text:style-name="P24"><text:span text:style-name="T6">            width</text:span><text:span text:style-name="T10">:</text:span><text:span text:style-name="T6"> </text:span><text:span text:style-name="T32">100</text:span><text:span text:style-name="T10">px</text:span><text:span text:style-name="T6">;</text:span></text:p>
      <text:p text:style-name="P24"><text:span text:style-name="T6">            height</text:span><text:span text:style-name="T10">:</text:span><text:span text:style-name="T6"> </text:span><text:span text:style-name="T32">50</text:span><text:span text:style-name="T10">px</text:span><text:span text:style-name="T6">;</text:span></text:p>
      <text:p text:style-name="P24"><text:span text:style-name="T6">            background-color</text:span><text:span text:style-name="T10">:</text:span><text:span text:style-name="T6"> </text:span><text:span text:style-name="T29">lightgreen</text:span><text:span text:style-name="T6">;</text:span></text:p>
      <text:p text:style-name="P24"><text:span text:style-name="T6">            border-radius</text:span><text:span text:style-name="T10">:</text:span><text:span text:style-name="T6"> </text:span><text:span text:style-name="T32">10</text:span><text:span text:style-name="T10">px</text:span><text:span text:style-name="T6">;</text:span></text:p>
      <text:p text:style-name="P24"><text:span text:style-name="T6">            border</text:span><text:span text:style-name="T10">:</text:span><text:span text:style-name="T6"> </text:span><text:span text:style-name="T35">none</text:span><text:span text:style-name="T6">;</text:span></text:p>
      <text:p text:style-name="P24"><text:span text:style-name="T6">            cursor</text:span><text:span text:style-name="T10">:</text:span><text:span text:style-name="T6"> </text:span><text:span text:style-name="T35">pointer</text:span><text:span text:style-name="T6">;</text:span></text:p>
      <text:p text:style-name="P24"><text:span text:style-name="T6">            animation</text:span><text:span text:style-name="T10">:</text:span><text:span text:style-name="T6"> pulse </text:span><text:span text:style-name="T32">1.5</text:span><text:span text:style-name="T10">s</text:span><text:span text:style-name="T6"> </text:span><text:span text:style-name="T35">infinite</text:span><text:span text:style-name="T6">;</text:span></text:p>
      <text:p text:style-name="P24"><text:span text:style-name="T6">        }</text:span></text:p>
      <text:p text:style-name="P22"/>
      <text:p text:style-name="P24"><text:span text:style-name="T6">        </text:span><text:span text:style-name="T10">@keyframes</text:span><text:span text:style-name="T6"> </text:span><text:span text:style-name="T32">pulse</text:span><text:span text:style-name="T6"> {</text:span></text:p>
      <text:p text:style-name="P24"><text:span text:style-name="T6">            0%, 100% {</text:span></text:p>
      <text:p text:style-name="P24"><text:span text:style-name="T6">                transform</text:span><text:span text:style-name="T10">:</text:span><text:span text:style-name="T6"> scale(</text:span><text:span text:style-name="T32">1</text:span><text:span text:style-name="T6">);</text:span></text:p>
      <text:p text:style-name="P24"><text:span text:style-name="T6">            }</text:span></text:p>
      <text:p text:style-name="P24"><text:span text:style-name="T6">            50% {</text:span></text:p>
      <text:p text:style-name="P24"><text:span text:style-name="T6">                transform</text:span><text:span text:style-name="T10">:</text:span><text:span text:style-name="T6"> scale(</text:span><text:span text:style-name="T32">1.1</text:span><text:span text:style-name="T6">);</text:span></text:p>
      <text:p text:style-name="P24"><text:span text:style-name="T6">            }</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button</text:span><text:span text:style-name="T6"> </text:span><text:span text:style-name="T18">class</text:span><text:span text:style-name="T10">=</text:span><text:span text:style-name="T25">"pulse-button"</text:span><text:span text:style-name="T6">&gt;Click Me&lt;/</text:span><text:span text:style-name="T10">button</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30"><text:soft-page-break/></text:p>
      <text:p text:style-name="P30"/>
      <text:p text:style-name="P2"><text:span text:style-name="T2">3: Text Slide-In Animation</text:span></text:p>
      <text:p text:style-name="P2"><text:span text:style-name="T2">Create a slide-in effect for a heading.</text:span></text:p>
      <text:p text:style-name="P29"><text:span text:style-name="T2">1. Create an HTML file with an `h1` element.</text:span></text:p>
      <text:p text:style-name="P29"><text:span text:style-name="T2">2. Style the `h1` element with a specific font size and initial position off-screen.</text:span></text:p>
      <text:p text:style-name="P29"><text:span text:style-name="T2">3. Use CSS3 animations to slide the `h1` element from the left side of the screen to its final position.</text:span></text:p>
      <text:p text:style-name="P30"/>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Text Slide-In Animation&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8">.slide-in</text:span><text:span text:style-name="T6"> {</text:span></text:p>
      <text:p text:style-name="P24"><text:span text:style-name="T6">            font-size</text:span><text:span text:style-name="T10">:</text:span><text:span text:style-name="T6"> </text:span><text:span text:style-name="T32">2</text:span><text:span text:style-name="T10">em</text:span><text:span text:style-name="T6">;</text:span></text:p>
      <text:p text:style-name="P24"><text:span text:style-name="T6">            position</text:span><text:span text:style-name="T10">:</text:span><text:span text:style-name="T6"> </text:span><text:span text:style-name="T35">relative</text:span><text:span text:style-name="T6">;</text:span></text:p>
      <text:p text:style-name="P24"><text:span text:style-name="T6">            left</text:span><text:span text:style-name="T10">:</text:span><text:span text:style-name="T6"> </text:span><text:span text:style-name="T32">-100</text:span><text:span text:style-name="T10">%</text:span><text:span text:style-name="T6">;</text:span></text:p>
      <text:p text:style-name="P24"><text:span text:style-name="T6">            animation</text:span><text:span text:style-name="T10">:</text:span><text:span text:style-name="T6"> slideIn </text:span><text:span text:style-name="T32">2</text:span><text:span text:style-name="T10">s</text:span><text:span text:style-name="T6"> </text:span><text:span text:style-name="T35">forwards</text:span><text:span text:style-name="T6">;</text:span></text:p>
      <text:p text:style-name="P24"><text:span text:style-name="T6">        }</text:span></text:p>
      <text:p text:style-name="P22"/>
      <text:p text:style-name="P24"><text:span text:style-name="T6">        </text:span><text:span text:style-name="T10">@keyframes</text:span><text:span text:style-name="T6"> </text:span><text:span text:style-name="T32">slideIn</text:span><text:span text:style-name="T6"> {</text:span></text:p>
      <text:p text:style-name="P24"><text:span text:style-name="T6">            to {</text:span></text:p>
      <text:p text:style-name="P24"><text:span text:style-name="T6">                left</text:span><text:span text:style-name="T10">:</text:span><text:span text:style-name="T6"> </text:span><text:span text:style-name="T32">0</text:span><text:span text:style-name="T6">;</text:span></text:p>
      <text:p text:style-name="P24"><text:span text:style-name="T6">            }</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h1</text:span><text:span text:style-name="T6"> </text:span><text:span text:style-name="T18">class</text:span><text:span text:style-name="T10">=</text:span><text:span text:style-name="T25">"slide-in"</text:span><text:span text:style-name="T6">&gt;Welcome!&lt;/</text:span><text:span text:style-name="T10">h1</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30"/>
      <text:p text:style-name="P30"/>
      <text:p text:style-name="P2"><text:span text:style-name="T2">4: Spinning Loader Animation</text:span></text:p>
      <text:p text:style-name="P2"><text:span text:style-name="T2">Create a spinning loader animation.</text:span></text:p>
      <text:p text:style-name="P29"><text:span text:style-name="T2">1. Create an HTML file with a `div` element.</text:span></text:p>
      <text:p text:style-name="P29"><text:span text:style-name="T2">2. Style the `div` with specific dimensions, border, and border-radius.</text:span></text:p>
      <text:p text:style-name="P29"><text:span text:style-name="T2">3. Use CSS3 animations to create a spinning effect.</text:span></text:p>
      <text:p text:style-name="P26"><text:span text:style-name="T4"><text:line-break/></text:span><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Spinning Loader Animation&lt;/</text:span><text:span text:style-name="T10">title</text:span><text:span text:style-name="T6">&gt;</text:span></text:p>
      <text:p text:style-name="P24"><text:soft-page-break/><text:span text:style-name="T6">    &lt;</text:span><text:span text:style-name="T10">style</text:span><text:span text:style-name="T6">&gt;</text:span></text:p>
      <text:p text:style-name="P24"><text:span text:style-name="T6">        </text:span><text:span text:style-name="T18">.spinner</text:span><text:span text:style-name="T6"> {</text:span></text:p>
      <text:p text:style-name="P24"><text:span text:style-name="T6">            width</text:span><text:span text:style-name="T10">:</text:span><text:span text:style-name="T6"> </text:span><text:span text:style-name="T32">50</text:span><text:span text:style-name="T10">px</text:span><text:span text:style-name="T6">;</text:span></text:p>
      <text:p text:style-name="P24"><text:span text:style-name="T6">            height</text:span><text:span text:style-name="T10">:</text:span><text:span text:style-name="T6"> </text:span><text:span text:style-name="T32">50</text:span><text:span text:style-name="T10">px</text:span><text:span text:style-name="T6">;</text:span></text:p>
      <text:p text:style-name="P24"><text:span text:style-name="T6">            border</text:span><text:span text:style-name="T10">:</text:span><text:span text:style-name="T6"> </text:span><text:span text:style-name="T32">5</text:span><text:span text:style-name="T10">px</text:span><text:span text:style-name="T6"> </text:span><text:span text:style-name="T35">solid</text:span><text:span text:style-name="T6"> </text:span><text:span text:style-name="T29">lightgray</text:span><text:span text:style-name="T6">;</text:span></text:p>
      <text:p text:style-name="P24"><text:span text:style-name="T6">            border-top</text:span><text:span text:style-name="T10">:</text:span><text:span text:style-name="T6"> </text:span><text:span text:style-name="T32">5</text:span><text:span text:style-name="T10">px</text:span><text:span text:style-name="T6"> </text:span><text:span text:style-name="T35">solid</text:span><text:span text:style-name="T6"> </text:span><text:span text:style-name="T29">blue</text:span><text:span text:style-name="T6">;</text:span></text:p>
      <text:p text:style-name="P24"><text:span text:style-name="T6">            border-radius</text:span><text:span text:style-name="T10">:</text:span><text:span text:style-name="T6"> </text:span><text:span text:style-name="T32">50</text:span><text:span text:style-name="T10">%</text:span><text:span text:style-name="T6">;</text:span></text:p>
      <text:p text:style-name="P24"><text:span text:style-name="T6">            animation</text:span><text:span text:style-name="T10">:</text:span><text:span text:style-name="T6"> spin </text:span><text:span text:style-name="T32">1</text:span><text:span text:style-name="T10">s</text:span><text:span text:style-name="T6"> </text:span><text:span text:style-name="T35">linear</text:span><text:span text:style-name="T6"> </text:span><text:span text:style-name="T35">infinite</text:span><text:span text:style-name="T6">;</text:span></text:p>
      <text:p text:style-name="P24"><text:span text:style-name="T6">        }</text:span></text:p>
      <text:p text:style-name="P22"/>
      <text:p text:style-name="P24"><text:span text:style-name="T6">        </text:span><text:span text:style-name="T10">@keyframes</text:span><text:span text:style-name="T6"> </text:span><text:span text:style-name="T32">spin</text:span><text:span text:style-name="T6"> {</text:span></text:p>
      <text:p text:style-name="P24"><text:span text:style-name="T6">            to {</text:span></text:p>
      <text:p text:style-name="P24"><text:span text:style-name="T6">                transform</text:span><text:span text:style-name="T10">:</text:span><text:span text:style-name="T6"> rotate(</text:span><text:span text:style-name="T32">360</text:span><text:span text:style-name="T10">deg</text:span><text:span text:style-name="T6">);</text:span></text:p>
      <text:p text:style-name="P24"><text:span text:style-name="T6">            }</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spinner"</text:span><text:span text:style-name="T6">&gt;&lt;/</text:span><text:span text:style-name="T10">div</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5"/>
      <text:p text:style-name="P5"/>
      <text:p text:style-name="P5"/>
      <text:p text:style-name="P3"><text:span text:style-name="T2">Media Queries</text:span></text:p>
      <text:p text:style-name="P4"/>
      <text:p text:style-name="P2"><text:span text:style-name="T2">1: Responsive Typography</text:span></text:p>
      <text:p text:style-name="P2"><text:span text:style-name="T2">Adjust font sizes based on screen width.</text:span></text:p>
      <text:p text:style-name="P29"><text:span text:style-name="T2">1. Create an HTML file with headings (`h1`, `h2`, `h3`) and paragraph (`p`) elements.</text:span></text:p>
      <text:p text:style-name="P29"><text:span text:style-name="T2">2. Style the typography with default font sizes.</text:span></text:p>
      <text:p text:style-name="P29"><text:span text:style-name="T2">3. Use media queries to increase the font sizes for larger screens.</text:span></text:p>
      <text:p text:style-name="P30"/>
      <text:p text:style-name="P30"/>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Responsive Typography&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0">body</text:span><text:span text:style-name="T6"> {</text:span></text:p>
      <text:p text:style-name="P24"><text:span text:style-name="T6">            font-family</text:span><text:span text:style-name="T10">:</text:span><text:span text:style-name="T6"> </text:span><text:span text:style-name="T29">Arial</text:span><text:span text:style-name="T6">, </text:span><text:span text:style-name="T29">sans-serif</text:span><text:span text:style-name="T6">;</text:span></text:p>
      <text:p text:style-name="P24"><text:span text:style-name="T6">        }</text:span></text:p>
      <text:p text:style-name="P24"><text:span text:style-name="T6">        </text:span><text:span text:style-name="T10">h1</text:span><text:span text:style-name="T6"> {</text:span></text:p>
      <text:p text:style-name="P24"><text:span text:style-name="T6">            font-size</text:span><text:span text:style-name="T10">:</text:span><text:span text:style-name="T6"> </text:span><text:span text:style-name="T32">2</text:span><text:span text:style-name="T10">em</text:span><text:span text:style-name="T6">;</text:span></text:p>
      <text:p text:style-name="P24"><text:span text:style-name="T6">        }</text:span></text:p>
      <text:p text:style-name="P24"><text:span text:style-name="T6">        </text:span><text:span text:style-name="T10">h2</text:span><text:span text:style-name="T6"> {</text:span></text:p>
      <text:p text:style-name="P24"><text:span text:style-name="T6">            font-size</text:span><text:span text:style-name="T10">:</text:span><text:span text:style-name="T6"> </text:span><text:span text:style-name="T32">1.5</text:span><text:span text:style-name="T10">em</text:span><text:span text:style-name="T6">;</text:span></text:p>
      <text:p text:style-name="P24"><text:soft-page-break/><text:span text:style-name="T6">        }</text:span></text:p>
      <text:p text:style-name="P24"><text:span text:style-name="T6">        </text:span><text:span text:style-name="T10">h3</text:span><text:span text:style-name="T6"> {</text:span></text:p>
      <text:p text:style-name="P24"><text:span text:style-name="T6">            font-size</text:span><text:span text:style-name="T10">:</text:span><text:span text:style-name="T6"> </text:span><text:span text:style-name="T32">1.2</text:span><text:span text:style-name="T10">em</text:span><text:span text:style-name="T6">;</text:span></text:p>
      <text:p text:style-name="P24"><text:span text:style-name="T6">        }</text:span></text:p>
      <text:p text:style-name="P24"><text:span text:style-name="T6">        </text:span><text:span text:style-name="T10">p</text:span><text:span text:style-name="T6"> {</text:span></text:p>
      <text:p text:style-name="P24"><text:span text:style-name="T6">            font-size</text:span><text:span text:style-name="T10">:</text:span><text:span text:style-name="T6"> </text:span><text:span text:style-name="T32">1</text:span><text:span text:style-name="T10">em</text:span><text:span text:style-name="T6">;</text:span></text:p>
      <text:p text:style-name="P24"><text:span text:style-name="T6">        }</text:span></text:p>
      <text:p text:style-name="P24"><text:span text:style-name="T6">        </text:span><text:span text:style-name="T10">@media</text:span><text:span text:style-name="T6"> (min-width</text:span><text:span text:style-name="T10">:</text:span><text:span text:style-name="T6"> </text:span><text:span text:style-name="T32">600</text:span><text:span text:style-name="T10">px</text:span><text:span text:style-name="T6">) {</text:span></text:p>
      <text:p text:style-name="P24"><text:span text:style-name="T6">            </text:span><text:span text:style-name="T10">h1</text:span><text:span text:style-name="T6"> {</text:span></text:p>
      <text:p text:style-name="P24"><text:span text:style-name="T6">                font-size</text:span><text:span text:style-name="T10">:</text:span><text:span text:style-name="T6"> </text:span><text:span text:style-name="T32">2.5</text:span><text:span text:style-name="T10">em</text:span><text:span text:style-name="T6">;</text:span></text:p>
      <text:p text:style-name="P24"><text:span text:style-name="T6">            }</text:span></text:p>
      <text:p text:style-name="P24"><text:span text:style-name="T6">            </text:span><text:span text:style-name="T10">h2</text:span><text:span text:style-name="T6"> {</text:span></text:p>
      <text:p text:style-name="P24"><text:span text:style-name="T6">                font-size</text:span><text:span text:style-name="T10">:</text:span><text:span text:style-name="T6"> </text:span><text:span text:style-name="T32">2</text:span><text:span text:style-name="T10">em</text:span><text:span text:style-name="T6">;</text:span></text:p>
      <text:p text:style-name="P24"><text:span text:style-name="T6">            }</text:span></text:p>
      <text:p text:style-name="P24"><text:span text:style-name="T6">            </text:span><text:span text:style-name="T10">h3</text:span><text:span text:style-name="T6"> {</text:span></text:p>
      <text:p text:style-name="P24"><text:span text:style-name="T6">                font-size</text:span><text:span text:style-name="T10">:</text:span><text:span text:style-name="T6"> </text:span><text:span text:style-name="T32">1.5</text:span><text:span text:style-name="T10">em</text:span><text:span text:style-name="T6">;</text:span></text:p>
      <text:p text:style-name="P24"><text:span text:style-name="T6">            }</text:span></text:p>
      <text:p text:style-name="P24"><text:span text:style-name="T6">            </text:span><text:span text:style-name="T10">p</text:span><text:span text:style-name="T6"> {</text:span></text:p>
      <text:p text:style-name="P24"><text:span text:style-name="T6">                font-size</text:span><text:span text:style-name="T10">:</text:span><text:span text:style-name="T6"> </text:span><text:span text:style-name="T32">1.2</text:span><text:span text:style-name="T10">em</text:span><text:span text:style-name="T6">;</text:span></text:p>
      <text:p text:style-name="P24"><text:span text:style-name="T6">            }</text:span></text:p>
      <text:p text:style-name="P24"><text:span text:style-name="T6">        }</text:span></text:p>
      <text:p text:style-name="P24"><text:span text:style-name="T6">        </text:span><text:span text:style-name="T10">@media</text:span><text:span text:style-name="T6"> (min-width</text:span><text:span text:style-name="T10">:</text:span><text:span text:style-name="T6"> </text:span><text:span text:style-name="T32">900</text:span><text:span text:style-name="T10">px</text:span><text:span text:style-name="T6">) {</text:span></text:p>
      <text:p text:style-name="P24"><text:span text:style-name="T6">            </text:span><text:span text:style-name="T10">h1</text:span><text:span text:style-name="T6"> {</text:span></text:p>
      <text:p text:style-name="P24"><text:span text:style-name="T6">                font-size</text:span><text:span text:style-name="T10">:</text:span><text:span text:style-name="T6"> </text:span><text:span text:style-name="T32">3</text:span><text:span text:style-name="T10">em</text:span><text:span text:style-name="T6">;</text:span></text:p>
      <text:p text:style-name="P24"><text:span text:style-name="T6">            }</text:span></text:p>
      <text:p text:style-name="P24"><text:span text:style-name="T6">            </text:span><text:span text:style-name="T10">h2</text:span><text:span text:style-name="T6"> {</text:span></text:p>
      <text:p text:style-name="P24"><text:span text:style-name="T6">                font-size</text:span><text:span text:style-name="T10">:</text:span><text:span text:style-name="T6"> </text:span><text:span text:style-name="T32">2.5</text:span><text:span text:style-name="T10">em</text:span><text:span text:style-name="T6">;</text:span></text:p>
      <text:p text:style-name="P24"><text:span text:style-name="T6">            }</text:span></text:p>
      <text:p text:style-name="P24"><text:span text:style-name="T6">            </text:span><text:span text:style-name="T10">h3</text:span><text:span text:style-name="T6"> {</text:span></text:p>
      <text:p text:style-name="P24"><text:span text:style-name="T6">                font-size</text:span><text:span text:style-name="T10">:</text:span><text:span text:style-name="T6"> </text:span><text:span text:style-name="T32">2</text:span><text:span text:style-name="T10">em</text:span><text:span text:style-name="T6">;</text:span></text:p>
      <text:p text:style-name="P24"><text:span text:style-name="T6">            }</text:span></text:p>
      <text:p text:style-name="P24"><text:span text:style-name="T6">            </text:span><text:span text:style-name="T10">p</text:span><text:span text:style-name="T6"> {</text:span></text:p>
      <text:p text:style-name="P24"><text:span text:style-name="T6">                font-size</text:span><text:span text:style-name="T10">:</text:span><text:span text:style-name="T6"> </text:span><text:span text:style-name="T32">1.5</text:span><text:span text:style-name="T10">em</text:span><text:span text:style-name="T6">;</text:span></text:p>
      <text:p text:style-name="P24"><text:span text:style-name="T6">            }</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h1</text:span><text:span text:style-name="T6">&gt;Heading 1&lt;/</text:span><text:span text:style-name="T10">h1</text:span><text:span text:style-name="T6">&gt;</text:span></text:p>
      <text:p text:style-name="P24"><text:span text:style-name="T6">    &lt;</text:span><text:span text:style-name="T10">h2</text:span><text:span text:style-name="T6">&gt;Heading 2&lt;/</text:span><text:span text:style-name="T10">h2</text:span><text:span text:style-name="T6">&gt;</text:span></text:p>
      <text:p text:style-name="P24"><text:span text:style-name="T6">    &lt;</text:span><text:span text:style-name="T10">h3</text:span><text:span text:style-name="T6">&gt;Heading 3&lt;/</text:span><text:span text:style-name="T10">h3</text:span><text:span text:style-name="T6">&gt;</text:span></text:p>
      <text:p text:style-name="P24"><text:span text:style-name="T6">    &lt;</text:span><text:span text:style-name="T10">p</text:span><text:span text:style-name="T6">&gt;This is a paragraph.&lt;/</text:span><text:span text:style-name="T10">p</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30"/>
      <text:p text:style-name="P30"/>
      <text:p text:style-name="P2"><text:span text:style-name="T2">2: Image Responsiveness</text:span></text:p>
      <text:p text:style-name="P2"><text:span text:style-name="T2">Make images responsive so they adjust their size based on screen width.</text:span></text:p>
      <text:p text:style-name="P29"><text:soft-page-break/><text:span text:style-name="T2">1. Create an HTML file with several `img` elements.</text:span></text:p>
      <text:p text:style-name="P29"><text:span text:style-name="T2">2. Style the images to have a maximum width of 100%.</text:span></text:p>
      <text:p text:style-name="P29"><text:span text:style-name="T2">3. Use media queries to adjust the size of the images based on different screen widths.</text:span></text:p>
      <text:p text:style-name="P30"/>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Responsive Images&lt;/</text:span><text:span text:style-name="T10">title</text:span><text:span text:style-name="T6">&gt;</text:span></text:p>
      <text:p text:style-name="P24"><text:span text:style-name="T6">    &lt;</text:span><text:span text:style-name="T10">style</text:span><text:span text:style-name="T6">&gt;</text:span></text:p>
      <text:p text:style-name="P24"><text:span text:style-name="T6">        </text:span><text:span text:style-name="T10">img</text:span><text:span text:style-name="T6"> {</text:span></text:p>
      <text:p text:style-name="P24"><text:span text:style-name="T6">            max-width</text:span><text:span text:style-name="T10">:</text:span><text:span text:style-name="T6"> </text:span><text:span text:style-name="T32">100</text:span><text:span text:style-name="T10">%</text:span><text:span text:style-name="T6">;</text:span></text:p>
      <text:p text:style-name="P24"><text:span text:style-name="T6">            height</text:span><text:span text:style-name="T10">:</text:span><text:span text:style-name="T6"> </text:span><text:span text:style-name="T35">auto</text:span><text:span text:style-name="T6">;</text:span></text:p>
      <text:p text:style-name="P24"><text:span text:style-name="T6">        }</text:span></text:p>
      <text:p text:style-name="P24"><text:span text:style-name="T6">        </text:span><text:span text:style-name="T10">@media</text:span><text:span text:style-name="T6"> (min-width</text:span><text:span text:style-name="T10">:</text:span><text:span text:style-name="T6"> </text:span><text:span text:style-name="T32">600</text:span><text:span text:style-name="T10">px</text:span><text:span text:style-name="T6">) {</text:span></text:p>
      <text:p text:style-name="P24"><text:span text:style-name="T6">            </text:span><text:span text:style-name="T10">img</text:span><text:span text:style-name="T6"> {</text:span></text:p>
      <text:p text:style-name="P24"><text:span text:style-name="T6">                max-width</text:span><text:span text:style-name="T10">:</text:span><text:span text:style-name="T6"> </text:span><text:span text:style-name="T32">80</text:span><text:span text:style-name="T10">%</text:span><text:span text:style-name="T6">;</text:span></text:p>
      <text:p text:style-name="P24"><text:span text:style-name="T6">            }</text:span></text:p>
      <text:p text:style-name="P24"><text:span text:style-name="T6">        }</text:span></text:p>
      <text:p text:style-name="P24"><text:span text:style-name="T6">        </text:span><text:span text:style-name="T10">@media</text:span><text:span text:style-name="T6"> (min-width</text:span><text:span text:style-name="T10">:</text:span><text:span text:style-name="T6"> </text:span><text:span text:style-name="T32">900</text:span><text:span text:style-name="T10">px</text:span><text:span text:style-name="T6">) {</text:span></text:p>
      <text:p text:style-name="P24"><text:span text:style-name="T6">            </text:span><text:span text:style-name="T10">img</text:span><text:span text:style-name="T6"> {</text:span></text:p>
      <text:p text:style-name="P24"><text:span text:style-name="T6">                max-width</text:span><text:span text:style-name="T10">:</text:span><text:span text:style-name="T6"> </text:span><text:span text:style-name="T32">60</text:span><text:span text:style-name="T10">%</text:span><text:span text:style-name="T6">;</text:span></text:p>
      <text:p text:style-name="P24"><text:span text:style-name="T6">            }</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img</text:span><text:span text:style-name="T6"> </text:span><text:span text:style-name="T18">src</text:span><text:span text:style-name="T10">=</text:span><text:span text:style-name="T25">"./bruce.jpeg"</text:span><text:span text:style-name="T6"> </text:span><text:span text:style-name="T18">alt</text:span><text:span text:style-name="T10">=</text:span><text:span text:style-name="T25">"Image 1"</text:span><text:span text:style-name="T6">&gt;</text:span></text:p>
      <text:p text:style-name="P24"><text:span text:style-name="T6">    &lt;</text:span><text:span text:style-name="T10">img</text:span><text:span text:style-name="T6"> </text:span><text:span text:style-name="T18">src</text:span><text:span text:style-name="T10">=</text:span><text:span text:style-name="T25">"./bruce.jpeg"</text:span><text:span text:style-name="T6"> </text:span><text:span text:style-name="T18">alt</text:span><text:span text:style-name="T10">=</text:span><text:span text:style-name="T25">"Image 2"</text:span><text:span text:style-name="T6">&gt;</text:span></text:p>
      <text:p text:style-name="P24"><text:span text:style-name="T6">    &lt;</text:span><text:span text:style-name="T10">img</text:span><text:span text:style-name="T6"> </text:span><text:span text:style-name="T18">src</text:span><text:span text:style-name="T10">=</text:span><text:span text:style-name="T25">"./bruce.jpeg"</text:span><text:span text:style-name="T6"> </text:span><text:span text:style-name="T18">alt</text:span><text:span text:style-name="T10">=</text:span><text:span text:style-name="T25">"Image 3"</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30"/>
      <text:p text:style-name="P30"/>
      <text:p text:style-name="P2"><text:span text:style-name="T2">3: Navigation Bar Responsiveness</text:span></text:p>
      <text:p text:style-name="P2"><text:span text:style-name="T2">Create a responsive navigation bar that changes its layout based on screen width.</text:span></text:p>
      <text:p text:style-name="P29"><text:span text:style-name="T2">1. Create an HTML file with a navigation bar containing links (`a` elements).</text:span></text:p>
      <text:p text:style-name="P29"><text:span text:style-name="T2">2. Style the navigation bar to be horizontal on large screens and vertical on small screens.</text:span></text:p>
      <text:p text:style-name="P29"><text:span text:style-name="T2">3. Use media queries to change the layout of the navigation bar based on screen width.</text:span></text:p>
      <text:p text:style-name="P5"/>
      <text:p text:style-name="P5"/>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Responsive Navbar&lt;/</text:span><text:span text:style-name="T10">title</text:span><text:span text:style-name="T6">&gt;</text:span></text:p>
      <text:p text:style-name="P24"><text:soft-page-break/><text:span text:style-name="T6">    &lt;</text:span><text:span text:style-name="T10">style</text:span><text:span text:style-name="T6">&gt;</text:span></text:p>
      <text:p text:style-name="P24"><text:span text:style-name="T6">        </text:span><text:span text:style-name="T10">body</text:span><text:span text:style-name="T6"> {</text:span></text:p>
      <text:p text:style-name="P24"><text:span text:style-name="T6">            font-family</text:span><text:span text:style-name="T10">:</text:span><text:span text:style-name="T6"> </text:span><text:span text:style-name="T29">Arial</text:span><text:span text:style-name="T6">, </text:span><text:span text:style-name="T29">sans-serif</text:span><text:span text:style-name="T6">;</text:span></text:p>
      <text:p text:style-name="P24"><text:span text:style-name="T6">        }</text:span></text:p>
      <text:p text:style-name="P24"><text:span text:style-name="T6">        </text:span><text:span text:style-name="T18">.navbar</text:span><text:span text:style-name="T6"> {</text:span></text:p>
      <text:p text:style-name="P24"><text:span text:style-name="T6">            display</text:span><text:span text:style-name="T10">:</text:span><text:span text:style-name="T6"> </text:span><text:span text:style-name="T35">flex</text:span><text:span text:style-name="T6">;</text:span></text:p>
      <text:p text:style-name="P24"><text:span text:style-name="T6">            flex-direction</text:span><text:span text:style-name="T10">:</text:span><text:span text:style-name="T6"> </text:span><text:span text:style-name="T35">column</text:span><text:span text:style-name="T6">;</text:span></text:p>
      <text:p text:style-name="P24"><text:span text:style-name="T6">            background-color</text:span><text:span text:style-name="T10">:</text:span><text:span text:style-name="T6"> </text:span><text:span text:style-name="T32">#333</text:span><text:span text:style-name="T6">;</text:span></text:p>
      <text:p text:style-name="P24"><text:span text:style-name="T6">            padding</text:span><text:span text:style-name="T10">:</text:span><text:span text:style-name="T6"> </text:span><text:span text:style-name="T32">10</text:span><text:span text:style-name="T10">px</text:span><text:span text:style-name="T6">;</text:span></text:p>
      <text:p text:style-name="P24"><text:span text:style-name="T6">        }</text:span></text:p>
      <text:p text:style-name="P24"><text:span text:style-name="T6">        </text:span><text:span text:style-name="T18">.navbar</text:span><text:span text:style-name="T10"> a</text:span><text:span text:style-name="T6"> {</text:span></text:p>
      <text:p text:style-name="P24"><text:span text:style-name="T6">            color</text:span><text:span text:style-name="T10">:</text:span><text:span text:style-name="T6"> </text:span><text:span text:style-name="T29">white</text:span><text:span text:style-name="T6">;</text:span></text:p>
      <text:p text:style-name="P24"><text:span text:style-name="T6">            padding</text:span><text:span text:style-name="T10">:</text:span><text:span text:style-name="T6"> </text:span><text:span text:style-name="T32">10</text:span><text:span text:style-name="T10">px</text:span><text:span text:style-name="T6">;</text:span></text:p>
      <text:p text:style-name="P24"><text:span text:style-name="T6">            text-decoration</text:span><text:span text:style-name="T10">:</text:span><text:span text:style-name="T6"> </text:span><text:span text:style-name="T35">none</text:span><text:span text:style-name="T6">;</text:span></text:p>
      <text:p text:style-name="P24"><text:span text:style-name="T6">            text-align</text:span><text:span text:style-name="T10">:</text:span><text:span text:style-name="T6"> </text:span><text:span text:style-name="T35">center</text:span><text:span text:style-name="T6">;</text:span></text:p>
      <text:p text:style-name="P24"><text:span text:style-name="T6">        }</text:span></text:p>
      <text:p text:style-name="P24"><text:span text:style-name="T6">        </text:span><text:span text:style-name="T18">.navbar</text:span><text:span text:style-name="T10"> a:</text:span><text:span text:style-name="T18">hover</text:span><text:span text:style-name="T6"> {</text:span></text:p>
      <text:p text:style-name="P24"><text:span text:style-name="T6">            background-color</text:span><text:span text:style-name="T10">:</text:span><text:span text:style-name="T6"> </text:span><text:span text:style-name="T32">#ddd</text:span><text:span text:style-name="T6">;</text:span></text:p>
      <text:p text:style-name="P24"><text:span text:style-name="T6">            color</text:span><text:span text:style-name="T10">:</text:span><text:span text:style-name="T6"> </text:span><text:span text:style-name="T29">black</text:span><text:span text:style-name="T6">;</text:span></text:p>
      <text:p text:style-name="P24"><text:span text:style-name="T6">        }</text:span></text:p>
      <text:p text:style-name="P24"><text:span text:style-name="T6">        </text:span><text:span text:style-name="T10">@media</text:span><text:span text:style-name="T6"> (min-width</text:span><text:span text:style-name="T10">:</text:span><text:span text:style-name="T6"> </text:span><text:span text:style-name="T32">600</text:span><text:span text:style-name="T10">px</text:span><text:span text:style-name="T6">) {</text:span></text:p>
      <text:p text:style-name="P24"><text:span text:style-name="T6">            </text:span><text:span text:style-name="T18">.navbar</text:span><text:span text:style-name="T6"> {</text:span></text:p>
      <text:p text:style-name="P24"><text:span text:style-name="T6">                flex-direction</text:span><text:span text:style-name="T10">:</text:span><text:span text:style-name="T6"> </text:span><text:span text:style-name="T35">row</text:span><text:span text:style-name="T6">;</text:span></text:p>
      <text:p text:style-name="P24"><text:span text:style-name="T6">                justify-content</text:span><text:span text:style-name="T10">:</text:span><text:span text:style-name="T6"> </text:span><text:span text:style-name="T35">space-around</text:span><text:span text:style-name="T6">;</text:span></text:p>
      <text:p text:style-name="P24"><text:span text:style-name="T6">            }</text:span></text:p>
      <text:p text:style-name="P24"><text:span text:style-name="T6">        }</text:span></text:p>
      <text:p text:style-name="P24"><text:span text:style-name="T6">    &lt;/</text:span><text:span text:style-name="T10">style</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navbar"</text:span><text:span text:style-name="T6">&gt;</text:span></text:p>
      <text:p text:style-name="P24"><text:span text:style-name="T6">        &lt;</text:span><text:span text:style-name="T10">a</text:span><text:span text:style-name="T6"> </text:span><text:span text:style-name="T18">href</text:span><text:span text:style-name="T10">=</text:span><text:span text:style-name="T25">"#home"</text:span><text:span text:style-name="T6">&gt;Home&lt;/</text:span><text:span text:style-name="T10">a</text:span><text:span text:style-name="T6">&gt;</text:span></text:p>
      <text:p text:style-name="P24"><text:span text:style-name="T6">        &lt;</text:span><text:span text:style-name="T10">a</text:span><text:span text:style-name="T6"> </text:span><text:span text:style-name="T18">href</text:span><text:span text:style-name="T10">=</text:span><text:span text:style-name="T25">"#services"</text:span><text:span text:style-name="T6">&gt;Services&lt;/</text:span><text:span text:style-name="T10">a</text:span><text:span text:style-name="T6">&gt;</text:span></text:p>
      <text:p text:style-name="P24"><text:span text:style-name="T6">        &lt;</text:span><text:span text:style-name="T10">a</text:span><text:span text:style-name="T6"> </text:span><text:span text:style-name="T18">href</text:span><text:span text:style-name="T10">=</text:span><text:span text:style-name="T25">"#about"</text:span><text:span text:style-name="T6">&gt;About&lt;/</text:span><text:span text:style-name="T10">a</text:span><text:span text:style-name="T6">&gt;</text:span></text:p>
      <text:p text:style-name="P24"><text:span text:style-name="T6">        &lt;</text:span><text:span text:style-name="T10">a</text:span><text:span text:style-name="T6"> </text:span><text:span text:style-name="T18">href</text:span><text:span text:style-name="T10">=</text:span><text:span text:style-name="T25">"#contact"</text:span><text:span text:style-name="T6">&gt;Contact&lt;/</text:span><text:span text:style-name="T10">a</text:span><text:span text:style-name="T6">&gt;</text:span></text:p>
      <text:p text:style-name="P24"><text:span text:style-name="T6">    &lt;/</text:span><text:span text:style-name="T10">div</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5"/>
      <text:p text:style-name="P5"/>
      <text:p text:style-name="P3"><text:span text:style-name="T2">Bootstrap 5</text:span></text:p>
      <text:p text:style-name="P5"/>
      <text:p text:style-name="P2"><text:span text:style-name="T2">1: Basic Grid Layout</text:span></text:p>
      <text:p text:style-name="P2"><text:span text:style-name="T2">Create a simple grid layout using Bootstrap 5.</text:span></text:p>
      <text:p text:style-name="P29"><text:span text:style-name="T2">1. Create an HTML file and include Bootstrap 5 CSS and JS files.</text:span></text:p>
      <text:p text:style-name="P29"><text:span text:style-name="T2">2. Create a container with rows and columns to display content.</text:span></text:p>
      <text:p text:style-name="P29"><text:span text:style-name="T2">3. Use Bootstrap grid classes (`container`, `row`, `col-*`) to create a responsive grid layout.</text:span></text:p>
      <text:p text:style-name="P4"/>
      <text:p text:style-name="P4"/>
      <text:p text:style-name="P24"><text:soft-page-break/><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  &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 /&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 /&gt;</text:span></text:p>
      <text:p text:style-name="P24"><text:span text:style-name="T6">    &lt;</text:span><text:span text:style-name="T10">title</text:span><text:span text:style-name="T6">&gt;Bootstrap 5 Grid Layout&lt;/</text:span><text:span text:style-name="T10">title</text:span><text:span text:style-name="T6">&gt;</text:span></text:p>
      <text:p text:style-name="P24"><text:span text:style-name="T6">    &lt;</text:span><text:span text:style-name="T10">link</text:span></text:p>
      <text:p text:style-name="P24"><text:span text:style-name="T6">      </text:span><text:span text:style-name="T18">href</text:span><text:span text:style-name="T10">=</text:span><text:span text:style-name="T25">"https://cdn.jsdelivr.net/npm/bootstrap@5.3.0/dist/css/bootstrap.min.css"</text:span></text:p>
      <text:p text:style-name="P24"><text:span text:style-name="T6">      </text:span><text:span text:style-name="T18">rel</text:span><text:span text:style-name="T10">=</text:span><text:span text:style-name="T25">"stylesheet"</text:span></text:p>
      <text:p text:style-name="P24"><text:span text:style-name="T6">    /&gt;</text:span></text:p>
      <text:p text:style-name="P24"><text:span text:style-name="T6">  &lt;/</text:span><text:span text:style-name="T10">head</text:span><text:span text:style-name="T6">&gt;</text:span></text:p>
      <text:p text:style-name="P24"><text:span text:style-name="T6">  &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container mt-5"</text:span><text:span text:style-name="T6">&gt;</text:span></text:p>
      <text:p text:style-name="P24"><text:span text:style-name="T6">      &lt;</text:span><text:span text:style-name="T10">div</text:span><text:span text:style-name="T6"> </text:span><text:span text:style-name="T18">class</text:span><text:span text:style-name="T10">=</text:span><text:span text:style-name="T25">"row"</text:span><text:span text:style-name="T6">&gt;</text:span></text:p>
      <text:p text:style-name="P24"><text:span text:style-name="T6">        &lt;</text:span><text:span text:style-name="T10">div</text:span><text:span text:style-name="T6"> </text:span><text:span text:style-name="T18">class</text:span><text:span text:style-name="T10">=</text:span><text:span text:style-name="T25">"col-12 col-md-6 col-lg-4"</text:span><text:span text:style-name="T6">&gt;</text:span></text:p>
      <text:p text:style-name="P24"><text:span text:style-name="T6">          &lt;</text:span><text:span text:style-name="T10">div</text:span><text:span text:style-name="T6"> </text:span><text:span text:style-name="T18">class</text:span><text:span text:style-name="T10">=</text:span><text:span text:style-name="T25">"p-3 border bg-light"</text:span><text:span text:style-name="T6">&gt;Column 1&lt;/</text:span><text:span text:style-name="T10">div</text:span><text:span text:style-name="T6">&gt;</text:span></text:p>
      <text:p text:style-name="P24"><text:span text:style-name="T6">        &lt;/</text:span><text:span text:style-name="T10">div</text:span><text:span text:style-name="T6">&gt;</text:span></text:p>
      <text:p text:style-name="P24"><text:span text:style-name="T6">        &lt;</text:span><text:span text:style-name="T10">div</text:span><text:span text:style-name="T6"> </text:span><text:span text:style-name="T18">class</text:span><text:span text:style-name="T10">=</text:span><text:span text:style-name="T25">"col-12 col-md-6 col-lg-4"</text:span><text:span text:style-name="T6">&gt;</text:span></text:p>
      <text:p text:style-name="P24"><text:span text:style-name="T6">          &lt;</text:span><text:span text:style-name="T10">div</text:span><text:span text:style-name="T6"> </text:span><text:span text:style-name="T18">class</text:span><text:span text:style-name="T10">=</text:span><text:span text:style-name="T25">"p-3 border bg-light"</text:span><text:span text:style-name="T6">&gt;Column 2&lt;/</text:span><text:span text:style-name="T10">div</text:span><text:span text:style-name="T6">&gt;</text:span></text:p>
      <text:p text:style-name="P24"><text:span text:style-name="T6">        &lt;/</text:span><text:span text:style-name="T10">div</text:span><text:span text:style-name="T6">&gt;</text:span></text:p>
      <text:p text:style-name="P24"><text:span text:style-name="T6">        &lt;</text:span><text:span text:style-name="T10">div</text:span><text:span text:style-name="T6"> </text:span><text:span text:style-name="T18">class</text:span><text:span text:style-name="T10">=</text:span><text:span text:style-name="T25">"col-12 col-md-6 col-lg-4"</text:span><text:span text:style-name="T6">&gt;</text:span></text:p>
      <text:p text:style-name="P24"><text:span text:style-name="T6">          &lt;</text:span><text:span text:style-name="T10">div</text:span><text:span text:style-name="T6"> </text:span><text:span text:style-name="T18">class</text:span><text:span text:style-name="T10">=</text:span><text:span text:style-name="T25">"p-3 border bg-light"</text:span><text:span text:style-name="T6">&gt;Column 3&lt;/</text:span><text:span text:style-name="T10">div</text:span><text:span text:style-name="T6">&gt;</text:span></text:p>
      <text:p text:style-name="P24"><text:span text:style-name="T6">        &lt;/</text:span><text:span text:style-name="T10">div</text:span><text:span text:style-name="T6">&gt;</text:span></text:p>
      <text:p text:style-name="P24"><text:span text:style-name="T6">      &lt;/</text:span><text:span text:style-name="T10">div</text:span><text:span text:style-name="T6">&gt;</text:span></text:p>
      <text:p text:style-name="P24"><text:span text:style-name="T6">    &lt;/</text:span><text:span text:style-name="T10">div</text:span><text:span text:style-name="T6">&gt;</text:span></text:p>
      <text:p text:style-name="P22"/>
      <text:p text:style-name="P24"><text:span text:style-name="T6">    &lt;</text:span><text:span text:style-name="T10">script</text:span><text:span text:style-name="T6"> </text:span><text:span text:style-name="T18">src</text:span><text:span text:style-name="T10">=</text:span><text:span text:style-name="T25">"https://cdn.jsdelivr.net/npm/bootstrap@5.3.0/dist/js/bootstrap.bundle.min.js"</text:span><text:span text:style-name="T6">&gt;&lt;/</text:span><text:span text:style-name="T10">script</text:span><text:span text:style-name="T6">&gt;</text:span></text:p>
      <text:p text:style-name="P24"><text:span text:style-name="T6">  &lt;/</text:span><text:span text:style-name="T10">body</text:span><text:span text:style-name="T6">&gt;</text:span></text:p>
      <text:p text:style-name="P24"><text:span text:style-name="T6">&lt;/</text:span><text:span text:style-name="T10">html</text:span><text:span text:style-name="T6">&gt;</text:span></text:p>
      <text:p text:style-name="P22"/>
      <text:p text:style-name="P4"/>
      <text:p text:style-name="P4"/>
      <text:p text:style-name="P2"><text:span text:style-name="T2">2: Navbar with Dropdown Menu</text:span></text:p>
      <text:p text:style-name="P2"><text:span text:style-name="T2">Create a responsive navbar with a dropdown menu using Bootstrap 5.</text:span></text:p>
      <text:p text:style-name="P29"><text:span text:style-name="T2">1. Create an HTML file and include Bootstrap 5 CSS and JS files.</text:span></text:p>
      <text:p text:style-name="P29"><text:span text:style-name="T2">2. Implement a navbar with a brand/logo and a dropdown menu with several links.</text:span></text:p>
      <text:p text:style-name="P29"><text:span text:style-name="T2">3. Ensure the navbar collapses into a mobile-friendly menu on smaller screens.</text:span></text:p>
      <text:p text:style-name="P9"/>
      <text:p text:style-name="P5"/>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Bootstrap 5 Navbar with Dropdown&lt;/</text:span><text:span text:style-name="T10">title</text:span><text:span text:style-name="T6">&gt;</text:span></text:p>
      <text:p text:style-name="P24"><text:soft-page-break/><text:span text:style-name="T6">    &lt;</text:span><text:span text:style-name="T10">link</text:span><text:span text:style-name="T6"> </text:span><text:span text:style-name="T18">href</text:span><text:span text:style-name="T10">=</text:span><text:span text:style-name="T25">"https://cdn.jsdelivr.net/npm/bootstrap@5.3.0/dist/css/bootstrap.min.css"</text:span><text:span text:style-name="T6"> </text:span><text:span text:style-name="T18">rel</text:span><text:span text:style-name="T10">=</text:span><text:span text:style-name="T25">"stylesheet"</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2"/>
      <text:p text:style-name="P24"><text:span text:style-name="T6">&lt;</text:span><text:span text:style-name="T10">nav</text:span><text:span text:style-name="T6"> </text:span><text:span text:style-name="T18">class</text:span><text:span text:style-name="T10">=</text:span><text:span text:style-name="T25">"navbar navbar-expand-lg navbar-light bg-light"</text:span><text:span text:style-name="T6">&gt;</text:span></text:p>
      <text:p text:style-name="P24"><text:span text:style-name="T6">  &lt;</text:span><text:span text:style-name="T10">div</text:span><text:span text:style-name="T6"> </text:span><text:span text:style-name="T18">class</text:span><text:span text:style-name="T10">=</text:span><text:span text:style-name="T25">"container-fluid"</text:span><text:span text:style-name="T6">&gt;</text:span></text:p>
      <text:p text:style-name="P24"><text:span text:style-name="T6">    &lt;</text:span><text:span text:style-name="T10">a</text:span><text:span text:style-name="T6"> </text:span><text:span text:style-name="T18">class</text:span><text:span text:style-name="T10">=</text:span><text:span text:style-name="T25">"navbar-brand"</text:span><text:span text:style-name="T6"> </text:span><text:span text:style-name="T18">href</text:span><text:span text:style-name="T10">=</text:span><text:span text:style-name="T25">"#"</text:span><text:span text:style-name="T6">&gt;Brand&lt;/</text:span><text:span text:style-name="T10">a</text:span><text:span text:style-name="T6">&gt;</text:span></text:p>
      <text:p text:style-name="P24"><text:span text:style-name="T6">    &lt;</text:span><text:span text:style-name="T10">button</text:span><text:span text:style-name="T6"> </text:span><text:span text:style-name="T18">class</text:span><text:span text:style-name="T10">=</text:span><text:span text:style-name="T25">"navbar-toggler"</text:span><text:span text:style-name="T6"> </text:span><text:span text:style-name="T18">type</text:span><text:span text:style-name="T10">=</text:span><text:span text:style-name="T25">"button"</text:span><text:span text:style-name="T6"> </text:span><text:span text:style-name="T18">data-bs-toggle</text:span><text:span text:style-name="T10">=</text:span><text:span text:style-name="T25">"collapse"</text:span><text:span text:style-name="T6"> </text:span><text:span text:style-name="T18">data-bs-target</text:span><text:span text:style-name="T10">=</text:span><text:span text:style-name="T25">"#navbarNavDropdown"</text:span><text:span text:style-name="T6"> </text:span><text:span text:style-name="T18">aria-controls</text:span><text:span text:style-name="T10">=</text:span><text:span text:style-name="T25">"navbarNavDropdown"</text:span><text:span text:style-name="T6"> </text:span><text:span text:style-name="T18">aria-expanded</text:span><text:span text:style-name="T10">=</text:span><text:span text:style-name="T25">"false"</text:span><text:span text:style-name="T6"> </text:span><text:span text:style-name="T18">aria-label</text:span><text:span text:style-name="T10">=</text:span><text:span text:style-name="T25">"Toggle navigation"</text:span><text:span text:style-name="T6">&gt;</text:span></text:p>
      <text:p text:style-name="P24"><text:span text:style-name="T6">      &lt;</text:span><text:span text:style-name="T10">span</text:span><text:span text:style-name="T6"> </text:span><text:span text:style-name="T18">class</text:span><text:span text:style-name="T10">=</text:span><text:span text:style-name="T25">"navbar-toggler-icon"</text:span><text:span text:style-name="T6">&gt;&lt;/</text:span><text:span text:style-name="T10">span</text:span><text:span text:style-name="T6">&gt;</text:span></text:p>
      <text:p text:style-name="P24"><text:span text:style-name="T6">    &lt;/</text:span><text:span text:style-name="T10">button</text:span><text:span text:style-name="T6">&gt;</text:span></text:p>
      <text:p text:style-name="P24"><text:span text:style-name="T6">    &lt;</text:span><text:span text:style-name="T10">div</text:span><text:span text:style-name="T6"> </text:span><text:span text:style-name="T18">class</text:span><text:span text:style-name="T10">=</text:span><text:span text:style-name="T25">"collapse navbar-collapse"</text:span><text:span text:style-name="T6"> </text:span><text:span text:style-name="T18">id</text:span><text:span text:style-name="T10">=</text:span><text:span text:style-name="T25">"navbarNavDropdown"</text:span><text:span text:style-name="T6">&gt;</text:span></text:p>
      <text:p text:style-name="P24"><text:span text:style-name="T6">      &lt;</text:span><text:span text:style-name="T10">ul</text:span><text:span text:style-name="T6"> </text:span><text:span text:style-name="T18">class</text:span><text:span text:style-name="T10">=</text:span><text:span text:style-name="T25">"navbar-nav"</text:span><text:span text:style-name="T6">&gt;</text:span></text:p>
      <text:p text:style-name="P24"><text:span text:style-name="T6">        &lt;</text:span><text:span text:style-name="T10">li</text:span><text:span text:style-name="T6"> </text:span><text:span text:style-name="T18">class</text:span><text:span text:style-name="T10">=</text:span><text:span text:style-name="T25">"nav-item"</text:span><text:span text:style-name="T6">&gt;</text:span></text:p>
      <text:p text:style-name="P24"><text:span text:style-name="T6">          &lt;</text:span><text:span text:style-name="T10">a</text:span><text:span text:style-name="T6"> </text:span><text:span text:style-name="T18">class</text:span><text:span text:style-name="T10">=</text:span><text:span text:style-name="T25">"nav-link active"</text:span><text:span text:style-name="T6"> </text:span><text:span text:style-name="T18">aria-current</text:span><text:span text:style-name="T10">=</text:span><text:span text:style-name="T25">"page"</text:span><text:span text:style-name="T6"> </text:span><text:span text:style-name="T18">href</text:span><text:span text:style-name="T10">=</text:span><text:span text:style-name="T25">"#"</text:span><text:span text:style-name="T6">&gt;Home&lt;/</text:span><text:span text:style-name="T10">a</text:span><text:span text:style-name="T6">&gt;</text:span></text:p>
      <text:p text:style-name="P24"><text:span text:style-name="T6">        &lt;/</text:span><text:span text:style-name="T10">li</text:span><text:span text:style-name="T6">&gt;</text:span></text:p>
      <text:p text:style-name="P24"><text:span text:style-name="T6">        &lt;</text:span><text:span text:style-name="T10">li</text:span><text:span text:style-name="T6"> </text:span><text:span text:style-name="T18">class</text:span><text:span text:style-name="T10">=</text:span><text:span text:style-name="T25">"nav-item"</text:span><text:span text:style-name="T6">&gt;</text:span></text:p>
      <text:p text:style-name="P24"><text:span text:style-name="T6">          &lt;</text:span><text:span text:style-name="T10">a</text:span><text:span text:style-name="T6"> </text:span><text:span text:style-name="T18">class</text:span><text:span text:style-name="T10">=</text:span><text:span text:style-name="T25">"nav-link"</text:span><text:span text:style-name="T6"> </text:span><text:span text:style-name="T18">href</text:span><text:span text:style-name="T10">=</text:span><text:span text:style-name="T25">"#"</text:span><text:span text:style-name="T6">&gt;Features&lt;/</text:span><text:span text:style-name="T10">a</text:span><text:span text:style-name="T6">&gt;</text:span></text:p>
      <text:p text:style-name="P24"><text:span text:style-name="T6">        &lt;/</text:span><text:span text:style-name="T10">li</text:span><text:span text:style-name="T6">&gt;</text:span></text:p>
      <text:p text:style-name="P24"><text:span text:style-name="T6">        &lt;</text:span><text:span text:style-name="T10">li</text:span><text:span text:style-name="T6"> </text:span><text:span text:style-name="T18">class</text:span><text:span text:style-name="T10">=</text:span><text:span text:style-name="T25">"nav-item"</text:span><text:span text:style-name="T6">&gt;</text:span></text:p>
      <text:p text:style-name="P24"><text:span text:style-name="T6">          &lt;</text:span><text:span text:style-name="T10">a</text:span><text:span text:style-name="T6"> </text:span><text:span text:style-name="T18">class</text:span><text:span text:style-name="T10">=</text:span><text:span text:style-name="T25">"nav-link"</text:span><text:span text:style-name="T6"> </text:span><text:span text:style-name="T18">href</text:span><text:span text:style-name="T10">=</text:span><text:span text:style-name="T25">"#"</text:span><text:span text:style-name="T6">&gt;Pricing&lt;/</text:span><text:span text:style-name="T10">a</text:span><text:span text:style-name="T6">&gt;</text:span></text:p>
      <text:p text:style-name="P24"><text:span text:style-name="T6">        &lt;/</text:span><text:span text:style-name="T10">li</text:span><text:span text:style-name="T6">&gt;</text:span></text:p>
      <text:p text:style-name="P24"><text:span text:style-name="T6">        &lt;</text:span><text:span text:style-name="T10">li</text:span><text:span text:style-name="T6"> </text:span><text:span text:style-name="T18">class</text:span><text:span text:style-name="T10">=</text:span><text:span text:style-name="T25">"nav-item dropdown"</text:span><text:span text:style-name="T6">&gt;</text:span></text:p>
      <text:p text:style-name="P24"><text:span text:style-name="T6">          &lt;</text:span><text:span text:style-name="T10">a</text:span><text:span text:style-name="T6"> </text:span><text:span text:style-name="T18">class</text:span><text:span text:style-name="T10">=</text:span><text:span text:style-name="T25">"nav-link dropdown-toggle"</text:span><text:span text:style-name="T6"> </text:span><text:span text:style-name="T18">href</text:span><text:span text:style-name="T10">=</text:span><text:span text:style-name="T25">"#"</text:span><text:span text:style-name="T6"> </text:span><text:span text:style-name="T18">id</text:span><text:span text:style-name="T10">=</text:span><text:span text:style-name="T25">"navbarDropdownMenuLink"</text:span><text:span text:style-name="T6"> </text:span><text:span text:style-name="T18">role</text:span><text:span text:style-name="T10">=</text:span><text:span text:style-name="T25">"button"</text:span><text:span text:style-name="T6"> </text:span><text:span text:style-name="T18">data-bs-toggle</text:span><text:span text:style-name="T10">=</text:span><text:span text:style-name="T25">"dropdown"</text:span><text:span text:style-name="T6"> </text:span><text:span text:style-name="T18">aria-expanded</text:span><text:span text:style-name="T10">=</text:span><text:span text:style-name="T25">"false"</text:span><text:span text:style-name="T6">&gt;</text:span></text:p>
      <text:p text:style-name="P24"><text:span text:style-name="T6">            Dropdown</text:span></text:p>
      <text:p text:style-name="P24"><text:span text:style-name="T6">          &lt;/</text:span><text:span text:style-name="T10">a</text:span><text:span text:style-name="T6">&gt;</text:span></text:p>
      <text:p text:style-name="P24"><text:span text:style-name="T6">          &lt;</text:span><text:span text:style-name="T10">ul</text:span><text:span text:style-name="T6"> </text:span><text:span text:style-name="T18">class</text:span><text:span text:style-name="T10">=</text:span><text:span text:style-name="T25">"dropdown-menu"</text:span><text:span text:style-name="T6"> </text:span><text:span text:style-name="T18">aria-labelledby</text:span><text:span text:style-name="T10">=</text:span><text:span text:style-name="T25">"navbarDropdownMenuLink"</text:span><text:span text:style-name="T6">&gt;</text:span></text:p>
      <text:p text:style-name="P24"><text:span text:style-name="T6">            &lt;</text:span><text:span text:style-name="T10">li</text:span><text:span text:style-name="T6">&gt;&lt;</text:span><text:span text:style-name="T10">a</text:span><text:span text:style-name="T6"> </text:span><text:span text:style-name="T18">class</text:span><text:span text:style-name="T10">=</text:span><text:span text:style-name="T25">"dropdown-item"</text:span><text:span text:style-name="T6"> </text:span><text:span text:style-name="T18">href</text:span><text:span text:style-name="T10">=</text:span><text:span text:style-name="T25">"#"</text:span><text:span text:style-name="T6">&gt;Action&lt;/</text:span><text:span text:style-name="T10">a</text:span><text:span text:style-name="T6">&gt;&lt;/</text:span><text:span text:style-name="T10">li</text:span><text:span text:style-name="T6">&gt;</text:span></text:p>
      <text:p text:style-name="P24"><text:span text:style-name="T6">            &lt;</text:span><text:span text:style-name="T10">li</text:span><text:span text:style-name="T6">&gt;&lt;</text:span><text:span text:style-name="T10">a</text:span><text:span text:style-name="T6"> </text:span><text:span text:style-name="T18">class</text:span><text:span text:style-name="T10">=</text:span><text:span text:style-name="T25">"dropdown-item"</text:span><text:span text:style-name="T6"> </text:span><text:span text:style-name="T18">href</text:span><text:span text:style-name="T10">=</text:span><text:span text:style-name="T25">"#"</text:span><text:span text:style-name="T6">&gt;Another action&lt;/</text:span><text:span text:style-name="T10">a</text:span><text:span text:style-name="T6">&gt;&lt;/</text:span><text:span text:style-name="T10">li</text:span><text:span text:style-name="T6">&gt;</text:span></text:p>
      <text:p text:style-name="P24"><text:span text:style-name="T6">            &lt;</text:span><text:span text:style-name="T10">li</text:span><text:span text:style-name="T6">&gt;&lt;</text:span><text:span text:style-name="T10">a</text:span><text:span text:style-name="T6"> </text:span><text:span text:style-name="T18">class</text:span><text:span text:style-name="T10">=</text:span><text:span text:style-name="T25">"dropdown-item"</text:span><text:span text:style-name="T6"> </text:span><text:span text:style-name="T18">href</text:span><text:span text:style-name="T10">=</text:span><text:span text:style-name="T25">"#"</text:span><text:span text:style-name="T6">&gt;Something else here&lt;/</text:span><text:span text:style-name="T10">a</text:span><text:span text:style-name="T6">&gt;&lt;/</text:span><text:span text:style-name="T10">li</text:span><text:span text:style-name="T6">&gt;</text:span></text:p>
      <text:p text:style-name="P24"><text:span text:style-name="T6">          &lt;/</text:span><text:span text:style-name="T10">ul</text:span><text:span text:style-name="T6">&gt;</text:span></text:p>
      <text:p text:style-name="P24"><text:span text:style-name="T6">        &lt;/</text:span><text:span text:style-name="T10">li</text:span><text:span text:style-name="T6">&gt;</text:span></text:p>
      <text:p text:style-name="P24"><text:span text:style-name="T6">      &lt;/</text:span><text:span text:style-name="T10">ul</text:span><text:span text:style-name="T6">&gt;</text:span></text:p>
      <text:p text:style-name="P24"><text:span text:style-name="T6">    &lt;/</text:span><text:span text:style-name="T10">div</text:span><text:span text:style-name="T6">&gt;</text:span></text:p>
      <text:p text:style-name="P24"><text:span text:style-name="T6">  &lt;/</text:span><text:span text:style-name="T10">div</text:span><text:span text:style-name="T6">&gt;</text:span></text:p>
      <text:p text:style-name="P24"><text:span text:style-name="T6">&lt;/</text:span><text:span text:style-name="T10">nav</text:span><text:span text:style-name="T6">&gt;</text:span></text:p>
      <text:p text:style-name="P22"/>
      <text:p text:style-name="P24"><text:span text:style-name="T6">&lt;</text:span><text:span text:style-name="T10">script</text:span><text:span text:style-name="T6"> </text:span><text:span text:style-name="T18">src</text:span><text:span text:style-name="T10">=</text:span><text:span text:style-name="T25">"https://cdn.jsdelivr.net/npm/bootstrap@5.3.0/dist/js/bootstrap.bundle.min.js"</text:span><text:span text:style-name="T6">&gt;&lt;/</text:span><text:span text:style-name="T10">script</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P5"/>
      <text:p text:style-name="P5"><text:soft-page-break/></text:p>
      <text:p text:style-name="P5"/>
      <text:p text:style-name="P3"><text:span text:style-name="T2">Web Worker</text:span></text:p>
      <text:list xml:id="list1961651378819454093" text:style-name="WWNum1">
        <text:list-item>
          <text:p text:style-name="P34"><text:span text:style-name="T1">Create a Web Worker that calculates prime numbers up to a specified limit. The main thread will </text:span></text:p>
        </text:list-item>
      </text:list>
      <text:p text:style-name="List_20_Paragraph"><text:span text:style-name="T1">accept limit no from end user, pass it to the worker thread, worker thread will have logic to check prime numbers till that limit. And Send No of prime numbers found till the limit back to Main Thread.</text:span></text:p>
      <text:p text:style-name="List_20_Paragraph"><text:span text:style-name="T1">Main Thread will display the result as </text:span></text:p>
      <text:p text:style-name="Standard"><text:span text:style-name="T1"><text:tab/></text:span><text:span text:style-name="T37">“Found </text:span><text:span text:style-name="T3">no</text:span><text:span text:style-name="T37"> primer numbers up to </text:span><text:span text:style-name="T3">limit</text:span><text:span text:style-name="T37">”</text:span></text:p>
      <text:p text:style-name="Standard"><text:span text:style-name="T1"><text:tab/>e.g. limit is 10 then message would be</text:span></text:p>
      <text:p text:style-name="P32"><text:span text:style-name="T1">“</text:span><text:span text:style-name="T37">Found </text:span><text:span text:style-name="T3">4</text:span><text:span text:style-name="T37"> primer numbers up to </text:span><text:span text:style-name="T3">10</text:span><text:span text:style-name="T37">”</text:span></text:p>
      <text:p text:style-name="Standard"/>
      <text:p text:style-name="Standard">Index.html</text:p>
      <text:p text:style-name="Standard"/>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  &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 /&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 /&gt;</text:span></text:p>
      <text:p text:style-name="P24"><text:span text:style-name="T6">    &lt;</text:span><text:span text:style-name="T10">title</text:span><text:span text:style-name="T6">&gt;Prime Number Finder&lt;/</text:span><text:span text:style-name="T10">title</text:span><text:span text:style-name="T6">&gt;</text:span></text:p>
      <text:p text:style-name="P24"><text:span text:style-name="T6">  &lt;/</text:span><text:span text:style-name="T10">head</text:span><text:span text:style-name="T6">&gt;</text:span></text:p>
      <text:p text:style-name="P24"><text:span text:style-name="T6">  &lt;</text:span><text:span text:style-name="T10">body</text:span><text:span text:style-name="T6">&gt;</text:span></text:p>
      <text:p text:style-name="P24"><text:span text:style-name="T6">    &lt;</text:span><text:span text:style-name="T10">h1</text:span><text:span text:style-name="T6">&gt;Prime Number Finder&lt;/</text:span><text:span text:style-name="T10">h1</text:span><text:span text:style-name="T6">&gt;</text:span></text:p>
      <text:p text:style-name="P24"><text:span text:style-name="T6">    &lt;</text:span><text:span text:style-name="T10">input</text:span><text:span text:style-name="T6"> </text:span><text:span text:style-name="T18">type</text:span><text:span text:style-name="T10">=</text:span><text:span text:style-name="T25">"number"</text:span><text:span text:style-name="T6"> </text:span><text:span text:style-name="T18">id</text:span><text:span text:style-name="T10">=</text:span><text:span text:style-name="T25">"limit"</text:span><text:span text:style-name="T6"> /&gt;</text:span></text:p>
      <text:p text:style-name="P24"><text:span text:style-name="T6">    &lt;</text:span><text:span text:style-name="T10">button</text:span><text:span text:style-name="T6"> </text:span><text:span text:style-name="T18">id</text:span><text:span text:style-name="T10">=</text:span><text:span text:style-name="T25">"findPrimes"</text:span><text:span text:style-name="T6">&gt;Find Primes&lt;/</text:span><text:span text:style-name="T10">button</text:span><text:span text:style-name="T6">&gt;</text:span></text:p>
      <text:p text:style-name="P24"><text:span text:style-name="T6">    &lt;</text:span><text:span text:style-name="T10">p</text:span><text:span text:style-name="T6"> </text:span><text:span text:style-name="T18">id</text:span><text:span text:style-name="T10">=</text:span><text:span text:style-name="T25">"result"</text:span><text:span text:style-name="T6">&gt;&lt;/</text:span><text:span text:style-name="T10">p</text:span><text:span text:style-name="T6">&gt;</text:span></text:p>
      <text:p text:style-name="P22"/>
      <text:p text:style-name="P24"><text:span text:style-name="T6">    &lt;</text:span><text:span text:style-name="T10">script</text:span><text:span text:style-name="T6">&gt;</text:span></text:p>
      <text:p text:style-name="P24"><text:span text:style-name="T6">      </text:span><text:span text:style-name="T10">const</text:span><text:span text:style-name="T6"> </text:span><text:span text:style-name="T35">findPrimesButton</text:span><text:span text:style-name="T6"> </text:span><text:span text:style-name="T10">=</text:span><text:span text:style-name="T6"> document</text:span><text:span text:style-name="T10">.</text:span><text:span text:style-name="T35">getElementById</text:span><text:span text:style-name="T6">(</text:span><text:span text:style-name="T25">"findPrimes"</text:span><text:span text:style-name="T6">);</text:span></text:p>
      <text:p text:style-name="P24"><text:span text:style-name="T6">      </text:span><text:span text:style-name="T10">const</text:span><text:span text:style-name="T6"> </text:span><text:span text:style-name="T35">resultParagraph</text:span><text:span text:style-name="T6"> </text:span><text:span text:style-name="T10">=</text:span><text:span text:style-name="T6"> document</text:span><text:span text:style-name="T10">.</text:span><text:span text:style-name="T35">getElementById</text:span><text:span text:style-name="T6">(</text:span><text:span text:style-name="T25">"result"</text:span><text:span text:style-name="T6">);</text:span></text:p>
      <text:p text:style-name="P24"><text:span text:style-name="T6">      </text:span><text:span text:style-name="T10">const</text:span><text:span text:style-name="T6"> </text:span><text:span text:style-name="T35">limitInput</text:span><text:span text:style-name="T6"> </text:span><text:span text:style-name="T10">=</text:span><text:span text:style-name="T6"> document</text:span><text:span text:style-name="T10">.</text:span><text:span text:style-name="T35">getElementById</text:span><text:span text:style-name="T6">(</text:span><text:span text:style-name="T25">"limit"</text:span><text:span text:style-name="T6">);</text:span></text:p>
      <text:p text:style-name="P22"/>
      <text:p text:style-name="P24"><text:span text:style-name="T6">      </text:span><text:span text:style-name="T10">const</text:span><text:span text:style-name="T6"> </text:span><text:span text:style-name="T35">worker</text:span><text:span text:style-name="T6"> </text:span><text:span text:style-name="T10">=</text:span><text:span text:style-name="T6"> </text:span><text:span text:style-name="T11">new</text:span><text:span text:style-name="T6"> </text:span><text:span text:style-name="T35">Worker</text:span><text:span text:style-name="T6">(</text:span><text:span text:style-name="T25">"index.js"</text:span><text:span text:style-name="T6">);</text:span></text:p>
      <text:p text:style-name="P22"/>
      <text:p text:style-name="P24"><text:span text:style-name="T6">      worker</text:span><text:span text:style-name="T10">.</text:span><text:span text:style-name="T6">onmessage </text:span><text:span text:style-name="T10">=</text:span><text:span text:style-name="T6"> </text:span><text:span text:style-name="T10">function</text:span><text:span text:style-name="T6"> (</text:span><text:span text:style-name="T32">event</text:span><text:span text:style-name="T6">) {</text:span></text:p>
      <text:p text:style-name="P24"><text:span text:style-name="T6">        resultParagraph</text:span><text:span text:style-name="T10">.</text:span><text:span text:style-name="T6">textContent </text:span><text:span text:style-name="T10">=</text:span><text:span text:style-name="T6"> event</text:span><text:span text:style-name="T10">.</text:span><text:span text:style-name="T6">data;</text:span></text:p>
      <text:p text:style-name="P24"><text:span text:style-name="T6">      };</text:span></text:p>
      <text:p text:style-name="P22"/>
      <text:p text:style-name="P24"><text:span text:style-name="T6">      findPrimesButton</text:span><text:span text:style-name="T10">.</text:span><text:span text:style-name="T35">addEventListener</text:span><text:span text:style-name="T6">(</text:span><text:span text:style-name="T25">"click"</text:span><text:span text:style-name="T6">, </text:span><text:span text:style-name="T10">function</text:span><text:span text:style-name="T6"> () {</text:span></text:p>
      <text:p text:style-name="P24"><text:span text:style-name="T6">        </text:span><text:span text:style-name="T10">const</text:span><text:span text:style-name="T6"> </text:span><text:span text:style-name="T35">limit</text:span><text:span text:style-name="T6"> </text:span><text:span text:style-name="T10">=</text:span><text:span text:style-name="T6"> </text:span><text:span text:style-name="T35">parseInt</text:span><text:span text:style-name="T6">(limitInput</text:span><text:span text:style-name="T10">.</text:span><text:span text:style-name="T6">value, </text:span><text:span text:style-name="T32">10</text:span><text:span text:style-name="T6">);</text:span></text:p>
      <text:p text:style-name="P24"><text:span text:style-name="T6">        </text:span><text:span text:style-name="T10">if</text:span><text:span text:style-name="T6"> (</text:span><text:span text:style-name="T35">isNaN</text:span><text:span text:style-name="T6">(limit)) {</text:span></text:p>
      <text:p text:style-name="P24"><text:span text:style-name="T6">          resultParagraph</text:span><text:span text:style-name="T10">.</text:span><text:span text:style-name="T6">textContent </text:span><text:span text:style-name="T10">=</text:span><text:span text:style-name="T6"> </text:span><text:span text:style-name="T25">"Please enter a valid number"</text:span><text:span text:style-name="T6">;</text:span></text:p>
      <text:p text:style-name="P24"><text:span text:style-name="T6">          </text:span><text:span text:style-name="T10">return</text:span><text:span text:style-name="T6">;</text:span></text:p>
      <text:p text:style-name="P24"><text:soft-page-break/><text:span text:style-name="T6">        }</text:span></text:p>
      <text:p text:style-name="P24"><text:span text:style-name="T6">        worker</text:span><text:span text:style-name="T10">.</text:span><text:span text:style-name="T35">postMessage</text:span><text:span text:style-name="T6">(limit);</text:span></text:p>
      <text:p text:style-name="P24"><text:span text:style-name="T6">      });</text:span></text:p>
      <text:p text:style-name="P24"><text:span text:style-name="T6">    &lt;/</text:span><text:span text:style-name="T10">script</text:span><text:span text:style-name="T6">&gt;</text:span></text:p>
      <text:p text:style-name="P24"><text:span text:style-name="T6">  &lt;/</text:span><text:span text:style-name="T10">body</text:span><text:span text:style-name="T6">&gt;</text:span></text:p>
      <text:p text:style-name="P24"><text:span text:style-name="T6">&lt;/</text:span><text:span text:style-name="T10">html</text:span><text:span text:style-name="T6">&gt;</text:span></text:p>
      <text:p text:style-name="P22"/>
      <text:p text:style-name="Standard"/>
      <text:p text:style-name="Standard"/>
      <text:p text:style-name="Standard">Index.js</text:p>
      <text:p text:style-name="Standard"/>
      <text:p text:style-name="P24"><text:span text:style-name="T10">function</text:span><text:span text:style-name="T6"> </text:span><text:span text:style-name="T18">isPrime</text:span><text:span text:style-name="T6">(</text:span><text:span text:style-name="T32">num</text:span><text:span text:style-name="T6">) {</text:span></text:p>
      <text:p text:style-name="P24"><text:span text:style-name="T6">  </text:span><text:span text:style-name="T10">if</text:span><text:span text:style-name="T6"> (num </text:span><text:span text:style-name="T10">&lt;=</text:span><text:span text:style-name="T6"> </text:span><text:span text:style-name="T32">1</text:span><text:span text:style-name="T6">) </text:span><text:span text:style-name="T10">return</text:span><text:span text:style-name="T6"> </text:span><text:span text:style-name="T32">false</text:span><text:span text:style-name="T6">;</text:span></text:p>
      <text:p text:style-name="P24"><text:span text:style-name="T6">  </text:span><text:span text:style-name="T10">if</text:span><text:span text:style-name="T6"> (num </text:span><text:span text:style-name="T10">&lt;=</text:span><text:span text:style-name="T6"> </text:span><text:span text:style-name="T32">3</text:span><text:span text:style-name="T6">) </text:span><text:span text:style-name="T10">return</text:span><text:span text:style-name="T6"> </text:span><text:span text:style-name="T32">true</text:span><text:span text:style-name="T6">;</text:span></text:p>
      <text:p text:style-name="P22"/>
      <text:p text:style-name="P24"><text:span text:style-name="T6">  </text:span><text:span text:style-name="T10">if</text:span><text:span text:style-name="T6"> (num </text:span><text:span text:style-name="T10">%</text:span><text:span text:style-name="T6"> </text:span><text:span text:style-name="T32">2</text:span><text:span text:style-name="T6"> </text:span><text:span text:style-name="T10">===</text:span><text:span text:style-name="T6"> </text:span><text:span text:style-name="T32">0</text:span><text:span text:style-name="T6"> </text:span><text:span text:style-name="T10">||</text:span><text:span text:style-name="T6"> num </text:span><text:span text:style-name="T10">%</text:span><text:span text:style-name="T6"> </text:span><text:span text:style-name="T32">3</text:span><text:span text:style-name="T6"> </text:span><text:span text:style-name="T10">===</text:span><text:span text:style-name="T6"> </text:span><text:span text:style-name="T32">0</text:span><text:span text:style-name="T6">) </text:span><text:span text:style-name="T10">return</text:span><text:span text:style-name="T6"> </text:span><text:span text:style-name="T32">false</text:span><text:span text:style-name="T6">;</text:span></text:p>
      <text:p text:style-name="P22"/>
      <text:p text:style-name="P24"><text:span text:style-name="T6">  </text:span><text:span text:style-name="T10">for</text:span><text:span text:style-name="T6"> (</text:span><text:span text:style-name="T10">let</text:span><text:span text:style-name="T6"> i </text:span><text:span text:style-name="T10">=</text:span><text:span text:style-name="T6"> </text:span><text:span text:style-name="T32">5</text:span><text:span text:style-name="T6">; i </text:span><text:span text:style-name="T10">*</text:span><text:span text:style-name="T6"> i </text:span><text:span text:style-name="T10">&lt;=</text:span><text:span text:style-name="T6"> num; i </text:span><text:span text:style-name="T10">+=</text:span><text:span text:style-name="T6"> </text:span><text:span text:style-name="T32">6</text:span><text:span text:style-name="T6">) {</text:span></text:p>
      <text:p text:style-name="P24"><text:span text:style-name="T6">    </text:span><text:span text:style-name="T10">if</text:span><text:span text:style-name="T6"> (num </text:span><text:span text:style-name="T10">%</text:span><text:span text:style-name="T6"> i </text:span><text:span text:style-name="T10">===</text:span><text:span text:style-name="T6"> </text:span><text:span text:style-name="T32">0</text:span><text:span text:style-name="T6"> </text:span><text:span text:style-name="T10">||</text:span><text:span text:style-name="T6"> num </text:span><text:span text:style-name="T10">%</text:span><text:span text:style-name="T6"> (i </text:span><text:span text:style-name="T10">+</text:span><text:span text:style-name="T6"> </text:span><text:span text:style-name="T32">2</text:span><text:span text:style-name="T6">) </text:span><text:span text:style-name="T10">===</text:span><text:span text:style-name="T6"> </text:span><text:span text:style-name="T32">0</text:span><text:span text:style-name="T6">) </text:span><text:span text:style-name="T10">return</text:span><text:span text:style-name="T6"> </text:span><text:span text:style-name="T32">false</text:span><text:span text:style-name="T6">;</text:span></text:p>
      <text:p text:style-name="P24"><text:span text:style-name="T6">  }</text:span></text:p>
      <text:p text:style-name="P22"/>
      <text:p text:style-name="P24"><text:span text:style-name="T6">  </text:span><text:span text:style-name="T10">return</text:span><text:span text:style-name="T6"> </text:span><text:span text:style-name="T32">true</text:span><text:span text:style-name="T6">;</text:span></text:p>
      <text:p text:style-name="P24"><text:span text:style-name="T6">}</text:span></text:p>
      <text:p text:style-name="P22"/>
      <text:p text:style-name="P24"><text:span text:style-name="T6">self</text:span><text:span text:style-name="T10">.</text:span><text:span text:style-name="T6">onmessage </text:span><text:span text:style-name="T10">=</text:span><text:span text:style-name="T6"> </text:span><text:span text:style-name="T10">function</text:span><text:span text:style-name="T6"> (</text:span><text:span text:style-name="T32">event</text:span><text:span text:style-name="T6">) {</text:span></text:p>
      <text:p text:style-name="P24"><text:span text:style-name="T6">  </text:span><text:span text:style-name="T10">const</text:span><text:span text:style-name="T6"> </text:span><text:span text:style-name="T35">limit</text:span><text:span text:style-name="T6"> </text:span><text:span text:style-name="T10">=</text:span><text:span text:style-name="T6"> event</text:span><text:span text:style-name="T10">.</text:span><text:span text:style-name="T6">data;</text:span></text:p>
      <text:p text:style-name="P24"><text:span text:style-name="T6">  </text:span><text:span text:style-name="T10">let</text:span><text:span text:style-name="T6"> primeCount </text:span><text:span text:style-name="T10">=</text:span><text:span text:style-name="T6"> </text:span><text:span text:style-name="T32">0</text:span><text:span text:style-name="T6">;</text:span></text:p>
      <text:p text:style-name="P22"/>
      <text:p text:style-name="P24"><text:span text:style-name="T6">  </text:span><text:span text:style-name="T10">for</text:span><text:span text:style-name="T6"> (</text:span><text:span text:style-name="T10">let</text:span><text:span text:style-name="T6"> i </text:span><text:span text:style-name="T10">=</text:span><text:span text:style-name="T6"> </text:span><text:span text:style-name="T32">2</text:span><text:span text:style-name="T6">; i </text:span><text:span text:style-name="T10">&lt;=</text:span><text:span text:style-name="T6"> limit; i</text:span><text:span text:style-name="T10">++</text:span><text:span text:style-name="T6">) {</text:span></text:p>
      <text:p text:style-name="P24"><text:span text:style-name="T6">    </text:span><text:span text:style-name="T10">if</text:span><text:span text:style-name="T6"> (</text:span><text:span text:style-name="T35">isPrime</text:span><text:span text:style-name="T6">(i)) {</text:span></text:p>
      <text:p text:style-name="P24"><text:span text:style-name="T6">      primeCount</text:span><text:span text:style-name="T10">++</text:span><text:span text:style-name="T6">;</text:span></text:p>
      <text:p text:style-name="P24"><text:span text:style-name="T6">    }</text:span></text:p>
      <text:p text:style-name="P24"><text:span text:style-name="T6">  }</text:span></text:p>
      <text:p text:style-name="P22"/>
      <text:p text:style-name="P24"><text:span text:style-name="T6">  self</text:span><text:span text:style-name="T10">.</text:span><text:span text:style-name="T35">postMessage</text:span><text:span text:style-name="T6">(</text:span><text:span text:style-name="T25">`Found </text:span><text:span text:style-name="T10">${</text:span><text:span text:style-name="T6">primeCount</text:span><text:span text:style-name="T10">}</text:span><text:span text:style-name="T25"> prime numbers up to </text:span><text:span text:style-name="T10">${</text:span><text:span text:style-name="T6">limit</text:span><text:span text:style-name="T10">}</text:span><text:span text:style-name="T25">`</text:span><text:span text:style-name="T6">);</text:span></text:p>
      <text:p text:style-name="P24"><text:span text:style-name="T6">};</text:span></text:p>
      <text:p text:style-name="P22"/>
      <text:p text:style-name="Standard"/>
      <text:p text:style-name="Standard"/>
      <text:p text:style-name="P2"><text:span text:style-name="T2">1: Using Variables and Mixins</text:span></text:p>
      <text:p text:style-name="P2"><text:span text:style-name="T2">Create a stylesheet using LESS that makes use of variables and mixins for styling a simple webpage.</text:span></text:p>
      <text:p text:style-name="P4"/>
      <text:list xml:id="list8698643700001419813" text:style-name="WWNum2">
        <text:list-item>
          <text:p text:style-name="P36"><text:span text:style-name="T2">Use variables to define colors and font sizes.</text:span></text:p>
        </text:list-item>
      </text:list>
      <text:p text:style-name="P33"><text:span text:style-name="T2">@primary-color</text:span></text:p>
      <text:p text:style-name="P33"><text:span text:style-name="T2">@secondary-color</text:span></text:p>
      <text:p text:style-name="P33"><text:soft-page-break/><text:span text:style-name="T2">@font-size-large</text:span></text:p>
      <text:p text:style-name="P33"><text:span text:style-name="T2">@font-size-medium</text:span></text:p>
      <text:p text:style-name="P33"><text:span text:style-name="T2">@font-size-small</text:span></text:p>
      <text:list xml:id="list28839257" text:continue-numbering="true" text:style-name="WWNum2">
        <text:list-item>
          <text:p text:style-name="P36"><text:span text:style-name="T2">Create mixins for reusable CSS properties.</text:span></text:p>
        </text:list-item>
      </text:list>
      <text:p text:style-name="P37"><text:span text:style-name="T2">.border-radius(@radius)</text:span></text:p>
      <text:p text:style-name="P37"><text:span text:style-name="T2">.box-shadow(@x, @y, @blur, @color)</text:span></text:p>
      <text:p text:style-name="P38"/>
      <text:list xml:id="list28834049" text:continue-numbering="true" text:style-name="WWNum2">
        <text:list-item>
          <text:p text:style-name="P36"><text:span text:style-name="T2">Compile the LESS code to CSS.</text:span></text:p>
        </text:list-item>
      </text:list>
      <text:p text:style-name="Standard"/>
      <text:p text:style-name="Standard"/>
      <text:p text:style-name="Standard">Index.html</text:p>
      <text:p text:style-name="P24"><text:span text:style-name="T6">&lt;!</text:span><text:span text:style-name="T10">DOCTYPE</text:span><text:span text:style-name="T6"> </text:span><text:span text:style-name="T18">html</text:span><text:span text:style-name="T6">&gt;</text:span></text:p>
      <text:p text:style-name="P24"><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LESS Variables and Mixins&lt;/</text:span><text:span text:style-name="T10">title</text:span><text:span text:style-name="T6">&gt;</text:span></text:p>
      <text:p text:style-name="P24"><text:span text:style-name="T6">    &lt;</text:span><text:span text:style-name="T10">link</text:span><text:span text:style-name="T6"> </text:span><text:span text:style-name="T18">rel</text:span><text:span text:style-name="T10">=</text:span><text:span text:style-name="T25">"stylesheet"</text:span><text:span text:style-name="T6"> </text:span><text:span text:style-name="T18">href</text:span><text:span text:style-name="T10">=</text:span><text:span text:style-name="T25">"styles.css"</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h1</text:span><text:span text:style-name="T6">&gt;Welcome to the LESS Example&lt;/</text:span><text:span text:style-name="T10">h1</text:span><text:span text:style-name="T6">&gt;</text:span></text:p>
      <text:p text:style-name="P24"><text:span text:style-name="T6">    &lt;</text:span><text:span text:style-name="T10">p</text:span><text:span text:style-name="T6">&gt;This is a paragraph styled with LESS variables and mixins.&lt;/</text:span><text:span text:style-name="T10">p</text:span><text:span text:style-name="T6">&gt;</text:span></text:p>
      <text:p text:style-name="P24"><text:span text:style-name="T6">    &lt;</text:span><text:span text:style-name="T10">button</text:span><text:span text:style-name="T6"> </text:span><text:span text:style-name="T18">class</text:span><text:span text:style-name="T10">=</text:span><text:span text:style-name="T25">"button"</text:span><text:span text:style-name="T6">&gt;Click Me&lt;/</text:span><text:span text:style-name="T10">button</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Standard"/>
      <text:p text:style-name="Standard"/>
      <text:p text:style-name="Standard">Styles.less</text:p>
      <text:p text:style-name="P22"/>
      <text:p text:style-name="P24"><text:span text:style-name="T10">@primary-color</text:span><text:span text:style-name="T6">: #3498db;</text:span></text:p>
      <text:p text:style-name="P24"><text:span text:style-name="T10">@secondary-color</text:span><text:span text:style-name="T6">: #2ecc71;</text:span></text:p>
      <text:p text:style-name="P24"><text:span text:style-name="T10">@font-size-large</text:span><text:span text:style-name="T6">: 24px;</text:span></text:p>
      <text:p text:style-name="P24"><text:span text:style-name="T10">@font-size-medium</text:span><text:span text:style-name="T6">: 18px;</text:span></text:p>
      <text:p text:style-name="P24"><text:span text:style-name="T10">@font-size-small</text:span><text:span text:style-name="T6">: 14px;</text:span></text:p>
      <text:p text:style-name="P28"/>
      <text:p text:style-name="P24"><text:span text:style-name="T42">.border-radius(@radius</text:span><text:span text:style-name="T6">) {</text:span></text:p>
      <text:p text:style-name="P24"><text:span text:style-name="T6">    border-radius</text:span><text:span text:style-name="T10">:</text:span><text:span text:style-name="T6"> @radius;</text:span></text:p>
      <text:p text:style-name="P24"><text:span text:style-name="T6">}</text:span></text:p>
      <text:p text:style-name="P22"/>
      <text:p text:style-name="P24"><text:span text:style-name="T42">.box-shadow(@x</text:span><text:span text:style-name="T6">, @</text:span><text:span text:style-name="T10">y</text:span><text:span text:style-name="T6">, @</text:span><text:span text:style-name="T10">blur</text:span><text:span text:style-name="T6">, @</text:span><text:span text:style-name="T10">color</text:span><text:span text:style-name="T6">) {</text:span></text:p>
      <text:p text:style-name="P24"><text:span text:style-name="T6">    box-shadow</text:span><text:span text:style-name="T10">:</text:span><text:span text:style-name="T6"> @</text:span><text:span text:style-name="T35">x</text:span><text:span text:style-name="T6"> @</text:span><text:span text:style-name="T35">y</text:span><text:span text:style-name="T6"> @blur @</text:span><text:span text:style-name="T35">color</text:span><text:span text:style-name="T6">;</text:span></text:p>
      <text:p text:style-name="P24"><text:span text:style-name="T6">}</text:span></text:p>
      <text:p text:style-name="P28"/>
      <text:p text:style-name="P24"><text:soft-page-break/><text:span text:style-name="T10">body</text:span><text:span text:style-name="T6"> {</text:span></text:p>
      <text:p text:style-name="P24"><text:span text:style-name="T6">    font-family</text:span><text:span text:style-name="T10">:</text:span><text:span text:style-name="T6"> </text:span><text:span text:style-name="T25">'Arial, sans-serif'</text:span><text:span text:style-name="T6">;</text:span></text:p>
      <text:p text:style-name="P24"><text:span text:style-name="T6">    color</text:span><text:span text:style-name="T10">:</text:span><text:span text:style-name="T6"> @primary-color;</text:span></text:p>
      <text:p text:style-name="P24"><text:span text:style-name="T6">    background-color</text:span><text:span text:style-name="T10">:</text:span><text:span text:style-name="T6"> </text:span><text:span text:style-name="T32">#ecf0f1</text:span><text:span text:style-name="T6">;</text:span></text:p>
      <text:p text:style-name="P24"><text:span text:style-name="T6">}</text:span></text:p>
      <text:p text:style-name="P22"/>
      <text:p text:style-name="P24"><text:span text:style-name="T10">h1</text:span><text:span text:style-name="T6"> {</text:span></text:p>
      <text:p text:style-name="P24"><text:span text:style-name="T6">    font-size</text:span><text:span text:style-name="T10">:</text:span><text:span text:style-name="T6"> @font-size-large;</text:span></text:p>
      <text:p text:style-name="P24"><text:span text:style-name="T6">    color</text:span><text:span text:style-name="T10">:</text:span><text:span text:style-name="T6"> @secondary-color;</text:span></text:p>
      <text:p text:style-name="P24"><text:span text:style-name="T6">}</text:span></text:p>
      <text:p text:style-name="P22"/>
      <text:p text:style-name="P24"><text:span text:style-name="T10">p</text:span><text:span text:style-name="T6"> {</text:span></text:p>
      <text:p text:style-name="P24"><text:span text:style-name="T6">    font-size</text:span><text:span text:style-name="T10">:</text:span><text:span text:style-name="T6"> @font-size-medium;</text:span></text:p>
      <text:p text:style-name="P24"><text:span text:style-name="T6">    color</text:span><text:span text:style-name="T10">:</text:span><text:span text:style-name="T6"> </text:span><text:span text:style-name="T35">darken</text:span><text:span text:style-name="T6">(@primary-color, </text:span><text:span text:style-name="T32">20</text:span><text:span text:style-name="T10">%</text:span><text:span text:style-name="T6">);</text:span></text:p>
      <text:p text:style-name="P24"><text:span text:style-name="T6">}</text:span></text:p>
      <text:p text:style-name="P22"/>
      <text:p text:style-name="P24"><text:span text:style-name="T18">.button</text:span><text:span text:style-name="T6"> {</text:span></text:p>
      <text:p text:style-name="P24"><text:span text:style-name="T6">    padding</text:span><text:span text:style-name="T10">:</text:span><text:span text:style-name="T6"> </text:span><text:span text:style-name="T32">10</text:span><text:span text:style-name="T10">px</text:span><text:span text:style-name="T6"> </text:span><text:span text:style-name="T32">20</text:span><text:span text:style-name="T10">px</text:span><text:span text:style-name="T6">;</text:span></text:p>
      <text:p text:style-name="P24"><text:span text:style-name="T6">    font-size</text:span><text:span text:style-name="T10">:</text:span><text:span text:style-name="T6"> @font-size-small;</text:span></text:p>
      <text:p text:style-name="P24"><text:span text:style-name="T6">    background-color</text:span><text:span text:style-name="T10">:</text:span><text:span text:style-name="T6"> @primary-color;</text:span></text:p>
      <text:p text:style-name="P24"><text:span text:style-name="T6">    color</text:span><text:span text:style-name="T10">:</text:span><text:span text:style-name="T6"> </text:span><text:span text:style-name="T29">white</text:span><text:span text:style-name="T6">;</text:span></text:p>
      <text:p text:style-name="P24"><text:span text:style-name="T6">    .border-radius(5px);</text:span></text:p>
      <text:p text:style-name="P24"><text:span text:style-name="T6">    .box-shadow(2px, 2px, 5px, rgba(0, 0, 0, 0.2));</text:span></text:p>
      <text:p text:style-name="P24"><text:span text:style-name="T6">    border</text:span><text:span text:style-name="T10">:</text:span><text:span text:style-name="T6"> </text:span><text:span text:style-name="T35">none</text:span><text:span text:style-name="T6">;</text:span></text:p>
      <text:p text:style-name="P24"><text:span text:style-name="T6">    cursor</text:span><text:span text:style-name="T10">:</text:span><text:span text:style-name="T6"> </text:span><text:span text:style-name="T35">pointer</text:span><text:span text:style-name="T6">;</text:span></text:p>
      <text:p text:style-name="P22"/>
      <text:p text:style-name="P24"><text:span text:style-name="T6">    &amp;</text:span><text:span text:style-name="T10">:</text:span><text:span text:style-name="T6">hover {</text:span></text:p>
      <text:p text:style-name="P24"><text:span text:style-name="T6">        background-color: </text:span><text:span text:style-name="T35">lighten</text:span><text:span text:style-name="T6">(@primary-color, </text:span><text:span text:style-name="T32">10</text:span><text:span text:style-name="T10">%</text:span><text:span text:style-name="T6">);</text:span></text:p>
      <text:p text:style-name="P24"><text:span text:style-name="T6">    }</text:span></text:p>
      <text:p text:style-name="P24"><text:span text:style-name="T6">}</text:span></text:p>
      <text:p text:style-name="Standard"/>
      <text:p text:style-name="Standard"/>
      <text:p text:style-name="P2"><text:span text:style-name="T2">2: Nesting and Functions</text:span></text:p>
      <text:p text:style-name="P2"><text:span text:style-name="T2">Use nesting and functions in LESS to style a webpage with a card component.</text:span></text:p>
      <text:p text:style-name="P4"/>
      <text:p text:style-name="P2"><text:span text:style-name="T2">1. Use nested rules for better organization.</text:span></text:p>
      <text:p text:style-name="P2"><text:span text:style-name="T2"><text:tab/>Apply some style for body.</text:span></text:p>
      <text:p text:style-name="P2"><text:span text:style-name="T2"><text:tab/><text:tab/>and then for. card class</text:span></text:p>
      <text:p text:style-name="P4"/>
      <text:p text:style-name="P2"><text:span text:style-name="T2">2. Use built-in LESS functions for color manipulation.</text:span></text:p>
      <text:p text:style-name="P2"><text:span text:style-name="T2"><text:tab/>Whenever mouse over the card color should fade out.</text:span></text:p>
      <text:p text:style-name="Standard"/>
      <text:p text:style-name="Standard"/>
      <text:p text:style-name="Standard">Index.html</text:p>
      <text:p text:style-name="Standard"/>
      <text:p text:style-name="P24"><text:span text:style-name="T6">&lt;!</text:span><text:span text:style-name="T10">DOCTYPE</text:span><text:span text:style-name="T6"> </text:span><text:span text:style-name="T18">html</text:span><text:span text:style-name="T6">&gt;</text:span></text:p>
      <text:p text:style-name="P24"><text:soft-page-break/><text:span text:style-name="T6">&lt;</text:span><text:span text:style-name="T10">html</text:span><text:span text:style-name="T6"> </text:span><text:span text:style-name="T18">lang</text:span><text:span text:style-name="T10">=</text:span><text:span text:style-name="T25">"en"</text:span><text:span text:style-name="T6">&gt;</text:span></text:p>
      <text:p text:style-name="P24"><text:span text:style-name="T6">&lt;</text:span><text:span text:style-name="T10">head</text:span><text:span text:style-name="T6">&gt;</text:span></text:p>
      <text:p text:style-name="P24"><text:span text:style-name="T6">    &lt;</text:span><text:span text:style-name="T10">meta</text:span><text:span text:style-name="T6"> </text:span><text:span text:style-name="T18">charset</text:span><text:span text:style-name="T10">=</text:span><text:span text:style-name="T25">"UTF-8"</text:span><text:span text:style-name="T6">&gt;</text:span></text:p>
      <text:p text:style-name="P24"><text:span text:style-name="T6">    &lt;</text:span><text:span text:style-name="T10">meta</text:span><text:span text:style-name="T6"> </text:span><text:span text:style-name="T18">name</text:span><text:span text:style-name="T10">=</text:span><text:span text:style-name="T25">"viewport"</text:span><text:span text:style-name="T6"> </text:span><text:span text:style-name="T18">content</text:span><text:span text:style-name="T10">=</text:span><text:span text:style-name="T25">"width=device-width, initial-scale=1.0"</text:span><text:span text:style-name="T6">&gt;</text:span></text:p>
      <text:p text:style-name="P24"><text:span text:style-name="T6">    &lt;</text:span><text:span text:style-name="T10">title</text:span><text:span text:style-name="T6">&gt;LESS Nesting and Functions&lt;/</text:span><text:span text:style-name="T10">title</text:span><text:span text:style-name="T6">&gt;</text:span></text:p>
      <text:p text:style-name="P24"><text:span text:style-name="T6">    &lt;</text:span><text:span text:style-name="T10">link</text:span><text:span text:style-name="T6"> </text:span><text:span text:style-name="T18">rel</text:span><text:span text:style-name="T10">=</text:span><text:span text:style-name="T25">"stylesheet"</text:span><text:span text:style-name="T6"> </text:span><text:span text:style-name="T18">href</text:span><text:span text:style-name="T10">=</text:span><text:span text:style-name="T25">"styles.css"</text:span><text:span text:style-name="T6">&gt;</text:span></text:p>
      <text:p text:style-name="P24"><text:span text:style-name="T6">&lt;/</text:span><text:span text:style-name="T10">head</text:span><text:span text:style-name="T6">&gt;</text:span></text:p>
      <text:p text:style-name="P24"><text:span text:style-name="T6">&lt;</text:span><text:span text:style-name="T10">body</text:span><text:span text:style-name="T6">&gt;</text:span></text:p>
      <text:p text:style-name="P24"><text:span text:style-name="T6">    &lt;</text:span><text:span text:style-name="T10">div</text:span><text:span text:style-name="T6"> </text:span><text:span text:style-name="T18">class</text:span><text:span text:style-name="T10">=</text:span><text:span text:style-name="T25">"card"</text:span><text:span text:style-name="T6">&gt;</text:span></text:p>
      <text:p text:style-name="P24"><text:span text:style-name="T6">        &lt;</text:span><text:span text:style-name="T10">h2</text:span><text:span text:style-name="T6">&gt;Card Title&lt;/</text:span><text:span text:style-name="T10">h2</text:span><text:span text:style-name="T6">&gt;</text:span></text:p>
      <text:p text:style-name="P24"><text:span text:style-name="T6">        &lt;</text:span><text:span text:style-name="T10">p</text:span><text:span text:style-name="T6">&gt;This is a card component styled with LESS nesting and functions.&lt;/</text:span><text:span text:style-name="T10">p</text:span><text:span text:style-name="T6">&gt;</text:span></text:p>
      <text:p text:style-name="P24"><text:span text:style-name="T6">    &lt;/</text:span><text:span text:style-name="T10">div</text:span><text:span text:style-name="T6">&gt;</text:span></text:p>
      <text:p text:style-name="P24"><text:span text:style-name="T6">&lt;/</text:span><text:span text:style-name="T10">body</text:span><text:span text:style-name="T6">&gt;</text:span></text:p>
      <text:p text:style-name="P24"><text:span text:style-name="T6">&lt;/</text:span><text:span text:style-name="T10">html</text:span><text:span text:style-name="T6">&gt;</text:span></text:p>
      <text:p text:style-name="P22"/>
      <text:p text:style-name="Standard"/>
      <text:p text:style-name="Standard"/>
      <text:p text:style-name="Standard">Styles.less</text:p>
      <text:p text:style-name="Standard"/>
      <text:p text:style-name="P22"/>
      <text:p text:style-name="P24"><text:span text:style-name="T10">@primary-color</text:span><text:span text:style-name="T6">: #3498db;</text:span></text:p>
      <text:p text:style-name="P22"/>
      <text:p text:style-name="P24"><text:span text:style-name="T10">@hover-color</text:span><text:span text:style-name="T6">: fade(@primary-color, 50%);</text:span></text:p>
      <text:p text:style-name="P22"/>
      <text:p text:style-name="P24"><text:span text:style-name="T10">body</text:span><text:span text:style-name="T6"> {</text:span></text:p>
      <text:p text:style-name="P24"><text:span text:style-name="T6">    font-family</text:span><text:span text:style-name="T10">:</text:span><text:span text:style-name="T6"> </text:span><text:span text:style-name="T25">'Arial, sans-serif'</text:span><text:span text:style-name="T6">;</text:span></text:p>
      <text:p text:style-name="P24"><text:span text:style-name="T6">    background-color</text:span><text:span text:style-name="T10">:</text:span><text:span text:style-name="T6"> </text:span><text:span text:style-name="T32">#ecf0f1</text:span><text:span text:style-name="T6">;</text:span></text:p>
      <text:p text:style-name="P24"><text:span text:style-name="T6">    color</text:span><text:span text:style-name="T10">:</text:span><text:span text:style-name="T6"> </text:span><text:span text:style-name="T32">#333</text:span><text:span text:style-name="T6">;</text:span></text:p>
      <text:p text:style-name="P22"/>
      <text:p text:style-name="P24"><text:span text:style-name="T6">    .card {</text:span></text:p>
      <text:p text:style-name="P24"><text:span text:style-name="T6">        background-color</text:span><text:span text:style-name="T10">:</text:span><text:span text:style-name="T6"> @primary-color;</text:span></text:p>
      <text:p text:style-name="P24"><text:span text:style-name="T6">        padding</text:span><text:span text:style-name="T10">:</text:span><text:span text:style-name="T6"> </text:span><text:span text:style-name="T32">20</text:span><text:span text:style-name="T10">px</text:span><text:span text:style-name="T6">;</text:span></text:p>
      <text:p text:style-name="P24"><text:span text:style-name="T6">        margin</text:span><text:span text:style-name="T10">:</text:span><text:span text:style-name="T6"> </text:span><text:span text:style-name="T32">20</text:span><text:span text:style-name="T10">px</text:span><text:span text:style-name="T6">;</text:span></text:p>
      <text:p text:style-name="P24"><text:span text:style-name="T6">        border-radius</text:span><text:span text:style-name="T10">:</text:span><text:span text:style-name="T6"> </text:span><text:span text:style-name="T32">10</text:span><text:span text:style-name="T10">px</text:span><text:span text:style-name="T6">;</text:span></text:p>
      <text:p text:style-name="P24"><text:span text:style-name="T6">        color</text:span><text:span text:style-name="T10">:</text:span><text:span text:style-name="T6"> </text:span><text:span text:style-name="T29">white</text:span><text:span text:style-name="T6">;</text:span></text:p>
      <text:p text:style-name="P24"><text:span text:style-name="T6">        transition</text:span><text:span text:style-name="T10">:</text:span><text:span text:style-name="T6"> background-color </text:span><text:span text:style-name="T32">0.3</text:span><text:span text:style-name="T10">s</text:span><text:span text:style-name="T6"> </text:span><text:span text:style-name="T35">ease</text:span><text:span text:style-name="T6">;</text:span></text:p>
      <text:p text:style-name="P22"/>
      <text:p text:style-name="P24"><text:span text:style-name="T6">        &amp;</text:span><text:span text:style-name="T10">:</text:span><text:span text:style-name="T6">hover {</text:span></text:p>
      <text:p text:style-name="P24"><text:span text:style-name="T6">            background-color: @hover-color;</text:span></text:p>
      <text:p text:style-name="P24"><text:span text:style-name="T6">        }</text:span></text:p>
      <text:p text:style-name="P22"/>
      <text:p text:style-name="P24"><text:span text:style-name="T6">        </text:span><text:span text:style-name="T10">h2</text:span><text:span text:style-name="T6"> {</text:span></text:p>
      <text:p text:style-name="P24"><text:span text:style-name="T6">            margin-top</text:span><text:span text:style-name="T10">:</text:span><text:span text:style-name="T6"> </text:span><text:span text:style-name="T32">0</text:span><text:span text:style-name="T6">;</text:span></text:p>
      <text:p text:style-name="P24"><text:span text:style-name="T6">        }</text:span></text:p>
      <text:p text:style-name="P22"/>
      <text:p text:style-name="P24"><text:soft-page-break/><text:span text:style-name="T6">        </text:span><text:span text:style-name="T10">p</text:span><text:span text:style-name="T6"> {</text:span></text:p>
      <text:p text:style-name="P24"><text:span text:style-name="T6">            margin-bottom</text:span><text:span text:style-name="T10">:</text:span><text:span text:style-name="T6"> </text:span><text:span text:style-name="T32">0</text:span><text:span text:style-name="T6">;</text:span></text:p>
      <text:p text:style-name="P24"><text:span text:style-name="T6">        }</text:span></text:p>
      <text:p text:style-name="P24"><text:span text:style-name="T6">    }</text:span></text:p>
      <text:p text:style-name="P24"><text:span text:style-name="T6">}</text:span></text:p>
      <text:p text:style-name="Standard"/>
      <text:p text:style-name="Standard"/>
      <text:p text:style-name="Standard"/>
      <text:p text:style-name="P3"><text:span text:style-name="T2">SASS – Syntactically Awesome Style Sheet</text:span></text:p>
      <text:p text:style-name="P4"/>
      <text:p text:style-name="P2"><text:span text:style-name="T2">Create above two assignments using SASS.</text:span></text:p>
      <text:p text:style-name="P9"/>
      <text:p text:style-name="Standard"/>
      <text:p text:style-name="Standard">Assignment 1 styles.scss</text:p>
      <text:p text:style-name="Standard"/>
      <text:p text:style-name="P22"/>
      <text:p text:style-name="P24"><text:span text:style-name="T6">$</text:span><text:span text:style-name="T10">primary-color: </text:span><text:span text:style-name="T42">#3498db</text:span><text:span text:style-name="T10">;</text:span></text:p>
      <text:p text:style-name="P24"><text:span text:style-name="T10">$secondary-color: </text:span><text:span text:style-name="T42">#2ecc71</text:span><text:span text:style-name="T10">;</text:span></text:p>
      <text:p text:style-name="P24"><text:span text:style-name="T10">$font-size-large: 24px;</text:span></text:p>
      <text:p text:style-name="P24"><text:span text:style-name="T10">$font-size-medium: 18px;</text:span></text:p>
      <text:p text:style-name="P24"><text:span text:style-name="T10">$font-size-small: 14px;</text:span></text:p>
      <text:p text:style-name="P28"/>
      <text:p text:style-name="P24"><text:span text:style-name="T10">@mixin</text:span><text:span text:style-name="T6"> border-radius($radius) {</text:span></text:p>
      <text:p text:style-name="P24"><text:span text:style-name="T6">    </text:span><text:span text:style-name="T10">-webkit-border-radius: $radius;</text:span></text:p>
      <text:p text:style-name="P24"><text:span text:style-name="T10">    -moz-border-radius: $radius;</text:span></text:p>
      <text:p text:style-name="P24"><text:span text:style-name="T10">    border-radius: $radius;</text:span></text:p>
      <text:p text:style-name="P24"><text:span text:style-name="T10">}</text:span></text:p>
      <text:p text:style-name="P22"/>
      <text:p text:style-name="P24"><text:span text:style-name="T10">@mixin</text:span><text:span text:style-name="T6"> box-shadow($x, $y, $blur, $color) {</text:span></text:p>
      <text:p text:style-name="P24"><text:span text:style-name="T6">    </text:span><text:span text:style-name="T10">-webkit-box-shadow: $x $y $blur $color;</text:span></text:p>
      <text:p text:style-name="P24"><text:span text:style-name="T10">    -moz-box-shadow: $x $y $blur $color;</text:span></text:p>
      <text:p text:style-name="P24"><text:span text:style-name="T10">    box-shadow: $x $y $blur $color;</text:span></text:p>
      <text:p text:style-name="P24"><text:span text:style-name="T10">}</text:span></text:p>
      <text:p text:style-name="P28"/>
      <text:p text:style-name="P24"><text:span text:style-name="T10">body</text:span><text:span text:style-name="T6"> {</text:span></text:p>
      <text:p text:style-name="P24"><text:span text:style-name="T6">    font-family</text:span><text:span text:style-name="T10">:</text:span><text:span text:style-name="T6"> </text:span><text:span text:style-name="T25">'Arial, sans-serif'</text:span><text:span text:style-name="T6">;</text:span></text:p>
      <text:p text:style-name="P24"><text:span text:style-name="T6">    background-color</text:span><text:span text:style-name="T10">:</text:span><text:span text:style-name="T6"> </text:span><text:span text:style-name="T32">#ecf0f1</text:span><text:span text:style-name="T6">;</text:span></text:p>
      <text:p text:style-name="P24"><text:span text:style-name="T6">    color</text:span><text:span text:style-name="T10">:</text:span><text:span text:style-name="T6"> </text:span><text:span text:style-name="T32">#333</text:span><text:span text:style-name="T6">;</text:span></text:p>
      <text:p text:style-name="P22"/>
      <text:p text:style-name="P24"><text:span text:style-name="T6">    .header {</text:span></text:p>
      <text:p text:style-name="P24"><text:span text:style-name="T6">        font-size</text:span><text:span text:style-name="T10">:</text:span><text:span text:style-name="T6"> $font-size-large;</text:span></text:p>
      <text:p text:style-name="P24"><text:span text:style-name="T6">        color</text:span><text:span text:style-name="T10">:</text:span><text:span text:style-name="T6"> $primary-color;</text:span></text:p>
      <text:p text:style-name="P24"><text:span text:style-name="T6">        @include box-shadow(0, 0, 10px, rgba(0, 0, 0, 0.5));</text:span></text:p>
      <text:p text:style-name="P24"><text:span text:style-name="T6">    }</text:span></text:p>
      <text:p text:style-name="P22"><text:soft-page-break/></text:p>
      <text:p text:style-name="P24"><text:span text:style-name="T6">    </text:span><text:span text:style-name="T18">.card</text:span><text:span text:style-name="T6"> {</text:span></text:p>
      <text:p text:style-name="P24"><text:span text:style-name="T6">        background-color</text:span><text:span text:style-name="T10">:</text:span><text:span text:style-name="T6"> $secondary-color;</text:span></text:p>
      <text:p text:style-name="P24"><text:span text:style-name="T6">        padding</text:span><text:span text:style-name="T10">:</text:span><text:span text:style-name="T6"> </text:span><text:span text:style-name="T32">20</text:span><text:span text:style-name="T10">px</text:span><text:span text:style-name="T6">;</text:span></text:p>
      <text:p text:style-name="P24"><text:span text:style-name="T6">        margin</text:span><text:span text:style-name="T10">:</text:span><text:span text:style-name="T6"> </text:span><text:span text:style-name="T32">20</text:span><text:span text:style-name="T10">px</text:span><text:span text:style-name="T6">;</text:span></text:p>
      <text:p text:style-name="P24"><text:span text:style-name="T6">        @include border-radius(10px);</text:span></text:p>
      <text:p text:style-name="P24"><text:span text:style-name="T6">        color</text:span><text:span text:style-name="T10">:</text:span><text:span text:style-name="T6"> </text:span><text:span text:style-name="T29">white</text:span><text:span text:style-name="T6">;</text:span></text:p>
      <text:p text:style-name="P22"/>
      <text:p text:style-name="P24"><text:span text:style-name="T6">        h2 {</text:span></text:p>
      <text:p text:style-name="P24"><text:span text:style-name="T6">            font-size</text:span><text:span text:style-name="T10">:</text:span><text:span text:style-name="T6"> $font-size-medium;</text:span></text:p>
      <text:p text:style-name="P24"><text:span text:style-name="T6">        }</text:span></text:p>
      <text:p text:style-name="P22"/>
      <text:p text:style-name="P24"><text:span text:style-name="T6">        </text:span><text:span text:style-name="T10">p</text:span><text:span text:style-name="T6"> {</text:span></text:p>
      <text:p text:style-name="P24"><text:span text:style-name="T6">            font-size</text:span><text:span text:style-name="T10">:</text:span><text:span text:style-name="T6"> $font-size-small;</text:span></text:p>
      <text:p text:style-name="P24"><text:span text:style-name="T6">        }</text:span></text:p>
      <text:p text:style-name="P24"><text:span text:style-name="T6">    }</text:span></text:p>
      <text:p text:style-name="P24"><text:span text:style-name="T6">}</text:span></text:p>
      <text:p text:style-name="Standard"/>
      <text:p text:style-name="Standard"/>
      <text:p text:style-name="Standard">Assignment 2 styles.scss</text:p>
      <text:p text:style-name="Standard"/>
      <text:p text:style-name="P22"/>
      <text:p text:style-name="P24"><text:span text:style-name="T6">$</text:span><text:span text:style-name="T10">primary-color: </text:span><text:span text:style-name="T42">#3498db</text:span><text:span text:style-name="T10">;</text:span></text:p>
      <text:p text:style-name="P22"/>
      <text:p text:style-name="P24"><text:span text:style-name="T10">$hover-color: lighten($primary-color</text:span><text:span text:style-name="T6">,</text:span><text:span text:style-name="T10"> 20%</text:span><text:span text:style-name="T6">);</text:span></text:p>
      <text:p text:style-name="P22"/>
      <text:p text:style-name="P24"><text:span text:style-name="T10">body</text:span><text:span text:style-name="T6"> {</text:span></text:p>
      <text:p text:style-name="P24"><text:span text:style-name="T6">    font-family</text:span><text:span text:style-name="T10">:</text:span><text:span text:style-name="T6"> </text:span><text:span text:style-name="T25">'Arial, sans-serif'</text:span><text:span text:style-name="T6">;</text:span></text:p>
      <text:p text:style-name="P24"><text:span text:style-name="T6">    background-color</text:span><text:span text:style-name="T10">:</text:span><text:span text:style-name="T6"> </text:span><text:span text:style-name="T32">#ecf0f1</text:span><text:span text:style-name="T6">;</text:span></text:p>
      <text:p text:style-name="P24"><text:span text:style-name="T6">    color</text:span><text:span text:style-name="T10">:</text:span><text:span text:style-name="T6"> </text:span><text:span text:style-name="T32">#333</text:span><text:span text:style-name="T6">;</text:span></text:p>
      <text:p text:style-name="P22"/>
      <text:p text:style-name="P24"><text:span text:style-name="T6">    .card {</text:span></text:p>
      <text:p text:style-name="P24"><text:span text:style-name="T6">        background-color</text:span><text:span text:style-name="T10">:</text:span><text:span text:style-name="T6"> $primary-color;</text:span></text:p>
      <text:p text:style-name="P24"><text:span text:style-name="T6">        padding</text:span><text:span text:style-name="T10">:</text:span><text:span text:style-name="T6"> </text:span><text:span text:style-name="T32">20</text:span><text:span text:style-name="T10">px</text:span><text:span text:style-name="T6">;</text:span></text:p>
      <text:p text:style-name="P24"><text:span text:style-name="T6">        margin</text:span><text:span text:style-name="T10">:</text:span><text:span text:style-name="T6"> </text:span><text:span text:style-name="T32">20</text:span><text:span text:style-name="T10">px</text:span><text:span text:style-name="T6">;</text:span></text:p>
      <text:p text:style-name="P24"><text:span text:style-name="T6">        border-radius</text:span><text:span text:style-name="T10">:</text:span><text:span text:style-name="T6"> </text:span><text:span text:style-name="T32">10</text:span><text:span text:style-name="T10">px</text:span><text:span text:style-name="T6">;</text:span></text:p>
      <text:p text:style-name="P24"><text:span text:style-name="T6">        color</text:span><text:span text:style-name="T10">:</text:span><text:span text:style-name="T6"> </text:span><text:span text:style-name="T29">white</text:span><text:span text:style-name="T6">;</text:span></text:p>
      <text:p text:style-name="P24"><text:span text:style-name="T6">        transition</text:span><text:span text:style-name="T10">:</text:span><text:span text:style-name="T6"> background-color </text:span><text:span text:style-name="T32">0.3</text:span><text:span text:style-name="T10">s</text:span><text:span text:style-name="T6"> </text:span><text:span text:style-name="T35">ease</text:span><text:span text:style-name="T6">;</text:span></text:p>
      <text:p text:style-name="P22"/>
      <text:p text:style-name="P24"><text:span text:style-name="T6">        &amp;</text:span><text:span text:style-name="T10">:</text:span><text:span text:style-name="T6">hover {</text:span></text:p>
      <text:p text:style-name="P24"><text:span text:style-name="T6">            background-color: $hover-color;</text:span></text:p>
      <text:p text:style-name="P24"><text:span text:style-name="T6">        }</text:span></text:p>
      <text:p text:style-name="P22"/>
      <text:p text:style-name="P24"><text:span text:style-name="T6">        </text:span><text:span text:style-name="T10">h2</text:span><text:span text:style-name="T6"> {</text:span></text:p>
      <text:p text:style-name="P24"><text:span text:style-name="T6">            margin-top</text:span><text:span text:style-name="T10">:</text:span><text:span text:style-name="T6"> </text:span><text:span text:style-name="T32">0</text:span><text:span text:style-name="T6">;</text:span></text:p>
      <text:p text:style-name="P24"><text:span text:style-name="T6">        }</text:span></text:p>
      <text:p text:style-name="P22"><text:soft-page-break/></text:p>
      <text:p text:style-name="P24"><text:span text:style-name="T6">        </text:span><text:span text:style-name="T10">p</text:span><text:span text:style-name="T6"> {</text:span></text:p>
      <text:p text:style-name="P24"><text:span text:style-name="T6">            margin-bottom</text:span><text:span text:style-name="T10">:</text:span><text:span text:style-name="T6"> </text:span><text:span text:style-name="T32">0</text:span><text:span text:style-name="T6">;</text:span></text:p>
      <text:p text:style-name="P24"><text:span text:style-name="T6">        }</text:span></text:p>
      <text:p text:style-name="P24"><text:span text:style-name="T6">    }</text:span></text:p>
      <text:p text:style-name="P24"><text:span text:style-name="T6">}</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1" svg:font-family="Consolas, 'Courier New', monospace"/>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6%" fo:text-indent="0in" style:auto-text-indent="false"/>
      <style:text-properties fo:language="en" fo:country="US"/>
    </style:style>
    <style:style style:name="Default_20_Paragraph_20_Font" style:display-name="Default Paragraph Font" style:family="text"/>
    <style:style style:name="ListLabel_20_1" style:display-name="ListLabel 1" style:family="text">
      <style:text-properties style:font-name-asian="Times New Roman" style:font-name-complex="F"/>
    </style:style>
    <style:style style:name="ListLabel_20_2" style:display-name="ListLabel 2"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uja Deshpande</meta:initial-creator>
    <dc:creator>Anuja Deshpande</dc:creator>
    <meta:editing-cycles>2</meta:editing-cycles>
    <meta:creation-date>2024-07-22T18:02:00</meta:creation-date>
    <dc:date>2024-07-23T08:57:34.38</dc:date>
    <meta:editing-duration>PT50S</meta:editing-duration>
    <meta:generator>OpenOffice/4.1.11$Win32 OpenOffice.org_project/4111m1$Build-9808</meta:generator>
    <meta:document-statistic meta:table-count="0" meta:image-count="0" meta:object-count="0" meta:page-count="60" meta:paragraph-count="2209" meta:word-count="6800" meta:character-count="663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